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969696"/>
    </style:style>
    <style:style style:name="gr2" style:family="graphic">
      <style:graphic-properties draw:stroke="none" draw:fill="solid" draw:fill-color="#ffff99" draw:textarea-horizontal-align="justify" draw:textarea-vertical-align="top" draw:auto-grow-height="true" fo:padding-top="0.128cm" fo:padding-bottom="0.128cm" fo:padding-left="0.256cm" fo:padding-right="0.256cm" fo:wrap-option="wrap" draw:shadow="visible" draw:shadow-offset-x="0.212cm" draw:shadow-offset-y="0.212cm" draw:shadow-color="#969696" draw:shadow-opacity="50%"/>
    </style:style>
    <style:style style:name="gr3" style:family="graphic">
      <style:graphic-properties draw:stroke="solid" svg:stroke-width="0.071cm" svg:stroke-color="#ff0000" draw:marker-start="msArrowOpenEnd_20_5" draw:marker-start-width="0.319cm" draw:marker-start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4" style:family="graphic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5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969696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 draw:shadow-color="#969696"/>
    </style:style>
    <style:style style:name="gr7" style:family="graphic">
      <style:graphic-properties draw:stroke="none" draw:fill="solid" draw:fill-color="#9999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solid" svg:stroke-width="0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solid" draw:fill-color="#33333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solid" svg:stroke-width="0cm" svg:stroke-color="#9999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solid" svg:stroke-width="0.071cm" svg:stroke-color="#ff0000" draw:marker-end="msArrowEnd_20_8" draw:marker-end-width="0.35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>
      <style:graphic-properties draw:stroke="none" draw:fill="solid" draw:fill-color="#01673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none" draw:fill="solid" draw:fill-color="#67676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>
      <style:graphic-properties draw:stroke="none" draw:fill="solid" draw:fill-color="#cccc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>
      <style:graphic-properties draw:stroke="solid" svg:stroke-width="0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>
      <style:graphic-properties draw:stroke="solid" svg:stroke-width="0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>
      <style:graphic-properties draw:stroke="none" draw:fill="solid" draw:fill-color="#fffff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>
      <style:graphic-properties draw:stroke="none" draw:fill="solid" draw:fill-color="#f3f3e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>
      <style:graphic-properties draw:stroke="solid" svg:stroke-width="0.093cm" svg:stroke-color="#d2d9d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>
      <style:graphic-properties draw:stroke="none" draw:fill="solid" draw:fill-color="#0000e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>
      <style:graphic-properties draw:stroke="none" draw:fill="solid" draw:fill-color="#67ff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>
      <style:graphic-properties draw:stroke="none" draw:fill="solid" draw:fill-color="#5bf3c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>
      <style:graphic-properties draw:stroke="solid" svg:stroke-width="0.009cm" svg:stroke-color="#34cc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>
      <style:graphic-properties draw:stroke="none" draw:fill="solid" draw:fill-color="#f3c08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>
      <style:graphic-properties draw:stroke="none" draw:fill="solid" draw:fill-color="#e6b38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9" style:family="graphic">
      <style:graphic-properties draw:stroke="solid" svg:stroke-width="0cm" svg:stroke-color="#4d1a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>
      <style:graphic-properties draw:stroke="none" draw:fill="solid" draw:fill-color="#f3c39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>
      <style:graphic-properties draw:stroke="solid" svg:stroke-width="0.049cm" svg:stroke-color="#4d1a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>
      <style:graphic-properties draw:stroke="none" draw:fill="solid" draw:fill-color="#4d1a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>
      <style:graphic-properties draw:stroke="none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>
      <style:graphic-properties draw:stroke="solid" svg:stroke-width="0.009cm" svg:stroke-color="#3301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>
      <style:graphic-properties draw:stroke="none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>
      <style:graphic-properties draw:stroke="none" draw:fill="solid" draw:fill-color="#f3ee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>
      <style:graphic-properties draw:stroke="solid" svg:stroke-width="0.071cm" svg:stroke-color="#ff0000" draw:stroke-linejoin="miter" draw:fill="none" draw:fill-color="#00cc99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gr39" style:family="graphic">
      <style:graphic-properties draw:stroke="none" draw:fill="solid" draw:fill-color="#ffcc66" draw:textarea-horizontal-align="justify" draw:textarea-vertical-align="top" draw:auto-grow-height="true" fo:padding-top="0.128cm" fo:padding-bottom="0.128cm" fo:padding-left="0.256cm" fo:padding-right="0.256cm" fo:wrap-option="wrap" draw:shadow="visible" draw:shadow-offset-x="0.212cm" draw:shadow-offset-y="0.212cm" draw:shadow-color="#969696" draw:shadow-opacity="50%"/>
    </style:style>
    <style:style style:name="gr40" style:family="graphic">
      <style:graphic-properties draw:stroke="none" draw:fill="none" draw:fill-color="#00cc99" draw:textarea-horizontal-align="justify" draw:textarea-vertical-align="top" draw:auto-grow-height="true" fo:padding-top="0.128cm" fo:padding-bottom="0.128cm" fo:padding-left="0.256cm" fo:padding-right="0.256cm" fo:wrap-option="no-wrap" draw:shadow="hidden" draw:shadow-color="#969696"/>
    </style:style>
    <style:style style:name="gr41" style:family="graphic">
      <style:graphic-properties draw:stroke="none" draw:fill="solid" draw:fill-color="#ffff99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969696" draw:shadow-opacity="50%"/>
    </style:style>
    <style:style style:name="gr42" style:family="graphic">
      <style:graphic-properties draw:stroke="none" draw:fill="solid" draw:fill-color="#ffffff" draw:opacity="10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>
      <style:graphic-properties draw:stroke="solid" svg:stroke-width="0.035cm" svg:stroke-color="#000000" draw:stroke-linejoin="miter" draw:fill="solid" draw:fill-color="#ccffff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 draw:shadow-color="#969696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0.982cm" fo:min-width="0cm" fo:padding-top="0.13cm" fo:padding-bottom="0.13cm" fo:padding-left="0.25cm" fo:padding-right="0.25cm" fo:wrap-option="wrap" draw:shadow="hidden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679cm" fo:min-width="0cm" fo:padding-top="0.128cm" fo:padding-bottom="0.128cm" fo:padding-left="0.256cm" fo:padding-right="0.256cm" fo:wrap-option="wrap" draw:shadow="hidden" draw:shadow-color="#969696"/>
    </style:style>
    <style:style style:name="pr4" style:family="presentation" style:parent-style-name="Default-notes">
      <style:graphic-properties draw:stroke="none" draw:fill="none" draw:fill-color="#00cc99" draw:auto-grow-height="true" fo:min-height="11.243cm" draw:shadow="hidden" draw:shadow-color="#969696"/>
    </style:style>
    <style:style style:name="pr5" style:family="presentation" style:parent-style-name="Default-outline1">
      <style:graphic-properties draw:stroke="none" draw:fill="none" draw:fill-color="#00cc99" fo:min-height="16.935cm" draw:shadow="hidden" draw:shadow-color="#969696"/>
    </style:style>
    <style:style style:name="pr6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0.986cm" fo:min-width="0cm" fo:padding-top="0.128cm" fo:padding-bottom="0.128cm" fo:padding-left="0.256cm" fo:padding-right="0.256cm" fo:wrap-option="wrap" draw:shadow="hidden" draw:shadow-color="#969696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line-height="80%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1.27cm" fo:margin-right="0cm" fo:line-height="100%" fo:text-indent="-1.27cm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2.063cm" fo:margin-right="0cm" fo:margin-top="0.211cm" fo:margin-bottom="0cm" fo:text-indent="-0.793cm"/>
    </style:style>
    <style:style style:name="P11" style:family="paragraph">
      <style:paragraph-properties fo:margin-left="3.175cm" fo:margin-right="0cm" fo:margin-top="0.211cm" fo:margin-bottom="0cm" fo:line-height="100%" fo:text-indent="-0.635cm"/>
    </style:style>
    <style:style style:name="P12" style:family="paragraph">
      <style:paragraph-properties fo:margin-left="1.27cm" fo:margin-right="0cm" fo:line-height="100%" fo:text-align="center" fo:text-indent="-1.27cm"/>
    </style:style>
    <style:style style:name="T1" style:family="text">
      <style:text-properties fo:color="#ffff00" fo:font-family="Arial" style:font-pitch="variable" fo:font-size="72pt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language="en" fo:country="GB" style:text-underline-style="solid" style:text-underline-width="auto" style:text-underline-color="font-color"/>
    </style:style>
    <style:style style:name="T6" style:family="text">
      <style:text-properties fo:color="#000066" fo:font-family="'Courier New'" style:font-family-generic="modern" style:font-pitch="fixed" fo:language="en" fo:country="GB" fo:font-weight="bold" style:font-weight-asian="bold" style:font-weight-complex="bold"/>
    </style:style>
    <style:style style:name="T7" style:family="text">
      <style:text-properties fo:color="#000000" fo:font-family="'Courier New'" style:font-family-generic="modern" style:font-pitch="fixed" fo:language="en" fo:country="GB" fo:font-weight="bold" style:font-weight-asian="bold" style:font-weight-complex="bold"/>
    </style:style>
    <style:style style:name="T8" style:family="text">
      <style:text-properties fo:color="#ffffff" fo:font-family="Arial" style:font-pitch="variable" fo:font-size="18pt" fo:text-shadow="1pt 1pt" style:font-size-asian="18pt" style:font-size-complex="18pt"/>
    </style:style>
    <style:style style:name="T9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10" style:family="text">
      <style:text-properties fo:color="#ffff00" fo:font-family="Wingdings" style:font-pitch="variable" style:font-charset="x-symbol" fo:font-size="60pt" fo:text-shadow="1pt 1pt" style:font-size-asian="60pt" style:font-size-complex="60pt"/>
    </style:style>
    <style:style style:name="T11" style:family="text">
      <style:text-properties fo:color="#ffffff" fo:font-family="Arial" style:font-pitch="variable" fo:font-size="18pt" fo:language="en" fo:country="GB" fo:text-shadow="1pt 1pt" style:font-size-asian="18pt" style:font-size-complex="18pt"/>
    </style:style>
    <style:style style:name="T12" style:family="text">
      <style:text-properties fo:font-family="Wingdings" style:font-pitch="variable" style:font-charset="x-symbol" fo:language="en" fo:country="GB"/>
    </style:style>
    <style:style style:name="T13" style:family="text">
      <style:text-properties fo:font-family="'Courier New'" style:font-family-generic="modern" style:font-pitch="fixed" fo:language="en" fo:country="GB"/>
    </style:style>
    <style:style style:name="T14" style:family="text">
      <style:text-properties fo:color="#ffffff" fo:font-family="Arial" style:font-pitch="variable" fo:language="en" fo:country="GB" fo:text-shadow="1pt 1pt" fo:font-weight="bold" style:font-weight-asian="bold" style:font-weight-complex="bold"/>
    </style:style>
    <style:style style:name="T15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16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17" style:family="text">
      <style:text-properties fo:font-family="Arial" style:font-pitch="variable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Arial" style:font-pitch="variable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color="#00ff00" fo:font-family="Wingdings" style:font-pitch="variable" style:font-charset="x-symbol" fo:font-size="72pt" fo:language="en" fo:country="US" fo:text-shadow="1pt 1pt" style:font-size-asian="72pt" style:font-size-complex="72pt"/>
    </style:style>
    <style:style style:name="T20" style:family="text">
      <style:text-properties fo:color="#00ff00" fo:font-family="Wingdings" style:font-pitch="variable" style:font-charset="x-symbol" fo:font-size="40pt" fo:language="en" fo:country="US" fo:text-shadow="1pt 1pt" style:font-size-asian="40pt" style:font-size-complex="40pt"/>
    </style:style>
    <style:style style:name="T21" style:family="text">
      <style:text-properties fo:color="#ff3300" fo:font-family="Wingdings" style:font-pitch="variable" style:font-charset="x-symbol" fo:font-size="40pt" fo:language="en" fo:country="US" fo:text-shadow="1pt 1pt" style:font-size-asian="40pt" style:font-size-complex="40pt"/>
    </style:style>
    <style:style style:name="T22" style:family="text">
      <style:text-properties fo:font-size="40pt" fo:language="en" fo:country="GB" style:font-size-asian="40pt" style:font-size-complex="40pt"/>
    </style:style>
    <style:style style:name="T23" style:family="text">
      <style:text-properties fo:color="#00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4" style:family="text">
      <style:text-properties fo:color="#000066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5" style:family="text">
      <style:text-properties fo:color="#0066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6" style:family="text">
      <style:text-properties fo:color="#ff0000" fo:font-size="60pt" fo:text-shadow="1pt 1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</text:list-style>
    <text:list-style style:name="L3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Courier New'" style:font-family-generic="modern" style:font-pitch="fixed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">
        <style:list-level-properties/>
        <style:text-properties fo:font-family="Wingdings" style:font-pitch="variable" style:font-charset="x-symbol" fo:color="#00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">
        <style:list-level-properties text:min-label-width="1.27cm"/>
        <style:text-properties fo:font-family="Wingdings" style:font-pitch="variable" style:font-charset="x-symbol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">
        <style:list-level-properties/>
        <style:text-properties fo:font-family="Wingdings" style:font-pitch="variable" style:font-charset="x-symbol" fo:color="#ff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">
        <style:list-level-properties/>
        <style:text-properties fo:font-family="Wingdings" style:font-pitch="variable" style:font-charset="x-symbol" fo:color="#00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Courier New'" style:font-family-generic="modern" style:font-pitch="fixed" fo:color="#006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© { JSL }</presentation:footer-decl>
      <draw:page draw:name="C Foundation Part 2" draw:style-name="dp1" draw:master-page-name="Default" presentation:use-footer-name="ftr1">
        <draw:custom-shape draw:style-name="gr1" draw:text-style-name="P2" draw:layer="layout" svg:width="13.91cm" svg:height="6.357cm" svg:x="7.914cm" svg:y="6.526cm">
          <text:p text:style-name="P1"><text:span text:style-name="T1">Incomplete</text:span></text:p>
          <text:p text:style-name="P1"><text:span text:style-name="T1">Type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<text:span text:style-name="T2">C Foundation Part 2</text:span></text:p>
          </draw:text-box>
        </draw:frame>
        <presentation:notes draw:style-name="dp2">
          <draw:page-thumbnail draw:layer="layout" svg:width="13.472cm" svg:height="9.327cm" svg:x="3.126cm" svg:y="1.896cm" draw:page-number="1" presentation:class="page"/>
          <draw:frame presentation:style-name="pr2" draw:text-style-name="P2" draw:layer="layout" svg:width="14.394cm" svg:height="11.242cm" svg:x="2.963cm" svg:y="11.861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Type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Types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6.2.5 Types</text:span></text:p>
                <text:list text:style-name="L4">
                  <text:list-item>
                    <text:p text:style-name="P5"><text:span text:style-name="T3">para 1 - Types are partitioned into</text:span></text:p>
                    <text:list>
                      <text:list-item>
                        <text:p text:style-name="P5"><text:span text:style-name="T4">object types</text:span><text:span text:style-name="T3"> (types that fully describe objects),</text:span></text:p>
                      </text:list-item>
                      <text:list-item>
                        <text:p text:style-name="P5"><text:span text:style-name="T4">function types</text:span><text:span text:style-name="T3"> (types that describe functions),</text:span></text:p>
                      </text:list-item>
                      <text:list-item>
                        <text:p text:style-name="P5"><text:span text:style-name="T4">incomplete types</text:span><text:span text:style-name="T3"> (types that describe objects but lack information needed to determine their sizes)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6.2.5 Types</text:span></text:p>
                <text:list text:style-name="L4">
                  <text:list-item>
                    <text:p text:style-name="P5"><text:span text:style-name="T3">para 19 – The void type ... is an </text:span><text:span text:style-name="T4">incomplete type</text:span><text:span text:style-name="T3"> that cannot be completed. </text:span></text:p>
                  </text:list-item>
                  <text:list-item>
                    <text:p text:style-name="P5"><text:span text:style-name="T3">para 22 – An array of unknown size is an </text:span><text:span text:style-name="T4">incomplete type</text:span><text:span text:style-name="T3">. </text:span></text:p>
                  </text:list-item>
                  <text:list-item>
                    <text:p text:style-name="P5"><text:span text:style-name="T3">para 22 – A structure or union type of unknown content is an </text:span><text:span text:style-name="T4">incomplete type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72cm" svg:height="9.327cm" svg:x="3.126cm" svg:y="1.896cm" draw:page-number="2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void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oid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6.7.5.3 Function declarators</text:span></text:p>
                <text:list text:style-name="L4">
                  <text:list-item>
                    <text:p text:style-name="P5"><text:span text:style-name="T3">para 14 – An empty list in a function declarator that is part of a definition of that function specifies that the function has no parameters.</text:span></text:p>
                    <text:p text:style-name="P5"><text:span text:style-name="T3"/></text:p>
                    <text:p text:style-name="P5"><text:span text:style-name="T3"/></text:p>
                    <text:p text:style-name="P5"><text:span text:style-name="T3"/></text:p>
                  </text:list-item>
                  <text:list-item>
                    <text:p text:style-name="P5"><text:span text:style-name="T3">para 14 – The empty list in a function declarator that is </text:span><text:span text:style-name="T5">not</text:span><text:span text:style-name="T3"> part of a definition of that function specifies that no information about the number or types of the parameters is supplied.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2.003cm" svg:height="1.881cm" svg:x="5.358cm" svg:y="6.645cm">
          <text:p text:style-name="P6"><text:span text:style-name="T6">int </text:span><text:span text:style-name="T7">f(</text:span><text:span text:style-name="T6">void</text:span><text:span text:style-name="T7">) { ... }</text:span></text:p>
          <text:p text:style-name="P6"><text:span text:style-name="T6">int</text:span><text:span text:style-name="T7"> f() <text:s text:c="4"/>{ ... }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003cm" svg:height="1.881cm" svg:x="5.759cm" svg:y="14.446cm">
          <text:p text:style-name="P6"><text:span text:style-name="T6">int </text:span><text:span text:style-name="T7">f(</text:span><text:span text:style-name="T6">void</text:span><text:span text:style-name="T7">);</text:span></text:p>
          <text:p text:style-name="P6"><text:span text:style-name="T6">int</text:span><text:span text:style-name="T7"> f();</text:span></text:p>
          <draw:enhanced-geometry svg:viewBox="0 0 21600 21600" draw:type="mso-spt202" draw:enhanced-path="M 0 0 L 21600 0 21600 21600 0 21600 0 0 Z N"/>
        </draw:custom-shape>
        <draw:line draw:style-name="gr3" draw:text-style-name="P7" draw:layer="layout" svg:x1="15.562cm" svg:y1="7.126cm" svg:x2="18.561cm" svg:y2="7.126cm">
          <text:p/>
        </draw:line>
        <draw:line draw:style-name="gr3" draw:text-style-name="P7" draw:layer="layout" svg:x1="15.562cm" svg:y1="7.924cm" svg:x2="18.561cm" svg:y2="7.924cm">
          <text:p/>
        </draw:line>
        <draw:line draw:style-name="gr4" draw:text-style-name="P7" draw:layer="layout" svg:x1="18.561cm" svg:y1="7.126cm" svg:x2="18.561cm" svg:y2="7.924cm">
          <text:p/>
        </draw:line>
        <draw:line draw:style-name="gr3" draw:text-style-name="P7" draw:layer="layout" svg:x1="12.162cm" svg:y1="14.927cm" svg:x2="18.561cm" svg:y2="14.927cm">
          <text:p/>
        </draw:line>
        <draw:line draw:style-name="gr3" draw:text-style-name="P7" draw:layer="layout" svg:x1="10.358cm" svg:y1="15.725cm" svg:x2="18.561cm" svg:y2="15.725cm">
          <text:p/>
        </draw:line>
        <draw:line draw:style-name="gr4" draw:text-style-name="P7" draw:layer="layout" svg:x1="18.561cm" svg:y1="14.927cm" svg:x2="18.561cm" svg:y2="15.725cm">
          <text:p/>
        </draw:line>
        <draw:custom-shape draw:style-name="gr5" draw:text-style-name="P2" draw:layer="layout" svg:width="4.392cm" svg:height="1.023cm" svg:x="18.763cm" svg:y="6.923cm">
          <text:p text:style-name="P8"><text:span text:style-name="T8">equival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2cm" svg:height="1.023cm" svg:x="18.763cm" svg:y="14.724cm">
          <text:p text:style-name="P8"><text:span text:style-name="T8">not equival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202cm" svg:height="3.295cm" svg:x="20.558cm" svg:y="15.033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92cm" svg:height="2.801cm" svg:x="22.362cm" svg:y="15.227cm">
          <text:p text:style-name="P8"><text:span text:style-name="T10">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202cm" svg:height="3.295cm" svg:x="20.364cm" svg:y="6.725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92cm" svg:height="2.801cm" svg:x="22.168cm" svg:y="6.919cm">
          <text:p text:style-name="P8"><text:span text:style-name="T10">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3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exercise-1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exercise-1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when do you get a diagnostic?</text:span></text:p>
                <text:list text:style-name="L4">
                  <text:list-item>
                    <text:p text:style-name="P5"><text:span text:style-name="T3">gcc clo.c </text:span></text:p>
                  </text:list-item>
                  <text:list-item>
                    <text:p text:style-name="P5"><text:span text:style-name="T3">gcc –Wall clo.c </text:span></text:p>
                  </text:list-item>
                  <text:list-item>
                    <text:p text:style-name="P5"><text:span text:style-name="T3">gcc –Wmissing-prototypes clo.c </text:span></text:p>
                  </text:list-item>
                </text:list>
              </text:list-item>
            </text:list>
            <text:p text:style-name="P10"><text:span text:style-name="T3"/></text:p>
            <text:list text:style-name="L4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draw:custom-shape draw:style-name="gr2" draw:text-style-name="P2" draw:layer="layout" svg:width="12.003cm" svg:height="9.189cm" svg:x="7.223cm" svg:y="8.145cm">
          <text:p text:style-name="P6"><text:span text:style-name="T6">int </text:span><text:span text:style-name="T7">f();</text:span></text:p>
          <text:p text:style-name="P6"><text:span text:style-name="T7"/></text:p>
          <text:p text:style-name="P6"><text:span text:style-name="T6">int</text:span><text:span text:style-name="T7"> main(</text:span><text:span text:style-name="T6">void</text:span><text:span text:style-name="T7">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f(4, 2);</text:span></text:p>
          <text:p text:style-name="P6"><text:span text:style-name="T7">}</text:span></text:p>
          <text:p text:style-name="P6"><text:span text:style-name="T7"/></text:p>
          <text:p text:style-name="P6"><text:span text:style-name="T6">int</text:span><text:span text:style-name="T7"> f(</text:span><text:span text:style-name="T6">int</text:span><text:span text:style-name="T7"> value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value;</text:span></text:p>
          <text:p text:style-name="P6"><text:span text:style-name="T7">}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2" draw:layer="layout" svg:width="0.812cm" svg:height="3.268cm" draw:transform="rotate (-2.3537510292403) translate (22.174cm 9.665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8" draw:text-style-name="P2" draw:layer="layout" svg:width="0.812cm" svg:height="3.268cm" draw:transform="rotate (-2.3537510292403) translate (22.174cm 9.665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7" draw:text-style-name="P2" draw:layer="layout" svg:width="0.759cm" svg:height="3.272cm" draw:transform="rotate (-2.3537510292403) translate (22.672cm 9.159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8" draw:text-style-name="P2" draw:layer="layout" svg:width="0.759cm" svg:height="3.272cm" draw:transform="rotate (-2.3537510292403) translate (22.672cm 9.159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9" draw:text-style-name="P2" draw:layer="layout" svg:width="0.294cm" svg:height="0.607cm" draw:transform="rotate (-2.3537510292403) translate (22.103cm 9.605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9" draw:text-style-name="P2" draw:layer="layout" svg:width="0.258cm" svg:height="0.522cm" draw:transform="rotate (-2.3537510292403) translate (22.277cm 9.341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9" draw:text-style-name="P2" draw:layer="layout" svg:width="0.52cm" svg:height="0.633cm" draw:transform="rotate (-2.3537510292403) translate (21.55cm 9.096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9" draw:text-style-name="P2" draw:layer="layout" svg:width="0.395cm" svg:height="0.245cm" draw:transform="rotate (-2.3537510292403) translate (20.875cm 8.578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9" draw:text-style-name="P2" draw:layer="layout" svg:width="0.759cm" svg:height="3.201cm" draw:transform="rotate (-2.3537510292403) translate (22.651cm 9.097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9" draw:text-style-name="P2" draw:layer="layout" svg:width="0.896cm" svg:height="3.273cm" draw:transform="rotate (-2.3537510292403) translate (22.198cm 9.604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9" draw:text-style-name="P2" draw:layer="layout" svg:width="0.589cm" svg:height="0.468cm" draw:transform="rotate (-2.3537510292403) translate (22.354cm 9.497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9" draw:text-style-name="P2" draw:layer="layout" svg:width="0.056cm" svg:height="0.03cm" draw:transform="rotate (-2.3537510292403) translate (22.132cm 9.663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9" draw:text-style-name="P2" draw:layer="layout" svg:width="0.25cm" svg:height="0.267cm" draw:transform="rotate (-2.3537510292403) translate (22.123cm 9.672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9" draw:text-style-name="P2" draw:layer="layout" svg:width="0.48cm" svg:height="0.196cm" draw:transform="rotate (-2.3537510292403) translate (21.533cm 9.569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9" draw:text-style-name="P2" draw:layer="layout" svg:width="0.197cm" svg:height="0.326cm" draw:transform="rotate (-2.3537510292403) translate (21.428cm 10.08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9" draw:text-style-name="P2" draw:layer="layout" svg:width="0.157cm" svg:height="0.316cm" draw:transform="rotate (-2.3537510292403) translate (21.409cm 10.043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9" draw:text-style-name="P2" draw:layer="layout" svg:width="0.141cm" svg:height="0.218cm" draw:transform="rotate (-2.3537510292403) translate (21.341cm 10.015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9" draw:text-style-name="P2" draw:layer="layout" svg:width="0.213cm" svg:height="0.316cm" draw:transform="rotate (-2.3537510292403) translate (21.396cm 10.049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9" draw:text-style-name="P2" draw:layer="layout" svg:width="0.124cm" svg:height="0.187cm" draw:transform="rotate (-2.3537510292403) translate (21.375cm 10.113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9" draw:text-style-name="P2" draw:layer="layout" svg:width="0.056cm" svg:height="0.187cm" draw:transform="rotate (-2.3537510292403) translate (21.321cm 10.036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9" draw:text-style-name="P2" draw:layer="layout" svg:width="0.497cm" svg:height="0.625cm" draw:transform="rotate (-2.3537510292403) translate (21.055cm 9.373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9" draw:text-style-name="P2" draw:layer="layout" svg:width="0.157cm" svg:height="0.044cm" draw:transform="rotate (-2.3537510292403) translate (20.918cm 9.332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9" draw:text-style-name="P2" draw:layer="layout" svg:width="0.222cm" svg:height="0.155cm" draw:transform="rotate (-2.3537510292403) translate (21.047cm 9.347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9" draw:text-style-name="P2" draw:layer="layout" svg:width="0.646cm" svg:height="0.893cm" draw:transform="rotate (-2.3537510292403) translate (20.209cm 8.735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9" draw:text-style-name="P2" draw:layer="layout" svg:width="0.497cm" svg:height="0.625cm" draw:transform="rotate (-2.3537510292403) translate (22.163cm 8.247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9" draw:text-style-name="P2" draw:layer="layout" svg:width="0.658cm" svg:height="0.888cm" draw:transform="rotate (-2.3537510292403) translate (21.649cm 7.274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9" draw:text-style-name="P2" draw:layer="layout" svg:width="0.181cm" svg:height="0.151cm" draw:transform="rotate (-2.3537510292403) translate (21.933cm 8.47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9" draw:text-style-name="P2" draw:layer="layout" svg:width="0.581cm" svg:height="0.442cm" draw:transform="rotate (-2.3537510292403) translate (22.639cm 8.807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9" draw:text-style-name="P2" draw:layer="layout" svg:width="0.016cm" svg:height="0.004cm" draw:transform="rotate (-2.3537510292403) translate (21.935cm 8.886cm)">
            <text:p/>
            <draw:enhanced-geometry svg:viewBox="0 0 17 0" draw:type="non-primitive" draw:enhanced-path="M 0 0  L 4 0  L 9 0  L 12 0  L 17 0  L 0 0  Z N"/>
          </draw:custom-shape>
          <draw:custom-shape draw:style-name="gr9" draw:text-style-name="P2" draw:layer="layout" svg:width="0.338cm" svg:height="0.214cm" draw:transform="rotate (-2.3537510292403) translate (22.45cm 8.762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7" draw:text-style-name="P2" draw:layer="layout" svg:width="0.629cm" svg:height="0.213cm" draw:transform="rotate (-2.3537510292403) translate (21.314cm 8.149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7" draw:text-style-name="P2" draw:layer="layout" svg:width="0.658cm" svg:height="0.25cm" draw:transform="rotate (-2.3537510292403) translate (21.171cm 7.914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7" draw:text-style-name="P2" draw:layer="layout" svg:width="0.577cm" svg:height="0.027cm" draw:transform="rotate (-2.3537510292403) translate (20.873cm 7.733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7" draw:text-style-name="P2" draw:layer="layout" svg:width="0.686cm" svg:height="0.218cm" draw:transform="rotate (-2.3537510292403) translate (20.949cm 7.706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7" draw:text-style-name="P2" draw:layer="layout" svg:width="0.726cm" svg:height="0.2cm" draw:transform="rotate (-2.3537510292403) translate (20.758cm 7.5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7" draw:text-style-name="P2" draw:layer="layout" svg:width="0.338cm" svg:height="0.37cm" draw:transform="rotate (-2.3537510292403) translate (21.76cm 8.707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7" draw:text-style-name="P2" draw:layer="layout" svg:width="0.068cm" svg:height="0.061cm" draw:transform="rotate (-2.3537510292403) translate (21.615cm 8.853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7" draw:text-style-name="P2" draw:layer="layout" svg:width="0.213cm" svg:height="0.451cm" draw:transform="rotate (-2.3537510292403) translate (22.265cm 9.398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7" draw:text-style-name="P2" draw:layer="layout" svg:width="0.169cm" svg:height="0.196cm" draw:transform="rotate (-2.3537510292403) translate (21.243cm 9.36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7" draw:text-style-name="P2" draw:layer="layout" svg:width="0.218cm" svg:height="0.852cm" draw:transform="rotate (-2.3537510292403) translate (20.522cm 8.801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7" draw:text-style-name="P2" draw:layer="layout" svg:width="0.839cm" svg:height="0.191cm" draw:transform="rotate (-2.3537510292403) translate (20.53cm 7.329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0" draw:text-style-name="P2" draw:layer="layout" svg:width="0.762cm" svg:height="0.102cm" draw:transform="rotate (-2.3537510292403) translate (21.948cm 8.962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0" draw:text-style-name="P2" draw:layer="layout" svg:width="0.395cm" svg:height="0.688cm" draw:transform="rotate (-2.3537510292403) translate (22.019cm 8.713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0" draw:text-style-name="P2" draw:layer="layout" svg:width="0.395cm" svg:height="0.749cm" draw:transform="rotate (-2.3537510292403) translate (21.471cm 9.308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0" draw:text-style-name="P2" draw:layer="layout" svg:width="1.077cm" svg:height="0.066cm" draw:transform="rotate (-2.3537510292403) translate (21.524cm 8.279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0" draw:text-style-name="P2" draw:layer="layout" svg:width="0.041cm" svg:height="0.004cm" draw:transform="rotate (-2.3537510292403) translate (20.743cm 9.021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0" draw:text-style-name="P2" draw:layer="layout" svg:width="1.049cm" svg:height="0.066cm" draw:transform="rotate (-2.3537510292403) translate (21.419cm 8.253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0" draw:text-style-name="P2" draw:layer="layout" svg:width="1.316cm" svg:height="0.098cm" draw:transform="rotate (-2.3537510292403) translate (21.328cm 7.946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0" draw:text-style-name="P2" draw:layer="layout" svg:width="0.003cm" svg:height="0.031cm" draw:transform="rotate (-2.3537510292403) translate (20.379cm 8.9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0" draw:text-style-name="P2" draw:layer="layout" svg:width="1.429cm" svg:height="0.133cm" draw:transform="rotate (-2.3537510292403) translate (21.137cm 7.694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0" draw:text-style-name="P2" draw:layer="layout" svg:width="1.485cm" svg:height="0.102cm" draw:transform="rotate (-2.3537510292403) translate (20.89cm 7.448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0" draw:text-style-name="P2" draw:layer="layout" svg:width="1.473cm" svg:height="0.102cm" draw:transform="rotate (-2.3537510292403) translate (20.711cm 7.23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0" draw:text-style-name="P2" draw:layer="layout" svg:width="1.356cm" svg:height="0.201cm" draw:transform="rotate (-2.3537510292403) translate (20.533cm 7.195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0" draw:text-style-name="P2" draw:layer="layout" svg:width="0.169cm" svg:height="0.004cm" draw:transform="rotate (-2.3537510292403) translate (19.968cm 7.311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0" draw:text-style-name="P2" draw:layer="layout" svg:width="0.024cm" svg:height="0.031cm" draw:transform="rotate (-2.3537510292403) translate (19.799cm 7.525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1" draw:text-style-name="P2" draw:layer="layout" svg:width="0.149cm" svg:height="0.307cm" draw:transform="rotate (-2.3537510292403) translate (22.155cm 9.374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1" draw:text-style-name="P2" draw:layer="layout" svg:width="0.173cm" svg:height="0.223cm" draw:transform="rotate (-2.3537510292403) translate (21.634cm 8.702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1" draw:text-style-name="P2" draw:layer="layout" svg:width="0.367cm" svg:height="0.089cm" draw:transform="rotate (-2.3537510292403) translate (21.192cm 8.209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1" draw:text-style-name="P2" draw:layer="layout" svg:width="0.044cm" svg:height="0.031cm" draw:transform="rotate (-2.3537510292403) translate (20.982cm 8.338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1" draw:text-style-name="P2" draw:layer="layout" svg:width="0.258cm" svg:height="0.142cm" draw:transform="rotate (-2.3537510292403) translate (20.894cm 8.09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1" draw:text-style-name="P2" draw:layer="layout" svg:width="0.202cm" svg:height="0.125cm" draw:transform="rotate (-2.3537510292403) translate (20.621cm 7.897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1" draw:text-style-name="P2" draw:layer="layout" svg:width="0.197cm" svg:height="0.125cm" draw:transform="rotate (-2.3537510292403) translate (20.482cm 7.726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1" draw:text-style-name="P2" draw:layer="layout" svg:width="0.04cm" svg:height="0.004cm" draw:transform="rotate (-2.3537510292403) translate (20.43cm 7.65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1" draw:text-style-name="P2" draw:layer="layout" svg:width="0.214cm" svg:height="0.098cm" draw:transform="rotate (-2.3537510292403) translate (20.205cm 7.524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8" draw:text-style-name="P2" draw:layer="layout" svg:width="0.027cm" svg:height="0.031cm" draw:transform="rotate (-2.3537510292403) translate (21.263cm 10.138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8" draw:text-style-name="P2" draw:layer="layout" svg:width="0.096cm" svg:height="0.07cm" draw:transform="rotate (-2.3537510292403) translate (22.087cm 9.722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8" draw:text-style-name="P2" draw:layer="layout" svg:width="0.112cm" svg:height="0.031cm" draw:transform="rotate (-2.3537510292403) translate (22.28cm 9.47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8" draw:text-style-name="P2" draw:layer="layout" svg:width="0.043cm" svg:height="0.094cm" draw:transform="rotate (-2.3537510292403) translate (22.258cm 9.448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8" draw:text-style-name="P2" draw:layer="layout" svg:width="0.008cm" svg:height="0.094cm" draw:transform="rotate (-2.3537510292403) translate (22.248cm 9.459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8" draw:text-style-name="P2" draw:layer="layout" svg:width="0.129cm" svg:height="0.079cm" draw:transform="rotate (-2.3537510292403) translate (22cm 9.732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8" draw:text-style-name="P2" draw:layer="layout" svg:width="0.028cm" svg:height="0.031cm" draw:transform="rotate (-2.3537510292403) translate (21.99cm 9.761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8" draw:text-style-name="P2" draw:layer="layout" svg:width="0.04cm" svg:height="0.094cm" draw:transform="rotate (-2.3537510292403) translate (22.287cm 9.42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8" draw:text-style-name="P2" draw:layer="layout" svg:width="1.247cm" svg:height="2.424cm" draw:transform="rotate (-2.3537510292403) translate (22.197cm 9.888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2" draw:text-style-name="P2" draw:layer="layout" svg:width="0.169cm" svg:height="0.468cm" draw:transform="rotate (-2.3537510292403) translate (22.297cm 9.23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8" draw:text-style-name="P2" draw:layer="layout" svg:width="0.169cm" svg:height="0.468cm" draw:transform="rotate (-2.3537510292403) translate (22.297cm 9.23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2" draw:text-style-name="P2" draw:layer="layout" svg:width="0.197cm" svg:height="0.441cm" draw:transform="rotate (-2.3537510292403) translate (22.309cm 9.219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8" draw:text-style-name="P2" draw:layer="layout" svg:width="0.197cm" svg:height="0.441cm" draw:transform="rotate (-2.3537510292403) translate (22.309cm 9.219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2" draw:text-style-name="P2" draw:layer="layout" svg:width="0.17cm" svg:height="0.281cm" draw:transform="rotate (-2.3537510292403) translate (22.312cm 9.261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8" draw:text-style-name="P2" draw:layer="layout" svg:width="0.17cm" svg:height="0.281cm" draw:transform="rotate (-2.3537510292403) translate (22.312cm 9.261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2" draw:text-style-name="P2" draw:layer="layout" svg:width="0.173cm" svg:height="0.437cm" draw:transform="rotate (-2.3537510292403) translate (21.85cm 9.725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8" draw:text-style-name="P2" draw:layer="layout" svg:width="0.173cm" svg:height="0.437cm" draw:transform="rotate (-2.3537510292403) translate (21.85cm 9.725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2" draw:text-style-name="P2" draw:layer="layout" svg:width="0.189cm" svg:height="0.277cm" draw:transform="rotate (-2.3537510292403) translate (21.709cm 9.601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8" draw:text-style-name="P2" draw:layer="layout" svg:width="0.189cm" svg:height="0.277cm" draw:transform="rotate (-2.3537510292403) translate (21.709cm 9.601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2" draw:text-style-name="P2" draw:layer="layout" svg:width="0.141cm" svg:height="0.031cm" draw:transform="rotate (-2.3537510292403) translate (21.772cm 9.583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8" draw:text-style-name="P2" draw:layer="layout" svg:width="0.141cm" svg:height="0.031cm" draw:transform="rotate (-2.3537510292403) translate (21.772cm 9.583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2" draw:text-style-name="P2" draw:layer="layout" svg:width="0.161cm" svg:height="0.322cm" draw:transform="rotate (-2.3537510292403) translate (22.112cm 8.931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8" draw:text-style-name="P2" draw:layer="layout" svg:width="0.161cm" svg:height="0.322cm" draw:transform="rotate (-2.3537510292403) translate (22.112cm 8.931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2" draw:text-style-name="P2" draw:layer="layout" svg:width="0.129cm" svg:height="0.316cm" draw:transform="rotate (-2.3537510292403) translate (21.574cm 9.603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8" draw:text-style-name="P2" draw:layer="layout" svg:width="0.129cm" svg:height="0.316cm" draw:transform="rotate (-2.3537510292403) translate (21.574cm 9.603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1" draw:text-style-name="P2" draw:layer="layout" svg:width="0.036cm" svg:height="0.018cm" draw:transform="rotate (-2.3537510292403) translate (21.229cm 10.331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8" draw:text-style-name="P2" draw:layer="layout" svg:width="0.036cm" svg:height="0.018cm" draw:transform="rotate (-2.3537510292403) translate (21.229cm 10.331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2" draw:text-style-name="P2" draw:layer="layout" svg:width="0.439cm" svg:height="0.33cm" draw:transform="rotate (-2.3537510292403) translate (21.489cm 10.379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8" draw:text-style-name="P2" draw:layer="layout" svg:width="0.439cm" svg:height="0.33cm" draw:transform="rotate (-2.3537510292403) translate (21.489cm 10.379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2" draw:text-style-name="P2" draw:layer="layout" svg:width="0.387cm" svg:height="0.298cm" draw:transform="rotate (-2.3537510292403) translate (20.318cm 9.288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8" draw:text-style-name="P2" draw:layer="layout" svg:width="0.387cm" svg:height="0.298cm" draw:transform="rotate (-2.3537510292403) translate (20.318cm 9.288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2" draw:text-style-name="P2" draw:layer="layout" svg:width="0.536cm" svg:height="0.455cm" draw:transform="rotate (-2.3537510292403) translate (19.198cm 8.573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8" draw:text-style-name="P2" draw:layer="layout" svg:width="0.536cm" svg:height="0.455cm" draw:transform="rotate (-2.3537510292403) translate (19.198cm 8.573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2" draw:text-style-name="P2" draw:layer="layout" svg:width="0.132cm" svg:height="0.094cm" draw:transform="rotate (-2.3537510292403) translate (19.714cm 7.878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8" draw:text-style-name="P2" draw:layer="layout" svg:width="0.132cm" svg:height="0.094cm" draw:transform="rotate (-2.3537510292403) translate (19.714cm 7.878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2" draw:text-style-name="P2" draw:layer="layout" svg:width="0.112cm" svg:height="0.075cm" draw:transform="rotate (-2.3537510292403) translate (20.386cm 7.158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8" draw:text-style-name="P2" draw:layer="layout" svg:width="0.112cm" svg:height="0.075cm" draw:transform="rotate (-2.3537510292403) translate (20.386cm 7.158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2" draw:text-style-name="P2" draw:layer="layout" svg:width="0.12cm" svg:height="0.174cm" draw:transform="rotate (-2.3537510292403) translate (19.765cm 7.719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8" draw:text-style-name="P2" draw:layer="layout" svg:width="0.12cm" svg:height="0.174cm" draw:transform="rotate (-2.3537510292403) translate (19.765cm 7.719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2" draw:text-style-name="P2" draw:layer="layout" svg:width="0.117cm" svg:height="0.174cm" draw:transform="rotate (-2.3537510292403) translate (20.275cm 7.218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8" draw:text-style-name="P2" draw:layer="layout" svg:width="0.117cm" svg:height="0.174cm" draw:transform="rotate (-2.3537510292403) translate (20.275cm 7.218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2" draw:text-style-name="P2" draw:layer="layout" svg:width="0.415cm" svg:height="0.298cm" draw:transform="rotate (-2.3537510292403) translate (22.006cm 7.562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8" draw:text-style-name="P2" draw:layer="layout" svg:width="0.415cm" svg:height="0.298cm" draw:transform="rotate (-2.3537510292403) translate (22.006cm 7.562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2" draw:text-style-name="P2" draw:layer="layout" svg:width="0.549cm" svg:height="0.46cm" draw:transform="rotate (-2.3537510292403) translate (21.416cm 6.338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8" draw:text-style-name="P2" draw:layer="layout" svg:width="0.549cm" svg:height="0.46cm" draw:transform="rotate (-2.3537510292403) translate (21.416cm 6.338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8" draw:text-style-name="P2" draw:layer="layout" svg:width="1.194cm" svg:height="2.424cm" draw:transform="rotate (-2.3537510292403) translate (23.249cm 8.862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2" draw:text-style-name="P2" draw:layer="layout" svg:width="0.432cm" svg:height="0.331cm" draw:transform="rotate (-2.3537510292403) translate (23.118cm 8.736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8" draw:text-style-name="P2" draw:layer="layout" svg:width="0.432cm" svg:height="0.331cm" draw:transform="rotate (-2.3537510292403) translate (23.118cm 8.736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8" draw:text-style-name="P2" draw:layer="layout" svg:width="0.004cm" svg:height="0.125cm" draw:transform="rotate (-2.3537510292403) translate (22.888cm 8.86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8" draw:text-style-name="P2" draw:layer="layout" svg:width="0.003cm" svg:height="0.125cm" draw:transform="rotate (-2.3537510292403) translate (22.808cm 8.896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8" draw:text-style-name="P2" draw:layer="layout" svg:width="0.008cm" svg:height="0.093cm" draw:transform="rotate (-2.3537510292403) translate (22.975cm 8.816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8" draw:text-style-name="P2" draw:layer="layout" svg:width="0.076cm" svg:height="0.005cm" draw:transform="rotate (-2.3537510292403) translate (22.937cm 8.659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8" draw:text-style-name="P2" draw:layer="layout" svg:width="0.121cm" svg:height="0.031cm" draw:transform="rotate (-2.3537510292403) translate (22.859cm 8.666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8" draw:text-style-name="P2" draw:layer="layout" svg:width="0.12cm" svg:height="0.048cm" draw:transform="rotate (-2.3537510292403) translate (22.769cm 8.668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8" draw:text-style-name="P2" draw:layer="layout" svg:width="0.003cm" svg:height="0.112cm" draw:transform="rotate (-2.3537510292403) translate (22.691cm 8.906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8" draw:text-style-name="P2" draw:layer="layout" svg:width="0.088cm" svg:height="0.035cm" draw:transform="rotate (-2.3537510292403) translate (22.685cm 8.733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8" draw:text-style-name="P2" draw:layer="layout" svg:width="0.011cm" svg:height="0.075cm" draw:transform="rotate (-2.3537510292403) translate (22.642cm 8.884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8" draw:text-style-name="P2" draw:layer="layout" svg:width="0.048cm" svg:height="0.013cm" draw:transform="rotate (-2.3537510292403) translate (22.614cm 8.737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8" draw:text-style-name="P2" draw:layer="layout" svg:width="0.016cm" svg:height="0.129cm" draw:transform="rotate (-2.3537510292403) translate (21.388cm 10.171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8" draw:text-style-name="P2" draw:layer="layout" svg:width="0.015cm" svg:height="0.124cm" draw:transform="rotate (-2.3537510292403) translate (21.378cm 10.2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8" draw:text-style-name="P2" draw:layer="layout" svg:width="0.105cm" svg:height="0.018cm" draw:transform="rotate (-2.3537510292403) translate (21.212cm 10.127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8" draw:text-style-name="P2" draw:layer="layout" svg:width="0.088cm" svg:height="0.031cm" draw:transform="rotate (-2.3537510292403) translate (21.218cm 10.075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8" draw:text-style-name="P2" draw:layer="layout" svg:width="0.016cm" svg:height="0.062cm" draw:transform="rotate (-2.3537510292403) translate (21.333cm 10.315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8" draw:text-style-name="P2" draw:layer="layout" svg:width="0.003cm" svg:height="0.107cm" draw:transform="rotate (-2.3537510292403) translate (21.293cm 10.419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8" draw:text-style-name="P2" draw:layer="layout" svg:width="0.007cm" svg:height="0.079cm" draw:transform="rotate (-2.3537510292403) translate (21.262cm 10.473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8" draw:text-style-name="P2" draw:layer="layout" svg:width="0.011cm" svg:height="0.093cm" draw:transform="rotate (-2.3537510292403) translate (21.248cm 10.533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8" draw:text-style-name="P2" draw:layer="layout" svg:width="0.068cm" svg:height="0.049cm" draw:transform="rotate (-2.3537510292403) translate (21.16cm 10.444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8" draw:text-style-name="P2" draw:layer="layout" svg:width="0.06cm" svg:height="0.031cm" draw:transform="rotate (-2.3537510292403) translate (21.181cm 10.352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8" draw:text-style-name="P2" draw:layer="layout" svg:width="0.076cm" svg:height="0.044cm" draw:transform="rotate (-2.3537510292403) translate (21.222cm 10.267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8" draw:text-style-name="P2" draw:layer="layout" svg:width="0.073cm" svg:height="0.048cm" draw:transform="rotate (-2.3537510292403) translate (21.258cm 10.212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8" draw:text-style-name="P2" draw:layer="layout" svg:width="0.048cm" svg:height="0.017cm" draw:transform="rotate (-2.3537510292403) translate (20.582cm 9.379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8" draw:text-style-name="P2" draw:layer="layout" svg:width="0.015cm" svg:height="0.018cm" draw:transform="rotate (-2.3537510292403) translate (20.56cm 9.427cm)">
            <text:p/>
            <draw:enhanced-geometry svg:viewBox="0 0 17 18" draw:type="non-primitive" draw:enhanced-path="M 0 18  L 0 18  L 5 13  L 8 9  L 13 4  L 17 0  N"/>
          </draw:custom-shape>
          <draw:custom-shape draw:style-name="gr8" draw:text-style-name="P2" draw:layer="layout" svg:width="0.064cm" svg:height="0.031cm" draw:transform="rotate (-2.3537510292403) translate (20.604cm 9.401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8" draw:text-style-name="P2" draw:layer="layout" svg:width="0.056cm" svg:height="0.017cm" draw:transform="rotate (-2.3537510292403) translate (20.423cm 9.342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8" draw:text-style-name="P2" draw:layer="layout" svg:width="0.073cm" svg:height="0.018cm" draw:transform="rotate (-2.3537510292403) translate (20.365cm 9.312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8" draw:text-style-name="P2" draw:layer="layout" svg:width="0.056cm" svg:height="0.031cm" draw:transform="rotate (-2.3537510292403) translate (20.461cm 9.26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8" draw:text-style-name="P2" draw:layer="layout" svg:width="0.056cm" svg:height="0.017cm" draw:transform="rotate (-2.3537510292403) translate (20.553cm 9.3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8" draw:text-style-name="P2" draw:layer="layout" svg:width="0.053cm" svg:height="0.013cm" draw:transform="rotate (-2.3537510292403) translate (20.619cm 9.342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8" draw:text-style-name="P2" draw:layer="layout" svg:width="0.056cm" svg:height="0.014cm" draw:transform="rotate (-2.3537510292403) translate (20.705cm 9.371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8" draw:text-style-name="P2" draw:layer="layout" svg:width="0.065cm" svg:height="0.062cm" draw:transform="rotate (-2.3537510292403) translate (19.734cm 8.724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8" draw:text-style-name="P2" draw:layer="layout" svg:width="0.072cm" svg:height="0.031cm" draw:transform="rotate (-2.3537510292403) translate (19.674cm 8.784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8" draw:text-style-name="P2" draw:layer="layout" svg:width="0.056cm" svg:height="0.049cm" draw:transform="rotate (-2.3537510292403) translate (19.624cm 8.683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8" draw:text-style-name="P2" draw:layer="layout" svg:width="0.08cm" svg:height="0.004cm" draw:transform="rotate (-2.3537510292403) translate (19.536cm 8.727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8" draw:text-style-name="P2" draw:layer="layout" svg:width="0.056cm" svg:height="0.048cm" draw:transform="rotate (-2.3537510292403) translate (19.509cm 8.62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8" draw:text-style-name="P2" draw:layer="layout" svg:width="0.076cm" svg:height="0.005cm" draw:transform="rotate (-2.3537510292403) translate (19.432cm 8.674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8" draw:text-style-name="P2" draw:layer="layout" svg:width="0.056cm" svg:height="0.031cm" draw:transform="rotate (-2.3537510292403) translate (19.363cm 8.565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8" draw:text-style-name="P2" draw:layer="layout" svg:width="0.097cm" svg:height="0.004cm" draw:transform="rotate (-2.3537510292403) translate (19.332cm 8.597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8" draw:text-style-name="P2" draw:layer="layout" svg:width="0.04cm" svg:height="0.013cm" draw:transform="rotate (-2.3537510292403) translate (19.355cm 8.528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8" draw:text-style-name="P2" draw:layer="layout" svg:width="0.048cm" svg:height="0.062cm" draw:transform="rotate (-2.3537510292403) translate (19.257cm 8.54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8" draw:text-style-name="P2" draw:layer="layout" svg:width="0.055cm" svg:height="0.013cm" draw:transform="rotate (-2.3537510292403) translate (19.221cm 8.595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8" draw:text-style-name="P2" draw:layer="layout" svg:width="0.088cm" svg:height="0.004cm" draw:transform="rotate (-2.3537510292403) translate (21.818cm 7.87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8" draw:text-style-name="P2" draw:layer="layout" svg:width="0.108cm" svg:height="0.017cm" draw:transform="rotate (-2.3537510292403) translate (21.872cm 7.975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8" draw:text-style-name="P2" draw:layer="layout" svg:width="0.064cm" svg:height="0.004cm" draw:transform="rotate (-2.3537510292403) translate (21.87cm 8.065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8" draw:text-style-name="P2" draw:layer="layout" svg:width="0.085cm" svg:height="0.004cm" draw:transform="rotate (-2.3537510292403) translate (21.919cm 8.175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8" draw:text-style-name="P2" draw:layer="layout" svg:width="0.044cm" svg:height="0.013cm" draw:transform="rotate (-2.3537510292403) translate (21.795cm 8.16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8" draw:text-style-name="P2" draw:layer="layout" svg:width="0.052cm" svg:height="0.017cm" draw:transform="rotate (-2.3537510292403) translate (21.769cm 8.033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8" draw:text-style-name="P2" draw:layer="layout" svg:width="0.085cm" svg:height="0.036cm" draw:transform="rotate (-2.3537510292403) translate (21.743cm 7.927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8" draw:text-style-name="P2" draw:layer="layout" svg:width="0.036cm" svg:height="0.004cm" draw:transform="rotate (-2.3537510292403) translate (20.662cm 9.437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8" draw:text-style-name="P2" draw:layer="layout" svg:width="0.068cm" svg:height="0.035cm" draw:transform="rotate (-2.3537510292403) translate (21.29cm 7.14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8" draw:text-style-name="P2" draw:layer="layout" svg:width="0.028cm" svg:height="0.075cm" draw:transform="rotate (-2.3537510292403) translate (21.213cm 7.194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8" draw:text-style-name="P2" draw:layer="layout" svg:width="0.108cm" svg:height="0.089cm" draw:transform="rotate (-2.3537510292403) translate (21.278cm 7.104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8" draw:text-style-name="P2" draw:layer="layout" svg:width="0.02cm" svg:height="0.075cm" draw:transform="rotate (-2.3537510292403) translate (21.133cm 7.052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8" draw:text-style-name="P2" draw:layer="layout" svg:width="0.08cm" svg:height="0.031cm" draw:transform="rotate (-2.3537510292403) translate (21.175cm 6.922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8" draw:text-style-name="P2" draw:layer="layout" svg:width="0.052cm" svg:height="0.089cm" draw:transform="rotate (-2.3537510292403) translate (21.083cm 6.945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8" draw:text-style-name="P2" draw:layer="layout" svg:width="0.108cm" svg:height="0.004cm" draw:transform="rotate (-2.3537510292403) translate (21.148cm 6.772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8" draw:text-style-name="P2" draw:layer="layout" svg:width="0.044cm" svg:height="0.093cm" draw:transform="rotate (-2.3537510292403) translate (21.052cm 6.868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1" draw:text-style-name="P2" draw:layer="layout" svg:width="0.113cm" svg:height="0.142cm" draw:transform="rotate (-2.3537510292403) translate (22.294cm 9.437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8" draw:text-style-name="P2" draw:layer="layout" svg:width="0.113cm" svg:height="0.142cm" draw:transform="rotate (-2.3537510292403) translate (22.294cm 9.437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2" draw:text-style-name="P2" draw:layer="layout" svg:width="0.129cm" svg:height="0.155cm" draw:transform="rotate (-2.3537510292403) translate (22.294cm 9.437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8" draw:text-style-name="P2" draw:layer="layout" svg:width="0.129cm" svg:height="0.155cm" draw:transform="rotate (-2.3537510292403) translate (22.294cm 9.437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2" draw:text-style-name="P2" draw:layer="layout" svg:width="0.075cm" svg:height="0.031cm" draw:transform="rotate (-2.3537510292403) translate (22.295cm 9.456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8" draw:text-style-name="P2" draw:layer="layout" svg:width="0.075cm" svg:height="0.031cm" draw:transform="rotate (-2.3537510292403) translate (22.295cm 9.456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2" draw:text-style-name="P2" draw:layer="layout" svg:width="0.04cm" svg:height="0.031cm" draw:transform="rotate (-2.3537510292403) translate (22.299cm 9.432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8" draw:text-style-name="P2" draw:layer="layout" svg:width="0.04cm" svg:height="0.031cm" draw:transform="rotate (-2.3537510292403) translate (22.299cm 9.432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2" draw:text-style-name="P2" draw:layer="layout" svg:width="0.108cm" svg:height="0.062cm" draw:transform="rotate (-2.3537510292403) translate (22.002cm 9.75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8" draw:text-style-name="P2" draw:layer="layout" svg:width="0.108cm" svg:height="0.062cm" draw:transform="rotate (-2.3537510292403) translate (22.002cm 9.75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2" draw:text-style-name="P2" draw:layer="layout" svg:width="0.108cm" svg:height="0.107cm" draw:transform="rotate (-2.3537510292403) translate (21.983cm 9.744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8" draw:text-style-name="P2" draw:layer="layout" svg:width="0.108cm" svg:height="0.107cm" draw:transform="rotate (-2.3537510292403) translate (21.983cm 9.744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2" draw:text-style-name="P2" draw:layer="layout" svg:width="0.064cm" svg:height="0.061cm" draw:transform="rotate (-2.3537510292403) translate (22.299cm 9.432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8" draw:text-style-name="P2" draw:layer="layout" svg:width="0.064cm" svg:height="0.061cm" draw:transform="rotate (-2.3537510292403) translate (22.299cm 9.432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draw:line draw:style-name="gr4" draw:text-style-name="P7" draw:layer="layout" svg:x1="20.019cm" svg:y1="7.122cm" svg:x2="10.618cm" svg:y2="7.122cm">
          <text:p/>
        </draw:line>
        <draw:line draw:style-name="gr13" draw:text-style-name="P7" draw:layer="layout" svg:x1="10.619cm" svg:y1="7.122cm" svg:x2="10.619cm" svg:y2="7.924cm">
          <text:p/>
        </draw:line>
        <draw:custom-shape draw:style-name="gr5" draw:text-style-name="P2" draw:layer="layout" svg:width="4.392cm" svg:height="1.023cm" svg:x="7.157cm" svg:y="17.326cm">
          <text:p text:style-name="P8"><text:span text:style-name="T11">clo.c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4.358cm" svg:y1="12.325cm" svg:x2="14.16cm" svg:y2="13.926cm">
          <text:p/>
        </draw:line>
        <draw:line draw:style-name="gr13" draw:text-style-name="P7" draw:layer="layout" svg:x1="15.76cm" svg:y1="12.325cm" svg:x2="14.556cm" svg:y2="13.926cm">
          <text:p/>
        </draw:line>
        <draw:g>
          <draw:rect draw:style-name="gr14" draw:text-style-name="P7" draw:layer="layout" svg:width="9.203cm" svg:height="8.648cm" svg:x="16.757cm" svg:y="9.679cm">
            <text:p/>
          </draw:rect>
          <draw:g>
            <draw:custom-shape draw:style-name="gr15" draw:text-style-name="P2" draw:layer="layout" svg:width="0.328cm" svg:height="0.41cm" svg:x="22.512cm" svg:y="11.805cm">
              <text:p/>
              <draw:enhanced-geometry svg:viewBox="0 0 402 505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16" draw:text-style-name="P2" draw:layer="layout" svg:width="0.243cm" svg:height="0.207cm" svg:x="18.444cm" svg:y="15.837cm">
              <text:p/>
              <draw:enhanced-geometry svg:viewBox="0 0 301 254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17" draw:text-style-name="P2" draw:layer="layout" svg:width="1.307cm" svg:height="1.051cm" svg:x="18.488cm" svg:y="15.756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18" draw:text-style-name="P2" draw:layer="layout" svg:width="1.307cm" svg:height="1.051cm" svg:x="18.488cm" svg:y="15.756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19" draw:text-style-name="P7" draw:layer="layout" svg:x1="18.982cm" svg:y1="16.027cm" svg:x2="18.878cm" svg:y2="16.132cm">
              <text:p/>
            </draw:line>
            <draw:custom-shape draw:style-name="gr20" draw:text-style-name="P2" draw:layer="layout" svg:width="2.971cm" svg:height="2.448cm" svg:x="16.768cm" svg:y="15.865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18" draw:text-style-name="P2" draw:layer="layout" svg:width="2.971cm" svg:height="2.448cm" svg:x="16.768cm" svg:y="15.865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21" draw:text-style-name="P2" draw:layer="layout" svg:width="1.891cm" svg:height="1.68cm" svg:x="17.044cm" svg:y="16.178cm">
              <text:p/>
              <draw:enhanced-geometry svg:viewBox="0 0 2328 2071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18" draw:text-style-name="P2" draw:layer="layout" svg:width="0.394cm" svg:height="0.283cm" svg:x="19.284cm" svg:y="17.498cm">
              <text:p/>
              <draw:enhanced-geometry svg:viewBox="0 0 486 353" draw:type="non-primitive" draw:enhanced-path="M 486 0  L 459 30  L 424 62  L 380 97  L 331 135  L 277 173  L 220 212  L 163 250  L 105 288  L 51 322  L 0 353  N"/>
            </draw:custom-shape>
            <draw:custom-shape draw:style-name="gr18" draw:text-style-name="P2" draw:layer="layout" svg:width="0.901cm" svg:height="0.37cm" svg:x="18.383cm" svg:y="17.781cm">
              <text:p/>
              <draw:enhanced-geometry svg:viewBox="0 0 1111 453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18" draw:text-style-name="P2" draw:layer="layout" svg:width="0.8cm" svg:height="0.035cm" svg:x="17.583cm" svg:y="18.131cm">
              <text:p/>
              <draw:enhanced-geometry svg:viewBox="0 0 982 46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18" draw:text-style-name="P2" draw:layer="layout" svg:width="0.519cm" svg:height="0.252cm" svg:x="17.064cm" svg:y="17.879cm">
              <text:p/>
              <draw:enhanced-geometry svg:viewBox="0 0 641 307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18" draw:text-style-name="P2" draw:layer="layout" svg:width="0.438cm" svg:height="0.43cm" svg:x="19.268cm" svg:y="16.775cm">
              <text:p/>
              <draw:enhanced-geometry svg:viewBox="0 0 541 528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18" draw:text-style-name="P2" draw:layer="layout" svg:width="0.426cm" svg:height="0.21cm" svg:x="18.842cm" svg:y="16.99cm">
              <text:p/>
              <draw:enhanced-geometry svg:viewBox="0 0 524 264" draw:type="non-primitive" draw:enhanced-path="M 524 264  L 469 249  L 407 225  L 338 195  L 269 159  L 200 121  L 137 85  L 82 52  L 38 25  L 10 7  L 0 0  N"/>
            </draw:custom-shape>
            <draw:custom-shape draw:style-name="gr18" draw:text-style-name="P2" draw:layer="layout" svg:width="0.121cm" svg:height="0.645cm" svg:x="18.842cm" svg:y="16.99cm">
              <text:p/>
              <draw:enhanced-geometry svg:viewBox="0 0 148 798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18" draw:text-style-name="P2" draw:layer="layout" svg:width="0.547cm" svg:height="0.154cm" svg:x="18.294cm" svg:y="17.501cm">
              <text:p/>
              <draw:enhanced-geometry svg:viewBox="0 0 678 190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18" draw:text-style-name="P2" draw:layer="layout" svg:width="0.117cm" svg:height="0.369cm" svg:x="18.274cm" svg:y="17.501cm">
              <text:p/>
              <draw:enhanced-geometry svg:viewBox="0 0 145 454" draw:type="non-primitive" draw:enhanced-path="M 26 0  L 63 45  L 94 93  L 118 142  L 135 191  L 144 240  L 145 286  L 140 329  L 127 368  L 106 401  L 78 427  L 43 445  L 0 454  N"/>
            </draw:custom-shape>
            <draw:custom-shape draw:style-name="gr18" draw:text-style-name="P2" draw:layer="layout" svg:width="0.742cm" svg:height="0.028cm" svg:x="17.531cm" svg:y="17.863cm">
              <text:p/>
              <draw:enhanced-geometry svg:viewBox="0 0 912 32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18" draw:text-style-name="P2" draw:layer="layout" svg:width="0.195cm" svg:height="0.186cm" svg:x="17.336cm" svg:y="17.676cm">
              <text:p/>
              <draw:enhanced-geometry svg:viewBox="0 0 242 234" draw:type="non-primitive" draw:enhanced-path="M 242 234  L 181 204  L 128 172  L 80 134  L 43 94  L 16 48  L 0 0  N"/>
            </draw:custom-shape>
            <draw:custom-shape draw:style-name="gr18" draw:text-style-name="P2" draw:layer="layout" svg:width="0.195cm" svg:height="0.292cm" svg:x="17.92cm" svg:y="17.444cm">
              <text:p/>
              <draw:enhanced-geometry svg:viewBox="0 0 242 362" draw:type="non-primitive" draw:enhanced-path="M 0 0  L 46 42  L 92 82  L 137 123  L 175 163  L 208 202  L 231 238  L 242 274  L 241 306  L 225 336  L 191 362  N"/>
            </draw:custom-shape>
            <draw:custom-shape draw:style-name="gr18" draw:text-style-name="P2" draw:layer="layout" svg:width="0.572cm" svg:height="0.109cm" svg:x="17.502cm" svg:y="17.737cm">
              <text:p/>
              <draw:enhanced-geometry svg:viewBox="0 0 705 131" draw:type="non-primitive" draw:enhanced-path="M 705 0  L 669 19  L 628 37  L 584 53  L 536 69  L 485 84  L 431 96  L 375 107  L 316 116  L 255 124  L 192 129  L 129 131  L 66 131  L 0 128  N"/>
            </draw:custom-shape>
            <draw:custom-shape draw:style-name="gr18" draw:text-style-name="P2" draw:layer="layout" svg:width="0.348cm" svg:height="0.122cm" svg:x="19.114cm" svg:y="16.502cm">
              <text:p/>
              <draw:enhanced-geometry svg:viewBox="0 0 430 154" draw:type="non-primitive" draw:enhanced-path="M 430 154  L 373 124  L 313 94  L 252 65  L 193 40  L 136 20  L 84 6  L 38 0  L 0 5  N"/>
            </draw:custom-shape>
            <draw:custom-shape draw:style-name="gr18" draw:text-style-name="P2" draw:layer="layout" svg:width="0.162cm" svg:height="0.084cm" svg:x="18.951cm" svg:y="16.507cm">
              <text:p/>
              <draw:enhanced-geometry svg:viewBox="0 0 200 105" draw:type="non-primitive" draw:enhanced-path="M 200 0  L 110 40  L 33 84  L 0 105  N"/>
            </draw:custom-shape>
            <draw:custom-shape draw:style-name="gr18" draw:text-style-name="P2" draw:layer="layout" svg:width="0.072cm" svg:height="0.15cm" svg:x="18.878cm" svg:y="16.442cm">
              <text:p/>
              <draw:enhanced-geometry svg:viewBox="0 0 86 183" draw:type="non-primitive" draw:enhanced-path="M 86 183  L 41 86  L 10 22  L 0 0  N"/>
            </draw:custom-shape>
            <draw:custom-shape draw:style-name="gr18" draw:text-style-name="P2" draw:layer="layout" svg:width="0.19cm" svg:height="0.487cm" svg:x="19.086cm" svg:y="16.539cm">
              <text:p/>
              <draw:enhanced-geometry svg:viewBox="0 0 235 600" draw:type="non-primitive" draw:enhanced-path="M 0 0  L 4 38  L 17 93  L 40 157  L 67 228  L 99 303  L 131 378  L 162 447  L 190 508  L 214 556  L 229 588  L 235 600  N"/>
            </draw:custom-shape>
            <draw:custom-shape draw:style-name="gr18" draw:text-style-name="P2" draw:layer="layout" svg:width="0.532cm" svg:height="0.109cm" svg:x="18.744cm" svg:y="16.917cm">
              <text:p/>
              <draw:enhanced-geometry svg:viewBox="0 0 653 136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18" draw:text-style-name="P2" draw:layer="layout" svg:width="0.06cm" svg:height="0.523cm" svg:x="18.749cm" svg:y="17.011cm">
              <text:p/>
              <draw:enhanced-geometry svg:viewBox="0 0 73 643" draw:type="non-primitive" draw:enhanced-path="M 0 0  L 12 54  L 23 119  L 32 192  L 41 270  L 49 348  L 56 424  L 63 494  L 67 554  L 70 601  L 72 632  L 73 643  N"/>
            </draw:custom-shape>
            <draw:custom-shape draw:style-name="gr18" draw:text-style-name="P2" draw:layer="layout" svg:width="0.649cm" svg:height="0.15cm" svg:x="18.159cm" svg:y="17.392cm">
              <text:p/>
              <draw:enhanced-geometry svg:viewBox="0 0 798 181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18" draw:text-style-name="P2" draw:layer="layout" svg:width="0.247cm" svg:height="0.198cm" svg:x="17.92cm" svg:y="17.343cm">
              <text:p/>
              <draw:enhanced-geometry svg:viewBox="0 0 306 244" draw:type="non-primitive" draw:enhanced-path="M 306 244  L 231 160  L 159 96  L 96 50  L 45 20  L 12 5  L 0 0  N"/>
            </draw:custom-shape>
            <draw:custom-shape draw:style-name="gr18" draw:text-style-name="P2" draw:layer="layout" svg:width="0.552cm" svg:height="0.296cm" svg:x="19.187cm" svg:y="17.038cm">
              <text:p/>
              <draw:enhanced-geometry svg:viewBox="0 0 676 364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18" draw:text-style-name="P2" draw:layer="layout" svg:width="0.158cm" svg:height="0.113cm" svg:x="19.029cm" svg:y="17.201cm">
              <text:p/>
              <draw:enhanced-geometry svg:viewBox="0 0 197 136" draw:type="non-primitive" draw:enhanced-path="M 197 136  L 80 79  L 21 41  L 0 16  L 2 3  L 6 0  N"/>
            </draw:custom-shape>
            <draw:custom-shape draw:style-name="gr18" draw:text-style-name="P2" draw:layer="layout" svg:width="0.061cm" svg:height="0.377cm" svg:x="19.032cm" svg:y="17.201cm">
              <text:p/>
              <draw:enhanced-geometry svg:viewBox="0 0 75 462" draw:type="non-primitive" draw:enhanced-path="M 0 0  L 28 74  L 50 140  L 65 201  L 72 258  L 75 311  L 69 362  L 57 412  L 36 462  N"/>
            </draw:custom-shape>
            <draw:custom-shape draw:style-name="gr18" draw:text-style-name="P2" draw:layer="layout" svg:width="0.353cm" svg:height="0.117cm" svg:x="19.061cm" svg:y="17.579cm">
              <text:p/>
              <draw:enhanced-geometry svg:viewBox="0 0 434 145" draw:type="non-primitive" draw:enhanced-path="M 0 0  L 76 0  L 142 1  L 199 5  L 251 14  L 299 31  L 343 57  L 387 95  L 434 145  N"/>
            </draw:custom-shape>
            <draw:custom-shape draw:style-name="gr18" draw:text-style-name="P2" draw:layer="layout" svg:width="0.43cm" svg:height="0.133cm" svg:x="16.999cm" svg:y="17.4cm">
              <text:p/>
              <draw:enhanced-geometry svg:viewBox="0 0 531 165" draw:type="non-primitive" draw:enhanced-path="M 531 162  L 452 165  L 375 162  L 303 155  L 236 145  L 175 131  L 122 114  L 77 94  L 40 73  L 15 49  L 1 25  L 0 0  N"/>
            </draw:custom-shape>
            <draw:custom-shape draw:style-name="gr18" draw:text-style-name="P2" draw:layer="layout" svg:width="0.219cm" svg:height="0.154cm" svg:x="17.51cm" svg:y="17.197cm">
              <text:p/>
              <draw:enhanced-geometry svg:viewBox="0 0 271 190" draw:type="non-primitive" draw:enhanced-path="M 0 0  L 55 33  L 119 67  L 179 102  L 231 136  L 264 165  L 271 190  N"/>
            </draw:custom-shape>
            <draw:custom-shape draw:style-name="gr18" draw:text-style-name="P2" draw:layer="layout" svg:width="0.653cm" svg:height="0.222cm" svg:x="18.257cm" svg:y="17.664cm">
              <text:p/>
              <draw:enhanced-geometry svg:viewBox="0 0 802 272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18" draw:text-style-name="P2" draw:layer="layout" svg:width="0.414cm" svg:height="0.125cm" svg:x="18.911cm" svg:y="17.644cm">
              <text:p/>
              <draw:enhanced-geometry svg:viewBox="0 0 514 155" draw:type="non-primitive" draw:enhanced-path="M 0 29  L 50 11  L 106 2  L 163 0  L 222 3  L 280 14  L 335 29  L 387 49  L 433 72  L 470 98  L 497 127  L 514 155  N"/>
            </draw:custom-shape>
            <draw:custom-shape draw:style-name="gr18" draw:text-style-name="P2" draw:layer="layout" svg:width="0.401cm" svg:height="0.06cm" svg:x="18.509cm" svg:y="16.141cm">
              <text:p/>
              <draw:enhanced-geometry svg:viewBox="0 0 495 73" draw:type="non-primitive" draw:enhanced-path="M 495 73  L 439 53  L 378 34  L 313 18  L 249 6  L 186 0  L 129 0  L 77 9  L 33 26  L 0 54  N"/>
            </draw:custom-shape>
            <draw:custom-shape draw:style-name="gr18" draw:text-style-name="P2" draw:layer="layout" svg:width="0.114cm" svg:height="0.145cm" svg:x="18.395cm" svg:y="16.04cm">
              <text:p/>
              <draw:enhanced-geometry svg:viewBox="0 0 136 180" draw:type="non-primitive" draw:enhanced-path="M 136 180  L 71 90  L 21 25  L 0 0  N"/>
            </draw:custom-shape>
            <draw:custom-shape draw:style-name="gr18" draw:text-style-name="P2" draw:layer="layout" svg:width="0.296cm" svg:height="0.151cm" svg:x="16.779cm" svg:y="17.623cm">
              <text:p/>
              <draw:enhanced-geometry svg:viewBox="0 0 365 187" draw:type="non-primitive" draw:enhanced-path="M 365 187  L 304 174  L 237 152  L 170 122  L 108 88  L 56 55  L 18 24  L 0 0  N"/>
            </draw:custom-shape>
            <draw:custom-shape draw:style-name="gr22" draw:text-style-name="P2" draw:layer="layout" svg:width="0.28cm" svg:height="0.117cm" svg:x="17.567cm" svg:y="17.038cm">
              <text:p/>
              <draw:enhanced-geometry svg:viewBox="0 0 344 145" draw:type="non-primitive" draw:enhanced-path="M 344 145  L 297 91  L 237 53  L 171 27  L 108 11  L 54 3  L 15 0  L 0 0  N"/>
            </draw:custom-shape>
            <draw:custom-shape draw:style-name="gr22" draw:text-style-name="P2" draw:layer="layout" svg:width="0.207cm" svg:height="0.15cm" svg:x="17.701cm" svg:y="16.921cm">
              <text:p/>
              <draw:enhanced-geometry svg:viewBox="0 0 254 181" draw:type="non-primitive" draw:enhanced-path="M 254 181  L 203 128  L 137 78  L 70 37  L 21 10  L 0 0  N"/>
            </draw:custom-shape>
            <draw:custom-shape draw:style-name="gr22" draw:text-style-name="P2" draw:layer="layout" svg:width="0.243cm" svg:height="0.105cm" svg:x="17.758cm" svg:y="16.848cm">
              <text:p/>
              <draw:enhanced-geometry svg:viewBox="0 0 297 126" draw:type="non-primitive" draw:enhanced-path="M 297 126  L 238 82  L 160 47  L 83 21  L 23 5  L 0 0  N"/>
            </draw:custom-shape>
            <draw:custom-shape draw:style-name="gr22" draw:text-style-name="P2" draw:layer="layout" svg:width="0.227cm" svg:height="0.134cm" svg:x="17.856cm" svg:y="16.738cm">
              <text:p/>
              <draw:enhanced-geometry svg:viewBox="0 0 279 161" draw:type="non-primitive" draw:enhanced-path="M 279 161  L 222 113  L 150 69  L 77 32  L 23 9  L 0 0  N"/>
            </draw:custom-shape>
            <draw:custom-shape draw:style-name="gr22" draw:text-style-name="P2" draw:layer="layout" svg:width="0.264cm" svg:height="0.109cm" svg:x="17.92cm" svg:y="16.653cm">
              <text:p/>
              <draw:enhanced-geometry svg:viewBox="0 0 324 135" draw:type="non-primitive" draw:enhanced-path="M 324 135  L 278 100  L 212 68  L 138 41  L 70 19  L 19 4  L 0 0  N"/>
            </draw:custom-shape>
            <draw:custom-shape draw:style-name="gr22" draw:text-style-name="P2" draw:layer="layout" svg:width="0.243cm" svg:height="0.117cm" svg:x="17.993cm" svg:y="16.576cm">
              <text:p/>
              <draw:enhanced-geometry svg:viewBox="0 0 300 145" draw:type="non-primitive" draw:enhanced-path="M 300 145  L 248 95  L 171 56  L 89 25  L 26 6  L 0 0  N"/>
            </draw:custom-shape>
            <draw:custom-shape draw:style-name="gr22" draw:text-style-name="P2" draw:layer="layout" svg:width="0.231cm" svg:height="0.113cm" svg:x="18.09cm" svg:y="16.478cm">
              <text:p/>
              <draw:enhanced-geometry svg:viewBox="0 0 287 138" draw:type="non-primitive" draw:enhanced-path="M 287 138  L 233 95  L 159 58  L 82 28  L 24 8  L 0 0  N"/>
            </draw:custom-shape>
            <draw:custom-shape draw:style-name="gr22" draw:text-style-name="P2" draw:layer="layout" svg:width="0.21cm" svg:height="0.104cm" svg:x="18.184cm" svg:y="16.385cm">
              <text:p/>
              <draw:enhanced-geometry svg:viewBox="0 0 263 127" draw:type="non-primitive" draw:enhanced-path="M 263 127  L 187 80  L 101 39  L 30 11  L 0 0  N"/>
            </draw:custom-shape>
            <draw:custom-shape draw:style-name="gr22" draw:text-style-name="P2" draw:layer="layout" svg:width="0.227cm" svg:height="0.097cm" svg:x="18.24cm" svg:y="16.295cm">
              <text:p/>
              <draw:enhanced-geometry svg:viewBox="0 0 279 117" draw:type="non-primitive" draw:enhanced-path="M 279 117  L 226 74  L 154 41  L 80 18  L 22 5  L 0 0  N"/>
            </draw:custom-shape>
            <draw:custom-shape draw:style-name="gr22" draw:text-style-name="P2" draw:layer="layout" svg:width="0.227cm" svg:height="0.109cm" svg:x="18.302cm" svg:y="16.202cm">
              <text:p/>
              <draw:enhanced-geometry svg:viewBox="0 0 281 135" draw:type="non-primitive" draw:enhanced-path="M 281 135  L 223 90  L 151 53  L 78 24  L 22 6  L 0 0  N"/>
            </draw:custom-shape>
            <draw:custom-shape draw:style-name="gr22" draw:text-style-name="P2" draw:layer="layout" svg:width="0.04cm" svg:height="0.64cm" svg:x="18.461cm" svg:y="16.15cm">
              <text:p/>
              <draw:enhanced-geometry svg:viewBox="0 0 49 788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22" draw:text-style-name="P2" draw:layer="layout" svg:width="0.166cm" svg:height="0.255cm" svg:x="18.294cm" svg:y="16.556cm">
              <text:p/>
              <draw:enhanced-geometry svg:viewBox="0 0 208 317" draw:type="non-primitive" draw:enhanced-path="M 208 290  L 182 310  L 155 317  L 126 310  L 97 290  L 70 257  L 45 211  L 25 153  L 9 83  L 0 0  N"/>
            </draw:custom-shape>
            <draw:custom-shape draw:style-name="gr22" draw:text-style-name="P2" draw:layer="layout" svg:width="0.117cm" svg:height="0.39cm" svg:x="18.294cm" svg:y="16.165cm">
              <text:p/>
              <draw:enhanced-geometry svg:viewBox="0 0 145 481" draw:type="non-primitive" draw:enhanced-path="M 0 481  L 1 395  L 11 315  L 31 240  L 53 172  L 79 114  L 104 67  L 126 31  L 140 8  L 145 0  N"/>
            </draw:custom-shape>
            <draw:custom-shape draw:style-name="gr22" draw:text-style-name="P2" draw:layer="layout" svg:width="0.316cm" svg:height="0.398cm" svg:x="18.095cm" svg:y="16.165cm">
              <text:p/>
              <draw:enhanced-geometry svg:viewBox="0 0 387 491" draw:type="non-primitive" draw:enhanced-path="M 387 0  L 355 61  L 324 121  L 292 179  L 259 234  L 227 286  L 195 334  L 162 377  L 129 414  L 97 445  L 64 469  L 32 484  L 0 491  N"/>
            </draw:custom-shape>
            <draw:custom-shape draw:style-name="gr22" draw:text-style-name="P2" draw:layer="layout" svg:width="0.102cm" svg:height="0.223cm" svg:x="17.993cm" svg:y="16.34cm">
              <text:p/>
              <draw:enhanced-geometry svg:viewBox="0 0 128 274" draw:type="non-primitive" draw:enhanced-path="M 128 274  L 78 269  L 41 247  L 14 212  L 0 168  L 1 116  L 16 59  L 46 0  N"/>
            </draw:custom-shape>
            <draw:custom-shape draw:style-name="gr22" draw:text-style-name="P2" draw:layer="layout" svg:width="0.373cm" svg:height="0.235cm" svg:x="18.03cm" svg:y="16.105cm">
              <text:p/>
              <draw:enhanced-geometry svg:viewBox="0 0 460 289" draw:type="non-primitive" draw:enhanced-path="M 0 289  L 39 244  L 94 199  L 159 155  L 229 113  L 298 77  L 360 45  L 412 21  L 447 5  L 460 0  N"/>
            </draw:custom-shape>
            <draw:custom-shape draw:style-name="gr22" draw:text-style-name="P2" draw:layer="layout" svg:width="0.239cm" svg:height="0.13cm" svg:x="18.038cm" svg:y="17.197cm">
              <text:p/>
              <draw:enhanced-geometry svg:viewBox="0 0 297 162" draw:type="non-primitive" draw:enhanced-path="M 297 162  L 253 112  L 192 71  L 125 40  L 63 17  L 18 4  L 0 0  N"/>
            </draw:custom-shape>
            <draw:custom-shape draw:style-name="gr22" draw:text-style-name="P2" draw:layer="layout" svg:width="0.21cm" svg:height="0.158cm" svg:x="18.184cm" svg:y="17.075cm">
              <text:p/>
              <draw:enhanced-geometry svg:viewBox="0 0 263 191" draw:type="non-primitive" draw:enhanced-path="M 263 191  L 184 119  L 112 64  L 54 28  L 14 7  L 0 0  N"/>
            </draw:custom-shape>
            <draw:custom-shape draw:style-name="gr22" draw:text-style-name="P2" draw:layer="layout" svg:width="0.243cm" svg:height="0.129cm" svg:x="18.294cm" svg:y="17.006cm">
              <text:p/>
              <draw:enhanced-geometry svg:viewBox="0 0 300 161" draw:type="non-primitive" draw:enhanced-path="M 300 161  L 243 107  L 166 62  L 87 28  L 25 7  L 0 0  N"/>
            </draw:custom-shape>
            <draw:custom-shape draw:style-name="gr22" draw:text-style-name="P2" draw:layer="layout" svg:width="0.239cm" svg:height="0.109cm" svg:x="18.391cm" svg:y="16.908cm">
              <text:p/>
              <draw:enhanced-geometry svg:viewBox="0 0 297 134" draw:type="non-primitive" draw:enhanced-path="M 297 134  L 228 82  L 149 44  L 76 19  L 21 4  L 0 0  N"/>
            </draw:custom-shape>
            <draw:custom-shape draw:style-name="gr22" draw:text-style-name="P2" draw:layer="layout" svg:width="0.19cm" svg:height="0.102cm" svg:x="18.513cm" svg:y="16.819cm">
              <text:p/>
              <draw:enhanced-geometry svg:viewBox="0 0 234 126" draw:type="non-primitive" draw:enhanced-path="M 234 126  L 170 75  L 94 35  L 27 9  L 0 0  N"/>
            </draw:custom-shape>
            <draw:custom-shape draw:style-name="gr22" draw:text-style-name="P2" draw:layer="layout" svg:width="0.19cm" svg:height="0.092cm" svg:x="18.611cm" svg:y="16.746cm">
              <text:p/>
              <draw:enhanced-geometry svg:viewBox="0 0 236 118" draw:type="non-primitive" draw:enhanced-path="M 236 118  L 176 70  L 98 32  L 30 8  L 0 0  N"/>
            </draw:custom-shape>
            <draw:custom-shape draw:style-name="gr22" draw:text-style-name="P2" draw:layer="layout" svg:width="0.21cm" svg:height="0.109cm" svg:x="18.692cm" svg:y="16.665cm">
              <text:p/>
              <draw:enhanced-geometry svg:viewBox="0 0 261 136" draw:type="non-primitive" draw:enhanced-path="M 261 136  L 185 84  L 99 41  L 29 11  L 0 0  N"/>
            </draw:custom-shape>
            <draw:custom-shape draw:style-name="gr22" draw:text-style-name="P2" draw:layer="layout" svg:width="0.239cm" svg:height="0.125cm" svg:x="18.757cm" svg:y="16.576cm">
              <text:p/>
              <draw:enhanced-geometry svg:viewBox="0 0 299 154" draw:type="non-primitive" draw:enhanced-path="M 299 154  L 237 103  L 159 60  L 82 29  L 23 7  L 0 0  N"/>
            </draw:custom-shape>
            <draw:custom-shape draw:style-name="gr22" draw:text-style-name="P2" draw:layer="layout" svg:width="0.048cm" svg:height="0.304cm" svg:x="18.602cm" svg:y="17.116cm">
              <text:p/>
              <draw:enhanced-geometry svg:viewBox="0 0 62 379" draw:type="non-primitive" draw:enhanced-path="M 0 379  L 23 333  L 40 271  L 51 201  L 59 127  L 62 58  L 62 0  N"/>
            </draw:custom-shape>
            <draw:custom-shape draw:style-name="gr22" draw:text-style-name="P2" draw:layer="layout" svg:width="0.251cm" svg:height="0.568cm" svg:x="18.651cm" svg:y="16.548cm">
              <text:p/>
              <draw:enhanced-geometry svg:viewBox="0 0 308 698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22" draw:text-style-name="P2" draw:layer="layout" svg:width="0.035cm" svg:height="0.616cm" svg:x="18.866cm" svg:y="16.548cm">
              <text:p/>
              <draw:enhanced-geometry svg:viewBox="0 0 45 762" draw:type="non-primitive" draw:enhanced-path="M 45 0  L 44 9  L 41 36  L 35 78  L 29 131  L 23 195  L 16 265  L 9 340  L 4 415  L 1 491  L 0 563  L 1 628  L 6 685  L 15 730  L 28 762  N"/>
            </draw:custom-shape>
            <draw:custom-shape draw:style-name="gr22" draw:text-style-name="P2" draw:layer="layout" svg:width="0.145cm" svg:height="0.126cm" svg:x="18.887cm" svg:y="17.075cm">
              <text:p/>
              <draw:enhanced-geometry svg:viewBox="0 0 179 154" draw:type="non-primitive" draw:enhanced-path="M 0 110  L 32 146  L 59 154  L 83 137  L 109 101  L 139 54  L 179 0  N"/>
            </draw:custom-shape>
            <draw:custom-shape draw:style-name="gr22" draw:text-style-name="P2" draw:layer="layout" svg:width="0.089cm" svg:height="0.547cm" svg:x="18.968cm" svg:y="16.527cm">
              <text:p/>
              <draw:enhanced-geometry svg:viewBox="0 0 111 679" draw:type="non-primitive" draw:enhanced-path="M 80 679  L 97 648  L 107 606  L 111 556  L 109 498  L 103 434  L 94 369  L 81 303  L 66 238  L 52 176  L 37 119  L 22 70  L 10 29  L 0 0  N"/>
            </draw:custom-shape>
            <draw:custom-shape draw:style-name="gr22" draw:text-style-name="P2" draw:layer="layout" svg:width="0.21cm" svg:height="0.073cm" svg:x="18.757cm" svg:y="16.454cm">
              <text:p/>
              <draw:enhanced-geometry svg:viewBox="0 0 263 86" draw:type="non-primitive" draw:enhanced-path="M 263 86  L 217 45  L 168 15  L 114 0  L 58 7  L 0 41  N"/>
            </draw:custom-shape>
            <draw:custom-shape draw:style-name="gr22" draw:text-style-name="P2" draw:layer="layout" svg:width="0.467cm" svg:height="0.483cm" svg:x="18.289cm" svg:y="16.49cm">
              <text:p/>
              <draw:enhanced-geometry svg:viewBox="0 0 571 598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22" draw:text-style-name="P2" draw:layer="layout" svg:width="0.243cm" svg:height="0.093cm" svg:x="18.294cm" svg:y="16.917cm">
              <text:p/>
              <draw:enhanced-geometry svg:viewBox="0 0 300 114" draw:type="non-primitive" draw:enhanced-path="M 0 72  L 31 96  L 75 112  L 127 114  L 184 99  L 243 63  L 300 0  N"/>
            </draw:custom-shape>
            <draw:custom-shape draw:style-name="gr22" draw:text-style-name="P2" draw:layer="layout" svg:width="0.304cm" svg:height="0.414cm" svg:x="18.537cm" svg:y="16.502cm">
              <text:p/>
              <draw:enhanced-geometry svg:viewBox="0 0 378 507" draw:type="non-primitive" draw:enhanced-path="M 0 507  L 33 460  L 72 406  L 115 347  L 161 286  L 207 225  L 251 166  L 291 113  L 326 67  L 353 32  L 371 8  L 378 0  N"/>
            </draw:custom-shape>
            <draw:custom-shape draw:style-name="gr22" draw:text-style-name="P2" draw:layer="layout" svg:width="0.291cm" svg:height="0.604cm" svg:x="18.55cm" svg:y="16.502cm">
              <text:p/>
              <draw:enhanced-geometry svg:viewBox="0 0 361 741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23" draw:text-style-name="P2" draw:layer="layout" svg:width="1.587cm" svg:height="2.005cm" svg:x="20.799cm" svg:y="15.001cm">
              <text:p/>
              <draw:enhanced-geometry svg:viewBox="0 0 1954 2472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24" draw:text-style-name="P2" draw:layer="layout" svg:width="3.406cm" svg:height="4.99cm" svg:x="22.544cm" svg:y="11.119cm">
              <text:p/>
              <draw:enhanced-geometry svg:viewBox="0 0 4193 6145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25" draw:text-style-name="P2" draw:layer="layout" svg:width="3.397cm" svg:height="4.99cm" svg:x="22.544cm" svg:y="11.119cm">
              <text:p/>
              <draw:enhanced-geometry svg:viewBox="0 0 4185 6145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15" draw:text-style-name="P2" draw:layer="layout" svg:width="0.357cm" svg:height="0.531cm" svg:x="24.878cm" svg:y="12.512cm">
              <text:p/>
              <draw:enhanced-geometry svg:viewBox="0 0 440 651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26" draw:text-style-name="P2" draw:layer="layout" svg:width="0.446cm" svg:height="0.138cm" svg:x="24.379cm" svg:y="15.54cm">
              <text:p/>
              <draw:enhanced-geometry svg:viewBox="0 0 550 167" draw:type="non-primitive" draw:enhanced-path="M 0 149  L 44 157  L 94 163  L 148 166  L 205 167  L 263 163  L 320 154  L 376 139  L 428 116  L 475 87  L 516 48  L 550 0  N"/>
            </draw:custom-shape>
            <draw:custom-shape draw:style-name="gr26" draw:text-style-name="P2" draw:layer="layout" svg:width="0.3cm" svg:height="0.244cm" svg:x="24.525cm" svg:y="15.54cm">
              <text:p/>
              <draw:enhanced-geometry svg:viewBox="0 0 372 300" draw:type="non-primitive" draw:enhanced-path="M 372 0  L 322 93  L 279 164  L 241 218  L 207 257  L 175 280  L 144 294  L 112 300  L 78 297  L 42 291  L 0 283  N"/>
            </draw:custom-shape>
            <draw:custom-shape draw:style-name="gr26" draw:text-style-name="P2" draw:layer="layout" svg:width="0.203cm" svg:height="0.085cm" svg:x="24.322cm" svg:y="15.687cm">
              <text:p/>
              <draw:enhanced-geometry svg:viewBox="0 0 252 103" draw:type="non-primitive" draw:enhanced-path="M 252 103  L 150 74  L 70 40  L 19 12  L 0 0  N"/>
            </draw:custom-shape>
            <draw:custom-shape draw:style-name="gr26" draw:text-style-name="P2" draw:layer="layout" svg:width="0.869cm" svg:height="0.13cm" svg:x="24.103cm" svg:y="15.264cm">
              <text:p/>
              <draw:enhanced-geometry svg:viewBox="0 0 1072 161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26" draw:text-style-name="P2" draw:layer="layout" svg:width="0.544cm" svg:height="0.186cm" svg:x="24.103cm" svg:y="15.382cm">
              <text:p/>
              <draw:enhanced-geometry svg:viewBox="0 0 669 228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26" draw:text-style-name="P2" draw:layer="layout" svg:width="0.276cm" svg:height="0.183cm" svg:x="24.647cm" svg:y="15.382cm">
              <text:p/>
              <draw:enhanced-geometry svg:viewBox="0 0 344 224" draw:type="non-primitive" draw:enhanced-path="M 0 224  L 58 203  L 121 166  L 186 123  L 247 79  L 297 40  L 332 11  L 344 0  N"/>
            </draw:custom-shape>
            <draw:custom-shape draw:style-name="gr26" draw:text-style-name="P2" draw:layer="layout" svg:width="0.251cm" svg:height="0.665cm" svg:x="23.344cm" svg:y="12.743cm">
              <text:p/>
              <draw:enhanced-geometry svg:viewBox="0 0 312 821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26" draw:text-style-name="P2" draw:layer="layout" svg:width="0.19cm" svg:height="0.535cm" svg:x="23.596cm" svg:y="12.207cm">
              <text:p/>
              <draw:enhanced-geometry svg:viewBox="0 0 237 656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26" draw:text-style-name="P2" draw:layer="layout" svg:width="0.312cm" svg:height="0.353cm" svg:x="23.981cm" svg:y="12.328cm">
              <text:p/>
              <draw:enhanced-geometry svg:viewBox="0 0 385 433" draw:type="non-primitive" draw:enhanced-path="M 385 0  L 332 52  L 278 109  L 224 167  L 173 223  L 126 278  L 84 328  L 50 371  L 23 403  L 6 425  L 0 433  N"/>
            </draw:custom-shape>
            <draw:custom-shape draw:style-name="gr26" draw:text-style-name="P2" draw:layer="layout" svg:width="0.276cm" svg:height="0.409cm" svg:x="23.705cm" svg:y="12.682cm">
              <text:p/>
              <draw:enhanced-geometry svg:viewBox="0 0 344 507" draw:type="non-primitive" draw:enhanced-path="M 344 0  L 312 84  L 279 158  L 246 224  L 214 282  L 181 331  L 150 374  L 119 411  L 89 442  L 58 467  L 29 489  L 0 507  N"/>
            </draw:custom-shape>
            <draw:custom-shape draw:style-name="gr26" draw:text-style-name="P2" draw:layer="layout" svg:width="0.673cm" svg:height="0.921cm" svg:x="23.742cm" svg:y="12.389cm">
              <text:p/>
              <draw:enhanced-geometry svg:viewBox="0 0 831 1134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26" draw:text-style-name="P2" draw:layer="layout" svg:width="0.917cm" svg:height="0.751cm" svg:x="22.824cm" svg:y="13.311cm">
              <text:p/>
              <draw:enhanced-geometry svg:viewBox="0 0 1132 925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26" draw:text-style-name="P2" draw:layer="layout" svg:width="0.06cm" svg:height="0.763cm" svg:x="22.942cm" svg:y="11.59cm">
              <text:p/>
              <draw:enhanced-geometry svg:viewBox="0 0 74 942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26" draw:text-style-name="P2" draw:layer="layout" svg:width="0.06cm" svg:height="0.459cm" svg:x="22.954cm" svg:y="11.131cm">
              <text:p/>
              <draw:enhanced-geometry svg:viewBox="0 0 71 566" draw:type="non-primitive" draw:enhanced-path="M 59 566  L 68 496  L 71 422  L 66 346  L 57 271  L 47 200  L 33 135  L 21 80  L 11 38  L 3 9  L 0 0  N"/>
            </draw:custom-shape>
            <draw:custom-shape draw:style-name="gr26" draw:text-style-name="P2" draw:layer="layout" svg:width="0.227cm" svg:height="1.064cm" svg:x="22.727cm" svg:y="11.131cm">
              <text:p/>
              <draw:enhanced-geometry svg:viewBox="0 0 282 1313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26" draw:text-style-name="P2" draw:layer="layout" svg:width="0.121cm" svg:height="0.41cm" svg:x="23.198cm" svg:y="11.447cm">
              <text:p/>
              <draw:enhanced-geometry svg:viewBox="0 0 148 507" draw:type="non-primitive" draw:enhanced-path="M 148 0  L 141 56  L 129 117  L 113 181  L 95 244  L 76 306  L 55 366  L 35 421  L 17 468  L 0 507  N"/>
            </draw:custom-shape>
            <draw:custom-shape draw:style-name="gr26" draw:text-style-name="P2" draw:layer="layout" svg:width="0.255cm" svg:height="0.58cm" svg:x="22.942cm" svg:y="11.858cm">
              <text:p/>
              <draw:enhanced-geometry svg:viewBox="0 0 313 715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26" draw:text-style-name="P2" draw:layer="layout" svg:width="0.146cm" svg:height="0.799cm" svg:x="22.942cm" svg:y="11.639cm">
              <text:p/>
              <draw:enhanced-geometry svg:viewBox="0 0 179 985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26" draw:text-style-name="P2" draw:layer="layout" svg:width="0.048cm" svg:height="0.373cm" svg:x="23.088cm" svg:y="11.265cm">
              <text:p/>
              <draw:enhanced-geometry svg:viewBox="0 0 59 463" draw:type="non-primitive" draw:enhanced-path="M 0 463  L 20 409  L 34 341  L 45 264  L 52 187  L 56 115  L 58 56  L 59 15  L 59 0  N"/>
            </draw:custom-shape>
            <draw:custom-shape draw:style-name="gr26" draw:text-style-name="P2" draw:layer="layout" svg:width="0.336cm" svg:height="0.36cm" svg:x="23.283cm" svg:y="12.065cm">
              <text:p/>
              <draw:enhanced-geometry svg:viewBox="0 0 417 448" draw:type="non-primitive" draw:enhanced-path="M 417 0  L 347 44  L 283 94  L 225 147  L 173 202  L 128 255  L 89 306  L 58 352  L 33 391  L 15 421  L 3 441  L 0 448  N"/>
            </draw:custom-shape>
            <draw:custom-shape draw:style-name="gr26" draw:text-style-name="P2" draw:layer="layout" svg:width="0.243cm" svg:height="0.207cm" svg:x="23.04cm" svg:y="12.426cm">
              <text:p/>
              <draw:enhanced-geometry svg:viewBox="0 0 298 254" draw:type="non-primitive" draw:enhanced-path="M 298 0  L 226 33  L 161 76  L 107 125  L 61 172  L 29 214  L 7 244  L 0 254  N"/>
            </draw:custom-shape>
            <draw:custom-shape draw:style-name="gr26" draw:text-style-name="P2" draw:layer="layout" svg:width="0.34cm" svg:height="0.726cm" svg:x="23.04cm" svg:y="11.907cm">
              <text:p/>
              <draw:enhanced-geometry svg:viewBox="0 0 418 895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26" draw:text-style-name="P2" draw:layer="layout" svg:width="0.454cm" svg:height="0.47cm" svg:x="24.371cm" svg:y="14.465cm">
              <text:p/>
              <draw:enhanced-geometry svg:viewBox="0 0 564 582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26" draw:text-style-name="P2" draw:layer="layout" svg:width="0.114cm" svg:height="1.202cm" svg:x="24.826cm" svg:y="13.262cm">
              <text:p/>
              <draw:enhanced-geometry svg:viewBox="0 0 139 1476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26" draw:text-style-name="P2" draw:layer="layout" svg:width="0.134cm" svg:height="1.115cm" svg:x="24.777cm" svg:y="12.146cm">
              <text:p/>
              <draw:enhanced-geometry svg:viewBox="0 0 167 1375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26" draw:text-style-name="P2" draw:layer="layout" svg:width="0.178cm" svg:height="0.267cm" svg:x="24.659cm" svg:y="12.109cm">
              <text:p/>
              <draw:enhanced-geometry svg:viewBox="0 0 221 331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26" draw:text-style-name="P2" draw:layer="layout" svg:width="0.008cm" svg:height="0.451cm" svg:x="24.651cm" svg:y="12.377cm">
              <text:p/>
              <draw:enhanced-geometry svg:viewBox="0 0 7 552" draw:type="non-primitive" draw:enhanced-path="M 7 0  L 2 42  L 0 106  L 0 183  L 0 268  L 1 351  L 4 428  L 5 493  L 6 536  L 7 552  N"/>
            </draw:custom-shape>
            <draw:custom-shape draw:style-name="gr26" draw:text-style-name="P2" draw:layer="layout" svg:width="0.126cm" svg:height="0.727cm" svg:x="24.606cm" svg:y="12.101cm">
              <text:p/>
              <draw:enhanced-geometry svg:viewBox="0 0 151 896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26" draw:text-style-name="P2" draw:layer="layout" svg:width="0.227cm" svg:height="1.007cm" svg:x="24.505cm" svg:y="12.101cm">
              <text:p/>
              <draw:enhanced-geometry svg:viewBox="0 0 279 1240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26" draw:text-style-name="P2" draw:layer="layout" svg:width="0.057cm" svg:height="0.706cm" svg:x="24.456cm" svg:y="12.402cm">
              <text:p/>
              <draw:enhanced-geometry svg:viewBox="0 0 73 867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26" draw:text-style-name="P2" draw:layer="layout" svg:width="0.267cm" svg:height="0.373cm" svg:x="24.465cm" svg:y="12.028cm">
              <text:p/>
              <draw:enhanced-geometry svg:viewBox="0 0 328 462" draw:type="non-primitive" draw:enhanced-path="M 0 462  L 17 428  L 47 380  L 85 324  L 129 261  L 176 198  L 222 137  L 264 83  L 297 40  L 320 10  L 328 0  N"/>
            </draw:custom-shape>
            <draw:custom-shape draw:style-name="gr26" draw:text-style-name="P2" draw:layer="layout" svg:width="0.884cm" svg:height="0.32cm" svg:x="23.811cm" svg:y="11.968cm">
              <text:p/>
              <draw:enhanced-geometry svg:viewBox="0 0 1086 396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26" draw:text-style-name="P2" draw:layer="layout" svg:width="0.17cm" svg:height="0.219cm" svg:x="25.406cm" svg:y="13.117cm">
              <text:p/>
              <draw:enhanced-geometry svg:viewBox="0 0 210 274" draw:type="non-primitive" draw:enhanced-path="M 210 274  L 176 196  L 149 130  L 127 77  L 104 37  L 78 11  L 44 0  L 0 4  N"/>
            </draw:custom-shape>
            <draw:custom-shape draw:style-name="gr26" draw:text-style-name="P2" draw:layer="layout" svg:width="0.191cm" svg:height="0.085cm" svg:x="25.215cm" svg:y="13.031cm">
              <text:p/>
              <draw:enhanced-geometry svg:viewBox="0 0 236 105" draw:type="non-primitive" draw:enhanced-path="M 236 105  L 149 101  L 73 63  L 20 20  L 0 0  N"/>
            </draw:custom-shape>
            <draw:custom-shape draw:style-name="gr26" draw:text-style-name="P2" draw:layer="layout" svg:width="0.361cm" svg:height="0.908cm" svg:x="24.947cm" svg:y="13.214cm">
              <text:p/>
              <draw:enhanced-geometry svg:viewBox="0 0 447 1118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26" draw:text-style-name="P2" draw:layer="layout" svg:width="0.219cm" svg:height="0.364cm" svg:x="24.947cm" svg:y="13.214cm">
              <text:p/>
              <draw:enhanced-geometry svg:viewBox="0 0 270 448" draw:type="non-primitive" draw:enhanced-path="M 0 0  L 48 68  L 86 130  L 116 188  L 138 239  L 158 285  L 176 327  L 193 364  L 213 396  L 238 423  L 270 448  N"/>
            </draw:custom-shape>
            <draw:custom-shape draw:style-name="gr26" draw:text-style-name="P2" draw:layer="layout" svg:width="0.24cm" svg:height="0.434cm" svg:x="25.166cm" svg:y="13.579cm">
              <text:p/>
              <draw:enhanced-geometry svg:viewBox="0 0 295 536" draw:type="non-primitive" draw:enhanced-path="M 0 0  L 31 25  L 62 59  L 92 101  L 122 149  L 150 202  L 177 257  L 203 315  L 228 373  L 252 430  L 275 485  L 295 536  N"/>
            </draw:custom-shape>
            <draw:custom-shape draw:style-name="gr27" draw:text-style-name="P2" draw:layer="layout" svg:width="4.376cm" svg:height="3.228cm" svg:x="21.387cm" svg:y="9.791cm">
              <text:p/>
              <draw:enhanced-geometry svg:viewBox="0 0 5391 3976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28" draw:text-style-name="P2" draw:layer="layout" svg:width="0.726cm" svg:height="0.731cm" svg:x="23.924cm" svg:y="11.456cm">
              <text:p/>
              <draw:enhanced-geometry svg:viewBox="0 0 899 900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29" draw:text-style-name="P2" draw:layer="layout" svg:width="0.637cm" svg:height="0.499cm" svg:x="23.924cm" svg:y="11.456cm">
              <text:p/>
              <draw:enhanced-geometry svg:viewBox="0 0 787 614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28" draw:text-style-name="P2" draw:layer="layout" svg:width="1.051cm" svg:height="1.092cm" svg:x="21.85cm" svg:y="10.77cm">
              <text:p/>
              <draw:enhanced-geometry svg:viewBox="0 0 1298 1344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30" draw:text-style-name="P2" draw:layer="layout" svg:width="0.532cm" svg:height="0.207cm" svg:x="24.826cm" svg:y="10.433cm">
              <text:p/>
              <draw:enhanced-geometry svg:viewBox="0 0 657 255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28" draw:text-style-name="P2" draw:layer="layout" svg:width="1.741cm" svg:height="0.588cm" svg:x="21.626cm" svg:y="10.266cm">
              <text:p/>
              <draw:enhanced-geometry svg:viewBox="0 0 2145 728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28" draw:text-style-name="P2" draw:layer="layout" svg:width="0.69cm" svg:height="0.795cm" svg:x="24.549cm" svg:y="10.652cm">
              <text:p/>
              <draw:enhanced-geometry svg:viewBox="0 0 851 977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29" draw:text-style-name="P2" draw:layer="layout" svg:width="0.045cm" svg:height="0.462cm" svg:x="24.549cm" svg:y="10.985cm">
              <text:p/>
              <draw:enhanced-geometry svg:viewBox="0 0 57 567" draw:type="non-primitive" draw:enhanced-path="M 0 567  L 0 502  L 3 439  L 5 377  L 10 317  L 14 259  L 21 202  L 29 148  L 37 96  L 47 46  L 57 0  N"/>
            </draw:custom-shape>
            <draw:custom-shape draw:style-name="gr28" draw:text-style-name="P2" draw:layer="layout" svg:width="0.796cm" svg:height="1.644cm" svg:x="24.72cm" svg:y="11.171cm">
              <text:p/>
              <draw:enhanced-geometry svg:viewBox="0 0 982 2025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29" draw:text-style-name="P2" draw:layer="layout" svg:width="0.101cm" svg:height="0.313cm" svg:x="23.344cm" svg:y="10.932cm">
              <text:p/>
              <draw:enhanced-geometry svg:viewBox="0 0 125 386" draw:type="non-primitive" draw:enhanced-path="M 0 386  L 29 309  L 59 235  L 86 166  L 107 105  L 122 54  L 125 19  L 115 0  N"/>
            </draw:custom-shape>
            <draw:custom-shape draw:style-name="gr31" draw:text-style-name="P2" draw:layer="layout" svg:width="0.15cm" svg:height="0.104cm" svg:x="23.287cm" svg:y="10.827cm">
              <text:p/>
              <draw:enhanced-geometry svg:viewBox="0 0 185 128" draw:type="non-primitive" draw:enhanced-path="M 185 128  L 151 74  L 89 34  L 27 9  L 0 0  N"/>
            </draw:custom-shape>
            <draw:custom-shape draw:style-name="gr31" draw:text-style-name="P2" draw:layer="layout" svg:width="0.442cm" svg:height="0.06cm" svg:x="23.616cm" svg:y="10.871cm">
              <text:p/>
              <draw:enhanced-geometry svg:viewBox="0 0 547 73" draw:type="non-primitive" draw:enhanced-path="M 0 31  L 75 15  L 148 5  L 217 0  L 280 1  L 340 6  L 394 15  L 443 26  L 485 40  L 520 56  L 547 73  N"/>
            </draw:custom-shape>
            <draw:custom-shape draw:style-name="gr32" draw:text-style-name="P2" draw:layer="layout" svg:width="0.34cm" svg:height="0.102cm" svg:x="23.636cm" svg:y="10.944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8" draw:text-style-name="P2" draw:layer="layout" svg:width="0.34cm" svg:height="0.102cm" svg:x="23.636cm" svg:y="10.944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29" draw:text-style-name="P2" draw:layer="layout" svg:width="0.141cm" svg:height="0.007cm" svg:x="23.446cm" svg:y="11.679cm">
              <text:p/>
              <draw:enhanced-geometry svg:viewBox="0 0 172 14" draw:type="non-primitive" draw:enhanced-path="M 172 14  L 92 11  L 27 3  L 0 0  N"/>
            </draw:custom-shape>
            <draw:custom-shape draw:style-name="gr29" draw:text-style-name="P2" draw:layer="layout" svg:width="0.235cm" svg:height="0.008cm" svg:x="23.441cm" svg:y="11.573cm">
              <text:p/>
              <draw:enhanced-geometry svg:viewBox="0 0 291 11" draw:type="non-primitive" draw:enhanced-path="M 0 0  L 81 10  L 176 11  L 257 9  L 291 8  N"/>
            </draw:custom-shape>
            <draw:custom-shape draw:style-name="gr29" draw:text-style-name="P2" draw:layer="layout" svg:width="0.092cm" svg:height="0.016cm" svg:x="23.437cm" svg:y="11.395cm">
              <text:p/>
              <draw:enhanced-geometry svg:viewBox="0 0 114 21" draw:type="non-primitive" draw:enhanced-path="M 114 21  L 68 0  L 22 7  L 0 15  N"/>
            </draw:custom-shape>
            <draw:custom-shape draw:style-name="gr29" draw:text-style-name="P2" draw:layer="layout" svg:width="0.077cm" svg:height="0.105cm" svg:x="23.539cm" svg:y="11.317cm">
              <text:p/>
              <draw:enhanced-geometry svg:viewBox="0 0 94 128" draw:type="non-primitive" draw:enhanced-path="M 0 0  L 69 33  L 94 76  L 58 128  N"/>
            </draw:custom-shape>
            <draw:custom-shape draw:style-name="gr29" draw:text-style-name="P2" draw:layer="layout" svg:width="0.162cm" svg:height="0.202cm" svg:x="23.636cm" svg:y="11.314cm">
              <text:p/>
              <draw:enhanced-geometry svg:viewBox="0 0 200 249" draw:type="non-primitive" draw:enhanced-path="M 0 0  L 63 39  L 121 92  L 166 151  L 196 207  L 200 249  N"/>
            </draw:custom-shape>
            <draw:custom-shape draw:style-name="gr29" draw:text-style-name="P2" draw:layer="layout" svg:width="0.084cm" svg:height="0.211cm" svg:x="23.713cm" svg:y="11.516cm">
              <text:p/>
              <draw:enhanced-geometry svg:viewBox="0 0 107 263" draw:type="non-primitive" draw:enhanced-path="M 107 0  L 83 64  L 47 152  L 14 230  L 0 263  N"/>
            </draw:custom-shape>
            <draw:custom-shape draw:style-name="gr33" draw:text-style-name="P2" draw:layer="layout" svg:width="1.927cm" svg:height="1.319cm" svg:x="23.247cm" svg:y="9.702cm">
              <text:p/>
              <draw:enhanced-geometry svg:viewBox="0 0 2374 1625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32" draw:text-style-name="P2" draw:layer="layout" svg:width="0.089cm" svg:height="0.113cm" svg:x="23.348cm" svg:y="10.92cm">
              <text:p/>
              <draw:enhanced-geometry svg:viewBox="0 0 107 141" draw:type="non-primitive" draw:enhanced-path="M 13 141  L 99 128  L 107 63  L 0 0  L 13 141  L 13 141  Z N"/>
            </draw:custom-shape>
            <draw:custom-shape draw:style-name="gr8" draw:text-style-name="P2" draw:layer="layout" svg:width="0.089cm" svg:height="0.113cm" svg:x="23.348cm" svg:y="10.92cm">
              <text:p/>
              <draw:enhanced-geometry svg:viewBox="0 0 107 141" draw:type="non-primitive" draw:enhanced-path="M 13 141  L 99 128  L 107 63  L 0 0  L 13 141  L 13 141  N"/>
            </draw:custom-shape>
            <draw:custom-shape draw:style-name="gr23" draw:text-style-name="P2" draw:layer="layout" svg:width="0.97cm" svg:height="1.489cm" svg:x="23.53cm" svg:y="15.098cm">
              <text:p/>
              <draw:enhanced-geometry svg:viewBox="0 0 1196 1834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34" draw:text-style-name="P2" draw:layer="layout" svg:width="5.866cm" svg:height="4.502cm" svg:x="18.55cm" svg:y="12.625cm">
              <text:p/>
              <draw:enhanced-geometry svg:viewBox="0 0 7225 5543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35" draw:text-style-name="P2" draw:layer="layout" svg:width="0.126cm" svg:height="0.198cm" svg:x="23.571cm" svg:y="15.082cm">
              <text:p/>
              <draw:enhanced-geometry svg:viewBox="0 0 156 247" draw:type="non-primitive" draw:enhanced-path="M 0 0  L 53 71  L 100 138  L 135 198  L 156 247  N"/>
            </draw:custom-shape>
            <draw:custom-shape draw:style-name="gr35" draw:text-style-name="P2" draw:layer="layout" svg:width="0.247cm" svg:height="0.365cm" svg:x="23.697cm" svg:y="15.281cm">
              <text:p/>
              <draw:enhanced-geometry svg:viewBox="0 0 307 451" draw:type="non-primitive" draw:enhanced-path="M 0 0  L 15 37  L 39 75  L 68 115  L 102 155  L 140 200  L 178 245  L 216 292  L 252 343  L 282 395  L 307 451  N"/>
            </draw:custom-shape>
            <draw:custom-shape draw:style-name="gr35" draw:text-style-name="P2" draw:layer="layout" svg:width="0.252cm" svg:height="0.653cm" svg:x="23.945cm" svg:y="15.646cm">
              <text:p/>
              <draw:enhanced-geometry svg:viewBox="0 0 308 806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35" draw:text-style-name="P2" draw:layer="layout" svg:width="0.219cm" svg:height="0.202cm" svg:x="24.197cm" svg:y="16.3cm">
              <text:p/>
              <draw:enhanced-geometry svg:viewBox="0 0 270 248" draw:type="non-primitive" draw:enhanced-path="M 0 0  L 80 46  L 148 100  L 201 154  L 238 201  L 262 235  L 270 248  N"/>
            </draw:custom-shape>
            <draw:custom-shape draw:style-name="gr35" draw:text-style-name="P2" draw:layer="layout" svg:width="0.479cm" svg:height="0.97cm" svg:x="21.716cm" svg:y="15.983cm">
              <text:p/>
              <draw:enhanced-geometry svg:viewBox="0 0 589 1195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35" draw:text-style-name="P2" draw:layer="layout" svg:width="0.372cm" svg:height="0.836cm" svg:x="21.343cm" svg:y="15.147cm">
              <text:p/>
              <draw:enhanced-geometry svg:viewBox="0 0 458 1029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35" draw:text-style-name="P2" draw:layer="layout" svg:width="0.621cm" svg:height="0.645cm" svg:x="20.722cm" svg:y="15.147cm">
              <text:p/>
              <draw:enhanced-geometry svg:viewBox="0 0 768 793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23" draw:text-style-name="P2" draw:layer="layout" svg:width="2.171cm" svg:height="3.009cm" svg:x="18.959cm" svg:y="13.1cm">
              <text:p/>
              <draw:enhanced-geometry svg:viewBox="0 0 2677 3703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35" draw:text-style-name="P2" draw:layer="layout" svg:width="0.523cm" svg:height="0.471cm" svg:x="20.607cm" svg:y="13.1cm">
              <text:p/>
              <draw:enhanced-geometry svg:viewBox="0 0 648 579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35" draw:text-style-name="P2" draw:layer="layout" svg:width="0.413cm" svg:height="0.689cm" svg:x="20.194cm" svg:y="13.572cm">
              <text:p/>
              <draw:enhanced-geometry svg:viewBox="0 0 508 850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35" draw:text-style-name="P2" draw:layer="layout" svg:width="0.459cm" svg:height="0.722cm" svg:x="19.735cm" svg:y="14.261cm">
              <text:p/>
              <draw:enhanced-geometry svg:viewBox="0 0 565 888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35" draw:text-style-name="P2" draw:layer="layout" svg:width="0.259cm" svg:height="0.527cm" svg:x="19.475cm" svg:y="14.984cm">
              <text:p/>
              <draw:enhanced-geometry svg:viewBox="0 0 319 651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35" draw:text-style-name="P2" draw:layer="layout" svg:width="0.219cm" svg:height="0.247cm" svg:x="19.256cm" svg:y="15.512cm">
              <text:p/>
              <draw:enhanced-geometry svg:viewBox="0 0 270 307" draw:type="non-primitive" draw:enhanced-path="M 270 0  L 241 65  L 206 118  L 165 164  L 122 203  L 79 238  L 37 272  L 0 307  N"/>
            </draw:custom-shape>
            <draw:custom-shape draw:style-name="gr35" draw:text-style-name="P2" draw:layer="layout" svg:width="0.162cm" svg:height="0.349cm" svg:x="19.094cm" svg:y="15.759cm">
              <text:p/>
              <draw:enhanced-geometry svg:viewBox="0 0 200 428" draw:type="non-primitive" draw:enhanced-path="M 200 0  L 168 42  L 134 102  L 100 172  L 69 245  L 42 315  L 19 373  L 5 412  L 0 428  N"/>
            </draw:custom-shape>
            <draw:custom-shape draw:style-name="gr36" draw:text-style-name="P2" draw:layer="layout" svg:width="3.283cm" svg:height="2.057cm" svg:x="20.701cm" svg:y="13.722cm">
              <text:p/>
              <draw:enhanced-geometry svg:viewBox="0 0 4042 2535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37" draw:text-style-name="P2" draw:layer="layout" svg:width="0.373cm" svg:height="0.279cm" svg:x="23.993cm" svg:y="15.569cm">
              <text:p/>
              <draw:enhanced-geometry svg:viewBox="0 0 459 343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35" draw:text-style-name="P2" draw:layer="layout" svg:width="0.394cm" svg:height="0.304cm" svg:x="23.677cm" svg:y="15.244cm">
              <text:p/>
              <draw:enhanced-geometry svg:viewBox="0 0 483 377" draw:type="non-primitive" draw:enhanced-path="M 0 0  L 86 44  L 164 87  L 234 130  L 296 171  L 349 210  L 395 246  L 430 280  L 457 309  L 475 336  L 483 359  L 482 377  N"/>
            </draw:custom-shape>
            <draw:custom-shape draw:style-name="gr35" draw:text-style-name="P2" draw:layer="layout" svg:width="0.154cm" svg:height="0.117cm" svg:x="23.916cm" svg:y="15.447cm">
              <text:p/>
              <draw:enhanced-geometry svg:viewBox="0 0 189 148" draw:type="non-primitive" draw:enhanced-path="M 189 129  L 169 148  L 139 137  L 100 104  L 53 55  L 0 0  N"/>
            </draw:custom-shape>
            <draw:custom-shape draw:style-name="gr35" draw:text-style-name="P2" draw:layer="layout" svg:width="0.198cm" svg:height="0.138cm" svg:x="23.717cm" svg:y="15.309cm">
              <text:p/>
              <draw:enhanced-geometry svg:viewBox="0 0 246 166" draw:type="non-primitive" draw:enhanced-path="M 246 166  L 168 99  L 87 47  L 25 12  L 0 0  N"/>
            </draw:custom-shape>
            <draw:custom-shape draw:style-name="gr35" draw:text-style-name="P2" draw:layer="layout" svg:width="0.267cm" svg:height="0.357cm" svg:x="23.965cm" svg:y="16.048cm">
              <text:p/>
              <draw:enhanced-geometry svg:viewBox="0 0 330 439" draw:type="non-primitive" draw:enhanced-path="M 330 439  L 295 399  L 253 353  L 208 301  L 161 246  L 116 191  L 75 137  L 40 86  L 14 39  L 0 0  N"/>
            </draw:custom-shape>
            <draw:custom-shape draw:style-name="gr35" draw:text-style-name="P2" draw:layer="layout" svg:width="0.069cm" svg:height="0.105cm" svg:x="23.896cm" svg:y="15.955cm">
              <text:p/>
              <draw:enhanced-geometry svg:viewBox="0 0 83 130" draw:type="non-primitive" draw:enhanced-path="M 83 117  L 71 78  L 55 43  L 38 16  L 21 1  L 8 0  L 0 19  L 1 61  L 12 130  N"/>
            </draw:custom-shape>
            <draw:custom-shape draw:style-name="gr35" draw:text-style-name="P2" draw:layer="layout" svg:width="0.24cm" svg:height="0.393cm" svg:x="23.908cm" svg:y="16.06cm">
              <text:p/>
              <draw:enhanced-geometry svg:viewBox="0 0 296 486" draw:type="non-primitive" draw:enhanced-path="M 0 0  L 14 61  L 30 119  L 49 176  L 69 230  L 92 281  L 118 327  L 146 370  L 179 408  L 214 439  L 254 465  L 296 486  N"/>
            </draw:custom-shape>
            <draw:custom-shape draw:style-name="gr35" draw:text-style-name="P2" draw:layer="layout" svg:width="0.357cm" svg:height="0.044cm" svg:x="23.945cm" svg:y="16.568cm">
              <text:p/>
              <draw:enhanced-geometry svg:viewBox="0 0 437 54" draw:type="non-primitive" draw:enhanced-path="M 437 0  L 367 23  L 296 40  L 230 50  L 165 54  L 104 51  L 50 42  L 0 25  N"/>
            </draw:custom-shape>
            <draw:custom-shape draw:style-name="gr35" draw:text-style-name="P2" draw:layer="layout" svg:width="0.173cm" svg:height="0.227cm" svg:x="24.177cm" svg:y="15.609cm">
              <text:p/>
              <draw:enhanced-geometry svg:viewBox="0 0 214 284" draw:type="non-primitive" draw:enhanced-path="M 0 0  L 68 59  L 119 110  L 156 155  L 182 197  L 200 239  L 214 284  N"/>
            </draw:custom-shape>
            <draw:custom-shape draw:style-name="gr35" draw:text-style-name="P2" draw:layer="layout" svg:width="0.024cm" svg:height="0.385cm" svg:x="24.351cm" svg:y="15.837cm">
              <text:p/>
              <draw:enhanced-geometry svg:viewBox="0 0 34 473" draw:type="non-primitive" draw:enhanced-path="M 0 0  L 8 48  L 14 115  L 20 192  L 25 273  L 29 349  L 31 414  L 32 458  L 34 473  N"/>
            </draw:custom-shape>
            <draw:custom-shape draw:style-name="gr35" draw:text-style-name="P2" draw:layer="layout" svg:width="0.097cm" svg:height="0.531cm" svg:x="21.992cm" svg:y="14.156cm">
              <text:p/>
              <draw:enhanced-geometry svg:viewBox="0 0 119 651" draw:type="non-primitive" draw:enhanced-path="M 0 0  L 23 33  L 45 74  L 63 120  L 79 171  L 92 227  L 103 286  L 111 346  L 117 408  L 119 470  L 119 532  L 115 592  L 108 651  N"/>
            </draw:custom-shape>
            <draw:custom-shape draw:style-name="gr35" draw:text-style-name="P2" draw:layer="layout" svg:width="0.097cm" svg:height="1.266cm" svg:x="21.984cm" svg:y="14.688cm">
              <text:p/>
              <draw:enhanced-geometry svg:viewBox="0 0 120 1561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35" draw:text-style-name="P2" draw:layer="layout" svg:width="0.239cm" svg:height="1.007cm" svg:x="20.701cm" svg:y="13.794cm">
              <text:p/>
              <draw:enhanced-geometry svg:viewBox="0 0 294 1241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35" draw:text-style-name="P2" draw:layer="layout" svg:width="0.085cm" svg:height="0.43cm" svg:x="20.616cm" svg:y="14.802cm">
              <text:p/>
              <draw:enhanced-geometry svg:viewBox="0 0 107 533" draw:type="non-primitive" draw:enhanced-path="M 107 0  L 93 53  L 78 121  L 63 196  L 47 276  L 32 354  L 20 424  L 9 481  L 3 518  L 0 533  N"/>
            </draw:custom-shape>
            <draw:custom-shape draw:style-name="gr35" draw:text-style-name="P2" draw:layer="layout" svg:width="0.057cm" svg:height="0.508cm" svg:x="19.881cm" svg:y="15.877cm">
              <text:p/>
              <draw:enhanced-geometry svg:viewBox="0 0 73 626" draw:type="non-primitive" draw:enhanced-path="M 0 626  L 10 571  L 22 517  L 33 462  L 44 406  L 54 351  L 62 294  L 69 238  L 73 180  L 71 121  L 67 61  L 57 0  N"/>
            </draw:custom-shape>
            <draw:custom-shape draw:style-name="gr35" draw:text-style-name="P2" draw:layer="layout" svg:width="0.341cm" svg:height="1.112cm" svg:x="19.922cm" svg:y="14.765cm">
              <text:p/>
              <draw:enhanced-geometry svg:viewBox="0 0 418 1372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35" draw:text-style-name="P2" draw:layer="layout" svg:width="0.21cm" svg:height="0.495cm" svg:x="20.442cm" svg:y="13.612cm">
              <text:p/>
              <draw:enhanced-geometry svg:viewBox="0 0 260 613" draw:type="non-primitive" draw:enhanced-path="M 260 0  L 252 32  L 242 61  L 228 92  L 211 122  L 192 157  L 171 197  L 146 242  L 120 295  L 92 358  L 63 430  L 33 515  L 0 613  N"/>
            </draw:custom-shape>
            <draw:custom-shape draw:style-name="gr35" draw:text-style-name="P2" draw:layer="layout" svg:width="0.649cm" svg:height="1.441cm" svg:x="19.792cm" svg:y="14.107cm">
              <text:p/>
              <draw:enhanced-geometry svg:viewBox="0 0 801 1775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35" draw:text-style-name="P2" draw:layer="layout" svg:width="0.21cm" svg:height="0.56cm" svg:x="19.581cm" svg:y="15.548cm">
              <text:p/>
              <draw:enhanced-geometry svg:viewBox="0 0 262 688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35" draw:text-style-name="P2" draw:layer="layout" svg:width="0.097cm" svg:height="0.344cm" svg:x="19.487cm" svg:y="16.109cm">
              <text:p/>
              <draw:enhanced-geometry svg:viewBox="0 0 123 426" draw:type="non-primitive" draw:enhanced-path="M 118 0  L 123 107  L 122 193  L 115 258  L 102 310  L 84 349  L 61 378  L 33 403  L 0 426  N"/>
            </draw:custom-shape>
            <draw:custom-shape draw:style-name="gr35" draw:text-style-name="P2" draw:layer="layout" svg:width="0.048cm" svg:height="0.288cm" svg:x="19.487cm" svg:y="16.165cm">
              <text:p/>
              <draw:enhanced-geometry svg:viewBox="0 0 63 356" draw:type="non-primitive" draw:enhanced-path="M 0 356  L 22 300  L 43 237  L 58 169  L 63 102  L 56 44  L 36 0  N"/>
            </draw:custom-shape>
            <draw:custom-shape draw:style-name="gr35" draw:text-style-name="P2" draw:layer="layout" svg:width="0.114cm" svg:height="0.19cm" svg:x="20.222cm" svg:y="16.377cm">
              <text:p/>
              <draw:enhanced-geometry svg:viewBox="0 0 141 236" draw:type="non-primitive" draw:enhanced-path="M 0 236  L 64 167  L 110 119  L 136 83  L 141 47  L 119 0  N"/>
            </draw:custom-shape>
            <draw:custom-shape draw:style-name="gr35" draw:text-style-name="P2" draw:layer="layout" svg:width="0.089cm" svg:height="0.296cm" svg:x="20.307cm" svg:y="16.081cm">
              <text:p/>
              <draw:enhanced-geometry svg:viewBox="0 0 106 367" draw:type="non-primitive" draw:enhanced-path="M 13 367  L 0 317  L 5 253  L 24 183  L 50 115  L 78 56  L 98 16  L 106 0  N"/>
            </draw:custom-shape>
            <draw:custom-shape draw:style-name="gr35" draw:text-style-name="P2" draw:layer="layout" svg:width="0.178cm" svg:height="0.296cm" svg:x="20.218cm" svg:y="16.081cm">
              <text:p/>
              <draw:enhanced-geometry svg:viewBox="0 0 220 367" draw:type="non-primitive" draw:enhanced-path="M 220 0  L 159 69  L 108 125  L 66 173  L 34 215  L 13 252  L 1 287  L 0 326  L 8 367  N"/>
            </draw:custom-shape>
            <draw:custom-shape draw:style-name="gr35" draw:text-style-name="P2" draw:layer="layout" svg:width="0.198cm" svg:height="0.21cm" svg:x="20.023cm" svg:y="16.377cm">
              <text:p/>
              <draw:enhanced-geometry svg:viewBox="0 0 248 261" draw:type="non-primitive" draw:enhanced-path="M 248 0  L 246 52  L 215 104  L 166 152  L 109 195  L 56 230  L 16 253  L 0 261  N"/>
            </draw:custom-shape>
            <draw:custom-shape draw:style-name="gr35" draw:text-style-name="P2" draw:layer="layout" svg:width="0.104cm" svg:height="0.511cm" svg:x="19.609cm" svg:y="16.04cm">
              <text:p/>
              <draw:enhanced-geometry svg:viewBox="0 0 131 628" draw:type="non-primitive" draw:enhanced-path="M 0 628  L 28 576  L 51 513  L 71 442  L 88 367  L 100 290  L 110 215  L 118 147  L 124 89  L 128 42  L 131 12  L 131 0  N"/>
            </draw:custom-shape>
            <draw:custom-shape draw:style-name="gr35" draw:text-style-name="P2" draw:layer="layout" svg:width="0.085cm" svg:height="0.527cm" svg:x="19.686cm" svg:y="16.04cm">
              <text:p/>
              <draw:enhanced-geometry svg:viewBox="0 0 105 651" draw:type="non-primitive" draw:enhanced-path="M 34 0  L 60 57  L 80 115  L 94 173  L 101 233  L 105 292  L 104 351  L 97 407  L 88 460  L 74 508  L 58 554  L 40 592  L 21 625  L 0 651  N"/>
            </draw:custom-shape>
            <draw:custom-shape draw:style-name="gr35" draw:text-style-name="P2" draw:layer="layout" svg:width="0.117cm" svg:height="0.259cm" svg:x="19.357cm" svg:y="16.109cm">
              <text:p/>
              <draw:enhanced-geometry svg:viewBox="0 0 146 318" draw:type="non-primitive" draw:enhanced-path="M 146 0  L 81 23  L 37 58  L 11 103  L 0 152  L 0 200  L 7 246  L 16 283  L 25 309  L 29 318  N"/>
            </draw:custom-shape>
            <draw:custom-shape draw:style-name="gr35" draw:text-style-name="P2" draw:layer="layout" svg:width="0.092cm" svg:height="0.259cm" svg:x="19.382cm" svg:y="16.109cm">
              <text:p/>
              <draw:enhanced-geometry svg:viewBox="0 0 117 318" draw:type="non-primitive" draw:enhanced-path="M 0 318  L 21 231  L 52 145  L 83 71  L 108 19  L 117 0  N"/>
            </draw:custom-shape>
            <draw:custom-shape draw:style-name="gr35" draw:text-style-name="P2" draw:layer="layout" svg:width="0.073cm" svg:height="0.21cm" svg:x="19.231cm" svg:y="16.069cm">
              <text:p/>
              <draw:enhanced-geometry svg:viewBox="0 0 88 261" draw:type="non-primitive" draw:enhanced-path="M 52 261  L 28 221  L 11 195  L 1 178  L 0 162  L 6 143  L 22 114  L 49 68  L 88 0  N"/>
            </draw:custom-shape>
            <draw:custom-shape draw:style-name="gr35" draw:text-style-name="P2" draw:layer="layout" svg:width="0.267cm" svg:height="0.508cm" svg:x="19.305cm" svg:y="15.56cm">
              <text:p/>
              <draw:enhanced-geometry svg:viewBox="0 0 330 627" draw:type="non-primitive" draw:enhanced-path="M 0 627  L 30 574  L 62 520  L 94 465  L 125 409  L 157 355  L 188 300  L 217 247  L 244 194  L 270 143  L 293 93  L 313 46  L 330 0  N"/>
            </draw:custom-shape>
            <draw:custom-shape draw:style-name="gr35" draw:text-style-name="P2" draw:layer="layout" svg:width="0.182cm" svg:height="0.421cm" svg:x="19.573cm" svg:y="15.139cm">
              <text:p/>
              <draw:enhanced-geometry svg:viewBox="0 0 223 521" draw:type="non-primitive" draw:enhanced-path="M 0 521  L 23 456  L 52 383  L 84 308  L 118 231  L 150 159  L 179 96  L 202 45  L 217 12  L 223 0  N"/>
            </draw:custom-shape>
            <draw:custom-shape draw:style-name="gr35" draw:text-style-name="P2" draw:layer="layout" svg:width="0.048cm" svg:height="0.231cm" svg:x="20.681cm" svg:y="13.198cm">
              <text:p/>
              <draw:enhanced-geometry svg:viewBox="0 0 60 284" draw:type="non-primitive" draw:enhanced-path="M 60 284  L 20 199  L 3 106  L 0 30  L 1 0  N"/>
            </draw:custom-shape>
            <draw:custom-shape draw:style-name="gr35" draw:text-style-name="P2" draw:layer="layout" svg:width="0.032cm" svg:height="0.24cm" svg:x="20.547cm" svg:y="13.351cm">
              <text:p/>
              <draw:enhanced-geometry svg:viewBox="0 0 36 295" draw:type="non-primitive" draw:enhanced-path="M 36 295  L 16 205  L 4 107  L 1 31  L 0 0  N"/>
            </draw:custom-shape>
            <draw:custom-shape draw:style-name="gr35" draw:text-style-name="P2" draw:layer="layout" svg:width="0.036cm" svg:height="0.686cm" svg:x="20.376cm" svg:y="13.262cm">
              <text:p/>
              <draw:enhanced-geometry svg:viewBox="0 0 44 841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35" draw:text-style-name="P2" draw:layer="layout" svg:width="0.065cm" svg:height="0.576cm" svg:x="20.043cm" svg:y="13.746cm">
              <text:p/>
              <draw:enhanced-geometry svg:viewBox="0 0 79 710" draw:type="non-primitive" draw:enhanced-path="M 31 710  L 14 655  L 4 594  L 0 526  L 1 455  L 6 383  L 15 311  L 26 241  L 38 177  L 51 119  L 61 70  L 71 33  L 77 9  L 79 0  N"/>
            </draw:custom-shape>
            <draw:custom-shape draw:style-name="gr35" draw:text-style-name="P2" draw:layer="layout" svg:width="0.21cm" svg:height="0.824cm" svg:x="19.678cm" svg:y="14.188cm">
              <text:p/>
              <draw:enhanced-geometry svg:viewBox="0 0 259 1016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35" draw:text-style-name="P2" draw:layer="layout" svg:width="0.048cm" svg:height="0.385cm" svg:x="19.446cm" svg:y="15.07cm">
              <text:p/>
              <draw:enhanced-geometry svg:viewBox="0 0 60 473" draw:type="non-primitive" draw:enhanced-path="M 60 0  L 44 116  L 31 214  L 21 296  L 13 361  L 7 411  L 4 446  L 1 467  L 0 473  N"/>
            </draw:custom-shape>
            <draw:custom-shape draw:style-name="gr35" draw:text-style-name="P2" draw:layer="layout" svg:width="0.276cm" svg:height="0.276cm" svg:x="19.17cm" svg:y="15.455cm">
              <text:p/>
              <draw:enhanced-geometry svg:viewBox="0 0 340 343" draw:type="non-primitive" draw:enhanced-path="M 340 0  L 269 73  L 203 138  L 144 197  L 95 247  L 54 288  L 25 318  L 5 338  L 0 343  N"/>
            </draw:custom-shape>
            <draw:custom-shape draw:style-name="gr35" draw:text-style-name="P2" draw:layer="layout" svg:width="0.141cm" svg:height="0.251cm" svg:x="19.029cm" svg:y="15.732cm">
              <text:p/>
              <draw:enhanced-geometry svg:viewBox="0 0 177 308" draw:type="non-primitive" draw:enhanced-path="M 177 0  L 149 73  L 126 135  L 102 189  L 76 236  L 43 275  L 0 308  N"/>
            </draw:custom-shape>
            <draw:custom-shape draw:style-name="gr35" draw:text-style-name="P2" draw:layer="layout" svg:width="0.28cm" svg:height="0.645cm" svg:x="19.389cm" svg:y="13.206cm">
              <text:p/>
              <draw:enhanced-geometry svg:viewBox="0 0 343 795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35" draw:text-style-name="P2" draw:layer="layout" svg:width="0.409cm" svg:height="0.929cm" svg:x="18.98cm" svg:y="13.851cm">
              <text:p/>
              <draw:enhanced-geometry svg:viewBox="0 0 506 1145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35" draw:text-style-name="P2" draw:layer="layout" svg:width="0.15cm" svg:height="0.146cm" svg:x="21.335cm" svg:y="15.013cm">
              <text:p/>
              <draw:enhanced-geometry svg:viewBox="0 0 188 178" draw:type="non-primitive" draw:enhanced-path="M 0 178  L 34 127  L 56 93  L 69 70  L 83 54  L 102 42  L 135 25  L 188 0  N"/>
            </draw:custom-shape>
            <draw:custom-shape draw:style-name="gr35" draw:text-style-name="P2" draw:layer="layout" svg:width="0.267cm" svg:height="0.296cm" svg:x="21.485cm" svg:y="14.716cm">
              <text:p/>
              <draw:enhanced-geometry svg:viewBox="0 0 330 366" draw:type="non-primitive" draw:enhanced-path="M 0 366  L 58 331  L 115 279  L 171 219  L 222 157  L 266 98  L 300 47  L 323 13  L 330 0  N"/>
            </draw:custom-shape>
            <draw:custom-shape draw:style-name="gr35" draw:text-style-name="P2" draw:layer="layout" svg:width="0.105cm" svg:height="1.006cm" svg:x="21.659cm" svg:y="13.71cm">
              <text:p/>
              <draw:enhanced-geometry svg:viewBox="0 0 133 1241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35" draw:text-style-name="P2" draw:layer="layout" svg:width="0.081cm" svg:height="0.385cm" svg:x="21.737cm" svg:y="14.55cm">
            <text:p/>
            <draw:enhanced-geometry svg:viewBox="0 0 100 473" draw:type="non-primitive" draw:enhanced-path="M 83 0  L 96 84  L 100 157  L 98 222  L 89 280  L 74 334  L 53 382  L 28 429  L 0 473  N"/>
          </draw:custom-shape>
          <draw:custom-shape draw:style-name="gr35" draw:text-style-name="P2" draw:layer="layout" svg:width="0.117cm" svg:height="0.288cm" svg:x="21.62cm" svg:y="14.936cm">
            <text:p/>
            <draw:enhanced-geometry svg:viewBox="0 0 142 355" draw:type="non-primitive" draw:enhanced-path="M 142 0  L 112 53  L 94 110  L 80 167  L 69 223  L 54 274  L 33 319  L 0 355  N"/>
          </draw:custom-shape>
          <draw:custom-shape draw:style-name="gr35" draw:text-style-name="P2" draw:layer="layout" svg:width="0.267cm" svg:height="0.052cm" svg:x="21.352cm" svg:y="15.189cm">
            <text:p/>
            <draw:enhanced-geometry svg:viewBox="0 0 329 68" draw:type="non-primitive" draw:enhanced-path="M 329 47  L 273 68  L 202 65  L 129 50  L 63 27  L 17 8  L 0 0  N"/>
          </draw:custom-shape>
          <draw:custom-shape draw:style-name="gr35" draw:text-style-name="P2" draw:layer="layout" svg:width="0.04cm" svg:height="0.507cm" svg:x="22.148cm" svg:y="14.535cm">
            <text:p/>
            <draw:enhanced-geometry svg:viewBox="0 0 51 626" draw:type="non-primitive" draw:enhanced-path="M 0 0  L 13 83  L 24 154  L 34 214  L 42 267  L 49 316  L 51 361  L 51 405  L 48 452  L 41 503  L 29 559  L 12 626  N"/>
          </draw:custom-shape>
          <draw:custom-shape draw:style-name="gr35" draw:text-style-name="P2" draw:layer="layout" svg:width="0.133cm" svg:height="0.856cm" svg:x="22.022cm" svg:y="15.042cm">
            <text:p/>
            <draw:enhanced-geometry svg:viewBox="0 0 164 1053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36" draw:text-style-name="P2" draw:layer="layout" svg:width="0.86cm" svg:height="1.429cm" svg:x="19.756cm" svg:y="15.217cm">
            <text:p/>
            <draw:enhanced-geometry svg:viewBox="0 0 1061 1763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35" draw:text-style-name="P2" draw:layer="layout" svg:width="0.478cm" svg:height="1.429cm" svg:x="19.496cm" svg:y="13.325cm">
            <text:p/>
            <draw:enhanced-geometry svg:viewBox="0 0 590 1760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35" draw:text-style-name="P2" draw:layer="layout" svg:width="0.556cm" svg:height="0.778cm" svg:x="18.94cm" svg:y="14.754cm">
            <text:p/>
            <draw:enhanced-geometry svg:viewBox="0 0 683 959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35" draw:text-style-name="P2" draw:layer="layout" svg:width="0.134cm" svg:height="0.414cm" svg:x="18.806cm" svg:y="15.533cm">
            <text:p/>
            <draw:enhanced-geometry svg:viewBox="0 0 167 509" draw:type="non-primitive" draw:enhanced-path="M 167 0  L 121 47  L 85 103  L 58 168  L 37 236  L 22 304  L 12 367  L 5 424  L 3 468  L 2 497  L 0 509  N"/>
          </draw:custom-shape>
          <draw:custom-shape draw:style-name="gr35" draw:text-style-name="P2" draw:layer="layout" svg:width="0.097cm" svg:height="0.559cm" svg:x="18.806cm" svg:y="15.387cm">
            <text:p/>
            <draw:enhanced-geometry svg:viewBox="0 0 120 686" draw:type="non-primitive" draw:enhanced-path="M 1 686  L 0 623  L 0 562  L 3 500  L 6 440  L 13 380  L 21 321  L 32 263  L 44 208  L 60 153  L 77 100  L 98 50  L 120 0  N"/>
          </draw:custom-shape>
          <draw:custom-shape draw:style-name="gr35" draw:text-style-name="P2" draw:layer="layout" svg:width="0.499cm" svg:height="0.901cm" svg:x="18.904cm" svg:y="14.486cm">
            <text:p/>
            <draw:enhanced-geometry svg:viewBox="0 0 615 1113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35" draw:text-style-name="P2" draw:layer="layout" svg:width="0.296cm" svg:height="0.852cm" svg:x="19.403cm" svg:y="13.633cm">
            <text:p/>
            <draw:enhanced-geometry svg:viewBox="0 0 364 1051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35" draw:text-style-name="P2" draw:layer="layout" svg:width="0.402cm" svg:height="0.937cm" svg:x="19.298cm" svg:y="13.633cm">
            <text:p/>
            <draw:enhanced-geometry svg:viewBox="0 0 495 1159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35" draw:text-style-name="P2" draw:layer="layout" svg:width="0.442cm" svg:height="0.759cm" svg:x="18.855cm" svg:y="14.571cm">
            <text:p/>
            <draw:enhanced-geometry svg:viewBox="0 0 543 932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35" draw:text-style-name="P2" draw:layer="layout" svg:width="0.121cm" svg:height="0.478cm" svg:x="18.733cm" svg:y="15.33cm">
            <text:p/>
            <draw:enhanced-geometry svg:viewBox="0 0 152 592" draw:type="non-primitive" draw:enhanced-path="M 152 0  L 128 53  L 105 107  L 83 160  L 65 214  L 48 270  L 34 324  L 21 378  L 12 433  L 5 487  L 1 540  L 0 592  N"/>
          </draw:custom-shape>
          <draw:custom-shape draw:style-name="gr33" draw:text-style-name="P2" draw:layer="layout" svg:width="0.113cm" svg:height="0.097cm" svg:x="23.683cm" svg:y="10.945cm">
            <text:p/>
            <draw:enhanced-geometry svg:viewBox="0 0 139 122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33" draw:text-style-name="P2" draw:layer="layout" svg:width="0.06cm" svg:height="0.096cm" svg:x="23.341cm" svg:y="10.937cm">
            <text:p/>
            <draw:enhanced-geometry svg:viewBox="0 0 75 120" draw:type="non-primitive" draw:enhanced-path="M 63 14  L 74 46  L 75 86  L 64 117  L 64 117  L 43 119  L 28 120  L 22 120  L 22 120  L 0 67  L 5 21  L 13 0  L 13 0  L 41 4  L 57 10  L 63 14  L 63 14  L 63 14  Z N"/>
          </draw:custom-shape>
        </draw:g>
        <presentation:notes draw:style-name="dp2">
          <draw:page-thumbnail draw:layer="layout" svg:width="13.472cm" svg:height="9.327cm" svg:x="3.126cm" svg:y="1.896cm" draw:page-number="4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answer-1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answer-1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when do you get a diagnostic?</text:span></text:p>
                <text:list text:style-name="L4">
                  <text:list-item>
                    <text:p text:style-name="P5"><text:span text:style-name="T3">gcc clo.c </text:span><text:span text:style-name="T12"></text:span><text:span text:style-name="T3"> NO</text:span></text:p>
                  </text:list-item>
                  <text:list-item>
                    <text:p text:style-name="P5"><text:span text:style-name="T3">gcc –Wall clo.c </text:span><text:span text:style-name="T12"></text:span><text:span text:style-name="T3"> NO! <text:s text:c="2"/>why not?</text:span></text:p>
                  </text:list-item>
                  <text:list-item>
                    <text:p text:style-name="P5"><text:span text:style-name="T3">gcc –Wmissing-prototypes clo.c </text:span><text:span text:style-name="T12"></text:span><text:span text:style-name="T3"> <text:s/>YES</text:span></text:p>
                  </text:list-item>
                </text:list>
              </text:list-item>
            </text:list>
            <text:p text:style-name="P10"><text:span text:style-name="T3"/></text:p>
            <text:list text:style-name="L4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draw:custom-shape draw:style-name="gr2" draw:text-style-name="P2" draw:layer="layout" svg:width="12.003cm" svg:height="9.189cm" svg:x="7.223cm" svg:y="8.145cm">
          <text:p text:style-name="P6"><text:span text:style-name="T6">int </text:span><text:span text:style-name="T7">f();</text:span></text:p>
          <text:p text:style-name="P6"><text:span text:style-name="T7"/></text:p>
          <text:p text:style-name="P6"><text:span text:style-name="T6">int</text:span><text:span text:style-name="T7"> main(</text:span><text:span text:style-name="T6">void</text:span><text:span text:style-name="T7">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f(4, 2);</text:span></text:p>
          <text:p text:style-name="P6"><text:span text:style-name="T7">}</text:span></text:p>
          <text:p text:style-name="P6"><text:span text:style-name="T7"/></text:p>
          <text:p text:style-name="P6"><text:span text:style-name="T6">int</text:span><text:span text:style-name="T7"> f(</text:span><text:span text:style-name="T6">int</text:span><text:span text:style-name="T7"> value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value;</text:span></text:p>
          <text:p text:style-name="P6"><text:span text:style-name="T7">}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20.019cm" svg:y1="7.122cm" svg:x2="10.618cm" svg:y2="7.122cm">
          <text:p/>
        </draw:line>
        <draw:line draw:style-name="gr13" draw:text-style-name="P7" draw:layer="layout" svg:x1="10.619cm" svg:y1="7.122cm" svg:x2="10.619cm" svg:y2="7.924cm">
          <text:p/>
        </draw:line>
        <draw:custom-shape draw:style-name="gr5" draw:text-style-name="P2" draw:layer="layout" svg:width="4.392cm" svg:height="1.023cm" svg:x="7.157cm" svg:y="17.326cm">
          <text:p text:style-name="P8"><text:span text:style-name="T11">clo.c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2" draw:layer="layout" svg:width="0.812cm" svg:height="3.268cm" draw:transform="rotate (-2.3537510292403) translate (22.174cm 9.665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8" draw:text-style-name="P2" draw:layer="layout" svg:width="0.812cm" svg:height="3.268cm" draw:transform="rotate (-2.3537510292403) translate (22.174cm 9.665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7" draw:text-style-name="P2" draw:layer="layout" svg:width="0.759cm" svg:height="3.272cm" draw:transform="rotate (-2.3537510292403) translate (22.672cm 9.159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8" draw:text-style-name="P2" draw:layer="layout" svg:width="0.759cm" svg:height="3.272cm" draw:transform="rotate (-2.3537510292403) translate (22.672cm 9.159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9" draw:text-style-name="P2" draw:layer="layout" svg:width="0.294cm" svg:height="0.607cm" draw:transform="rotate (-2.3537510292403) translate (22.103cm 9.605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9" draw:text-style-name="P2" draw:layer="layout" svg:width="0.258cm" svg:height="0.522cm" draw:transform="rotate (-2.3537510292403) translate (22.277cm 9.341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9" draw:text-style-name="P2" draw:layer="layout" svg:width="0.52cm" svg:height="0.633cm" draw:transform="rotate (-2.3537510292403) translate (21.55cm 9.096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9" draw:text-style-name="P2" draw:layer="layout" svg:width="0.395cm" svg:height="0.245cm" draw:transform="rotate (-2.3537510292403) translate (20.875cm 8.578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9" draw:text-style-name="P2" draw:layer="layout" svg:width="0.759cm" svg:height="3.201cm" draw:transform="rotate (-2.3537510292403) translate (22.651cm 9.097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9" draw:text-style-name="P2" draw:layer="layout" svg:width="0.896cm" svg:height="3.273cm" draw:transform="rotate (-2.3537510292403) translate (22.198cm 9.604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9" draw:text-style-name="P2" draw:layer="layout" svg:width="0.589cm" svg:height="0.468cm" draw:transform="rotate (-2.3537510292403) translate (22.354cm 9.497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9" draw:text-style-name="P2" draw:layer="layout" svg:width="0.056cm" svg:height="0.03cm" draw:transform="rotate (-2.3537510292403) translate (22.132cm 9.663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9" draw:text-style-name="P2" draw:layer="layout" svg:width="0.25cm" svg:height="0.267cm" draw:transform="rotate (-2.3537510292403) translate (22.123cm 9.672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9" draw:text-style-name="P2" draw:layer="layout" svg:width="0.48cm" svg:height="0.196cm" draw:transform="rotate (-2.3537510292403) translate (21.533cm 9.569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9" draw:text-style-name="P2" draw:layer="layout" svg:width="0.197cm" svg:height="0.326cm" draw:transform="rotate (-2.3537510292403) translate (21.428cm 10.08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9" draw:text-style-name="P2" draw:layer="layout" svg:width="0.157cm" svg:height="0.316cm" draw:transform="rotate (-2.3537510292403) translate (21.409cm 10.043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9" draw:text-style-name="P2" draw:layer="layout" svg:width="0.141cm" svg:height="0.218cm" draw:transform="rotate (-2.3537510292403) translate (21.341cm 10.015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9" draw:text-style-name="P2" draw:layer="layout" svg:width="0.213cm" svg:height="0.316cm" draw:transform="rotate (-2.3537510292403) translate (21.396cm 10.049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9" draw:text-style-name="P2" draw:layer="layout" svg:width="0.124cm" svg:height="0.187cm" draw:transform="rotate (-2.3537510292403) translate (21.375cm 10.113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9" draw:text-style-name="P2" draw:layer="layout" svg:width="0.056cm" svg:height="0.187cm" draw:transform="rotate (-2.3537510292403) translate (21.321cm 10.036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9" draw:text-style-name="P2" draw:layer="layout" svg:width="0.497cm" svg:height="0.625cm" draw:transform="rotate (-2.3537510292403) translate (21.055cm 9.373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9" draw:text-style-name="P2" draw:layer="layout" svg:width="0.157cm" svg:height="0.044cm" draw:transform="rotate (-2.3537510292403) translate (20.918cm 9.332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9" draw:text-style-name="P2" draw:layer="layout" svg:width="0.222cm" svg:height="0.155cm" draw:transform="rotate (-2.3537510292403) translate (21.047cm 9.347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9" draw:text-style-name="P2" draw:layer="layout" svg:width="0.646cm" svg:height="0.893cm" draw:transform="rotate (-2.3537510292403) translate (20.209cm 8.735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9" draw:text-style-name="P2" draw:layer="layout" svg:width="0.497cm" svg:height="0.625cm" draw:transform="rotate (-2.3537510292403) translate (22.163cm 8.247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9" draw:text-style-name="P2" draw:layer="layout" svg:width="0.658cm" svg:height="0.888cm" draw:transform="rotate (-2.3537510292403) translate (21.649cm 7.274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9" draw:text-style-name="P2" draw:layer="layout" svg:width="0.181cm" svg:height="0.151cm" draw:transform="rotate (-2.3537510292403) translate (21.933cm 8.47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9" draw:text-style-name="P2" draw:layer="layout" svg:width="0.581cm" svg:height="0.442cm" draw:transform="rotate (-2.3537510292403) translate (22.639cm 8.807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9" draw:text-style-name="P2" draw:layer="layout" svg:width="0.016cm" svg:height="0.004cm" draw:transform="rotate (-2.3537510292403) translate (21.935cm 8.886cm)">
            <text:p/>
            <draw:enhanced-geometry svg:viewBox="0 0 17 0" draw:type="non-primitive" draw:enhanced-path="M 0 0  L 4 0  L 9 0  L 12 0  L 17 0  L 0 0  Z N"/>
          </draw:custom-shape>
          <draw:custom-shape draw:style-name="gr9" draw:text-style-name="P2" draw:layer="layout" svg:width="0.338cm" svg:height="0.214cm" draw:transform="rotate (-2.3537510292403) translate (22.45cm 8.762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7" draw:text-style-name="P2" draw:layer="layout" svg:width="0.629cm" svg:height="0.213cm" draw:transform="rotate (-2.3537510292403) translate (21.314cm 8.149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7" draw:text-style-name="P2" draw:layer="layout" svg:width="0.658cm" svg:height="0.25cm" draw:transform="rotate (-2.3537510292403) translate (21.171cm 7.914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7" draw:text-style-name="P2" draw:layer="layout" svg:width="0.577cm" svg:height="0.027cm" draw:transform="rotate (-2.3537510292403) translate (20.873cm 7.733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7" draw:text-style-name="P2" draw:layer="layout" svg:width="0.686cm" svg:height="0.218cm" draw:transform="rotate (-2.3537510292403) translate (20.949cm 7.706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7" draw:text-style-name="P2" draw:layer="layout" svg:width="0.726cm" svg:height="0.2cm" draw:transform="rotate (-2.3537510292403) translate (20.758cm 7.5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7" draw:text-style-name="P2" draw:layer="layout" svg:width="0.338cm" svg:height="0.37cm" draw:transform="rotate (-2.3537510292403) translate (21.76cm 8.707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7" draw:text-style-name="P2" draw:layer="layout" svg:width="0.068cm" svg:height="0.061cm" draw:transform="rotate (-2.3537510292403) translate (21.615cm 8.853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7" draw:text-style-name="P2" draw:layer="layout" svg:width="0.213cm" svg:height="0.451cm" draw:transform="rotate (-2.3537510292403) translate (22.265cm 9.398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7" draw:text-style-name="P2" draw:layer="layout" svg:width="0.169cm" svg:height="0.196cm" draw:transform="rotate (-2.3537510292403) translate (21.243cm 9.36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7" draw:text-style-name="P2" draw:layer="layout" svg:width="0.218cm" svg:height="0.852cm" draw:transform="rotate (-2.3537510292403) translate (20.522cm 8.801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7" draw:text-style-name="P2" draw:layer="layout" svg:width="0.839cm" svg:height="0.191cm" draw:transform="rotate (-2.3537510292403) translate (20.53cm 7.329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0" draw:text-style-name="P2" draw:layer="layout" svg:width="0.762cm" svg:height="0.102cm" draw:transform="rotate (-2.3537510292403) translate (21.948cm 8.962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0" draw:text-style-name="P2" draw:layer="layout" svg:width="0.395cm" svg:height="0.688cm" draw:transform="rotate (-2.3537510292403) translate (22.019cm 8.713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0" draw:text-style-name="P2" draw:layer="layout" svg:width="0.395cm" svg:height="0.749cm" draw:transform="rotate (-2.3537510292403) translate (21.471cm 9.308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0" draw:text-style-name="P2" draw:layer="layout" svg:width="1.077cm" svg:height="0.066cm" draw:transform="rotate (-2.3537510292403) translate (21.524cm 8.279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0" draw:text-style-name="P2" draw:layer="layout" svg:width="0.041cm" svg:height="0.004cm" draw:transform="rotate (-2.3537510292403) translate (20.743cm 9.021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0" draw:text-style-name="P2" draw:layer="layout" svg:width="1.049cm" svg:height="0.066cm" draw:transform="rotate (-2.3537510292403) translate (21.419cm 8.253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0" draw:text-style-name="P2" draw:layer="layout" svg:width="1.316cm" svg:height="0.098cm" draw:transform="rotate (-2.3537510292403) translate (21.328cm 7.946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0" draw:text-style-name="P2" draw:layer="layout" svg:width="0.003cm" svg:height="0.031cm" draw:transform="rotate (-2.3537510292403) translate (20.379cm 8.9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0" draw:text-style-name="P2" draw:layer="layout" svg:width="1.429cm" svg:height="0.133cm" draw:transform="rotate (-2.3537510292403) translate (21.137cm 7.694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0" draw:text-style-name="P2" draw:layer="layout" svg:width="1.485cm" svg:height="0.102cm" draw:transform="rotate (-2.3537510292403) translate (20.89cm 7.448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0" draw:text-style-name="P2" draw:layer="layout" svg:width="1.473cm" svg:height="0.102cm" draw:transform="rotate (-2.3537510292403) translate (20.711cm 7.23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0" draw:text-style-name="P2" draw:layer="layout" svg:width="1.356cm" svg:height="0.201cm" draw:transform="rotate (-2.3537510292403) translate (20.533cm 7.195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0" draw:text-style-name="P2" draw:layer="layout" svg:width="0.169cm" svg:height="0.004cm" draw:transform="rotate (-2.3537510292403) translate (19.968cm 7.311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0" draw:text-style-name="P2" draw:layer="layout" svg:width="0.024cm" svg:height="0.031cm" draw:transform="rotate (-2.3537510292403) translate (19.799cm 7.525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1" draw:text-style-name="P2" draw:layer="layout" svg:width="0.149cm" svg:height="0.307cm" draw:transform="rotate (-2.3537510292403) translate (22.155cm 9.374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1" draw:text-style-name="P2" draw:layer="layout" svg:width="0.173cm" svg:height="0.223cm" draw:transform="rotate (-2.3537510292403) translate (21.634cm 8.702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1" draw:text-style-name="P2" draw:layer="layout" svg:width="0.367cm" svg:height="0.089cm" draw:transform="rotate (-2.3537510292403) translate (21.192cm 8.209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1" draw:text-style-name="P2" draw:layer="layout" svg:width="0.044cm" svg:height="0.031cm" draw:transform="rotate (-2.3537510292403) translate (20.982cm 8.338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1" draw:text-style-name="P2" draw:layer="layout" svg:width="0.258cm" svg:height="0.142cm" draw:transform="rotate (-2.3537510292403) translate (20.894cm 8.09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1" draw:text-style-name="P2" draw:layer="layout" svg:width="0.202cm" svg:height="0.125cm" draw:transform="rotate (-2.3537510292403) translate (20.621cm 7.897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1" draw:text-style-name="P2" draw:layer="layout" svg:width="0.197cm" svg:height="0.125cm" draw:transform="rotate (-2.3537510292403) translate (20.482cm 7.726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1" draw:text-style-name="P2" draw:layer="layout" svg:width="0.04cm" svg:height="0.004cm" draw:transform="rotate (-2.3537510292403) translate (20.43cm 7.65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1" draw:text-style-name="P2" draw:layer="layout" svg:width="0.214cm" svg:height="0.098cm" draw:transform="rotate (-2.3537510292403) translate (20.205cm 7.524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8" draw:text-style-name="P2" draw:layer="layout" svg:width="0.027cm" svg:height="0.031cm" draw:transform="rotate (-2.3537510292403) translate (21.263cm 10.138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8" draw:text-style-name="P2" draw:layer="layout" svg:width="0.096cm" svg:height="0.07cm" draw:transform="rotate (-2.3537510292403) translate (22.087cm 9.722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8" draw:text-style-name="P2" draw:layer="layout" svg:width="0.112cm" svg:height="0.031cm" draw:transform="rotate (-2.3537510292403) translate (22.28cm 9.47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8" draw:text-style-name="P2" draw:layer="layout" svg:width="0.043cm" svg:height="0.094cm" draw:transform="rotate (-2.3537510292403) translate (22.258cm 9.448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8" draw:text-style-name="P2" draw:layer="layout" svg:width="0.008cm" svg:height="0.094cm" draw:transform="rotate (-2.3537510292403) translate (22.248cm 9.459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8" draw:text-style-name="P2" draw:layer="layout" svg:width="0.129cm" svg:height="0.079cm" draw:transform="rotate (-2.3537510292403) translate (22cm 9.732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8" draw:text-style-name="P2" draw:layer="layout" svg:width="0.028cm" svg:height="0.031cm" draw:transform="rotate (-2.3537510292403) translate (21.99cm 9.761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8" draw:text-style-name="P2" draw:layer="layout" svg:width="0.04cm" svg:height="0.094cm" draw:transform="rotate (-2.3537510292403) translate (22.287cm 9.42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8" draw:text-style-name="P2" draw:layer="layout" svg:width="1.247cm" svg:height="2.424cm" draw:transform="rotate (-2.3537510292403) translate (22.197cm 9.888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2" draw:text-style-name="P2" draw:layer="layout" svg:width="0.169cm" svg:height="0.468cm" draw:transform="rotate (-2.3537510292403) translate (22.297cm 9.23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8" draw:text-style-name="P2" draw:layer="layout" svg:width="0.169cm" svg:height="0.468cm" draw:transform="rotate (-2.3537510292403) translate (22.297cm 9.23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2" draw:text-style-name="P2" draw:layer="layout" svg:width="0.197cm" svg:height="0.441cm" draw:transform="rotate (-2.3537510292403) translate (22.309cm 9.219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8" draw:text-style-name="P2" draw:layer="layout" svg:width="0.197cm" svg:height="0.441cm" draw:transform="rotate (-2.3537510292403) translate (22.309cm 9.219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2" draw:text-style-name="P2" draw:layer="layout" svg:width="0.17cm" svg:height="0.281cm" draw:transform="rotate (-2.3537510292403) translate (22.312cm 9.261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8" draw:text-style-name="P2" draw:layer="layout" svg:width="0.17cm" svg:height="0.281cm" draw:transform="rotate (-2.3537510292403) translate (22.312cm 9.261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2" draw:text-style-name="P2" draw:layer="layout" svg:width="0.173cm" svg:height="0.437cm" draw:transform="rotate (-2.3537510292403) translate (21.85cm 9.725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8" draw:text-style-name="P2" draw:layer="layout" svg:width="0.173cm" svg:height="0.437cm" draw:transform="rotate (-2.3537510292403) translate (21.85cm 9.725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2" draw:text-style-name="P2" draw:layer="layout" svg:width="0.189cm" svg:height="0.277cm" draw:transform="rotate (-2.3537510292403) translate (21.709cm 9.601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8" draw:text-style-name="P2" draw:layer="layout" svg:width="0.189cm" svg:height="0.277cm" draw:transform="rotate (-2.3537510292403) translate (21.709cm 9.601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2" draw:text-style-name="P2" draw:layer="layout" svg:width="0.141cm" svg:height="0.031cm" draw:transform="rotate (-2.3537510292403) translate (21.772cm 9.583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8" draw:text-style-name="P2" draw:layer="layout" svg:width="0.141cm" svg:height="0.031cm" draw:transform="rotate (-2.3537510292403) translate (21.772cm 9.583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2" draw:text-style-name="P2" draw:layer="layout" svg:width="0.161cm" svg:height="0.322cm" draw:transform="rotate (-2.3537510292403) translate (22.112cm 8.931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8" draw:text-style-name="P2" draw:layer="layout" svg:width="0.161cm" svg:height="0.322cm" draw:transform="rotate (-2.3537510292403) translate (22.112cm 8.931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2" draw:text-style-name="P2" draw:layer="layout" svg:width="0.129cm" svg:height="0.316cm" draw:transform="rotate (-2.3537510292403) translate (21.574cm 9.603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8" draw:text-style-name="P2" draw:layer="layout" svg:width="0.129cm" svg:height="0.316cm" draw:transform="rotate (-2.3537510292403) translate (21.574cm 9.603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1" draw:text-style-name="P2" draw:layer="layout" svg:width="0.036cm" svg:height="0.018cm" draw:transform="rotate (-2.3537510292403) translate (21.229cm 10.331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8" draw:text-style-name="P2" draw:layer="layout" svg:width="0.036cm" svg:height="0.018cm" draw:transform="rotate (-2.3537510292403) translate (21.229cm 10.331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2" draw:text-style-name="P2" draw:layer="layout" svg:width="0.439cm" svg:height="0.33cm" draw:transform="rotate (-2.3537510292403) translate (21.489cm 10.379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8" draw:text-style-name="P2" draw:layer="layout" svg:width="0.439cm" svg:height="0.33cm" draw:transform="rotate (-2.3537510292403) translate (21.489cm 10.379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2" draw:text-style-name="P2" draw:layer="layout" svg:width="0.387cm" svg:height="0.298cm" draw:transform="rotate (-2.3537510292403) translate (20.318cm 9.288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8" draw:text-style-name="P2" draw:layer="layout" svg:width="0.387cm" svg:height="0.298cm" draw:transform="rotate (-2.3537510292403) translate (20.318cm 9.288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2" draw:text-style-name="P2" draw:layer="layout" svg:width="0.536cm" svg:height="0.455cm" draw:transform="rotate (-2.3537510292403) translate (19.198cm 8.573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8" draw:text-style-name="P2" draw:layer="layout" svg:width="0.536cm" svg:height="0.455cm" draw:transform="rotate (-2.3537510292403) translate (19.198cm 8.573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2" draw:text-style-name="P2" draw:layer="layout" svg:width="0.132cm" svg:height="0.094cm" draw:transform="rotate (-2.3537510292403) translate (19.714cm 7.878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8" draw:text-style-name="P2" draw:layer="layout" svg:width="0.132cm" svg:height="0.094cm" draw:transform="rotate (-2.3537510292403) translate (19.714cm 7.878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2" draw:text-style-name="P2" draw:layer="layout" svg:width="0.112cm" svg:height="0.075cm" draw:transform="rotate (-2.3537510292403) translate (20.386cm 7.158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8" draw:text-style-name="P2" draw:layer="layout" svg:width="0.112cm" svg:height="0.075cm" draw:transform="rotate (-2.3537510292403) translate (20.386cm 7.158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2" draw:text-style-name="P2" draw:layer="layout" svg:width="0.12cm" svg:height="0.174cm" draw:transform="rotate (-2.3537510292403) translate (19.765cm 7.719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8" draw:text-style-name="P2" draw:layer="layout" svg:width="0.12cm" svg:height="0.174cm" draw:transform="rotate (-2.3537510292403) translate (19.765cm 7.719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2" draw:text-style-name="P2" draw:layer="layout" svg:width="0.117cm" svg:height="0.174cm" draw:transform="rotate (-2.3537510292403) translate (20.275cm 7.218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8" draw:text-style-name="P2" draw:layer="layout" svg:width="0.117cm" svg:height="0.174cm" draw:transform="rotate (-2.3537510292403) translate (20.275cm 7.218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2" draw:text-style-name="P2" draw:layer="layout" svg:width="0.415cm" svg:height="0.298cm" draw:transform="rotate (-2.3537510292403) translate (22.006cm 7.562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8" draw:text-style-name="P2" draw:layer="layout" svg:width="0.415cm" svg:height="0.298cm" draw:transform="rotate (-2.3537510292403) translate (22.006cm 7.562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2" draw:text-style-name="P2" draw:layer="layout" svg:width="0.549cm" svg:height="0.46cm" draw:transform="rotate (-2.3537510292403) translate (21.416cm 6.338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8" draw:text-style-name="P2" draw:layer="layout" svg:width="0.549cm" svg:height="0.46cm" draw:transform="rotate (-2.3537510292403) translate (21.416cm 6.338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8" draw:text-style-name="P2" draw:layer="layout" svg:width="1.194cm" svg:height="2.424cm" draw:transform="rotate (-2.3537510292403) translate (23.249cm 8.862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2" draw:text-style-name="P2" draw:layer="layout" svg:width="0.432cm" svg:height="0.331cm" draw:transform="rotate (-2.3537510292403) translate (23.118cm 8.736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8" draw:text-style-name="P2" draw:layer="layout" svg:width="0.432cm" svg:height="0.331cm" draw:transform="rotate (-2.3537510292403) translate (23.118cm 8.736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8" draw:text-style-name="P2" draw:layer="layout" svg:width="0.004cm" svg:height="0.125cm" draw:transform="rotate (-2.3537510292403) translate (22.888cm 8.86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8" draw:text-style-name="P2" draw:layer="layout" svg:width="0.003cm" svg:height="0.125cm" draw:transform="rotate (-2.3537510292403) translate (22.808cm 8.896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8" draw:text-style-name="P2" draw:layer="layout" svg:width="0.008cm" svg:height="0.093cm" draw:transform="rotate (-2.3537510292403) translate (22.975cm 8.816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8" draw:text-style-name="P2" draw:layer="layout" svg:width="0.076cm" svg:height="0.005cm" draw:transform="rotate (-2.3537510292403) translate (22.937cm 8.659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8" draw:text-style-name="P2" draw:layer="layout" svg:width="0.121cm" svg:height="0.031cm" draw:transform="rotate (-2.3537510292403) translate (22.859cm 8.666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8" draw:text-style-name="P2" draw:layer="layout" svg:width="0.12cm" svg:height="0.048cm" draw:transform="rotate (-2.3537510292403) translate (22.769cm 8.668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8" draw:text-style-name="P2" draw:layer="layout" svg:width="0.003cm" svg:height="0.112cm" draw:transform="rotate (-2.3537510292403) translate (22.691cm 8.906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8" draw:text-style-name="P2" draw:layer="layout" svg:width="0.088cm" svg:height="0.035cm" draw:transform="rotate (-2.3537510292403) translate (22.685cm 8.733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8" draw:text-style-name="P2" draw:layer="layout" svg:width="0.011cm" svg:height="0.075cm" draw:transform="rotate (-2.3537510292403) translate (22.642cm 8.884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8" draw:text-style-name="P2" draw:layer="layout" svg:width="0.048cm" svg:height="0.013cm" draw:transform="rotate (-2.3537510292403) translate (22.614cm 8.737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8" draw:text-style-name="P2" draw:layer="layout" svg:width="0.016cm" svg:height="0.129cm" draw:transform="rotate (-2.3537510292403) translate (21.388cm 10.171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8" draw:text-style-name="P2" draw:layer="layout" svg:width="0.015cm" svg:height="0.124cm" draw:transform="rotate (-2.3537510292403) translate (21.378cm 10.2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8" draw:text-style-name="P2" draw:layer="layout" svg:width="0.105cm" svg:height="0.018cm" draw:transform="rotate (-2.3537510292403) translate (21.212cm 10.127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8" draw:text-style-name="P2" draw:layer="layout" svg:width="0.088cm" svg:height="0.031cm" draw:transform="rotate (-2.3537510292403) translate (21.218cm 10.075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8" draw:text-style-name="P2" draw:layer="layout" svg:width="0.016cm" svg:height="0.062cm" draw:transform="rotate (-2.3537510292403) translate (21.333cm 10.315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8" draw:text-style-name="P2" draw:layer="layout" svg:width="0.003cm" svg:height="0.107cm" draw:transform="rotate (-2.3537510292403) translate (21.293cm 10.419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8" draw:text-style-name="P2" draw:layer="layout" svg:width="0.007cm" svg:height="0.079cm" draw:transform="rotate (-2.3537510292403) translate (21.262cm 10.473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8" draw:text-style-name="P2" draw:layer="layout" svg:width="0.011cm" svg:height="0.093cm" draw:transform="rotate (-2.3537510292403) translate (21.248cm 10.533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8" draw:text-style-name="P2" draw:layer="layout" svg:width="0.068cm" svg:height="0.049cm" draw:transform="rotate (-2.3537510292403) translate (21.16cm 10.444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8" draw:text-style-name="P2" draw:layer="layout" svg:width="0.06cm" svg:height="0.031cm" draw:transform="rotate (-2.3537510292403) translate (21.181cm 10.352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8" draw:text-style-name="P2" draw:layer="layout" svg:width="0.076cm" svg:height="0.044cm" draw:transform="rotate (-2.3537510292403) translate (21.222cm 10.267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8" draw:text-style-name="P2" draw:layer="layout" svg:width="0.073cm" svg:height="0.048cm" draw:transform="rotate (-2.3537510292403) translate (21.258cm 10.212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8" draw:text-style-name="P2" draw:layer="layout" svg:width="0.048cm" svg:height="0.017cm" draw:transform="rotate (-2.3537510292403) translate (20.582cm 9.379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8" draw:text-style-name="P2" draw:layer="layout" svg:width="0.015cm" svg:height="0.018cm" draw:transform="rotate (-2.3537510292403) translate (20.56cm 9.427cm)">
            <text:p/>
            <draw:enhanced-geometry svg:viewBox="0 0 17 18" draw:type="non-primitive" draw:enhanced-path="M 0 18  L 0 18  L 5 13  L 8 9  L 13 4  L 17 0  N"/>
          </draw:custom-shape>
          <draw:custom-shape draw:style-name="gr8" draw:text-style-name="P2" draw:layer="layout" svg:width="0.064cm" svg:height="0.031cm" draw:transform="rotate (-2.3537510292403) translate (20.604cm 9.401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8" draw:text-style-name="P2" draw:layer="layout" svg:width="0.056cm" svg:height="0.017cm" draw:transform="rotate (-2.3537510292403) translate (20.423cm 9.342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8" draw:text-style-name="P2" draw:layer="layout" svg:width="0.073cm" svg:height="0.018cm" draw:transform="rotate (-2.3537510292403) translate (20.365cm 9.312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8" draw:text-style-name="P2" draw:layer="layout" svg:width="0.056cm" svg:height="0.031cm" draw:transform="rotate (-2.3537510292403) translate (20.461cm 9.26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8" draw:text-style-name="P2" draw:layer="layout" svg:width="0.056cm" svg:height="0.017cm" draw:transform="rotate (-2.3537510292403) translate (20.553cm 9.3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8" draw:text-style-name="P2" draw:layer="layout" svg:width="0.053cm" svg:height="0.013cm" draw:transform="rotate (-2.3537510292403) translate (20.619cm 9.342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8" draw:text-style-name="P2" draw:layer="layout" svg:width="0.056cm" svg:height="0.014cm" draw:transform="rotate (-2.3537510292403) translate (20.705cm 9.371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8" draw:text-style-name="P2" draw:layer="layout" svg:width="0.065cm" svg:height="0.062cm" draw:transform="rotate (-2.3537510292403) translate (19.734cm 8.724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8" draw:text-style-name="P2" draw:layer="layout" svg:width="0.072cm" svg:height="0.031cm" draw:transform="rotate (-2.3537510292403) translate (19.674cm 8.784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8" draw:text-style-name="P2" draw:layer="layout" svg:width="0.056cm" svg:height="0.049cm" draw:transform="rotate (-2.3537510292403) translate (19.624cm 8.683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8" draw:text-style-name="P2" draw:layer="layout" svg:width="0.08cm" svg:height="0.004cm" draw:transform="rotate (-2.3537510292403) translate (19.536cm 8.727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8" draw:text-style-name="P2" draw:layer="layout" svg:width="0.056cm" svg:height="0.048cm" draw:transform="rotate (-2.3537510292403) translate (19.509cm 8.62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8" draw:text-style-name="P2" draw:layer="layout" svg:width="0.076cm" svg:height="0.005cm" draw:transform="rotate (-2.3537510292403) translate (19.432cm 8.674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8" draw:text-style-name="P2" draw:layer="layout" svg:width="0.056cm" svg:height="0.031cm" draw:transform="rotate (-2.3537510292403) translate (19.363cm 8.565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8" draw:text-style-name="P2" draw:layer="layout" svg:width="0.097cm" svg:height="0.004cm" draw:transform="rotate (-2.3537510292403) translate (19.332cm 8.597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8" draw:text-style-name="P2" draw:layer="layout" svg:width="0.04cm" svg:height="0.013cm" draw:transform="rotate (-2.3537510292403) translate (19.355cm 8.528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8" draw:text-style-name="P2" draw:layer="layout" svg:width="0.048cm" svg:height="0.062cm" draw:transform="rotate (-2.3537510292403) translate (19.257cm 8.54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8" draw:text-style-name="P2" draw:layer="layout" svg:width="0.055cm" svg:height="0.013cm" draw:transform="rotate (-2.3537510292403) translate (19.221cm 8.595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8" draw:text-style-name="P2" draw:layer="layout" svg:width="0.088cm" svg:height="0.004cm" draw:transform="rotate (-2.3537510292403) translate (21.818cm 7.87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8" draw:text-style-name="P2" draw:layer="layout" svg:width="0.108cm" svg:height="0.017cm" draw:transform="rotate (-2.3537510292403) translate (21.872cm 7.975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8" draw:text-style-name="P2" draw:layer="layout" svg:width="0.064cm" svg:height="0.004cm" draw:transform="rotate (-2.3537510292403) translate (21.87cm 8.065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8" draw:text-style-name="P2" draw:layer="layout" svg:width="0.085cm" svg:height="0.004cm" draw:transform="rotate (-2.3537510292403) translate (21.919cm 8.175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8" draw:text-style-name="P2" draw:layer="layout" svg:width="0.044cm" svg:height="0.013cm" draw:transform="rotate (-2.3537510292403) translate (21.795cm 8.16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8" draw:text-style-name="P2" draw:layer="layout" svg:width="0.052cm" svg:height="0.017cm" draw:transform="rotate (-2.3537510292403) translate (21.769cm 8.033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8" draw:text-style-name="P2" draw:layer="layout" svg:width="0.085cm" svg:height="0.036cm" draw:transform="rotate (-2.3537510292403) translate (21.743cm 7.927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8" draw:text-style-name="P2" draw:layer="layout" svg:width="0.036cm" svg:height="0.004cm" draw:transform="rotate (-2.3537510292403) translate (20.662cm 9.437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8" draw:text-style-name="P2" draw:layer="layout" svg:width="0.068cm" svg:height="0.035cm" draw:transform="rotate (-2.3537510292403) translate (21.29cm 7.14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8" draw:text-style-name="P2" draw:layer="layout" svg:width="0.028cm" svg:height="0.075cm" draw:transform="rotate (-2.3537510292403) translate (21.213cm 7.194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8" draw:text-style-name="P2" draw:layer="layout" svg:width="0.108cm" svg:height="0.089cm" draw:transform="rotate (-2.3537510292403) translate (21.278cm 7.104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8" draw:text-style-name="P2" draw:layer="layout" svg:width="0.02cm" svg:height="0.075cm" draw:transform="rotate (-2.3537510292403) translate (21.133cm 7.052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8" draw:text-style-name="P2" draw:layer="layout" svg:width="0.08cm" svg:height="0.031cm" draw:transform="rotate (-2.3537510292403) translate (21.175cm 6.922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8" draw:text-style-name="P2" draw:layer="layout" svg:width="0.052cm" svg:height="0.089cm" draw:transform="rotate (-2.3537510292403) translate (21.083cm 6.945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8" draw:text-style-name="P2" draw:layer="layout" svg:width="0.108cm" svg:height="0.004cm" draw:transform="rotate (-2.3537510292403) translate (21.148cm 6.772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8" draw:text-style-name="P2" draw:layer="layout" svg:width="0.044cm" svg:height="0.093cm" draw:transform="rotate (-2.3537510292403) translate (21.052cm 6.868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1" draw:text-style-name="P2" draw:layer="layout" svg:width="0.113cm" svg:height="0.142cm" draw:transform="rotate (-2.3537510292403) translate (22.294cm 9.437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8" draw:text-style-name="P2" draw:layer="layout" svg:width="0.113cm" svg:height="0.142cm" draw:transform="rotate (-2.3537510292403) translate (22.294cm 9.437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2" draw:text-style-name="P2" draw:layer="layout" svg:width="0.129cm" svg:height="0.155cm" draw:transform="rotate (-2.3537510292403) translate (22.294cm 9.437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8" draw:text-style-name="P2" draw:layer="layout" svg:width="0.129cm" svg:height="0.155cm" draw:transform="rotate (-2.3537510292403) translate (22.294cm 9.437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2" draw:text-style-name="P2" draw:layer="layout" svg:width="0.075cm" svg:height="0.031cm" draw:transform="rotate (-2.3537510292403) translate (22.295cm 9.456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8" draw:text-style-name="P2" draw:layer="layout" svg:width="0.075cm" svg:height="0.031cm" draw:transform="rotate (-2.3537510292403) translate (22.295cm 9.456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2" draw:text-style-name="P2" draw:layer="layout" svg:width="0.04cm" svg:height="0.031cm" draw:transform="rotate (-2.3537510292403) translate (22.299cm 9.432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8" draw:text-style-name="P2" draw:layer="layout" svg:width="0.04cm" svg:height="0.031cm" draw:transform="rotate (-2.3537510292403) translate (22.299cm 9.432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2" draw:text-style-name="P2" draw:layer="layout" svg:width="0.108cm" svg:height="0.062cm" draw:transform="rotate (-2.3537510292403) translate (22.002cm 9.75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8" draw:text-style-name="P2" draw:layer="layout" svg:width="0.108cm" svg:height="0.062cm" draw:transform="rotate (-2.3537510292403) translate (22.002cm 9.75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2" draw:text-style-name="P2" draw:layer="layout" svg:width="0.108cm" svg:height="0.107cm" draw:transform="rotate (-2.3537510292403) translate (21.983cm 9.744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8" draw:text-style-name="P2" draw:layer="layout" svg:width="0.108cm" svg:height="0.107cm" draw:transform="rotate (-2.3537510292403) translate (21.983cm 9.744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2" draw:text-style-name="P2" draw:layer="layout" svg:width="0.064cm" svg:height="0.061cm" draw:transform="rotate (-2.3537510292403) translate (22.299cm 9.432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8" draw:text-style-name="P2" draw:layer="layout" svg:width="0.064cm" svg:height="0.061cm" draw:transform="rotate (-2.3537510292403) translate (22.299cm 9.432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draw:line draw:style-name="gr13" draw:text-style-name="P7" draw:layer="layout" svg:x1="14.16cm" svg:y1="12.325cm" svg:x2="14.16cm" svg:y2="12.325cm">
          <text:p/>
        </draw:line>
        <draw:line draw:style-name="gr13" draw:text-style-name="P7" draw:layer="layout" svg:x1="14.358cm" svg:y1="12.325cm" svg:x2="14.16cm" svg:y2="13.926cm">
          <text:p/>
        </draw:line>
        <draw:line draw:style-name="gr13" draw:text-style-name="P7" draw:layer="layout" svg:x1="15.76cm" svg:y1="12.325cm" svg:x2="14.556cm" svg:y2="13.926cm">
          <text:p/>
        </draw:line>
        <presentation:notes draw:style-name="dp2">
          <draw:page-thumbnail draw:layer="layout" svg:width="13.472cm" svg:height="9.327cm" svg:x="3.126cm" svg:y="1.896cm" draw:page-number="5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exercise-2" draw:style-name="dp1" draw:master-page-name="Default" presentation:presentation-page-layout-name="AL1T1" presentation:use-footer-name="ftr1">
        <draw:g>
          <draw:custom-shape draw:style-name="gr7" draw:text-style-name="P2" draw:layer="layout" svg:width="0.416cm" svg:height="1.478cm" draw:transform="rotate (-2.3537510292403) translate (26.143cm 17.878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8" draw:text-style-name="P2" draw:layer="layout" svg:width="0.416cm" svg:height="1.478cm" draw:transform="rotate (-2.3537510292403) translate (26.143cm 17.878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7" draw:text-style-name="P2" draw:layer="layout" svg:width="0.388cm" svg:height="1.48cm" draw:transform="rotate (-2.3537510292403) translate (26.398cm 17.619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8" draw:text-style-name="P2" draw:layer="layout" svg:width="0.388cm" svg:height="1.48cm" draw:transform="rotate (-2.3537510292403) translate (26.398cm 17.619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9" draw:text-style-name="P2" draw:layer="layout" svg:width="0.151cm" svg:height="0.274cm" draw:transform="rotate (-2.3537510292403) translate (26.109cm 17.852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9" draw:text-style-name="P2" draw:layer="layout" svg:width="0.132cm" svg:height="0.236cm" draw:transform="rotate (-2.3537510292403) translate (26.201cm 17.719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9" draw:text-style-name="P2" draw:layer="layout" svg:width="0.266cm" svg:height="0.286cm" draw:transform="rotate (-2.3537510292403) translate (25.859cm 17.622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9" draw:text-style-name="P2" draw:layer="layout" svg:width="0.202cm" svg:height="0.11cm" draw:transform="rotate (-2.3537510292403) translate (25.548cm 17.392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9" draw:text-style-name="P2" draw:layer="layout" svg:width="0.388cm" svg:height="1.448cm" draw:transform="rotate (-2.3537510292403) translate (26.39cm 17.59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9" draw:text-style-name="P2" draw:layer="layout" svg:width="0.459cm" svg:height="1.48cm" draw:transform="rotate (-2.3537510292403) translate (26.156cm 17.848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9" draw:text-style-name="P2" draw:layer="layout" svg:width="0.302cm" svg:height="0.212cm" draw:transform="rotate (-2.3537510292403) translate (26.234cm 17.792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9" draw:text-style-name="P2" draw:layer="layout" svg:width="0.029cm" svg:height="0.013cm" draw:transform="rotate (-2.3537510292403) translate (26.122cm 17.878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9" draw:text-style-name="P2" draw:layer="layout" svg:width="0.128cm" svg:height="0.12cm" draw:transform="rotate (-2.3537510292403) translate (26.117cm 17.882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9" draw:text-style-name="P2" draw:layer="layout" svg:width="0.246cm" svg:height="0.088cm" draw:transform="rotate (-2.3537510292403) translate (25.836cm 17.851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9" draw:text-style-name="P2" draw:layer="layout" svg:width="0.101cm" svg:height="0.147cm" draw:transform="rotate (-2.3537510292403) translate (25.77cm 18.101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9" draw:text-style-name="P2" draw:layer="layout" svg:width="0.08cm" svg:height="0.143cm" draw:transform="rotate (-2.3537510292403) translate (25.762cm 18.083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9" draw:text-style-name="P2" draw:layer="layout" svg:width="0.072cm" svg:height="0.098cm" draw:transform="rotate (-2.3537510292403) translate (25.73cm 18.072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9" draw:text-style-name="P2" draw:layer="layout" svg:width="0.109cm" svg:height="0.143cm" draw:transform="rotate (-2.3537510292403) translate (25.755cm 18.086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9" draw:text-style-name="P2" draw:layer="layout" svg:width="0.063cm" svg:height="0.084cm" draw:transform="rotate (-2.3537510292403) translate (25.744cm 18.119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9" draw:text-style-name="P2" draw:layer="layout" svg:width="0.029cm" svg:height="0.084cm" draw:transform="rotate (-2.3537510292403) translate (25.72cm 18.082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9" draw:text-style-name="P2" draw:layer="layout" svg:width="0.254cm" svg:height="0.283cm" draw:transform="rotate (-2.3537510292403) translate (25.612cm 17.771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9" draw:text-style-name="P2" draw:layer="layout" svg:width="0.08cm" svg:height="0.02cm" draw:transform="rotate (-2.3537510292403) translate (25.547cm 17.755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9" draw:text-style-name="P2" draw:layer="layout" svg:width="0.113cm" svg:height="0.07cm" draw:transform="rotate (-2.3537510292403) translate (25.609cm 17.759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9" draw:text-style-name="P2" draw:layer="layout" svg:width="0.331cm" svg:height="0.403cm" draw:transform="rotate (-2.3537510292403) translate (25.223cm 17.489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9" draw:text-style-name="P2" draw:layer="layout" svg:width="0.254cm" svg:height="0.283cm" draw:transform="rotate (-2.3537510292403) translate (26.179cm 17.195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9" draw:text-style-name="P2" draw:layer="layout" svg:width="0.337cm" svg:height="0.401cm" draw:transform="rotate (-2.3537510292403) translate (25.961cm 16.741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9" draw:text-style-name="P2" draw:layer="layout" svg:width="0.092cm" svg:height="0.068cm" draw:transform="rotate (-2.3537510292403) translate (26.062cm 17.308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9" draw:text-style-name="P2" draw:layer="layout" svg:width="0.297cm" svg:height="0.2cm" draw:transform="rotate (-2.3537510292403) translate (26.392cm 17.45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9" draw:text-style-name="P2" draw:layer="layout" svg:width="0.008cm" svg:height="0.001cm" draw:transform="rotate (-2.3537510292403) translate (26.05cm 17.509cm)">
            <text:p/>
            <draw:enhanced-geometry svg:viewBox="0 0 17 0" draw:type="non-primitive" draw:enhanced-path="M 0 0  L 4 0  L 9 0  L 12 0  L 17 0  L 0 0  Z N"/>
          </draw:custom-shape>
          <draw:custom-shape draw:style-name="gr9" draw:text-style-name="P2" draw:layer="layout" svg:width="0.173cm" svg:height="0.097cm" draw:transform="rotate (-2.3537510292403) translate (26.302cm 17.434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7" draw:text-style-name="P2" draw:layer="layout" svg:width="0.322cm" svg:height="0.096cm" draw:transform="rotate (-2.3537510292403) translate (25.773cm 17.173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7" draw:text-style-name="P2" draw:layer="layout" svg:width="0.337cm" svg:height="0.113cm" draw:transform="rotate (-2.3537510292403) translate (25.711cm 17.063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7" draw:text-style-name="P2" draw:layer="layout" svg:width="0.295cm" svg:height="0.012cm" draw:transform="rotate (-2.3537510292403) translate (25.573cm 16.985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7" draw:text-style-name="P2" draw:layer="layout" svg:width="0.351cm" svg:height="0.098cm" draw:transform="rotate (-2.3537510292403) translate (25.61cm 16.97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7" draw:text-style-name="P2" draw:layer="layout" svg:width="0.372cm" svg:height="0.09cm" draw:transform="rotate (-2.3537510292403) translate (25.524cm 16.876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7" draw:text-style-name="P2" draw:layer="layout" svg:width="0.173cm" svg:height="0.167cm" draw:transform="rotate (-2.3537510292403) translate (25.971cm 17.428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7" draw:text-style-name="P2" draw:layer="layout" svg:width="0.035cm" svg:height="0.027cm" draw:transform="rotate (-2.3537510292403) translate (25.896cm 17.503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7" draw:text-style-name="P2" draw:layer="layout" svg:width="0.109cm" svg:height="0.204cm" draw:transform="rotate (-2.3537510292403) translate (26.194cm 17.746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7" draw:text-style-name="P2" draw:layer="layout" svg:width="0.086cm" svg:height="0.088cm" draw:transform="rotate (-2.3537510292403) translate (25.703cm 17.759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7" draw:text-style-name="P2" draw:layer="layout" svg:width="0.112cm" svg:height="0.385cm" draw:transform="rotate (-2.3537510292403) translate (25.371cm 17.511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7" draw:text-style-name="P2" draw:layer="layout" svg:width="0.43cm" svg:height="0.086cm" draw:transform="rotate (-2.3537510292403) translate (25.42cm 16.8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0" draw:text-style-name="P2" draw:layer="layout" svg:width="0.39cm" svg:height="0.046cm" draw:transform="rotate (-2.3537510292403) translate (26.054cm 17.546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0" draw:text-style-name="P2" draw:layer="layout" svg:width="0.202cm" svg:height="0.311cm" draw:transform="rotate (-2.3537510292403) translate (26.096cm 17.424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0" draw:text-style-name="P2" draw:layer="layout" svg:width="0.202cm" svg:height="0.338cm" draw:transform="rotate (-2.3537510292403) translate (25.814cm 17.727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0" draw:text-style-name="P2" draw:layer="layout" svg:width="0.552cm" svg:height="0.03cm" draw:transform="rotate (-2.3537510292403) translate (25.87cm 17.229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0" draw:text-style-name="P2" draw:layer="layout" svg:width="0.021cm" svg:height="0.001cm" draw:transform="rotate (-2.3537510292403) translate (25.471cm 17.61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0" draw:text-style-name="P2" draw:layer="layout" svg:width="0.537cm" svg:height="0.03cm" draw:transform="rotate (-2.3537510292403) translate (25.82cm 17.22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0" draw:text-style-name="P2" draw:layer="layout" svg:width="0.674cm" svg:height="0.044cm" draw:transform="rotate (-2.3537510292403) translate (25.786cm 17.074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0" draw:text-style-name="P2" draw:layer="layout" svg:width="0.001cm" svg:height="0.014cm" draw:transform="rotate (-2.3537510292403) translate (25.3cm 17.563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0" draw:text-style-name="P2" draw:layer="layout" svg:width="0.732cm" svg:height="0.06cm" draw:transform="rotate (-2.3537510292403) translate (25.701cm 16.958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0" draw:text-style-name="P2" draw:layer="layout" svg:width="0.761cm" svg:height="0.046cm" draw:transform="rotate (-2.3537510292403) translate (25.59cm 16.847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0" draw:text-style-name="P2" draw:layer="layout" svg:width="0.754cm" svg:height="0.046cm" draw:transform="rotate (-2.3537510292403) translate (25.509cm 16.747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0" draw:text-style-name="P2" draw:layer="layout" svg:width="0.695cm" svg:height="0.091cm" draw:transform="rotate (-2.3537510292403) translate (25.425cm 16.735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0" draw:text-style-name="P2" draw:layer="layout" svg:width="0.086cm" svg:height="0.001cm" draw:transform="rotate (-2.3537510292403) translate (25.149cm 16.809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0" draw:text-style-name="P2" draw:layer="layout" svg:width="0.012cm" svg:height="0.014cm" draw:transform="rotate (-2.3537510292403) translate (25.062cm 16.917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1" draw:text-style-name="P2" draw:layer="layout" svg:width="0.076cm" svg:height="0.139cm" draw:transform="rotate (-2.3537510292403) translate (26.142cm 17.738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1" draw:text-style-name="P2" draw:layer="layout" svg:width="0.088cm" svg:height="0.101cm" draw:transform="rotate (-2.3537510292403) translate (25.91cm 17.43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1" draw:text-style-name="P2" draw:layer="layout" svg:width="0.188cm" svg:height="0.04cm" draw:transform="rotate (-2.3537510292403) translate (25.712cm 17.205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1" draw:text-style-name="P2" draw:layer="layout" svg:width="0.022cm" svg:height="0.014cm" draw:transform="rotate (-2.3537510292403) translate (25.607cm 17.273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1" draw:text-style-name="P2" draw:layer="layout" svg:width="0.132cm" svg:height="0.064cm" draw:transform="rotate (-2.3537510292403) translate (25.572cm 17.157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1" draw:text-style-name="P2" draw:layer="layout" svg:width="0.103cm" svg:height="0.056cm" draw:transform="rotate (-2.3537510292403) translate (25.446cm 17.072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1" draw:text-style-name="P2" draw:layer="layout" svg:width="0.101cm" svg:height="0.056cm" draw:transform="rotate (-2.3537510292403) translate (25.385cm 16.994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1" draw:text-style-name="P2" draw:layer="layout" svg:width="0.02cm" svg:height="0.001cm" draw:transform="rotate (-2.3537510292403) translate (25.362cm 16.959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1" draw:text-style-name="P2" draw:layer="layout" svg:width="0.109cm" svg:height="0.044cm" draw:transform="rotate (-2.3537510292403) translate (25.257cm 16.904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8" draw:text-style-name="P2" draw:layer="layout" svg:width="0.014cm" svg:height="0.014cm" draw:transform="rotate (-2.3537510292403) translate (25.689cm 18.134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8" draw:text-style-name="P2" draw:layer="layout" svg:width="0.049cm" svg:height="0.032cm" draw:transform="rotate (-2.3537510292403) translate (26.099cm 17.908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8" draw:text-style-name="P2" draw:layer="layout" svg:width="0.057cm" svg:height="0.014cm" draw:transform="rotate (-2.3537510292403) translate (26.2cm 17.781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8" draw:text-style-name="P2" draw:layer="layout" svg:width="0.022cm" svg:height="0.042cm" draw:transform="rotate (-2.3537510292403) translate (26.19cm 17.771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8" draw:text-style-name="P2" draw:layer="layout" svg:width="0.004cm" svg:height="0.042cm" draw:transform="rotate (-2.3537510292403) translate (26.184cm 17.777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8" draw:text-style-name="P2" draw:layer="layout" svg:width="0.066cm" svg:height="0.036cm" draw:transform="rotate (-2.3537510292403) translate (26.056cm 17.916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8" draw:text-style-name="P2" draw:layer="layout" svg:width="0.014cm" svg:height="0.014cm" draw:transform="rotate (-2.3537510292403) translate (26.051cm 17.931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8" draw:text-style-name="P2" draw:layer="layout" svg:width="0.02cm" svg:height="0.042cm" draw:transform="rotate (-2.3537510292403) translate (26.205cm 17.756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8" draw:text-style-name="P2" draw:layer="layout" svg:width="0.638cm" svg:height="1.096cm" draw:transform="rotate (-2.3537510292403) translate (26.147cm 17.985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2" draw:text-style-name="P2" draw:layer="layout" svg:width="0.086cm" svg:height="0.212cm" draw:transform="rotate (-2.3537510292403) translate (26.215cm 17.665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8" draw:text-style-name="P2" draw:layer="layout" svg:width="0.086cm" svg:height="0.212cm" draw:transform="rotate (-2.3537510292403) translate (26.215cm 17.665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2" draw:text-style-name="P2" draw:layer="layout" svg:width="0.101cm" svg:height="0.199cm" draw:transform="rotate (-2.3537510292403) translate (26.221cm 17.659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8" draw:text-style-name="P2" draw:layer="layout" svg:width="0.101cm" svg:height="0.199cm" draw:transform="rotate (-2.3537510292403) translate (26.221cm 17.659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2" draw:text-style-name="P2" draw:layer="layout" svg:width="0.087cm" svg:height="0.127cm" draw:transform="rotate (-2.3537510292403) translate (26.221cm 17.679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8" draw:text-style-name="P2" draw:layer="layout" svg:width="0.087cm" svg:height="0.127cm" draw:transform="rotate (-2.3537510292403) translate (26.221cm 17.679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2" draw:text-style-name="P2" draw:layer="layout" svg:width="0.088cm" svg:height="0.197cm" draw:transform="rotate (-2.3537510292403) translate (25.984cm 17.917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8" draw:text-style-name="P2" draw:layer="layout" svg:width="0.088cm" svg:height="0.197cm" draw:transform="rotate (-2.3537510292403) translate (25.984cm 17.917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2" draw:text-style-name="P2" draw:layer="layout" svg:width="0.097cm" svg:height="0.125cm" draw:transform="rotate (-2.3537510292403) translate (25.92cm 17.861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8" draw:text-style-name="P2" draw:layer="layout" svg:width="0.097cm" svg:height="0.125cm" draw:transform="rotate (-2.3537510292403) translate (25.92cm 17.861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2" draw:text-style-name="P2" draw:layer="layout" svg:width="0.072cm" svg:height="0.014cm" draw:transform="rotate (-2.3537510292403) translate (25.95cm 17.85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8" draw:text-style-name="P2" draw:layer="layout" svg:width="0.072cm" svg:height="0.014cm" draw:transform="rotate (-2.3537510292403) translate (25.95cm 17.85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2" draw:text-style-name="P2" draw:layer="layout" svg:width="0.082cm" svg:height="0.145cm" draw:transform="rotate (-2.3537510292403) translate (26.134cm 17.525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8" draw:text-style-name="P2" draw:layer="layout" svg:width="0.082cm" svg:height="0.145cm" draw:transform="rotate (-2.3537510292403) translate (26.134cm 17.525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2" draw:text-style-name="P2" draw:layer="layout" svg:width="0.066cm" svg:height="0.143cm" draw:transform="rotate (-2.3537510292403) translate (25.855cm 17.867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8" draw:text-style-name="P2" draw:layer="layout" svg:width="0.066cm" svg:height="0.143cm" draw:transform="rotate (-2.3537510292403) translate (25.855cm 17.867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1" draw:text-style-name="P2" draw:layer="layout" svg:width="0.018cm" svg:height="0.008cm" draw:transform="rotate (-2.3537510292403) translate (25.666cm 18.228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8" draw:text-style-name="P2" draw:layer="layout" svg:width="0.018cm" svg:height="0.008cm" draw:transform="rotate (-2.3537510292403) translate (25.666cm 18.228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2" draw:text-style-name="P2" draw:layer="layout" svg:width="0.225cm" svg:height="0.149cm" draw:transform="rotate (-2.3537510292403) translate (25.791cm 18.243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8" draw:text-style-name="P2" draw:layer="layout" svg:width="0.225cm" svg:height="0.149cm" draw:transform="rotate (-2.3537510292403) translate (25.791cm 18.243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2" draw:text-style-name="P2" draw:layer="layout" svg:width="0.198cm" svg:height="0.135cm" draw:transform="rotate (-2.3537510292403) translate (25.259cm 17.752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8" draw:text-style-name="P2" draw:layer="layout" svg:width="0.198cm" svg:height="0.135cm" draw:transform="rotate (-2.3537510292403) translate (25.259cm 17.752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2" draw:text-style-name="P2" draw:layer="layout" svg:width="0.274cm" svg:height="0.206cm" draw:transform="rotate (-2.3537510292403) translate (24.74cm 17.44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8" draw:text-style-name="P2" draw:layer="layout" svg:width="0.274cm" svg:height="0.206cm" draw:transform="rotate (-2.3537510292403) translate (24.74cm 17.44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2" draw:text-style-name="P2" draw:layer="layout" svg:width="0.068cm" svg:height="0.042cm" draw:transform="rotate (-2.3537510292403) translate (25.009cm 17.09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8" draw:text-style-name="P2" draw:layer="layout" svg:width="0.068cm" svg:height="0.042cm" draw:transform="rotate (-2.3537510292403) translate (25.009cm 17.09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2" draw:text-style-name="P2" draw:layer="layout" svg:width="0.057cm" svg:height="0.034cm" draw:transform="rotate (-2.3537510292403) translate (25.356cm 16.723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8" draw:text-style-name="P2" draw:layer="layout" svg:width="0.057cm" svg:height="0.034cm" draw:transform="rotate (-2.3537510292403) translate (25.356cm 16.723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2" draw:text-style-name="P2" draw:layer="layout" svg:width="0.061cm" svg:height="0.078cm" draw:transform="rotate (-2.3537510292403) translate (25.039cm 17.011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8" draw:text-style-name="P2" draw:layer="layout" svg:width="0.061cm" svg:height="0.078cm" draw:transform="rotate (-2.3537510292403) translate (25.039cm 17.011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2" draw:text-style-name="P2" draw:layer="layout" svg:width="0.06cm" svg:height="0.078cm" draw:transform="rotate (-2.3537510292403) translate (25.3cm 16.754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8" draw:text-style-name="P2" draw:layer="layout" svg:width="0.06cm" svg:height="0.078cm" draw:transform="rotate (-2.3537510292403) translate (25.3cm 16.754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2" draw:text-style-name="P2" draw:layer="layout" svg:width="0.212cm" svg:height="0.135cm" draw:transform="rotate (-2.3537510292403) translate (26.125cm 16.868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8" draw:text-style-name="P2" draw:layer="layout" svg:width="0.212cm" svg:height="0.135cm" draw:transform="rotate (-2.3537510292403) translate (26.125cm 16.868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2" draw:text-style-name="P2" draw:layer="layout" svg:width="0.281cm" svg:height="0.208cm" draw:transform="rotate (-2.3537510292403) translate (25.877cm 16.296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8" draw:text-style-name="P2" draw:layer="layout" svg:width="0.281cm" svg:height="0.208cm" draw:transform="rotate (-2.3537510292403) translate (25.877cm 16.296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8" draw:text-style-name="P2" draw:layer="layout" svg:width="0.612cm" svg:height="1.096cm" draw:transform="rotate (-2.3537510292403) translate (26.685cm 17.458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2" draw:text-style-name="P2" draw:layer="layout" svg:width="0.221cm" svg:height="0.149cm" draw:transform="rotate (-2.3537510292403) translate (26.625cm 17.402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8" draw:text-style-name="P2" draw:layer="layout" svg:width="0.221cm" svg:height="0.149cm" draw:transform="rotate (-2.3537510292403) translate (26.625cm 17.402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8" draw:text-style-name="P2" draw:layer="layout" svg:width="0.002cm" svg:height="0.056cm" draw:transform="rotate (-2.3537510292403) translate (26.511cm 17.469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8" draw:text-style-name="P2" draw:layer="layout" svg:width="0.001cm" svg:height="0.056cm" draw:transform="rotate (-2.3537510292403) translate (26.471cm 17.488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8" draw:text-style-name="P2" draw:layer="layout" svg:width="0.004cm" svg:height="0.042cm" draw:transform="rotate (-2.3537510292403) translate (26.553cm 17.444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8" draw:text-style-name="P2" draw:layer="layout" svg:width="0.039cm" svg:height="0.002cm" draw:transform="rotate (-2.3537510292403) translate (26.54cm 17.369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8" draw:text-style-name="P2" draw:layer="layout" svg:width="0.062cm" svg:height="0.014cm" draw:transform="rotate (-2.3537510292403) translate (26.503cm 17.376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8" draw:text-style-name="P2" draw:layer="layout" svg:width="0.061cm" svg:height="0.021cm" draw:transform="rotate (-2.3537510292403) translate (26.459cm 17.379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8" draw:text-style-name="P2" draw:layer="layout" svg:width="0.001cm" svg:height="0.05cm" draw:transform="rotate (-2.3537510292403) translate (26.415cm 17.496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8" draw:text-style-name="P2" draw:layer="layout" svg:width="0.045cm" svg:height="0.016cm" draw:transform="rotate (-2.3537510292403) translate (26.417cm 17.413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8" draw:text-style-name="P2" draw:layer="layout" svg:width="0.006cm" svg:height="0.034cm" draw:transform="rotate (-2.3537510292403) translate (26.391cm 17.488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8" draw:text-style-name="P2" draw:layer="layout" svg:width="0.024cm" svg:height="0.005cm" draw:transform="rotate (-2.3537510292403) translate (26.382cm 17.417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8" draw:text-style-name="P2" draw:layer="layout" svg:width="0.008cm" svg:height="0.058cm" draw:transform="rotate (-2.3537510292403) translate (25.748cm 18.146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8" draw:text-style-name="P2" draw:layer="layout" svg:width="0.007cm" svg:height="0.056cm" draw:transform="rotate (-2.3537510292403) translate (25.742cm 18.161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8" draw:text-style-name="P2" draw:layer="layout" svg:width="0.053cm" svg:height="0.008cm" draw:transform="rotate (-2.3537510292403) translate (25.665cm 18.129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8" draw:text-style-name="P2" draw:layer="layout" svg:width="0.045cm" svg:height="0.014cm" draw:transform="rotate (-2.3537510292403) translate (25.669cm 18.105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8" draw:text-style-name="P2" draw:layer="layout" svg:width="0.008cm" svg:height="0.028cm" draw:transform="rotate (-2.3537510292403) translate (25.717cm 18.216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8" draw:text-style-name="P2" draw:layer="layout" svg:width="0.001cm" svg:height="0.048cm" draw:transform="rotate (-2.3537510292403) translate (25.695cm 18.268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8" draw:text-style-name="P2" draw:layer="layout" svg:width="0.003cm" svg:height="0.036cm" draw:transform="rotate (-2.3537510292403) translate (25.678cm 18.295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8" draw:text-style-name="P2" draw:layer="layout" svg:width="0.006cm" svg:height="0.042cm" draw:transform="rotate (-2.3537510292403) translate (25.67cm 18.325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8" draw:text-style-name="P2" draw:layer="layout" svg:width="0.035cm" svg:height="0.022cm" draw:transform="rotate (-2.3537510292403) translate (25.63cm 18.285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8" draw:text-style-name="P2" draw:layer="layout" svg:width="0.03cm" svg:height="0.014cm" draw:transform="rotate (-2.3537510292403) translate (25.643cm 18.24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8" draw:text-style-name="P2" draw:layer="layout" svg:width="0.039cm" svg:height="0.02cm" draw:transform="rotate (-2.3537510292403) translate (25.666cm 18.198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8" draw:text-style-name="P2" draw:layer="layout" svg:width="0.037cm" svg:height="0.021cm" draw:transform="rotate (-2.3537510292403) translate (25.685cm 18.17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8" draw:text-style-name="P2" draw:layer="layout" svg:width="0.024cm" svg:height="0.007cm" draw:transform="rotate (-2.3537510292403) translate (25.383cm 17.788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8" draw:text-style-name="P2" draw:layer="layout" svg:width="0.007cm" svg:height="0.008cm" draw:transform="rotate (-2.3537510292403) translate (25.371cm 17.811cm)">
            <text:p/>
            <draw:enhanced-geometry svg:viewBox="0 0 17 18" draw:type="non-primitive" draw:enhanced-path="M 0 18  L 0 18  L 5 13  L 8 9  L 13 4  L 17 0  N"/>
          </draw:custom-shape>
          <draw:custom-shape draw:style-name="gr8" draw:text-style-name="P2" draw:layer="layout" svg:width="0.032cm" svg:height="0.014cm" draw:transform="rotate (-2.3537510292403) translate (25.393cm 17.798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8" draw:text-style-name="P2" draw:layer="layout" svg:width="0.029cm" svg:height="0.007cm" draw:transform="rotate (-2.3537510292403) translate (25.308cm 17.774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8" draw:text-style-name="P2" draw:layer="layout" svg:width="0.037cm" svg:height="0.008cm" draw:transform="rotate (-2.3537510292403) translate (25.28cm 17.762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8" draw:text-style-name="P2" draw:layer="layout" svg:width="0.029cm" svg:height="0.014cm" draw:transform="rotate (-2.3537510292403) translate (25.329cm 17.734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8" draw:text-style-name="P2" draw:layer="layout" svg:width="0.029cm" svg:height="0.007cm" draw:transform="rotate (-2.3537510292403) translate (25.372cm 17.751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8" draw:text-style-name="P2" draw:layer="layout" svg:width="0.027cm" svg:height="0.005cm" draw:transform="rotate (-2.3537510292403) translate (25.402cm 17.769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8" draw:text-style-name="P2" draw:layer="layout" svg:width="0.029cm" svg:height="0.006cm" draw:transform="rotate (-2.3537510292403) translate (25.443cm 17.78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8" draw:text-style-name="P2" draw:layer="layout" svg:width="0.033cm" svg:height="0.028cm" draw:transform="rotate (-2.3537510292403) translate (24.994cm 17.497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8" draw:text-style-name="P2" draw:layer="layout" svg:width="0.037cm" svg:height="0.014cm" draw:transform="rotate (-2.3537510292403) translate (24.963cm 17.528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8" draw:text-style-name="P2" draw:layer="layout" svg:width="0.029cm" svg:height="0.022cm" draw:transform="rotate (-2.3537510292403) translate (24.943cm 17.481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8" draw:text-style-name="P2" draw:layer="layout" svg:width="0.041cm" svg:height="0.001cm" draw:transform="rotate (-2.3537510292403) translate (24.899cm 17.505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8" draw:text-style-name="P2" draw:layer="layout" svg:width="0.029cm" svg:height="0.021cm" draw:transform="rotate (-2.3537510292403) translate (24.889cm 17.454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8" draw:text-style-name="P2" draw:layer="layout" svg:width="0.039cm" svg:height="0.002cm" draw:transform="rotate (-2.3537510292403) translate (24.85cm 17.482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8" draw:text-style-name="P2" draw:layer="layout" svg:width="0.029cm" svg:height="0.014cm" draw:transform="rotate (-2.3537510292403) translate (24.82cm 17.432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8" draw:text-style-name="P2" draw:layer="layout" svg:width="0.049cm" svg:height="0.001cm" draw:transform="rotate (-2.3537510292403) translate (24.804cm 17.449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8" draw:text-style-name="P2" draw:layer="layout" svg:width="0.02cm" svg:height="0.005cm" draw:transform="rotate (-2.3537510292403) translate (24.817cm 17.414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8" draw:text-style-name="P2" draw:layer="layout" svg:width="0.024cm" svg:height="0.028cm" draw:transform="rotate (-2.3537510292403) translate (24.769cm 17.423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8" draw:text-style-name="P2" draw:layer="layout" svg:width="0.028cm" svg:height="0.005cm" draw:transform="rotate (-2.3537510292403) translate (24.75cm 17.45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8" draw:text-style-name="P2" draw:layer="layout" svg:width="0.045cm" svg:height="0.001cm" draw:transform="rotate (-2.3537510292403) translate (26.025cm 17.023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8" draw:text-style-name="P2" draw:layer="layout" svg:width="0.055cm" svg:height="0.007cm" draw:transform="rotate (-2.3537510292403) translate (26.047cm 17.072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8" draw:text-style-name="P2" draw:layer="layout" svg:width="0.032cm" svg:height="0.001cm" draw:transform="rotate (-2.3537510292403) translate (26.044cm 17.115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8" draw:text-style-name="P2" draw:layer="layout" svg:width="0.043cm" svg:height="0.001cm" draw:transform="rotate (-2.3537510292403) translate (26.064cm 17.166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8" draw:text-style-name="P2" draw:layer="layout" svg:width="0.022cm" svg:height="0.005cm" draw:transform="rotate (-2.3537510292403) translate (26.005cm 17.164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8" draw:text-style-name="P2" draw:layer="layout" svg:width="0.026cm" svg:height="0.007cm" draw:transform="rotate (-2.3537510292403) translate (25.996cm 17.103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8" draw:text-style-name="P2" draw:layer="layout" svg:width="0.043cm" svg:height="0.016cm" draw:transform="rotate (-2.3537510292403) translate (25.987cm 17.053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8" draw:text-style-name="P2" draw:layer="layout" svg:width="0.018cm" svg:height="0.001cm" draw:transform="rotate (-2.3537510292403) translate (25.42cm 17.813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8" draw:text-style-name="P2" draw:layer="layout" svg:width="0.035cm" svg:height="0.016cm" draw:transform="rotate (-2.3537510292403) translate (25.792cm 16.687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8" draw:text-style-name="P2" draw:layer="layout" svg:width="0.014cm" svg:height="0.034cm" draw:transform="rotate (-2.3537510292403) translate (25.753cm 16.714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8" draw:text-style-name="P2" draw:layer="layout" svg:width="0.055cm" svg:height="0.04cm" draw:transform="rotate (-2.3537510292403) translate (25.787cm 16.669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8" draw:text-style-name="P2" draw:layer="layout" svg:width="0.01cm" svg:height="0.034cm" draw:transform="rotate (-2.3537510292403) translate (25.718cm 16.649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8" draw:text-style-name="P2" draw:layer="layout" svg:width="0.041cm" svg:height="0.014cm" draw:transform="rotate (-2.3537510292403) translate (25.742cm 16.585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8" draw:text-style-name="P2" draw:layer="layout" svg:width="0.026cm" svg:height="0.04cm" draw:transform="rotate (-2.3537510292403) translate (25.698cm 16.599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8" draw:text-style-name="P2" draw:layer="layout" svg:width="0.055cm" svg:height="0.001cm" draw:transform="rotate (-2.3537510292403) translate (25.735cm 16.513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8" draw:text-style-name="P2" draw:layer="layout" svg:width="0.022cm" svg:height="0.042cm" draw:transform="rotate (-2.3537510292403) translate (25.686cm 16.563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1" draw:text-style-name="P2" draw:layer="layout" svg:width="0.058cm" svg:height="0.064cm" draw:transform="rotate (-2.3537510292403) translate (26.207cm 17.764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8" draw:text-style-name="P2" draw:layer="layout" svg:width="0.058cm" svg:height="0.064cm" draw:transform="rotate (-2.3537510292403) translate (26.207cm 17.764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2" draw:text-style-name="P2" draw:layer="layout" svg:width="0.066cm" svg:height="0.07cm" draw:transform="rotate (-2.3537510292403) translate (26.207cm 17.764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8" draw:text-style-name="P2" draw:layer="layout" svg:width="0.066cm" svg:height="0.07cm" draw:transform="rotate (-2.3537510292403) translate (26.207cm 17.764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2" draw:text-style-name="P2" draw:layer="layout" svg:width="0.038cm" svg:height="0.014cm" draw:transform="rotate (-2.3537510292403) translate (26.207cm 17.774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8" draw:text-style-name="P2" draw:layer="layout" svg:width="0.038cm" svg:height="0.014cm" draw:transform="rotate (-2.3537510292403) translate (26.207cm 17.774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2" draw:text-style-name="P2" draw:layer="layout" svg:width="0.02cm" svg:height="0.014cm" draw:transform="rotate (-2.3537510292403) translate (26.21cm 17.761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8" draw:text-style-name="P2" draw:layer="layout" svg:width="0.02cm" svg:height="0.014cm" draw:transform="rotate (-2.3537510292403) translate (26.21cm 17.761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2" draw:text-style-name="P2" draw:layer="layout" svg:width="0.055cm" svg:height="0.028cm" draw:transform="rotate (-2.3537510292403) translate (26.057cm 17.925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8" draw:text-style-name="P2" draw:layer="layout" svg:width="0.055cm" svg:height="0.028cm" draw:transform="rotate (-2.3537510292403) translate (26.057cm 17.925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2" draw:text-style-name="P2" draw:layer="layout" svg:width="0.055cm" svg:height="0.048cm" draw:transform="rotate (-2.3537510292403) translate (26.047cm 17.922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8" draw:text-style-name="P2" draw:layer="layout" svg:width="0.055cm" svg:height="0.048cm" draw:transform="rotate (-2.3537510292403) translate (26.047cm 17.922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2" draw:text-style-name="P2" draw:layer="layout" svg:width="0.032cm" svg:height="0.027cm" draw:transform="rotate (-2.3537510292403) translate (26.21cm 17.761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8" draw:text-style-name="P2" draw:layer="layout" svg:width="0.032cm" svg:height="0.027cm" draw:transform="rotate (-2.3537510292403) translate (26.21cm 17.761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exercise-2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why do you still get a diagnostic?</text:span></text:p>
                <text:list text:style-name="L4">
                  <text:list-item>
                    <text:p text:style-name="P5"><text:span text:style-name="T3">gcc –Wmissing-prototypes clo.c</text:span><text:span text:style-name="T3"><text:line-break/></text:span><text:span text:style-name="T12"></text:span><text:span text:style-name="T3"> warning: no previous prototype for </text:span><text:span text:style-name="T13">'f'</text:span></text:p>
                  </text:list-item>
                </text:list>
              </text:list-item>
            </text:list>
            <text:p text:style-name="P11"><text:span text:style-name="T13"/></text:p>
            <text:p text:style-name="P10"><text:span text:style-name="T3"/></text:p>
            <text:list text:style-name="L4">
              <text:list-item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draw:custom-shape draw:style-name="gr2" draw:text-style-name="P2" draw:layer="layout" svg:width="12.003cm" svg:height="7.565cm" svg:x="7.223cm" svg:y="8.145cm">
          <text:p text:style-name="P6"><text:span text:style-name="T6">int </text:span><text:span text:style-name="T7">f(</text:span><text:span text:style-name="T6">int</text:span><text:span text:style-name="T7"> value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value;</text:span></text:p>
          <text:p text:style-name="P6"><text:span text:style-name="T7">}</text:span></text:p>
          <text:p text:style-name="P6"><text:span text:style-name="T7"/></text:p>
          <text:p text:style-name="P6"><text:span text:style-name="T6">int</text:span><text:span text:style-name="T7"> main(</text:span><text:span text:style-name="T6">void</text:span><text:span text:style-name="T7">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f(42);</text:span></text:p>
          <text:p text:style-name="P6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392cm" svg:height="1.023cm" svg:x="7.157cm" svg:y="15.906cm">
          <text:p text:style-name="P8"><text:span text:style-name="T11">clo.c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2.96cm" svg:y1="6.125cm" svg:x2="12.96cm" svg:y2="7.325cm">
          <text:p/>
        </draw:line>
        <draw:custom-shape draw:style-name="gr38" draw:text-style-name="P2" draw:layer="layout" svg:width="0.599cm" svg:height="4.401cm" draw:transform="rotate (-1.57079632679579) translate (15.16cm 7.3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7" draw:layer="layout" svg:x1="12.96cm" svg:y1="6.125cm" svg:x2="17.961cm" svg:y2="6.125cm">
          <text:p/>
        </draw:line>
        <draw:line draw:style-name="gr4" draw:text-style-name="P7" draw:layer="layout" svg:x1="14.759cm" svg:y1="13.727cm" svg:x2="14.759cm" svg:y2="13.123cm">
          <text:p/>
        </draw:line>
        <draw:line draw:style-name="gr4" draw:text-style-name="P7" draw:layer="layout" svg:x1="14.759cm" svg:y1="13.123cm" svg:x2="17.961cm" svg:y2="13.123cm">
          <text:p/>
        </draw:line>
        <draw:line draw:style-name="gr4" draw:text-style-name="P7" draw:layer="layout" svg:x1="17.961cm" svg:y1="13.123cm" svg:x2="17.961cm" svg:y2="6.125cm">
          <text:p/>
        </draw:line>
        <draw:g>
          <draw:rect draw:style-name="gr14" draw:text-style-name="P7" draw:layer="layout" svg:width="9.203cm" svg:height="8.647cm" svg:x="16.757cm" svg:y="8.524cm">
            <text:p/>
          </draw:rect>
          <draw:g>
            <draw:custom-shape draw:style-name="gr15" draw:text-style-name="P2" draw:layer="layout" svg:width="0.328cm" svg:height="0.41cm" svg:x="22.512cm" svg:y="10.649cm">
              <text:p/>
              <draw:enhanced-geometry svg:viewBox="0 0 402 505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16" draw:text-style-name="P2" draw:layer="layout" svg:width="0.243cm" svg:height="0.207cm" svg:x="18.444cm" svg:y="14.681cm">
              <text:p/>
              <draw:enhanced-geometry svg:viewBox="0 0 301 254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17" draw:text-style-name="P2" draw:layer="layout" svg:width="1.307cm" svg:height="1.051cm" svg:x="18.488cm" svg:y="14.6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18" draw:text-style-name="P2" draw:layer="layout" svg:width="1.307cm" svg:height="1.051cm" svg:x="18.488cm" svg:y="14.6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19" draw:text-style-name="P7" draw:layer="layout" svg:x1="18.982cm" svg:y1="14.872cm" svg:x2="18.878cm" svg:y2="14.977cm">
              <text:p/>
            </draw:line>
            <draw:custom-shape draw:style-name="gr20" draw:text-style-name="P2" draw:layer="layout" svg:width="2.971cm" svg:height="2.448cm" svg:x="16.768cm" svg:y="14.71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18" draw:text-style-name="P2" draw:layer="layout" svg:width="2.971cm" svg:height="2.448cm" svg:x="16.768cm" svg:y="14.71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21" draw:text-style-name="P2" draw:layer="layout" svg:width="1.891cm" svg:height="1.68cm" svg:x="17.044cm" svg:y="15.023cm">
              <text:p/>
              <draw:enhanced-geometry svg:viewBox="0 0 2328 2071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18" draw:text-style-name="P2" draw:layer="layout" svg:width="0.394cm" svg:height="0.283cm" svg:x="19.284cm" svg:y="16.342cm">
              <text:p/>
              <draw:enhanced-geometry svg:viewBox="0 0 486 353" draw:type="non-primitive" draw:enhanced-path="M 486 0  L 459 30  L 424 62  L 380 97  L 331 135  L 277 173  L 220 212  L 163 250  L 105 288  L 51 322  L 0 353  N"/>
            </draw:custom-shape>
            <draw:custom-shape draw:style-name="gr18" draw:text-style-name="P2" draw:layer="layout" svg:width="0.901cm" svg:height="0.37cm" svg:x="18.383cm" svg:y="16.625cm">
              <text:p/>
              <draw:enhanced-geometry svg:viewBox="0 0 1111 453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18" draw:text-style-name="P2" draw:layer="layout" svg:width="0.8cm" svg:height="0.035cm" svg:x="17.583cm" svg:y="16.975cm">
              <text:p/>
              <draw:enhanced-geometry svg:viewBox="0 0 982 46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18" draw:text-style-name="P2" draw:layer="layout" svg:width="0.519cm" svg:height="0.252cm" svg:x="17.064cm" svg:y="16.723cm">
              <text:p/>
              <draw:enhanced-geometry svg:viewBox="0 0 641 307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18" draw:text-style-name="P2" draw:layer="layout" svg:width="0.438cm" svg:height="0.429cm" svg:x="19.268cm" svg:y="15.619cm">
              <text:p/>
              <draw:enhanced-geometry svg:viewBox="0 0 541 528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18" draw:text-style-name="P2" draw:layer="layout" svg:width="0.426cm" svg:height="0.21cm" svg:x="18.842cm" svg:y="15.835cm">
              <text:p/>
              <draw:enhanced-geometry svg:viewBox="0 0 524 264" draw:type="non-primitive" draw:enhanced-path="M 524 264  L 469 249  L 407 225  L 338 195  L 269 159  L 200 121  L 137 85  L 82 52  L 38 25  L 10 7  L 0 0  N"/>
            </draw:custom-shape>
            <draw:custom-shape draw:style-name="gr18" draw:text-style-name="P2" draw:layer="layout" svg:width="0.121cm" svg:height="0.645cm" svg:x="18.842cm" svg:y="15.835cm">
              <text:p/>
              <draw:enhanced-geometry svg:viewBox="0 0 148 798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18" draw:text-style-name="P2" draw:layer="layout" svg:width="0.547cm" svg:height="0.154cm" svg:x="18.294cm" svg:y="16.346cm">
              <text:p/>
              <draw:enhanced-geometry svg:viewBox="0 0 678 190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18" draw:text-style-name="P2" draw:layer="layout" svg:width="0.117cm" svg:height="0.369cm" svg:x="18.274cm" svg:y="16.346cm">
              <text:p/>
              <draw:enhanced-geometry svg:viewBox="0 0 145 454" draw:type="non-primitive" draw:enhanced-path="M 26 0  L 63 45  L 94 93  L 118 142  L 135 191  L 144 240  L 145 286  L 140 329  L 127 368  L 106 401  L 78 427  L 43 445  L 0 454  N"/>
            </draw:custom-shape>
            <draw:custom-shape draw:style-name="gr18" draw:text-style-name="P2" draw:layer="layout" svg:width="0.742cm" svg:height="0.028cm" svg:x="17.531cm" svg:y="16.707cm">
              <text:p/>
              <draw:enhanced-geometry svg:viewBox="0 0 912 32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18" draw:text-style-name="P2" draw:layer="layout" svg:width="0.195cm" svg:height="0.186cm" svg:x="17.336cm" svg:y="16.52cm">
              <text:p/>
              <draw:enhanced-geometry svg:viewBox="0 0 242 234" draw:type="non-primitive" draw:enhanced-path="M 242 234  L 181 204  L 128 172  L 80 134  L 43 94  L 16 48  L 0 0  N"/>
            </draw:custom-shape>
            <draw:custom-shape draw:style-name="gr18" draw:text-style-name="P2" draw:layer="layout" svg:width="0.195cm" svg:height="0.292cm" svg:x="17.92cm" svg:y="16.288cm">
              <text:p/>
              <draw:enhanced-geometry svg:viewBox="0 0 242 362" draw:type="non-primitive" draw:enhanced-path="M 0 0  L 46 42  L 92 82  L 137 123  L 175 163  L 208 202  L 231 238  L 242 274  L 241 306  L 225 336  L 191 362  N"/>
            </draw:custom-shape>
            <draw:custom-shape draw:style-name="gr18" draw:text-style-name="P2" draw:layer="layout" svg:width="0.572cm" svg:height="0.109cm" svg:x="17.502cm" svg:y="16.581cm">
              <text:p/>
              <draw:enhanced-geometry svg:viewBox="0 0 705 131" draw:type="non-primitive" draw:enhanced-path="M 705 0  L 669 19  L 628 37  L 584 53  L 536 69  L 485 84  L 431 96  L 375 107  L 316 116  L 255 124  L 192 129  L 129 131  L 66 131  L 0 128  N"/>
            </draw:custom-shape>
            <draw:custom-shape draw:style-name="gr18" draw:text-style-name="P2" draw:layer="layout" svg:width="0.348cm" svg:height="0.122cm" svg:x="19.114cm" svg:y="15.347cm">
              <text:p/>
              <draw:enhanced-geometry svg:viewBox="0 0 430 154" draw:type="non-primitive" draw:enhanced-path="M 430 154  L 373 124  L 313 94  L 252 65  L 193 40  L 136 20  L 84 6  L 38 0  L 0 5  N"/>
            </draw:custom-shape>
            <draw:custom-shape draw:style-name="gr18" draw:text-style-name="P2" draw:layer="layout" svg:width="0.162cm" svg:height="0.084cm" svg:x="18.951cm" svg:y="15.351cm">
              <text:p/>
              <draw:enhanced-geometry svg:viewBox="0 0 200 105" draw:type="non-primitive" draw:enhanced-path="M 200 0  L 110 40  L 33 84  L 0 105  N"/>
            </draw:custom-shape>
            <draw:custom-shape draw:style-name="gr18" draw:text-style-name="P2" draw:layer="layout" svg:width="0.072cm" svg:height="0.15cm" svg:x="18.878cm" svg:y="15.286cm">
              <text:p/>
              <draw:enhanced-geometry svg:viewBox="0 0 86 183" draw:type="non-primitive" draw:enhanced-path="M 86 183  L 41 86  L 10 22  L 0 0  N"/>
            </draw:custom-shape>
            <draw:custom-shape draw:style-name="gr18" draw:text-style-name="P2" draw:layer="layout" svg:width="0.19cm" svg:height="0.487cm" svg:x="19.086cm" svg:y="15.383cm">
              <text:p/>
              <draw:enhanced-geometry svg:viewBox="0 0 235 600" draw:type="non-primitive" draw:enhanced-path="M 0 0  L 4 38  L 17 93  L 40 157  L 67 228  L 99 303  L 131 378  L 162 447  L 190 508  L 214 556  L 229 588  L 235 600  N"/>
            </draw:custom-shape>
            <draw:custom-shape draw:style-name="gr18" draw:text-style-name="P2" draw:layer="layout" svg:width="0.532cm" svg:height="0.109cm" svg:x="18.744cm" svg:y="15.761cm">
              <text:p/>
              <draw:enhanced-geometry svg:viewBox="0 0 653 136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18" draw:text-style-name="P2" draw:layer="layout" svg:width="0.06cm" svg:height="0.522cm" svg:x="18.749cm" svg:y="15.855cm">
              <text:p/>
              <draw:enhanced-geometry svg:viewBox="0 0 73 643" draw:type="non-primitive" draw:enhanced-path="M 0 0  L 12 54  L 23 119  L 32 192  L 41 270  L 49 348  L 56 424  L 63 494  L 67 554  L 70 601  L 72 632  L 73 643  N"/>
            </draw:custom-shape>
            <draw:custom-shape draw:style-name="gr18" draw:text-style-name="P2" draw:layer="layout" svg:width="0.649cm" svg:height="0.15cm" svg:x="18.159cm" svg:y="16.236cm">
              <text:p/>
              <draw:enhanced-geometry svg:viewBox="0 0 798 181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18" draw:text-style-name="P2" draw:layer="layout" svg:width="0.247cm" svg:height="0.198cm" svg:x="17.92cm" svg:y="16.187cm">
              <text:p/>
              <draw:enhanced-geometry svg:viewBox="0 0 306 244" draw:type="non-primitive" draw:enhanced-path="M 306 244  L 231 160  L 159 96  L 96 50  L 45 20  L 12 5  L 0 0  N"/>
            </draw:custom-shape>
            <draw:custom-shape draw:style-name="gr18" draw:text-style-name="P2" draw:layer="layout" svg:width="0.552cm" svg:height="0.296cm" svg:x="19.187cm" svg:y="15.882cm">
              <text:p/>
              <draw:enhanced-geometry svg:viewBox="0 0 676 364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18" draw:text-style-name="P2" draw:layer="layout" svg:width="0.158cm" svg:height="0.113cm" svg:x="19.029cm" svg:y="16.045cm">
              <text:p/>
              <draw:enhanced-geometry svg:viewBox="0 0 197 136" draw:type="non-primitive" draw:enhanced-path="M 197 136  L 80 79  L 21 41  L 0 16  L 2 3  L 6 0  N"/>
            </draw:custom-shape>
            <draw:custom-shape draw:style-name="gr18" draw:text-style-name="P2" draw:layer="layout" svg:width="0.061cm" svg:height="0.377cm" svg:x="19.032cm" svg:y="16.045cm">
              <text:p/>
              <draw:enhanced-geometry svg:viewBox="0 0 75 462" draw:type="non-primitive" draw:enhanced-path="M 0 0  L 28 74  L 50 140  L 65 201  L 72 258  L 75 311  L 69 362  L 57 412  L 36 462  N"/>
            </draw:custom-shape>
            <draw:custom-shape draw:style-name="gr18" draw:text-style-name="P2" draw:layer="layout" svg:width="0.353cm" svg:height="0.117cm" svg:x="19.061cm" svg:y="16.423cm">
              <text:p/>
              <draw:enhanced-geometry svg:viewBox="0 0 434 145" draw:type="non-primitive" draw:enhanced-path="M 0 0  L 76 0  L 142 1  L 199 5  L 251 14  L 299 31  L 343 57  L 387 95  L 434 145  N"/>
            </draw:custom-shape>
            <draw:custom-shape draw:style-name="gr18" draw:text-style-name="P2" draw:layer="layout" svg:width="0.43cm" svg:height="0.133cm" svg:x="16.999cm" svg:y="16.244cm">
              <text:p/>
              <draw:enhanced-geometry svg:viewBox="0 0 531 165" draw:type="non-primitive" draw:enhanced-path="M 531 162  L 452 165  L 375 162  L 303 155  L 236 145  L 175 131  L 122 114  L 77 94  L 40 73  L 15 49  L 1 25  L 0 0  N"/>
            </draw:custom-shape>
            <draw:custom-shape draw:style-name="gr18" draw:text-style-name="P2" draw:layer="layout" svg:width="0.219cm" svg:height="0.154cm" svg:x="17.51cm" svg:y="16.041cm">
              <text:p/>
              <draw:enhanced-geometry svg:viewBox="0 0 271 190" draw:type="non-primitive" draw:enhanced-path="M 0 0  L 55 33  L 119 67  L 179 102  L 231 136  L 264 165  L 271 190  N"/>
            </draw:custom-shape>
            <draw:custom-shape draw:style-name="gr18" draw:text-style-name="P2" draw:layer="layout" svg:width="0.653cm" svg:height="0.222cm" svg:x="18.257cm" svg:y="16.509cm">
              <text:p/>
              <draw:enhanced-geometry svg:viewBox="0 0 802 272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18" draw:text-style-name="P2" draw:layer="layout" svg:width="0.414cm" svg:height="0.125cm" svg:x="18.911cm" svg:y="16.488cm">
              <text:p/>
              <draw:enhanced-geometry svg:viewBox="0 0 514 155" draw:type="non-primitive" draw:enhanced-path="M 0 29  L 50 11  L 106 2  L 163 0  L 222 3  L 280 14  L 335 29  L 387 49  L 433 72  L 470 98  L 497 127  L 514 155  N"/>
            </draw:custom-shape>
            <draw:custom-shape draw:style-name="gr18" draw:text-style-name="P2" draw:layer="layout" svg:width="0.401cm" svg:height="0.06cm" svg:x="18.509cm" svg:y="14.986cm">
              <text:p/>
              <draw:enhanced-geometry svg:viewBox="0 0 495 73" draw:type="non-primitive" draw:enhanced-path="M 495 73  L 439 53  L 378 34  L 313 18  L 249 6  L 186 0  L 129 0  L 77 9  L 33 26  L 0 54  N"/>
            </draw:custom-shape>
            <draw:custom-shape draw:style-name="gr18" draw:text-style-name="P2" draw:layer="layout" svg:width="0.114cm" svg:height="0.145cm" svg:x="18.395cm" svg:y="14.884cm">
              <text:p/>
              <draw:enhanced-geometry svg:viewBox="0 0 136 180" draw:type="non-primitive" draw:enhanced-path="M 136 180  L 71 90  L 21 25  L 0 0  N"/>
            </draw:custom-shape>
            <draw:custom-shape draw:style-name="gr18" draw:text-style-name="P2" draw:layer="layout" svg:width="0.296cm" svg:height="0.15cm" svg:x="16.779cm" svg:y="16.467cm">
              <text:p/>
              <draw:enhanced-geometry svg:viewBox="0 0 365 187" draw:type="non-primitive" draw:enhanced-path="M 365 187  L 304 174  L 237 152  L 170 122  L 108 88  L 56 55  L 18 24  L 0 0  N"/>
            </draw:custom-shape>
            <draw:custom-shape draw:style-name="gr22" draw:text-style-name="P2" draw:layer="layout" svg:width="0.28cm" svg:height="0.117cm" svg:x="17.567cm" svg:y="15.882cm">
              <text:p/>
              <draw:enhanced-geometry svg:viewBox="0 0 344 145" draw:type="non-primitive" draw:enhanced-path="M 344 145  L 297 91  L 237 53  L 171 27  L 108 11  L 54 3  L 15 0  L 0 0  N"/>
            </draw:custom-shape>
            <draw:custom-shape draw:style-name="gr22" draw:text-style-name="P2" draw:layer="layout" svg:width="0.207cm" svg:height="0.15cm" svg:x="17.701cm" svg:y="15.766cm">
              <text:p/>
              <draw:enhanced-geometry svg:viewBox="0 0 254 181" draw:type="non-primitive" draw:enhanced-path="M 254 181  L 203 128  L 137 78  L 70 37  L 21 10  L 0 0  N"/>
            </draw:custom-shape>
            <draw:custom-shape draw:style-name="gr22" draw:text-style-name="P2" draw:layer="layout" svg:width="0.243cm" svg:height="0.105cm" svg:x="17.758cm" svg:y="15.692cm">
              <text:p/>
              <draw:enhanced-geometry svg:viewBox="0 0 297 126" draw:type="non-primitive" draw:enhanced-path="M 297 126  L 238 82  L 160 47  L 83 21  L 23 5  L 0 0  N"/>
            </draw:custom-shape>
            <draw:custom-shape draw:style-name="gr22" draw:text-style-name="P2" draw:layer="layout" svg:width="0.227cm" svg:height="0.134cm" svg:x="17.856cm" svg:y="15.582cm">
              <text:p/>
              <draw:enhanced-geometry svg:viewBox="0 0 279 161" draw:type="non-primitive" draw:enhanced-path="M 279 161  L 222 113  L 150 69  L 77 32  L 23 9  L 0 0  N"/>
            </draw:custom-shape>
            <draw:custom-shape draw:style-name="gr22" draw:text-style-name="P2" draw:layer="layout" svg:width="0.264cm" svg:height="0.109cm" svg:x="17.92cm" svg:y="15.498cm">
              <text:p/>
              <draw:enhanced-geometry svg:viewBox="0 0 324 135" draw:type="non-primitive" draw:enhanced-path="M 324 135  L 278 100  L 212 68  L 138 41  L 70 19  L 19 4  L 0 0  N"/>
            </draw:custom-shape>
            <draw:custom-shape draw:style-name="gr22" draw:text-style-name="P2" draw:layer="layout" svg:width="0.243cm" svg:height="0.117cm" svg:x="17.993cm" svg:y="15.42cm">
              <text:p/>
              <draw:enhanced-geometry svg:viewBox="0 0 300 145" draw:type="non-primitive" draw:enhanced-path="M 300 145  L 248 95  L 171 56  L 89 25  L 26 6  L 0 0  N"/>
            </draw:custom-shape>
            <draw:custom-shape draw:style-name="gr22" draw:text-style-name="P2" draw:layer="layout" svg:width="0.231cm" svg:height="0.113cm" svg:x="18.09cm" svg:y="15.323cm">
              <text:p/>
              <draw:enhanced-geometry svg:viewBox="0 0 287 138" draw:type="non-primitive" draw:enhanced-path="M 287 138  L 233 95  L 159 58  L 82 28  L 24 8  L 0 0  N"/>
            </draw:custom-shape>
            <draw:custom-shape draw:style-name="gr22" draw:text-style-name="P2" draw:layer="layout" svg:width="0.21cm" svg:height="0.104cm" svg:x="18.184cm" svg:y="15.23cm">
              <text:p/>
              <draw:enhanced-geometry svg:viewBox="0 0 263 127" draw:type="non-primitive" draw:enhanced-path="M 263 127  L 187 80  L 101 39  L 30 11  L 0 0  N"/>
            </draw:custom-shape>
            <draw:custom-shape draw:style-name="gr22" draw:text-style-name="P2" draw:layer="layout" svg:width="0.227cm" svg:height="0.097cm" svg:x="18.24cm" svg:y="15.139cm">
              <text:p/>
              <draw:enhanced-geometry svg:viewBox="0 0 279 117" draw:type="non-primitive" draw:enhanced-path="M 279 117  L 226 74  L 154 41  L 80 18  L 22 5  L 0 0  N"/>
            </draw:custom-shape>
            <draw:custom-shape draw:style-name="gr22" draw:text-style-name="P2" draw:layer="layout" svg:width="0.227cm" svg:height="0.109cm" svg:x="18.302cm" svg:y="15.046cm">
              <text:p/>
              <draw:enhanced-geometry svg:viewBox="0 0 281 135" draw:type="non-primitive" draw:enhanced-path="M 281 135  L 223 90  L 151 53  L 78 24  L 22 6  L 0 0  N"/>
            </draw:custom-shape>
            <draw:custom-shape draw:style-name="gr22" draw:text-style-name="P2" draw:layer="layout" svg:width="0.04cm" svg:height="0.64cm" svg:x="18.461cm" svg:y="14.994cm">
              <text:p/>
              <draw:enhanced-geometry svg:viewBox="0 0 49 788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22" draw:text-style-name="P2" draw:layer="layout" svg:width="0.166cm" svg:height="0.255cm" svg:x="18.294cm" svg:y="15.4cm">
              <text:p/>
              <draw:enhanced-geometry svg:viewBox="0 0 208 317" draw:type="non-primitive" draw:enhanced-path="M 208 290  L 182 310  L 155 317  L 126 310  L 97 290  L 70 257  L 45 211  L 25 153  L 9 83  L 0 0  N"/>
            </draw:custom-shape>
            <draw:custom-shape draw:style-name="gr22" draw:text-style-name="P2" draw:layer="layout" svg:width="0.117cm" svg:height="0.39cm" svg:x="18.294cm" svg:y="15.01cm">
              <text:p/>
              <draw:enhanced-geometry svg:viewBox="0 0 145 481" draw:type="non-primitive" draw:enhanced-path="M 0 481  L 1 395  L 11 315  L 31 240  L 53 172  L 79 114  L 104 67  L 126 31  L 140 8  L 145 0  N"/>
            </draw:custom-shape>
            <draw:custom-shape draw:style-name="gr22" draw:text-style-name="P2" draw:layer="layout" svg:width="0.316cm" svg:height="0.398cm" svg:x="18.095cm" svg:y="15.01cm">
              <text:p/>
              <draw:enhanced-geometry svg:viewBox="0 0 387 491" draw:type="non-primitive" draw:enhanced-path="M 387 0  L 355 61  L 324 121  L 292 179  L 259 234  L 227 286  L 195 334  L 162 377  L 129 414  L 97 445  L 64 469  L 32 484  L 0 491  N"/>
            </draw:custom-shape>
            <draw:custom-shape draw:style-name="gr22" draw:text-style-name="P2" draw:layer="layout" svg:width="0.102cm" svg:height="0.223cm" svg:x="17.993cm" svg:y="15.185cm">
              <text:p/>
              <draw:enhanced-geometry svg:viewBox="0 0 128 274" draw:type="non-primitive" draw:enhanced-path="M 128 274  L 78 269  L 41 247  L 14 212  L 0 168  L 1 116  L 16 59  L 46 0  N"/>
            </draw:custom-shape>
            <draw:custom-shape draw:style-name="gr22" draw:text-style-name="P2" draw:layer="layout" svg:width="0.373cm" svg:height="0.235cm" svg:x="18.03cm" svg:y="14.949cm">
              <text:p/>
              <draw:enhanced-geometry svg:viewBox="0 0 460 289" draw:type="non-primitive" draw:enhanced-path="M 0 289  L 39 244  L 94 199  L 159 155  L 229 113  L 298 77  L 360 45  L 412 21  L 447 5  L 460 0  N"/>
            </draw:custom-shape>
            <draw:custom-shape draw:style-name="gr22" draw:text-style-name="P2" draw:layer="layout" svg:width="0.239cm" svg:height="0.13cm" svg:x="18.038cm" svg:y="16.041cm">
              <text:p/>
              <draw:enhanced-geometry svg:viewBox="0 0 297 162" draw:type="non-primitive" draw:enhanced-path="M 297 162  L 253 112  L 192 71  L 125 40  L 63 17  L 18 4  L 0 0  N"/>
            </draw:custom-shape>
            <draw:custom-shape draw:style-name="gr22" draw:text-style-name="P2" draw:layer="layout" svg:width="0.21cm" svg:height="0.158cm" svg:x="18.184cm" svg:y="15.919cm">
              <text:p/>
              <draw:enhanced-geometry svg:viewBox="0 0 263 191" draw:type="non-primitive" draw:enhanced-path="M 263 191  L 184 119  L 112 64  L 54 28  L 14 7  L 0 0  N"/>
            </draw:custom-shape>
            <draw:custom-shape draw:style-name="gr22" draw:text-style-name="P2" draw:layer="layout" svg:width="0.243cm" svg:height="0.129cm" svg:x="18.294cm" svg:y="15.85cm">
              <text:p/>
              <draw:enhanced-geometry svg:viewBox="0 0 300 161" draw:type="non-primitive" draw:enhanced-path="M 300 161  L 243 107  L 166 62  L 87 28  L 25 7  L 0 0  N"/>
            </draw:custom-shape>
            <draw:custom-shape draw:style-name="gr22" draw:text-style-name="P2" draw:layer="layout" svg:width="0.239cm" svg:height="0.109cm" svg:x="18.391cm" svg:y="15.753cm">
              <text:p/>
              <draw:enhanced-geometry svg:viewBox="0 0 297 134" draw:type="non-primitive" draw:enhanced-path="M 297 134  L 228 82  L 149 44  L 76 19  L 21 4  L 0 0  N"/>
            </draw:custom-shape>
            <draw:custom-shape draw:style-name="gr22" draw:text-style-name="P2" draw:layer="layout" svg:width="0.19cm" svg:height="0.102cm" svg:x="18.513cm" svg:y="15.663cm">
              <text:p/>
              <draw:enhanced-geometry svg:viewBox="0 0 234 126" draw:type="non-primitive" draw:enhanced-path="M 234 126  L 170 75  L 94 35  L 27 9  L 0 0  N"/>
            </draw:custom-shape>
            <draw:custom-shape draw:style-name="gr22" draw:text-style-name="P2" draw:layer="layout" svg:width="0.19cm" svg:height="0.092cm" svg:x="18.611cm" svg:y="15.591cm">
              <text:p/>
              <draw:enhanced-geometry svg:viewBox="0 0 236 118" draw:type="non-primitive" draw:enhanced-path="M 236 118  L 176 70  L 98 32  L 30 8  L 0 0  N"/>
            </draw:custom-shape>
            <draw:custom-shape draw:style-name="gr22" draw:text-style-name="P2" draw:layer="layout" svg:width="0.21cm" svg:height="0.109cm" svg:x="18.692cm" svg:y="15.51cm">
              <text:p/>
              <draw:enhanced-geometry svg:viewBox="0 0 261 136" draw:type="non-primitive" draw:enhanced-path="M 261 136  L 185 84  L 99 41  L 29 11  L 0 0  N"/>
            </draw:custom-shape>
            <draw:custom-shape draw:style-name="gr22" draw:text-style-name="P2" draw:layer="layout" svg:width="0.239cm" svg:height="0.125cm" svg:x="18.757cm" svg:y="15.42cm">
              <text:p/>
              <draw:enhanced-geometry svg:viewBox="0 0 299 154" draw:type="non-primitive" draw:enhanced-path="M 299 154  L 237 103  L 159 60  L 82 29  L 23 7  L 0 0  N"/>
            </draw:custom-shape>
            <draw:custom-shape draw:style-name="gr22" draw:text-style-name="P2" draw:layer="layout" svg:width="0.048cm" svg:height="0.304cm" svg:x="18.602cm" svg:y="15.96cm">
              <text:p/>
              <draw:enhanced-geometry svg:viewBox="0 0 62 379" draw:type="non-primitive" draw:enhanced-path="M 0 379  L 23 333  L 40 271  L 51 201  L 59 127  L 62 58  L 62 0  N"/>
            </draw:custom-shape>
            <draw:custom-shape draw:style-name="gr22" draw:text-style-name="P2" draw:layer="layout" svg:width="0.251cm" svg:height="0.568cm" svg:x="18.651cm" svg:y="15.392cm">
              <text:p/>
              <draw:enhanced-geometry svg:viewBox="0 0 308 698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22" draw:text-style-name="P2" draw:layer="layout" svg:width="0.035cm" svg:height="0.616cm" svg:x="18.866cm" svg:y="15.392cm">
              <text:p/>
              <draw:enhanced-geometry svg:viewBox="0 0 45 762" draw:type="non-primitive" draw:enhanced-path="M 45 0  L 44 9  L 41 36  L 35 78  L 29 131  L 23 195  L 16 265  L 9 340  L 4 415  L 1 491  L 0 563  L 1 628  L 6 685  L 15 730  L 28 762  N"/>
            </draw:custom-shape>
            <draw:custom-shape draw:style-name="gr22" draw:text-style-name="P2" draw:layer="layout" svg:width="0.145cm" svg:height="0.126cm" svg:x="18.887cm" svg:y="15.919cm">
              <text:p/>
              <draw:enhanced-geometry svg:viewBox="0 0 179 154" draw:type="non-primitive" draw:enhanced-path="M 0 110  L 32 146  L 59 154  L 83 137  L 109 101  L 139 54  L 179 0  N"/>
            </draw:custom-shape>
            <draw:custom-shape draw:style-name="gr22" draw:text-style-name="P2" draw:layer="layout" svg:width="0.089cm" svg:height="0.547cm" svg:x="18.968cm" svg:y="15.371cm">
              <text:p/>
              <draw:enhanced-geometry svg:viewBox="0 0 111 679" draw:type="non-primitive" draw:enhanced-path="M 80 679  L 97 648  L 107 606  L 111 556  L 109 498  L 103 434  L 94 369  L 81 303  L 66 238  L 52 176  L 37 119  L 22 70  L 10 29  L 0 0  N"/>
            </draw:custom-shape>
            <draw:custom-shape draw:style-name="gr22" draw:text-style-name="P2" draw:layer="layout" svg:width="0.21cm" svg:height="0.073cm" svg:x="18.757cm" svg:y="15.298cm">
              <text:p/>
              <draw:enhanced-geometry svg:viewBox="0 0 263 86" draw:type="non-primitive" draw:enhanced-path="M 263 86  L 217 45  L 168 15  L 114 0  L 58 7  L 0 41  N"/>
            </draw:custom-shape>
            <draw:custom-shape draw:style-name="gr22" draw:text-style-name="P2" draw:layer="layout" svg:width="0.467cm" svg:height="0.483cm" svg:x="18.289cm" svg:y="15.335cm">
              <text:p/>
              <draw:enhanced-geometry svg:viewBox="0 0 571 598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22" draw:text-style-name="P2" draw:layer="layout" svg:width="0.243cm" svg:height="0.093cm" svg:x="18.294cm" svg:y="15.761cm">
              <text:p/>
              <draw:enhanced-geometry svg:viewBox="0 0 300 114" draw:type="non-primitive" draw:enhanced-path="M 0 72  L 31 96  L 75 112  L 127 114  L 184 99  L 243 63  L 300 0  N"/>
            </draw:custom-shape>
            <draw:custom-shape draw:style-name="gr22" draw:text-style-name="P2" draw:layer="layout" svg:width="0.304cm" svg:height="0.414cm" svg:x="18.537cm" svg:y="15.347cm">
              <text:p/>
              <draw:enhanced-geometry svg:viewBox="0 0 378 507" draw:type="non-primitive" draw:enhanced-path="M 0 507  L 33 460  L 72 406  L 115 347  L 161 286  L 207 225  L 251 166  L 291 113  L 326 67  L 353 32  L 371 8  L 378 0  N"/>
            </draw:custom-shape>
            <draw:custom-shape draw:style-name="gr22" draw:text-style-name="P2" draw:layer="layout" svg:width="0.291cm" svg:height="0.604cm" svg:x="18.55cm" svg:y="15.347cm">
              <text:p/>
              <draw:enhanced-geometry svg:viewBox="0 0 361 741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23" draw:text-style-name="P2" draw:layer="layout" svg:width="1.587cm" svg:height="2.005cm" svg:x="20.799cm" svg:y="13.845cm">
              <text:p/>
              <draw:enhanced-geometry svg:viewBox="0 0 1954 2472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24" draw:text-style-name="P2" draw:layer="layout" svg:width="3.406cm" svg:height="4.99cm" svg:x="22.544cm" svg:y="9.963cm">
              <text:p/>
              <draw:enhanced-geometry svg:viewBox="0 0 4193 6145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25" draw:text-style-name="P2" draw:layer="layout" svg:width="3.397cm" svg:height="4.99cm" svg:x="22.544cm" svg:y="9.963cm">
              <text:p/>
              <draw:enhanced-geometry svg:viewBox="0 0 4185 6145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15" draw:text-style-name="P2" draw:layer="layout" svg:width="0.357cm" svg:height="0.531cm" svg:x="24.878cm" svg:y="11.356cm">
              <text:p/>
              <draw:enhanced-geometry svg:viewBox="0 0 440 651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26" draw:text-style-name="P2" draw:layer="layout" svg:width="0.446cm" svg:height="0.138cm" svg:x="24.379cm" svg:y="14.385cm">
              <text:p/>
              <draw:enhanced-geometry svg:viewBox="0 0 550 167" draw:type="non-primitive" draw:enhanced-path="M 0 149  L 44 157  L 94 163  L 148 166  L 205 167  L 263 163  L 320 154  L 376 139  L 428 116  L 475 87  L 516 48  L 550 0  N"/>
            </draw:custom-shape>
            <draw:custom-shape draw:style-name="gr26" draw:text-style-name="P2" draw:layer="layout" svg:width="0.3cm" svg:height="0.243cm" svg:x="24.525cm" svg:y="14.385cm">
              <text:p/>
              <draw:enhanced-geometry svg:viewBox="0 0 372 300" draw:type="non-primitive" draw:enhanced-path="M 372 0  L 322 93  L 279 164  L 241 218  L 207 257  L 175 280  L 144 294  L 112 300  L 78 297  L 42 291  L 0 283  N"/>
            </draw:custom-shape>
            <draw:custom-shape draw:style-name="gr26" draw:text-style-name="P2" draw:layer="layout" svg:width="0.203cm" svg:height="0.085cm" svg:x="24.322cm" svg:y="14.531cm">
              <text:p/>
              <draw:enhanced-geometry svg:viewBox="0 0 252 103" draw:type="non-primitive" draw:enhanced-path="M 252 103  L 150 74  L 70 40  L 19 12  L 0 0  N"/>
            </draw:custom-shape>
            <draw:custom-shape draw:style-name="gr26" draw:text-style-name="P2" draw:layer="layout" svg:width="0.869cm" svg:height="0.13cm" svg:x="24.103cm" svg:y="14.108cm">
              <text:p/>
              <draw:enhanced-geometry svg:viewBox="0 0 1072 161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26" draw:text-style-name="P2" draw:layer="layout" svg:width="0.544cm" svg:height="0.186cm" svg:x="24.103cm" svg:y="14.226cm">
              <text:p/>
              <draw:enhanced-geometry svg:viewBox="0 0 669 228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26" draw:text-style-name="P2" draw:layer="layout" svg:width="0.276cm" svg:height="0.183cm" svg:x="24.647cm" svg:y="14.226cm">
              <text:p/>
              <draw:enhanced-geometry svg:viewBox="0 0 344 224" draw:type="non-primitive" draw:enhanced-path="M 0 224  L 58 203  L 121 166  L 186 123  L 247 79  L 297 40  L 332 11  L 344 0  N"/>
            </draw:custom-shape>
            <draw:custom-shape draw:style-name="gr26" draw:text-style-name="P2" draw:layer="layout" svg:width="0.251cm" svg:height="0.665cm" svg:x="23.344cm" svg:y="11.587cm">
              <text:p/>
              <draw:enhanced-geometry svg:viewBox="0 0 312 821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26" draw:text-style-name="P2" draw:layer="layout" svg:width="0.19cm" svg:height="0.535cm" svg:x="23.596cm" svg:y="11.052cm">
              <text:p/>
              <draw:enhanced-geometry svg:viewBox="0 0 237 656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26" draw:text-style-name="P2" draw:layer="layout" svg:width="0.312cm" svg:height="0.353cm" svg:x="23.981cm" svg:y="11.173cm">
              <text:p/>
              <draw:enhanced-geometry svg:viewBox="0 0 385 433" draw:type="non-primitive" draw:enhanced-path="M 385 0  L 332 52  L 278 109  L 224 167  L 173 223  L 126 278  L 84 328  L 50 371  L 23 403  L 6 425  L 0 433  N"/>
            </draw:custom-shape>
            <draw:custom-shape draw:style-name="gr26" draw:text-style-name="P2" draw:layer="layout" svg:width="0.276cm" svg:height="0.409cm" svg:x="23.705cm" svg:y="11.527cm">
              <text:p/>
              <draw:enhanced-geometry svg:viewBox="0 0 344 507" draw:type="non-primitive" draw:enhanced-path="M 344 0  L 312 84  L 279 158  L 246 224  L 214 282  L 181 331  L 150 374  L 119 411  L 89 442  L 58 467  L 29 489  L 0 507  N"/>
            </draw:custom-shape>
            <draw:custom-shape draw:style-name="gr26" draw:text-style-name="P2" draw:layer="layout" svg:width="0.673cm" svg:height="0.921cm" svg:x="23.742cm" svg:y="11.234cm">
              <text:p/>
              <draw:enhanced-geometry svg:viewBox="0 0 831 1134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26" draw:text-style-name="P2" draw:layer="layout" svg:width="0.917cm" svg:height="0.751cm" svg:x="22.824cm" svg:y="12.156cm">
              <text:p/>
              <draw:enhanced-geometry svg:viewBox="0 0 1132 925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26" draw:text-style-name="P2" draw:layer="layout" svg:width="0.06cm" svg:height="0.763cm" svg:x="22.942cm" svg:y="10.435cm">
              <text:p/>
              <draw:enhanced-geometry svg:viewBox="0 0 74 942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26" draw:text-style-name="P2" draw:layer="layout" svg:width="0.06cm" svg:height="0.459cm" svg:x="22.954cm" svg:y="9.975cm">
              <text:p/>
              <draw:enhanced-geometry svg:viewBox="0 0 71 566" draw:type="non-primitive" draw:enhanced-path="M 59 566  L 68 496  L 71 422  L 66 346  L 57 271  L 47 200  L 33 135  L 21 80  L 11 38  L 3 9  L 0 0  N"/>
            </draw:custom-shape>
            <draw:custom-shape draw:style-name="gr26" draw:text-style-name="P2" draw:layer="layout" svg:width="0.227cm" svg:height="1.064cm" svg:x="22.727cm" svg:y="9.975cm">
              <text:p/>
              <draw:enhanced-geometry svg:viewBox="0 0 282 1313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26" draw:text-style-name="P2" draw:layer="layout" svg:width="0.121cm" svg:height="0.41cm" svg:x="23.198cm" svg:y="10.292cm">
              <text:p/>
              <draw:enhanced-geometry svg:viewBox="0 0 148 507" draw:type="non-primitive" draw:enhanced-path="M 148 0  L 141 56  L 129 117  L 113 181  L 95 244  L 76 306  L 55 366  L 35 421  L 17 468  L 0 507  N"/>
            </draw:custom-shape>
            <draw:custom-shape draw:style-name="gr26" draw:text-style-name="P2" draw:layer="layout" svg:width="0.255cm" svg:height="0.58cm" svg:x="22.942cm" svg:y="10.703cm">
              <text:p/>
              <draw:enhanced-geometry svg:viewBox="0 0 313 715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26" draw:text-style-name="P2" draw:layer="layout" svg:width="0.146cm" svg:height="0.799cm" svg:x="22.942cm" svg:y="10.484cm">
              <text:p/>
              <draw:enhanced-geometry svg:viewBox="0 0 179 985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26" draw:text-style-name="P2" draw:layer="layout" svg:width="0.048cm" svg:height="0.373cm" svg:x="23.088cm" svg:y="10.11cm">
              <text:p/>
              <draw:enhanced-geometry svg:viewBox="0 0 59 463" draw:type="non-primitive" draw:enhanced-path="M 0 463  L 20 409  L 34 341  L 45 264  L 52 187  L 56 115  L 58 56  L 59 15  L 59 0  N"/>
            </draw:custom-shape>
            <draw:custom-shape draw:style-name="gr26" draw:text-style-name="P2" draw:layer="layout" svg:width="0.336cm" svg:height="0.36cm" svg:x="23.283cm" svg:y="10.91cm">
              <text:p/>
              <draw:enhanced-geometry svg:viewBox="0 0 417 448" draw:type="non-primitive" draw:enhanced-path="M 417 0  L 347 44  L 283 94  L 225 147  L 173 202  L 128 255  L 89 306  L 58 352  L 33 391  L 15 421  L 3 441  L 0 448  N"/>
            </draw:custom-shape>
            <draw:custom-shape draw:style-name="gr26" draw:text-style-name="P2" draw:layer="layout" svg:width="0.243cm" svg:height="0.207cm" svg:x="23.04cm" svg:y="11.271cm">
              <text:p/>
              <draw:enhanced-geometry svg:viewBox="0 0 298 254" draw:type="non-primitive" draw:enhanced-path="M 298 0  L 226 33  L 161 76  L 107 125  L 61 172  L 29 214  L 7 244  L 0 254  N"/>
            </draw:custom-shape>
            <draw:custom-shape draw:style-name="gr26" draw:text-style-name="P2" draw:layer="layout" svg:width="0.34cm" svg:height="0.726cm" svg:x="23.04cm" svg:y="10.752cm">
              <text:p/>
              <draw:enhanced-geometry svg:viewBox="0 0 418 895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26" draw:text-style-name="P2" draw:layer="layout" svg:width="0.454cm" svg:height="0.47cm" svg:x="24.371cm" svg:y="13.309cm">
              <text:p/>
              <draw:enhanced-geometry svg:viewBox="0 0 564 582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26" draw:text-style-name="P2" draw:layer="layout" svg:width="0.114cm" svg:height="1.202cm" svg:x="24.826cm" svg:y="12.107cm">
              <text:p/>
              <draw:enhanced-geometry svg:viewBox="0 0 139 1476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26" draw:text-style-name="P2" draw:layer="layout" svg:width="0.134cm" svg:height="1.115cm" svg:x="24.777cm" svg:y="10.991cm">
              <text:p/>
              <draw:enhanced-geometry svg:viewBox="0 0 167 1375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26" draw:text-style-name="P2" draw:layer="layout" svg:width="0.178cm" svg:height="0.267cm" svg:x="24.659cm" svg:y="10.954cm">
              <text:p/>
              <draw:enhanced-geometry svg:viewBox="0 0 221 331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26" draw:text-style-name="P2" draw:layer="layout" svg:width="0.008cm" svg:height="0.451cm" svg:x="24.651cm" svg:y="11.222cm">
              <text:p/>
              <draw:enhanced-geometry svg:viewBox="0 0 7 552" draw:type="non-primitive" draw:enhanced-path="M 7 0  L 2 42  L 0 106  L 0 183  L 0 268  L 1 351  L 4 428  L 5 493  L 6 536  L 7 552  N"/>
            </draw:custom-shape>
            <draw:custom-shape draw:style-name="gr26" draw:text-style-name="P2" draw:layer="layout" svg:width="0.126cm" svg:height="0.727cm" svg:x="24.606cm" svg:y="10.946cm">
              <text:p/>
              <draw:enhanced-geometry svg:viewBox="0 0 151 896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26" draw:text-style-name="P2" draw:layer="layout" svg:width="0.227cm" svg:height="1.007cm" svg:x="24.505cm" svg:y="10.946cm">
              <text:p/>
              <draw:enhanced-geometry svg:viewBox="0 0 279 1240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26" draw:text-style-name="P2" draw:layer="layout" svg:width="0.057cm" svg:height="0.706cm" svg:x="24.456cm" svg:y="11.247cm">
              <text:p/>
              <draw:enhanced-geometry svg:viewBox="0 0 73 867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26" draw:text-style-name="P2" draw:layer="layout" svg:width="0.267cm" svg:height="0.373cm" svg:x="24.465cm" svg:y="10.873cm">
              <text:p/>
              <draw:enhanced-geometry svg:viewBox="0 0 328 462" draw:type="non-primitive" draw:enhanced-path="M 0 462  L 17 428  L 47 380  L 85 324  L 129 261  L 176 198  L 222 137  L 264 83  L 297 40  L 320 10  L 328 0  N"/>
            </draw:custom-shape>
            <draw:custom-shape draw:style-name="gr26" draw:text-style-name="P2" draw:layer="layout" svg:width="0.884cm" svg:height="0.32cm" svg:x="23.811cm" svg:y="10.812cm">
              <text:p/>
              <draw:enhanced-geometry svg:viewBox="0 0 1086 396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26" draw:text-style-name="P2" draw:layer="layout" svg:width="0.17cm" svg:height="0.219cm" svg:x="25.406cm" svg:y="11.961cm">
              <text:p/>
              <draw:enhanced-geometry svg:viewBox="0 0 210 274" draw:type="non-primitive" draw:enhanced-path="M 210 274  L 176 196  L 149 130  L 127 77  L 104 37  L 78 11  L 44 0  L 0 4  N"/>
            </draw:custom-shape>
            <draw:custom-shape draw:style-name="gr26" draw:text-style-name="P2" draw:layer="layout" svg:width="0.191cm" svg:height="0.085cm" svg:x="25.215cm" svg:y="11.876cm">
              <text:p/>
              <draw:enhanced-geometry svg:viewBox="0 0 236 105" draw:type="non-primitive" draw:enhanced-path="M 236 105  L 149 101  L 73 63  L 20 20  L 0 0  N"/>
            </draw:custom-shape>
            <draw:custom-shape draw:style-name="gr26" draw:text-style-name="P2" draw:layer="layout" svg:width="0.361cm" svg:height="0.908cm" svg:x="24.947cm" svg:y="12.059cm">
              <text:p/>
              <draw:enhanced-geometry svg:viewBox="0 0 447 1118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26" draw:text-style-name="P2" draw:layer="layout" svg:width="0.219cm" svg:height="0.364cm" svg:x="24.947cm" svg:y="12.059cm">
              <text:p/>
              <draw:enhanced-geometry svg:viewBox="0 0 270 448" draw:type="non-primitive" draw:enhanced-path="M 0 0  L 48 68  L 86 130  L 116 188  L 138 239  L 158 285  L 176 327  L 193 364  L 213 396  L 238 423  L 270 448  N"/>
            </draw:custom-shape>
            <draw:custom-shape draw:style-name="gr26" draw:text-style-name="P2" draw:layer="layout" svg:width="0.24cm" svg:height="0.434cm" svg:x="25.166cm" svg:y="12.423cm">
              <text:p/>
              <draw:enhanced-geometry svg:viewBox="0 0 295 536" draw:type="non-primitive" draw:enhanced-path="M 0 0  L 31 25  L 62 59  L 92 101  L 122 149  L 150 202  L 177 257  L 203 315  L 228 373  L 252 430  L 275 485  L 295 536  N"/>
            </draw:custom-shape>
            <draw:custom-shape draw:style-name="gr27" draw:text-style-name="P2" draw:layer="layout" svg:width="4.376cm" svg:height="3.227cm" svg:x="21.387cm" svg:y="8.636cm">
              <text:p/>
              <draw:enhanced-geometry svg:viewBox="0 0 5391 3976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28" draw:text-style-name="P2" draw:layer="layout" svg:width="0.726cm" svg:height="0.731cm" svg:x="23.924cm" svg:y="10.3cm">
              <text:p/>
              <draw:enhanced-geometry svg:viewBox="0 0 899 900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29" draw:text-style-name="P2" draw:layer="layout" svg:width="0.637cm" svg:height="0.499cm" svg:x="23.924cm" svg:y="10.3cm">
              <text:p/>
              <draw:enhanced-geometry svg:viewBox="0 0 787 614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28" draw:text-style-name="P2" draw:layer="layout" svg:width="1.051cm" svg:height="1.091cm" svg:x="21.85cm" svg:y="9.614cm">
              <text:p/>
              <draw:enhanced-geometry svg:viewBox="0 0 1298 1344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30" draw:text-style-name="P2" draw:layer="layout" svg:width="0.532cm" svg:height="0.207cm" svg:x="24.826cm" svg:y="9.278cm">
              <text:p/>
              <draw:enhanced-geometry svg:viewBox="0 0 657 255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28" draw:text-style-name="P2" draw:layer="layout" svg:width="1.741cm" svg:height="0.588cm" svg:x="21.626cm" svg:y="9.111cm">
              <text:p/>
              <draw:enhanced-geometry svg:viewBox="0 0 2145 728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28" draw:text-style-name="P2" draw:layer="layout" svg:width="0.69cm" svg:height="0.795cm" svg:x="24.549cm" svg:y="9.497cm">
              <text:p/>
              <draw:enhanced-geometry svg:viewBox="0 0 851 977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29" draw:text-style-name="P2" draw:layer="layout" svg:width="0.045cm" svg:height="0.462cm" svg:x="24.549cm" svg:y="9.83cm">
              <text:p/>
              <draw:enhanced-geometry svg:viewBox="0 0 57 567" draw:type="non-primitive" draw:enhanced-path="M 0 567  L 0 502  L 3 439  L 5 377  L 10 317  L 14 259  L 21 202  L 29 148  L 37 96  L 47 46  L 57 0  N"/>
            </draw:custom-shape>
            <draw:custom-shape draw:style-name="gr28" draw:text-style-name="P2" draw:layer="layout" svg:width="0.796cm" svg:height="1.644cm" svg:x="24.72cm" svg:y="10.016cm">
              <text:p/>
              <draw:enhanced-geometry svg:viewBox="0 0 982 2025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29" draw:text-style-name="P2" draw:layer="layout" svg:width="0.101cm" svg:height="0.313cm" svg:x="23.344cm" svg:y="9.777cm">
              <text:p/>
              <draw:enhanced-geometry svg:viewBox="0 0 125 386" draw:type="non-primitive" draw:enhanced-path="M 0 386  L 29 309  L 59 235  L 86 166  L 107 105  L 122 54  L 125 19  L 115 0  N"/>
            </draw:custom-shape>
            <draw:custom-shape draw:style-name="gr31" draw:text-style-name="P2" draw:layer="layout" svg:width="0.15cm" svg:height="0.104cm" svg:x="23.287cm" svg:y="9.672cm">
              <text:p/>
              <draw:enhanced-geometry svg:viewBox="0 0 185 128" draw:type="non-primitive" draw:enhanced-path="M 185 128  L 151 74  L 89 34  L 27 9  L 0 0  N"/>
            </draw:custom-shape>
            <draw:custom-shape draw:style-name="gr31" draw:text-style-name="P2" draw:layer="layout" svg:width="0.442cm" svg:height="0.06cm" svg:x="23.616cm" svg:y="9.716cm">
              <text:p/>
              <draw:enhanced-geometry svg:viewBox="0 0 547 73" draw:type="non-primitive" draw:enhanced-path="M 0 31  L 75 15  L 148 5  L 217 0  L 280 1  L 340 6  L 394 15  L 443 26  L 485 40  L 520 56  L 547 73  N"/>
            </draw:custom-shape>
            <draw:custom-shape draw:style-name="gr32" draw:text-style-name="P2" draw:layer="layout" svg:width="0.34cm" svg:height="0.102cm" svg:x="23.636cm" svg:y="9.788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8" draw:text-style-name="P2" draw:layer="layout" svg:width="0.34cm" svg:height="0.102cm" svg:x="23.636cm" svg:y="9.788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29" draw:text-style-name="P2" draw:layer="layout" svg:width="0.141cm" svg:height="0.007cm" svg:x="23.446cm" svg:y="10.524cm">
              <text:p/>
              <draw:enhanced-geometry svg:viewBox="0 0 172 14" draw:type="non-primitive" draw:enhanced-path="M 172 14  L 92 11  L 27 3  L 0 0  N"/>
            </draw:custom-shape>
            <draw:custom-shape draw:style-name="gr29" draw:text-style-name="P2" draw:layer="layout" svg:width="0.235cm" svg:height="0.008cm" svg:x="23.441cm" svg:y="10.418cm">
              <text:p/>
              <draw:enhanced-geometry svg:viewBox="0 0 291 11" draw:type="non-primitive" draw:enhanced-path="M 0 0  L 81 10  L 176 11  L 257 9  L 291 8  N"/>
            </draw:custom-shape>
            <draw:custom-shape draw:style-name="gr29" draw:text-style-name="P2" draw:layer="layout" svg:width="0.092cm" svg:height="0.016cm" svg:x="23.437cm" svg:y="10.24cm">
              <text:p/>
              <draw:enhanced-geometry svg:viewBox="0 0 114 21" draw:type="non-primitive" draw:enhanced-path="M 114 21  L 68 0  L 22 7  L 0 15  N"/>
            </draw:custom-shape>
            <draw:custom-shape draw:style-name="gr29" draw:text-style-name="P2" draw:layer="layout" svg:width="0.077cm" svg:height="0.105cm" svg:x="23.539cm" svg:y="10.162cm">
              <text:p/>
              <draw:enhanced-geometry svg:viewBox="0 0 94 128" draw:type="non-primitive" draw:enhanced-path="M 0 0  L 69 33  L 94 76  L 58 128  N"/>
            </draw:custom-shape>
            <draw:custom-shape draw:style-name="gr29" draw:text-style-name="P2" draw:layer="layout" svg:width="0.162cm" svg:height="0.202cm" svg:x="23.636cm" svg:y="10.159cm">
              <text:p/>
              <draw:enhanced-geometry svg:viewBox="0 0 200 249" draw:type="non-primitive" draw:enhanced-path="M 0 0  L 63 39  L 121 92  L 166 151  L 196 207  L 200 249  N"/>
            </draw:custom-shape>
            <draw:custom-shape draw:style-name="gr29" draw:text-style-name="P2" draw:layer="layout" svg:width="0.084cm" svg:height="0.211cm" svg:x="23.713cm" svg:y="10.361cm">
              <text:p/>
              <draw:enhanced-geometry svg:viewBox="0 0 107 263" draw:type="non-primitive" draw:enhanced-path="M 107 0  L 83 64  L 47 152  L 14 230  L 0 263  N"/>
            </draw:custom-shape>
            <draw:custom-shape draw:style-name="gr33" draw:text-style-name="P2" draw:layer="layout" svg:width="1.927cm" svg:height="1.319cm" svg:x="23.247cm" svg:y="8.547cm">
              <text:p/>
              <draw:enhanced-geometry svg:viewBox="0 0 2374 1625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32" draw:text-style-name="P2" draw:layer="layout" svg:width="0.089cm" svg:height="0.113cm" svg:x="23.348cm" svg:y="9.765cm">
              <text:p/>
              <draw:enhanced-geometry svg:viewBox="0 0 107 141" draw:type="non-primitive" draw:enhanced-path="M 13 141  L 99 128  L 107 63  L 0 0  L 13 141  L 13 141  Z N"/>
            </draw:custom-shape>
            <draw:custom-shape draw:style-name="gr8" draw:text-style-name="P2" draw:layer="layout" svg:width="0.089cm" svg:height="0.113cm" svg:x="23.348cm" svg:y="9.765cm">
              <text:p/>
              <draw:enhanced-geometry svg:viewBox="0 0 107 141" draw:type="non-primitive" draw:enhanced-path="M 13 141  L 99 128  L 107 63  L 0 0  L 13 141  L 13 141  N"/>
            </draw:custom-shape>
            <draw:custom-shape draw:style-name="gr23" draw:text-style-name="P2" draw:layer="layout" svg:width="0.97cm" svg:height="1.489cm" svg:x="23.53cm" svg:y="13.943cm">
              <text:p/>
              <draw:enhanced-geometry svg:viewBox="0 0 1196 1834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34" draw:text-style-name="P2" draw:layer="layout" svg:width="5.866cm" svg:height="4.502cm" svg:x="18.55cm" svg:y="11.47cm">
              <text:p/>
              <draw:enhanced-geometry svg:viewBox="0 0 7225 5543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35" draw:text-style-name="P2" draw:layer="layout" svg:width="0.126cm" svg:height="0.198cm" svg:x="23.571cm" svg:y="13.926cm">
              <text:p/>
              <draw:enhanced-geometry svg:viewBox="0 0 156 247" draw:type="non-primitive" draw:enhanced-path="M 0 0  L 53 71  L 100 138  L 135 198  L 156 247  N"/>
            </draw:custom-shape>
            <draw:custom-shape draw:style-name="gr35" draw:text-style-name="P2" draw:layer="layout" svg:width="0.247cm" svg:height="0.365cm" svg:x="23.697cm" svg:y="14.125cm">
              <text:p/>
              <draw:enhanced-geometry svg:viewBox="0 0 307 451" draw:type="non-primitive" draw:enhanced-path="M 0 0  L 15 37  L 39 75  L 68 115  L 102 155  L 140 200  L 178 245  L 216 292  L 252 343  L 282 395  L 307 451  N"/>
            </draw:custom-shape>
            <draw:custom-shape draw:style-name="gr35" draw:text-style-name="P2" draw:layer="layout" svg:width="0.252cm" svg:height="0.653cm" svg:x="23.945cm" svg:y="14.49cm">
              <text:p/>
              <draw:enhanced-geometry svg:viewBox="0 0 308 806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35" draw:text-style-name="P2" draw:layer="layout" svg:width="0.219cm" svg:height="0.202cm" svg:x="24.197cm" svg:y="15.144cm">
              <text:p/>
              <draw:enhanced-geometry svg:viewBox="0 0 270 248" draw:type="non-primitive" draw:enhanced-path="M 0 0  L 80 46  L 148 100  L 201 154  L 238 201  L 262 235  L 270 248  N"/>
            </draw:custom-shape>
            <draw:custom-shape draw:style-name="gr35" draw:text-style-name="P2" draw:layer="layout" svg:width="0.479cm" svg:height="0.97cm" svg:x="21.716cm" svg:y="14.827cm">
              <text:p/>
              <draw:enhanced-geometry svg:viewBox="0 0 589 1195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35" draw:text-style-name="P2" draw:layer="layout" svg:width="0.372cm" svg:height="0.835cm" svg:x="21.343cm" svg:y="13.991cm">
              <text:p/>
              <draw:enhanced-geometry svg:viewBox="0 0 458 1029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35" draw:text-style-name="P2" draw:layer="layout" svg:width="0.621cm" svg:height="0.645cm" svg:x="20.722cm" svg:y="13.991cm">
              <text:p/>
              <draw:enhanced-geometry svg:viewBox="0 0 768 793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23" draw:text-style-name="P2" draw:layer="layout" svg:width="2.171cm" svg:height="3.008cm" svg:x="18.959cm" svg:y="11.945cm">
              <text:p/>
              <draw:enhanced-geometry svg:viewBox="0 0 2677 3703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35" draw:text-style-name="P2" draw:layer="layout" svg:width="0.523cm" svg:height="0.471cm" svg:x="20.607cm" svg:y="11.945cm">
              <text:p/>
              <draw:enhanced-geometry svg:viewBox="0 0 648 579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35" draw:text-style-name="P2" draw:layer="layout" svg:width="0.413cm" svg:height="0.689cm" svg:x="20.194cm" svg:y="12.416cm">
              <text:p/>
              <draw:enhanced-geometry svg:viewBox="0 0 508 850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35" draw:text-style-name="P2" draw:layer="layout" svg:width="0.459cm" svg:height="0.722cm" svg:x="19.735cm" svg:y="13.106cm">
              <text:p/>
              <draw:enhanced-geometry svg:viewBox="0 0 565 888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35" draw:text-style-name="P2" draw:layer="layout" svg:width="0.259cm" svg:height="0.527cm" svg:x="19.475cm" svg:y="13.828cm">
              <text:p/>
              <draw:enhanced-geometry svg:viewBox="0 0 319 651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35" draw:text-style-name="P2" draw:layer="layout" svg:width="0.219cm" svg:height="0.247cm" svg:x="19.256cm" svg:y="14.356cm">
              <text:p/>
              <draw:enhanced-geometry svg:viewBox="0 0 270 307" draw:type="non-primitive" draw:enhanced-path="M 270 0  L 241 65  L 206 118  L 165 164  L 122 203  L 79 238  L 37 272  L 0 307  N"/>
            </draw:custom-shape>
            <draw:custom-shape draw:style-name="gr35" draw:text-style-name="P2" draw:layer="layout" svg:width="0.162cm" svg:height="0.349cm" svg:x="19.094cm" svg:y="14.604cm">
              <text:p/>
              <draw:enhanced-geometry svg:viewBox="0 0 200 428" draw:type="non-primitive" draw:enhanced-path="M 200 0  L 168 42  L 134 102  L 100 172  L 69 245  L 42 315  L 19 373  L 5 412  L 0 428  N"/>
            </draw:custom-shape>
            <draw:custom-shape draw:style-name="gr36" draw:text-style-name="P2" draw:layer="layout" svg:width="3.283cm" svg:height="2.057cm" svg:x="20.701cm" svg:y="12.566cm">
              <text:p/>
              <draw:enhanced-geometry svg:viewBox="0 0 4042 2535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37" draw:text-style-name="P2" draw:layer="layout" svg:width="0.373cm" svg:height="0.279cm" svg:x="23.993cm" svg:y="14.413cm">
              <text:p/>
              <draw:enhanced-geometry svg:viewBox="0 0 459 343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35" draw:text-style-name="P2" draw:layer="layout" svg:width="0.394cm" svg:height="0.304cm" svg:x="23.677cm" svg:y="14.088cm">
              <text:p/>
              <draw:enhanced-geometry svg:viewBox="0 0 483 377" draw:type="non-primitive" draw:enhanced-path="M 0 0  L 86 44  L 164 87  L 234 130  L 296 171  L 349 210  L 395 246  L 430 280  L 457 309  L 475 336  L 483 359  L 482 377  N"/>
            </draw:custom-shape>
            <draw:custom-shape draw:style-name="gr35" draw:text-style-name="P2" draw:layer="layout" svg:width="0.154cm" svg:height="0.117cm" svg:x="23.916cm" svg:y="14.292cm">
              <text:p/>
              <draw:enhanced-geometry svg:viewBox="0 0 189 148" draw:type="non-primitive" draw:enhanced-path="M 189 129  L 169 148  L 139 137  L 100 104  L 53 55  L 0 0  N"/>
            </draw:custom-shape>
            <draw:custom-shape draw:style-name="gr35" draw:text-style-name="P2" draw:layer="layout" svg:width="0.198cm" svg:height="0.138cm" svg:x="23.717cm" svg:y="14.153cm">
              <text:p/>
              <draw:enhanced-geometry svg:viewBox="0 0 246 166" draw:type="non-primitive" draw:enhanced-path="M 246 166  L 168 99  L 87 47  L 25 12  L 0 0  N"/>
            </draw:custom-shape>
            <draw:custom-shape draw:style-name="gr35" draw:text-style-name="P2" draw:layer="layout" svg:width="0.267cm" svg:height="0.357cm" svg:x="23.965cm" svg:y="14.893cm">
              <text:p/>
              <draw:enhanced-geometry svg:viewBox="0 0 330 439" draw:type="non-primitive" draw:enhanced-path="M 330 439  L 295 399  L 253 353  L 208 301  L 161 246  L 116 191  L 75 137  L 40 86  L 14 39  L 0 0  N"/>
            </draw:custom-shape>
            <draw:custom-shape draw:style-name="gr35" draw:text-style-name="P2" draw:layer="layout" svg:width="0.069cm" svg:height="0.105cm" svg:x="23.896cm" svg:y="14.799cm">
              <text:p/>
              <draw:enhanced-geometry svg:viewBox="0 0 83 130" draw:type="non-primitive" draw:enhanced-path="M 83 117  L 71 78  L 55 43  L 38 16  L 21 1  L 8 0  L 0 19  L 1 61  L 12 130  N"/>
            </draw:custom-shape>
            <draw:custom-shape draw:style-name="gr35" draw:text-style-name="P2" draw:layer="layout" svg:width="0.24cm" svg:height="0.393cm" svg:x="23.908cm" svg:y="14.905cm">
              <text:p/>
              <draw:enhanced-geometry svg:viewBox="0 0 296 486" draw:type="non-primitive" draw:enhanced-path="M 0 0  L 14 61  L 30 119  L 49 176  L 69 230  L 92 281  L 118 327  L 146 370  L 179 408  L 214 439  L 254 465  L 296 486  N"/>
            </draw:custom-shape>
            <draw:custom-shape draw:style-name="gr35" draw:text-style-name="P2" draw:layer="layout" svg:width="0.357cm" svg:height="0.044cm" svg:x="23.945cm" svg:y="15.412cm">
              <text:p/>
              <draw:enhanced-geometry svg:viewBox="0 0 437 54" draw:type="non-primitive" draw:enhanced-path="M 437 0  L 367 23  L 296 40  L 230 50  L 165 54  L 104 51  L 50 42  L 0 25  N"/>
            </draw:custom-shape>
            <draw:custom-shape draw:style-name="gr35" draw:text-style-name="P2" draw:layer="layout" svg:width="0.173cm" svg:height="0.227cm" svg:x="24.177cm" svg:y="14.454cm">
              <text:p/>
              <draw:enhanced-geometry svg:viewBox="0 0 214 284" draw:type="non-primitive" draw:enhanced-path="M 0 0  L 68 59  L 119 110  L 156 155  L 182 197  L 200 239  L 214 284  N"/>
            </draw:custom-shape>
            <draw:custom-shape draw:style-name="gr35" draw:text-style-name="P2" draw:layer="layout" svg:width="0.024cm" svg:height="0.385cm" svg:x="24.351cm" svg:y="14.681cm">
              <text:p/>
              <draw:enhanced-geometry svg:viewBox="0 0 34 473" draw:type="non-primitive" draw:enhanced-path="M 0 0  L 8 48  L 14 115  L 20 192  L 25 273  L 29 349  L 31 414  L 32 458  L 34 473  N"/>
            </draw:custom-shape>
            <draw:custom-shape draw:style-name="gr35" draw:text-style-name="P2" draw:layer="layout" svg:width="0.097cm" svg:height="0.531cm" svg:x="21.992cm" svg:y="13.001cm">
              <text:p/>
              <draw:enhanced-geometry svg:viewBox="0 0 119 651" draw:type="non-primitive" draw:enhanced-path="M 0 0  L 23 33  L 45 74  L 63 120  L 79 171  L 92 227  L 103 286  L 111 346  L 117 408  L 119 470  L 119 532  L 115 592  L 108 651  N"/>
            </draw:custom-shape>
            <draw:custom-shape draw:style-name="gr35" draw:text-style-name="P2" draw:layer="layout" svg:width="0.097cm" svg:height="1.266cm" svg:x="21.984cm" svg:y="13.532cm">
              <text:p/>
              <draw:enhanced-geometry svg:viewBox="0 0 120 1561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35" draw:text-style-name="P2" draw:layer="layout" svg:width="0.239cm" svg:height="1.007cm" svg:x="20.701cm" svg:y="12.639cm">
              <text:p/>
              <draw:enhanced-geometry svg:viewBox="0 0 294 1241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35" draw:text-style-name="P2" draw:layer="layout" svg:width="0.085cm" svg:height="0.429cm" svg:x="20.616cm" svg:y="13.646cm">
              <text:p/>
              <draw:enhanced-geometry svg:viewBox="0 0 107 533" draw:type="non-primitive" draw:enhanced-path="M 107 0  L 93 53  L 78 121  L 63 196  L 47 276  L 32 354  L 20 424  L 9 481  L 3 518  L 0 533  N"/>
            </draw:custom-shape>
            <draw:custom-shape draw:style-name="gr35" draw:text-style-name="P2" draw:layer="layout" svg:width="0.057cm" svg:height="0.508cm" svg:x="19.881cm" svg:y="14.721cm">
              <text:p/>
              <draw:enhanced-geometry svg:viewBox="0 0 73 626" draw:type="non-primitive" draw:enhanced-path="M 0 626  L 10 571  L 22 517  L 33 462  L 44 406  L 54 351  L 62 294  L 69 238  L 73 180  L 71 121  L 67 61  L 57 0  N"/>
            </draw:custom-shape>
            <draw:custom-shape draw:style-name="gr35" draw:text-style-name="P2" draw:layer="layout" svg:width="0.341cm" svg:height="1.112cm" svg:x="19.922cm" svg:y="13.609cm">
              <text:p/>
              <draw:enhanced-geometry svg:viewBox="0 0 418 1372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35" draw:text-style-name="P2" draw:layer="layout" svg:width="0.21cm" svg:height="0.495cm" svg:x="20.442cm" svg:y="12.457cm">
              <text:p/>
              <draw:enhanced-geometry svg:viewBox="0 0 260 613" draw:type="non-primitive" draw:enhanced-path="M 260 0  L 252 32  L 242 61  L 228 92  L 211 122  L 192 157  L 171 197  L 146 242  L 120 295  L 92 358  L 63 430  L 33 515  L 0 613  N"/>
            </draw:custom-shape>
            <draw:custom-shape draw:style-name="gr35" draw:text-style-name="P2" draw:layer="layout" svg:width="0.649cm" svg:height="1.44cm" svg:x="19.792cm" svg:y="12.952cm">
              <text:p/>
              <draw:enhanced-geometry svg:viewBox="0 0 801 1775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35" draw:text-style-name="P2" draw:layer="layout" svg:width="0.21cm" svg:height="0.56cm" svg:x="19.581cm" svg:y="14.393cm">
              <text:p/>
              <draw:enhanced-geometry svg:viewBox="0 0 262 688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35" draw:text-style-name="P2" draw:layer="layout" svg:width="0.097cm" svg:height="0.344cm" svg:x="19.487cm" svg:y="14.953cm">
              <text:p/>
              <draw:enhanced-geometry svg:viewBox="0 0 123 426" draw:type="non-primitive" draw:enhanced-path="M 118 0  L 123 107  L 122 193  L 115 258  L 102 310  L 84 349  L 61 378  L 33 403  L 0 426  N"/>
            </draw:custom-shape>
            <draw:custom-shape draw:style-name="gr35" draw:text-style-name="P2" draw:layer="layout" svg:width="0.048cm" svg:height="0.288cm" svg:x="19.487cm" svg:y="15.01cm">
              <text:p/>
              <draw:enhanced-geometry svg:viewBox="0 0 63 356" draw:type="non-primitive" draw:enhanced-path="M 0 356  L 22 300  L 43 237  L 58 169  L 63 102  L 56 44  L 36 0  N"/>
            </draw:custom-shape>
            <draw:custom-shape draw:style-name="gr35" draw:text-style-name="P2" draw:layer="layout" svg:width="0.114cm" svg:height="0.19cm" svg:x="20.222cm" svg:y="15.221cm">
              <text:p/>
              <draw:enhanced-geometry svg:viewBox="0 0 141 236" draw:type="non-primitive" draw:enhanced-path="M 0 236  L 64 167  L 110 119  L 136 83  L 141 47  L 119 0  N"/>
            </draw:custom-shape>
            <draw:custom-shape draw:style-name="gr35" draw:text-style-name="P2" draw:layer="layout" svg:width="0.089cm" svg:height="0.296cm" svg:x="20.307cm" svg:y="14.925cm">
              <text:p/>
              <draw:enhanced-geometry svg:viewBox="0 0 106 367" draw:type="non-primitive" draw:enhanced-path="M 13 367  L 0 317  L 5 253  L 24 183  L 50 115  L 78 56  L 98 16  L 106 0  N"/>
            </draw:custom-shape>
            <draw:custom-shape draw:style-name="gr35" draw:text-style-name="P2" draw:layer="layout" svg:width="0.178cm" svg:height="0.296cm" svg:x="20.218cm" svg:y="14.925cm">
              <text:p/>
              <draw:enhanced-geometry svg:viewBox="0 0 220 367" draw:type="non-primitive" draw:enhanced-path="M 220 0  L 159 69  L 108 125  L 66 173  L 34 215  L 13 252  L 1 287  L 0 326  L 8 367  N"/>
            </draw:custom-shape>
            <draw:custom-shape draw:style-name="gr35" draw:text-style-name="P2" draw:layer="layout" svg:width="0.198cm" svg:height="0.21cm" svg:x="20.023cm" svg:y="15.221cm">
              <text:p/>
              <draw:enhanced-geometry svg:viewBox="0 0 248 261" draw:type="non-primitive" draw:enhanced-path="M 248 0  L 246 52  L 215 104  L 166 152  L 109 195  L 56 230  L 16 253  L 0 261  N"/>
            </draw:custom-shape>
            <draw:custom-shape draw:style-name="gr35" draw:text-style-name="P2" draw:layer="layout" svg:width="0.104cm" svg:height="0.51cm" svg:x="19.609cm" svg:y="14.884cm">
              <text:p/>
              <draw:enhanced-geometry svg:viewBox="0 0 131 628" draw:type="non-primitive" draw:enhanced-path="M 0 628  L 28 576  L 51 513  L 71 442  L 88 367  L 100 290  L 110 215  L 118 147  L 124 89  L 128 42  L 131 12  L 131 0  N"/>
            </draw:custom-shape>
            <draw:custom-shape draw:style-name="gr35" draw:text-style-name="P2" draw:layer="layout" svg:width="0.085cm" svg:height="0.527cm" svg:x="19.686cm" svg:y="14.884cm">
              <text:p/>
              <draw:enhanced-geometry svg:viewBox="0 0 105 651" draw:type="non-primitive" draw:enhanced-path="M 34 0  L 60 57  L 80 115  L 94 173  L 101 233  L 105 292  L 104 351  L 97 407  L 88 460  L 74 508  L 58 554  L 40 592  L 21 625  L 0 651  N"/>
            </draw:custom-shape>
            <draw:custom-shape draw:style-name="gr35" draw:text-style-name="P2" draw:layer="layout" svg:width="0.117cm" svg:height="0.259cm" svg:x="19.357cm" svg:y="14.953cm">
              <text:p/>
              <draw:enhanced-geometry svg:viewBox="0 0 146 318" draw:type="non-primitive" draw:enhanced-path="M 146 0  L 81 23  L 37 58  L 11 103  L 0 152  L 0 200  L 7 246  L 16 283  L 25 309  L 29 318  N"/>
            </draw:custom-shape>
            <draw:custom-shape draw:style-name="gr35" draw:text-style-name="P2" draw:layer="layout" svg:width="0.092cm" svg:height="0.259cm" svg:x="19.382cm" svg:y="14.953cm">
              <text:p/>
              <draw:enhanced-geometry svg:viewBox="0 0 117 318" draw:type="non-primitive" draw:enhanced-path="M 0 318  L 21 231  L 52 145  L 83 71  L 108 19  L 117 0  N"/>
            </draw:custom-shape>
            <draw:custom-shape draw:style-name="gr35" draw:text-style-name="P2" draw:layer="layout" svg:width="0.073cm" svg:height="0.21cm" svg:x="19.231cm" svg:y="14.913cm">
              <text:p/>
              <draw:enhanced-geometry svg:viewBox="0 0 88 261" draw:type="non-primitive" draw:enhanced-path="M 52 261  L 28 221  L 11 195  L 1 178  L 0 162  L 6 143  L 22 114  L 49 68  L 88 0  N"/>
            </draw:custom-shape>
            <draw:custom-shape draw:style-name="gr35" draw:text-style-name="P2" draw:layer="layout" svg:width="0.267cm" svg:height="0.508cm" svg:x="19.305cm" svg:y="14.405cm">
              <text:p/>
              <draw:enhanced-geometry svg:viewBox="0 0 330 627" draw:type="non-primitive" draw:enhanced-path="M 0 627  L 30 574  L 62 520  L 94 465  L 125 409  L 157 355  L 188 300  L 217 247  L 244 194  L 270 143  L 293 93  L 313 46  L 330 0  N"/>
            </draw:custom-shape>
            <draw:custom-shape draw:style-name="gr35" draw:text-style-name="P2" draw:layer="layout" svg:width="0.182cm" svg:height="0.421cm" svg:x="19.573cm" svg:y="13.983cm">
              <text:p/>
              <draw:enhanced-geometry svg:viewBox="0 0 223 521" draw:type="non-primitive" draw:enhanced-path="M 0 521  L 23 456  L 52 383  L 84 308  L 118 231  L 150 159  L 179 96  L 202 45  L 217 12  L 223 0  N"/>
            </draw:custom-shape>
            <draw:custom-shape draw:style-name="gr35" draw:text-style-name="P2" draw:layer="layout" svg:width="0.048cm" svg:height="0.231cm" svg:x="20.681cm" svg:y="12.042cm">
              <text:p/>
              <draw:enhanced-geometry svg:viewBox="0 0 60 284" draw:type="non-primitive" draw:enhanced-path="M 60 284  L 20 199  L 3 106  L 0 30  L 1 0  N"/>
            </draw:custom-shape>
            <draw:custom-shape draw:style-name="gr35" draw:text-style-name="P2" draw:layer="layout" svg:width="0.032cm" svg:height="0.24cm" svg:x="20.547cm" svg:y="12.196cm">
              <text:p/>
              <draw:enhanced-geometry svg:viewBox="0 0 36 295" draw:type="non-primitive" draw:enhanced-path="M 36 295  L 16 205  L 4 107  L 1 31  L 0 0  N"/>
            </draw:custom-shape>
            <draw:custom-shape draw:style-name="gr35" draw:text-style-name="P2" draw:layer="layout" svg:width="0.036cm" svg:height="0.686cm" svg:x="20.376cm" svg:y="12.107cm">
              <text:p/>
              <draw:enhanced-geometry svg:viewBox="0 0 44 841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35" draw:text-style-name="P2" draw:layer="layout" svg:width="0.065cm" svg:height="0.576cm" svg:x="20.043cm" svg:y="12.59cm">
              <text:p/>
              <draw:enhanced-geometry svg:viewBox="0 0 79 710" draw:type="non-primitive" draw:enhanced-path="M 31 710  L 14 655  L 4 594  L 0 526  L 1 455  L 6 383  L 15 311  L 26 241  L 38 177  L 51 119  L 61 70  L 71 33  L 77 9  L 79 0  N"/>
            </draw:custom-shape>
            <draw:custom-shape draw:style-name="gr35" draw:text-style-name="P2" draw:layer="layout" svg:width="0.21cm" svg:height="0.824cm" svg:x="19.678cm" svg:y="13.033cm">
              <text:p/>
              <draw:enhanced-geometry svg:viewBox="0 0 259 1016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35" draw:text-style-name="P2" draw:layer="layout" svg:width="0.048cm" svg:height="0.385cm" svg:x="19.446cm" svg:y="13.914cm">
              <text:p/>
              <draw:enhanced-geometry svg:viewBox="0 0 60 473" draw:type="non-primitive" draw:enhanced-path="M 60 0  L 44 116  L 31 214  L 21 296  L 13 361  L 7 411  L 4 446  L 1 467  L 0 473  N"/>
            </draw:custom-shape>
            <draw:custom-shape draw:style-name="gr35" draw:text-style-name="P2" draw:layer="layout" svg:width="0.276cm" svg:height="0.276cm" svg:x="19.17cm" svg:y="14.3cm">
              <text:p/>
              <draw:enhanced-geometry svg:viewBox="0 0 340 343" draw:type="non-primitive" draw:enhanced-path="M 340 0  L 269 73  L 203 138  L 144 197  L 95 247  L 54 288  L 25 318  L 5 338  L 0 343  N"/>
            </draw:custom-shape>
            <draw:custom-shape draw:style-name="gr35" draw:text-style-name="P2" draw:layer="layout" svg:width="0.141cm" svg:height="0.251cm" svg:x="19.029cm" svg:y="14.576cm">
              <text:p/>
              <draw:enhanced-geometry svg:viewBox="0 0 177 308" draw:type="non-primitive" draw:enhanced-path="M 177 0  L 149 73  L 126 135  L 102 189  L 76 236  L 43 275  L 0 308  N"/>
            </draw:custom-shape>
            <draw:custom-shape draw:style-name="gr35" draw:text-style-name="P2" draw:layer="layout" svg:width="0.28cm" svg:height="0.645cm" svg:x="19.389cm" svg:y="12.051cm">
              <text:p/>
              <draw:enhanced-geometry svg:viewBox="0 0 343 795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35" draw:text-style-name="P2" draw:layer="layout" svg:width="0.409cm" svg:height="0.929cm" svg:x="18.98cm" svg:y="12.696cm">
              <text:p/>
              <draw:enhanced-geometry svg:viewBox="0 0 506 1145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35" draw:text-style-name="P2" draw:layer="layout" svg:width="0.15cm" svg:height="0.146cm" svg:x="21.335cm" svg:y="13.857cm">
              <text:p/>
              <draw:enhanced-geometry svg:viewBox="0 0 188 178" draw:type="non-primitive" draw:enhanced-path="M 0 178  L 34 127  L 56 93  L 69 70  L 83 54  L 102 42  L 135 25  L 188 0  N"/>
            </draw:custom-shape>
            <draw:custom-shape draw:style-name="gr35" draw:text-style-name="P2" draw:layer="layout" svg:width="0.267cm" svg:height="0.296cm" svg:x="21.485cm" svg:y="13.56cm">
              <text:p/>
              <draw:enhanced-geometry svg:viewBox="0 0 330 366" draw:type="non-primitive" draw:enhanced-path="M 0 366  L 58 331  L 115 279  L 171 219  L 222 157  L 266 98  L 300 47  L 323 13  L 330 0  N"/>
            </draw:custom-shape>
            <draw:custom-shape draw:style-name="gr35" draw:text-style-name="P2" draw:layer="layout" svg:width="0.105cm" svg:height="1.006cm" svg:x="21.659cm" svg:y="12.554cm">
              <text:p/>
              <draw:enhanced-geometry svg:viewBox="0 0 133 1241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35" draw:text-style-name="P2" draw:layer="layout" svg:width="0.081cm" svg:height="0.385cm" svg:x="21.737cm" svg:y="13.395cm">
            <text:p/>
            <draw:enhanced-geometry svg:viewBox="0 0 100 473" draw:type="non-primitive" draw:enhanced-path="M 83 0  L 96 84  L 100 157  L 98 222  L 89 280  L 74 334  L 53 382  L 28 429  L 0 473  N"/>
          </draw:custom-shape>
          <draw:custom-shape draw:style-name="gr35" draw:text-style-name="P2" draw:layer="layout" svg:width="0.117cm" svg:height="0.288cm" svg:x="21.62cm" svg:y="13.781cm">
            <text:p/>
            <draw:enhanced-geometry svg:viewBox="0 0 142 355" draw:type="non-primitive" draw:enhanced-path="M 142 0  L 112 53  L 94 110  L 80 167  L 69 223  L 54 274  L 33 319  L 0 355  N"/>
          </draw:custom-shape>
          <draw:custom-shape draw:style-name="gr35" draw:text-style-name="P2" draw:layer="layout" svg:width="0.267cm" svg:height="0.052cm" svg:x="21.352cm" svg:y="14.033cm">
            <text:p/>
            <draw:enhanced-geometry svg:viewBox="0 0 329 68" draw:type="non-primitive" draw:enhanced-path="M 329 47  L 273 68  L 202 65  L 129 50  L 63 27  L 17 8  L 0 0  N"/>
          </draw:custom-shape>
          <draw:custom-shape draw:style-name="gr35" draw:text-style-name="P2" draw:layer="layout" svg:width="0.04cm" svg:height="0.507cm" svg:x="22.148cm" svg:y="13.379cm">
            <text:p/>
            <draw:enhanced-geometry svg:viewBox="0 0 51 626" draw:type="non-primitive" draw:enhanced-path="M 0 0  L 13 83  L 24 154  L 34 214  L 42 267  L 49 316  L 51 361  L 51 405  L 48 452  L 41 503  L 29 559  L 12 626  N"/>
          </draw:custom-shape>
          <draw:custom-shape draw:style-name="gr35" draw:text-style-name="P2" draw:layer="layout" svg:width="0.133cm" svg:height="0.856cm" svg:x="22.022cm" svg:y="13.886cm">
            <text:p/>
            <draw:enhanced-geometry svg:viewBox="0 0 164 1053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36" draw:text-style-name="P2" draw:layer="layout" svg:width="0.86cm" svg:height="1.428cm" svg:x="19.756cm" svg:y="14.061cm">
            <text:p/>
            <draw:enhanced-geometry svg:viewBox="0 0 1061 1763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35" draw:text-style-name="P2" draw:layer="layout" svg:width="0.478cm" svg:height="1.428cm" svg:x="19.496cm" svg:y="12.169cm">
            <text:p/>
            <draw:enhanced-geometry svg:viewBox="0 0 590 1760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35" draw:text-style-name="P2" draw:layer="layout" svg:width="0.556cm" svg:height="0.778cm" svg:x="18.94cm" svg:y="13.598cm">
            <text:p/>
            <draw:enhanced-geometry svg:viewBox="0 0 683 959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35" draw:text-style-name="P2" draw:layer="layout" svg:width="0.134cm" svg:height="0.414cm" svg:x="18.806cm" svg:y="14.377cm">
            <text:p/>
            <draw:enhanced-geometry svg:viewBox="0 0 167 509" draw:type="non-primitive" draw:enhanced-path="M 167 0  L 121 47  L 85 103  L 58 168  L 37 236  L 22 304  L 12 367  L 5 424  L 3 468  L 2 497  L 0 509  N"/>
          </draw:custom-shape>
          <draw:custom-shape draw:style-name="gr35" draw:text-style-name="P2" draw:layer="layout" svg:width="0.097cm" svg:height="0.559cm" svg:x="18.806cm" svg:y="14.232cm">
            <text:p/>
            <draw:enhanced-geometry svg:viewBox="0 0 120 686" draw:type="non-primitive" draw:enhanced-path="M 1 686  L 0 623  L 0 562  L 3 500  L 6 440  L 13 380  L 21 321  L 32 263  L 44 208  L 60 153  L 77 100  L 98 50  L 120 0  N"/>
          </draw:custom-shape>
          <draw:custom-shape draw:style-name="gr35" draw:text-style-name="P2" draw:layer="layout" svg:width="0.499cm" svg:height="0.901cm" svg:x="18.904cm" svg:y="13.33cm">
            <text:p/>
            <draw:enhanced-geometry svg:viewBox="0 0 615 1113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35" draw:text-style-name="P2" draw:layer="layout" svg:width="0.296cm" svg:height="0.852cm" svg:x="19.403cm" svg:y="12.478cm">
            <text:p/>
            <draw:enhanced-geometry svg:viewBox="0 0 364 1051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35" draw:text-style-name="P2" draw:layer="layout" svg:width="0.402cm" svg:height="0.937cm" svg:x="19.298cm" svg:y="12.478cm">
            <text:p/>
            <draw:enhanced-geometry svg:viewBox="0 0 495 1159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35" draw:text-style-name="P2" draw:layer="layout" svg:width="0.442cm" svg:height="0.759cm" svg:x="18.855cm" svg:y="13.415cm">
            <text:p/>
            <draw:enhanced-geometry svg:viewBox="0 0 543 932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35" draw:text-style-name="P2" draw:layer="layout" svg:width="0.121cm" svg:height="0.478cm" svg:x="18.733cm" svg:y="14.175cm">
            <text:p/>
            <draw:enhanced-geometry svg:viewBox="0 0 152 592" draw:type="non-primitive" draw:enhanced-path="M 152 0  L 128 53  L 105 107  L 83 160  L 65 214  L 48 270  L 34 324  L 21 378  L 12 433  L 5 487  L 1 540  L 0 592  N"/>
          </draw:custom-shape>
          <draw:custom-shape draw:style-name="gr33" draw:text-style-name="P2" draw:layer="layout" svg:width="0.113cm" svg:height="0.097cm" svg:x="23.683cm" svg:y="9.789cm">
            <text:p/>
            <draw:enhanced-geometry svg:viewBox="0 0 139 122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33" draw:text-style-name="P2" draw:layer="layout" svg:width="0.06cm" svg:height="0.096cm" svg:x="23.341cm" svg:y="9.782cm">
            <text:p/>
            <draw:enhanced-geometry svg:viewBox="0 0 75 120" draw:type="non-primitive" draw:enhanced-path="M 63 14  L 74 46  L 75 86  L 64 117  L 64 117  L 43 119  L 28 120  L 22 120  L 22 120  L 0 67  L 5 21  L 13 0  L 13 0  L 41 4  L 57 10  L 63 14  L 63 14  L 63 14  Z N"/>
          </draw:custom-shape>
        </draw:g>
        <draw:line draw:style-name="gr4" draw:text-style-name="P7" draw:layer="layout" svg:x1="20.959cm" svg:y1="1.923cm" svg:x2="24.761cm" svg:y2="1.923cm">
          <text:p/>
        </draw:line>
        <draw:line draw:style-name="gr4" draw:text-style-name="P7" draw:layer="layout" svg:x1="24.761cm" svg:y1="1.923cm" svg:x2="24.761cm" svg:y2="3.925cm">
          <text:p/>
        </draw:line>
        <draw:line draw:style-name="gr13" draw:text-style-name="P7" draw:layer="layout" svg:x1="24.76cm" svg:y1="3.925cm" svg:x2="23.159cm" svg:y2="3.925cm">
          <text:p/>
        </draw:line>
        <presentation:notes draw:style-name="dp2">
          <draw:page-thumbnail draw:layer="layout" svg:width="13.472cm" svg:height="9.327cm" svg:x="3.126cm" svg:y="1.896cm" draw:page-number="6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answer-2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answer-2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p text:style-name="P10"/>
            <text:list text:style-name="L4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custom-shape draw:style-name="gr5" draw:text-style-name="P2" draw:layer="layout" svg:width="4.392cm" svg:height="1.023cm" svg:x="14.958cm" svg:y="16.925cm">
          <text:p text:style-name="P8"><text:span text:style-name="T11">clo.c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803cm" svg:height="7.565cm" svg:x="4.758cm" svg:y="1.724cm">
          <text:p text:style-name="P6"><text:span text:style-name="T6">static int </text:span><text:span text:style-name="T7">f(</text:span><text:span text:style-name="T6">int</text:span><text:span text:style-name="T7"> value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value;</text:span></text:p>
          <text:p text:style-name="P6"><text:span text:style-name="T7">}</text:span></text:p>
          <text:p text:style-name="P6"><text:span text:style-name="T7"/></text:p>
          <text:p text:style-name="P6"><text:span text:style-name="T6">int</text:span><text:span text:style-name="T7"> main(</text:span><text:span text:style-name="T6">void</text:span><text:span text:style-name="T7">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f(42);</text:span></text:p>
          <text:p text:style-name="P6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1.8cm" svg:height="9.189cm" svg:x="14.958cm" svg:y="7.523cm">
          <text:p text:style-name="P6"><text:span text:style-name="T6">int f</text:span><text:span text:style-name="T7">(</text:span><text:span text:style-name="T6">int </text:span><text:span text:style-name="T7">value);</text:span></text:p>
          <text:p text:style-name="P6"><text:span text:style-name="T6"/></text:p>
          <text:p text:style-name="P6"><text:span text:style-name="T6">int </text:span><text:span text:style-name="T7">f(</text:span><text:span text:style-name="T6">int</text:span><text:span text:style-name="T7"> value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value;</text:span></text:p>
          <text:p text:style-name="P6"><text:span text:style-name="T7">}</text:span></text:p>
          <text:p text:style-name="P6"><text:span text:style-name="T7"/></text:p>
          <text:p text:style-name="P6"><text:span text:style-name="T6">int</text:span><text:span text:style-name="T7"> main(</text:span><text:span text:style-name="T6">void</text:span><text:span text:style-name="T7">)</text:span></text:p>
          <text:p text:style-name="P6"><text:span text:style-name="T7">{</text:span></text:p>
          <text:p text:style-name="P6"><text:span text:style-name="T7"><text:s text:c="4"/></text:span><text:span text:style-name="T6">return</text:span><text:span text:style-name="T7"> f(42);</text:span></text:p>
          <text:p text:style-name="P6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392cm" svg:height="1.023cm" svg:x="4.758cm" svg:y="9.507cm">
          <text:p text:style-name="P8"><text:span text:style-name="T11">clo.c</text:span></text:p>
          <draw:enhanced-geometry svg:viewBox="0 0 21600 21600" draw:type="mso-spt202" draw:enhanced-path="M 0 0 L 21600 0 21600 21600 0 21600 0 0 Z N"/>
        </draw:custom-shape>
        <draw:custom-shape draw:style-name="gr38" draw:text-style-name="P2" draw:layer="layout" svg:width="4.004cm" svg:height="1.001cm" svg:x="4.555cm" svg:y="1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5.36cm" svg:y1="8.123cm" svg:x2="23.958cm" svg:y2="8.123cm">
          <text:p/>
        </draw:line>
        <draw:line draw:style-name="gr4" draw:text-style-name="P7" draw:layer="layout" svg:x1="25.36cm" svg:y1="6.526cm" svg:x2="25.36cm" svg:y2="8.123cm">
          <text:p/>
        </draw:line>
        <draw:custom-shape draw:style-name="gr5" draw:text-style-name="P2" draw:layer="layout" svg:width="4.992cm" svg:height="1.023cm" svg:x="20.959cm" svg:y="5.305cm">
          <text:p text:style-name="P12"><text:span text:style-name="T8">via a #include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992cm" svg:height="1.023cm" svg:x="20.161cm" svg:y="4.524cm">
          <text:p text:style-name="P12"><text:span text:style-name="T8">typicall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7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incomplete array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incomplete arrays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6.2.5 Types</text:span></text:p>
                <text:list text:style-name="L4">
                  <text:list-item>
                    <text:p text:style-name="P5"><text:span text:style-name="T3">para 22 – An array of unknown size is an incomplete type.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0.8cm" svg:height="4.317cm" svg:x="6.557cm" svg:y="11.258cm">
          <text:p text:style-name="P6"><text:span text:style-name="T7"/></text:p>
          <text:p text:style-name="P6"><text:span text:style-name="T6"><text:s text:c="8"/></text:span><text:span text:style-name="T6">int</text:span><text:span text:style-name="T7"> a1[];</text:span></text:p>
          <text:p text:style-name="P6"><text:span text:style-name="T6">extern</text:span><text:span text:style-name="T7"> <text:s/></text:span><text:span text:style-name="T6">int</text:span><text:span text:style-name="T7"> a2[];</text:span></text:p>
          <text:p text:style-name="P6"><text:span text:style-name="T6">typedef</text:span><text:span text:style-name="T7"> </text:span><text:span text:style-name="T6">int</text:span><text:span text:style-name="T7"> a3[];</text:span></text:p>
          <text:p text:style-name="P6"><text:span text:style-name="T7"/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8cm" svg:height="4.317cm" svg:x="6.557cm" svg:y="5.724cm">
          <text:p text:style-name="P6"><text:span text:style-name="T7"/></text:p>
          <text:p text:style-name="P6"><text:span text:style-name="T6"><text:s text:c="8"/></text:span><text:span text:style-name="T6">int</text:span><text:span text:style-name="T7"> a1[42];</text:span></text:p>
          <text:p text:style-name="P6"><text:span text:style-name="T6">extern <text:s/>int</text:span><text:span text:style-name="T7"> a2[42];</text:span></text:p>
          <text:p text:style-name="P6"><text:span text:style-name="T6">typedef int</text:span><text:span text:style-name="T7"> a3[42];</text:span></text:p>
          <text:p text:style-name="P6"><text:span text:style-name="T7"/></text:p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5.456cm" svg:height="2.289cm" svg:x="18.955cm" svg:y="6.976cm">
          <text:p text:style-name="P9"><text:span text:style-name="T14">these are </text:span><text:span text:style-name="T14"><text:line-break/></text:span><text:span text:style-name="T14">object types</text:span></text:p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7.433cm" svg:height="2.289cm" svg:x="18.954cm" svg:y="12.056cm">
          <text:p text:style-name="P9"><text:span text:style-name="T14">these are </text:span><text:span text:style-name="T14"><text:line-break/></text:span><text:span text:style-name="T14">incomplete types</text:span></text:p>
          <draw:enhanced-geometry svg:viewBox="0 0 21600 21600" draw:type="mso-spt202" draw:enhanced-path="M 0 0 L 21600 0 21600 21600 0 21600 0 0 Z N"/>
        </draw:custom-shape>
        <draw:custom-shape draw:style-name="gr38" draw:text-style-name="P2" draw:layer="layout" svg:width="1.199cm" svg:height="4.203cm" svg:x="17.56cm" svg:y="5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2" draw:layer="layout" svg:width="1.199cm" svg:height="4.202cm" svg:x="17.56cm" svg:y="11.2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3" draw:text-style-name="P7" draw:layer="layout" svg:x1="14.358cm" svg:y1="17.26cm" svg:x2="14.358cm" svg:y2="14.856cm">
          <text:p/>
        </draw:line>
        <draw:line draw:style-name="gr4" draw:text-style-name="P7" draw:layer="layout" svg:x1="14.358cm" svg:y1="17.26cm" svg:x2="16.96cm" svg:y2="17.26cm">
          <text:p/>
        </draw:line>
        <draw:custom-shape draw:style-name="gr40" draw:text-style-name="P2" draw:layer="layout" svg:width="6.067cm" svg:height="1.273cm" svg:x="16.751cm" svg:y="16.457cm">
          <text:p text:style-name="P9"><text:span text:style-name="T14">unknown size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202cm" svg:height="3.295cm" svg:x="4.158cm" svg:y="6.632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02cm" svg:height="3.295cm" svg:x="4.158cm" svg:y="12.127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8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exercise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exercise</text:p>
          </draw:text-box>
        </draw:frame>
        <draw:frame presentation:style-name="pr3" draw:text-style-name="P2" draw:layer="layout" svg:width="23.363cm" svg:height="16.934cm" svg:x="3.597cm" svg:y="1.058cm" presentation:class="outline" presentation:user-transformed="true">
          <draw:text-box>
            <text:list text:style-name="L3">
              <text:list-item>
                <text:p text:style-name="P4">are these fragments conforming or not?</text:p>
              </text:list-item>
            </text:list>
          </draw:text-box>
        </draw:frame>
        <draw:custom-shape draw:style-name="gr2" draw:text-style-name="P2" draw:layer="layout" svg:width="16.404cm" svg:height="1.069cm" svg:x="5.755cm" svg:y="3.523cm">
          <text:p text:style-name="P6"><text:span text:style-name="T6">typedef struct </text:span><text:span text:style-name="T15">wibble wibble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801cm" svg:height="2.693cm" svg:x="5.755cm" svg:y="5.503cm">
          <text:p text:style-name="P6"><text:span text:style-name="T7"><text:s text:c="8"/></text:span><text:span text:style-name="T7">wibble w1[42];</text:span></text:p>
          <text:p text:style-name="P6"><text:span text:style-name="T6">extern</text:span><text:span text:style-name="T7"> <text:s/>wibble w2[42];</text:span></text:p>
          <text:p text:style-name="P6"><text:span text:style-name="T6">typedef</text:span><text:span text:style-name="T7"> wibble w3[42]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801cm" svg:height="2.693cm" svg:x="5.755cm" svg:y="9.102cm">
          <text:p text:style-name="P6"><text:span text:style-name="T7"><text:s text:c="8"/></text:span><text:span text:style-name="T7">wibble w1[];</text:span></text:p>
          <text:p text:style-name="P6"><text:span text:style-name="T6">extern</text:span><text:span text:style-name="T7"> <text:s/>wibble w2[];</text:span></text:p>
          <text:p text:style-name="P6"><text:span text:style-name="T6">typedef</text:span><text:span text:style-name="T7"> wibble w3[];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23.958cm" svg:y1="1.724cm" svg:x2="25.36cm" svg:y2="1.724cm">
          <text:p/>
        </draw:line>
        <draw:line draw:style-name="gr4" draw:text-style-name="P7" draw:layer="layout" svg:x1="25.36cm" svg:y1="1.724cm" svg:x2="25.36cm" svg:y2="10.526cm">
          <text:p/>
        </draw:line>
        <draw:g>
          <draw:rect draw:style-name="gr14" draw:text-style-name="P7" draw:layer="layout" svg:width="7.801cm" svg:height="7.329cm" svg:x="16.96cm" svg:y="11.126cm">
            <text:p/>
          </draw:rect>
          <draw:g>
            <draw:custom-shape draw:style-name="gr15" draw:text-style-name="P2" draw:layer="layout" svg:width="0.278cm" svg:height="0.348cm" svg:x="21.839cm" svg:y="12.928cm">
              <text:p/>
              <draw:enhanced-geometry svg:viewBox="0 0 402 505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16" draw:text-style-name="P2" draw:layer="layout" svg:width="0.206cm" svg:height="0.175cm" svg:x="18.391cm" svg:y="16.345cm">
              <text:p/>
              <draw:enhanced-geometry svg:viewBox="0 0 301 254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17" draw:text-style-name="P2" draw:layer="layout" svg:width="1.108cm" svg:height="0.891cm" svg:x="18.428cm" svg:y="16.276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18" draw:text-style-name="P2" draw:layer="layout" svg:width="1.108cm" svg:height="0.891cm" svg:x="18.428cm" svg:y="16.276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19" draw:text-style-name="P7" draw:layer="layout" svg:x1="18.847cm" svg:y1="16.506cm" svg:x2="18.759cm" svg:y2="16.595cm">
              <text:p/>
            </draw:line>
            <draw:custom-shape draw:style-name="gr20" draw:text-style-name="P2" draw:layer="layout" svg:width="2.519cm" svg:height="2.074cm" svg:x="16.97cm" svg:y="16.369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18" draw:text-style-name="P2" draw:layer="layout" svg:width="2.519cm" svg:height="2.074cm" svg:x="16.97cm" svg:y="16.369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21" draw:text-style-name="P2" draw:layer="layout" svg:width="1.603cm" svg:height="1.424cm" svg:x="17.204cm" svg:y="16.634cm">
              <text:p/>
              <draw:enhanced-geometry svg:viewBox="0 0 2328 2071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18" draw:text-style-name="P2" draw:layer="layout" svg:width="0.333cm" svg:height="0.24cm" svg:x="19.103cm" svg:y="17.752cm">
              <text:p/>
              <draw:enhanced-geometry svg:viewBox="0 0 486 353" draw:type="non-primitive" draw:enhanced-path="M 486 0  L 459 30  L 424 62  L 380 97  L 331 135  L 277 173  L 220 212  L 163 250  L 105 288  L 51 322  L 0 353  N"/>
            </draw:custom-shape>
            <draw:custom-shape draw:style-name="gr18" draw:text-style-name="P2" draw:layer="layout" svg:width="0.763cm" svg:height="0.313cm" svg:x="18.339cm" svg:y="17.993cm">
              <text:p/>
              <draw:enhanced-geometry svg:viewBox="0 0 1111 453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18" draw:text-style-name="P2" draw:layer="layout" svg:width="0.678cm" svg:height="0.03cm" svg:x="17.661cm" svg:y="18.289cm">
              <text:p/>
              <draw:enhanced-geometry svg:viewBox="0 0 982 46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18" draw:text-style-name="P2" draw:layer="layout" svg:width="0.44cm" svg:height="0.213cm" svg:x="17.221cm" svg:y="18.075cm">
              <text:p/>
              <draw:enhanced-geometry svg:viewBox="0 0 641 307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18" draw:text-style-name="P2" draw:layer="layout" svg:width="0.371cm" svg:height="0.364cm" svg:x="19.089cm" svg:y="17.14cm">
              <text:p/>
              <draw:enhanced-geometry svg:viewBox="0 0 541 528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18" draw:text-style-name="P2" draw:layer="layout" svg:width="0.361cm" svg:height="0.178cm" svg:x="18.728cm" svg:y="17.322cm">
              <text:p/>
              <draw:enhanced-geometry svg:viewBox="0 0 524 264" draw:type="non-primitive" draw:enhanced-path="M 524 264  L 469 249  L 407 225  L 338 195  L 269 159  L 200 121  L 137 85  L 82 52  L 38 25  L 10 7  L 0 0  N"/>
            </draw:custom-shape>
            <draw:custom-shape draw:style-name="gr18" draw:text-style-name="P2" draw:layer="layout" svg:width="0.103cm" svg:height="0.546cm" svg:x="18.728cm" svg:y="17.322cm">
              <text:p/>
              <draw:enhanced-geometry svg:viewBox="0 0 148 798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18" draw:text-style-name="P2" draw:layer="layout" svg:width="0.464cm" svg:height="0.131cm" svg:x="18.263cm" svg:y="17.755cm">
              <text:p/>
              <draw:enhanced-geometry svg:viewBox="0 0 678 190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18" draw:text-style-name="P2" draw:layer="layout" svg:width="0.099cm" svg:height="0.312cm" svg:x="18.246cm" svg:y="17.755cm">
              <text:p/>
              <draw:enhanced-geometry svg:viewBox="0 0 145 454" draw:type="non-primitive" draw:enhanced-path="M 26 0  L 63 45  L 94 93  L 118 142  L 135 191  L 144 240  L 145 286  L 140 329  L 127 368  L 106 401  L 78 427  L 43 445  L 0 454  N"/>
            </draw:custom-shape>
            <draw:custom-shape draw:style-name="gr18" draw:text-style-name="P2" draw:layer="layout" svg:width="0.629cm" svg:height="0.024cm" svg:x="17.616cm" svg:y="18.062cm">
              <text:p/>
              <draw:enhanced-geometry svg:viewBox="0 0 912 32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18" draw:text-style-name="P2" draw:layer="layout" svg:width="0.165cm" svg:height="0.158cm" svg:x="17.451cm" svg:y="17.904cm">
              <text:p/>
              <draw:enhanced-geometry svg:viewBox="0 0 242 234" draw:type="non-primitive" draw:enhanced-path="M 242 234  L 181 204  L 128 172  L 80 134  L 43 94  L 16 48  L 0 0  N"/>
            </draw:custom-shape>
            <draw:custom-shape draw:style-name="gr18" draw:text-style-name="P2" draw:layer="layout" svg:width="0.165cm" svg:height="0.248cm" svg:x="17.947cm" svg:y="17.707cm">
              <text:p/>
              <draw:enhanced-geometry svg:viewBox="0 0 242 362" draw:type="non-primitive" draw:enhanced-path="M 0 0  L 46 42  L 92 82  L 137 123  L 175 163  L 208 202  L 231 238  L 242 274  L 241 306  L 225 336  L 191 362  N"/>
            </draw:custom-shape>
            <draw:custom-shape draw:style-name="gr18" draw:text-style-name="P2" draw:layer="layout" svg:width="0.485cm" svg:height="0.092cm" svg:x="17.592cm" svg:y="17.955cm">
              <text:p/>
              <draw:enhanced-geometry svg:viewBox="0 0 705 131" draw:type="non-primitive" draw:enhanced-path="M 705 0  L 669 19  L 628 37  L 584 53  L 536 69  L 485 84  L 431 96  L 375 107  L 316 116  L 255 124  L 192 129  L 129 131  L 66 131  L 0 128  N"/>
            </draw:custom-shape>
            <draw:custom-shape draw:style-name="gr18" draw:text-style-name="P2" draw:layer="layout" svg:width="0.295cm" svg:height="0.103cm" svg:x="18.959cm" svg:y="16.909cm">
              <text:p/>
              <draw:enhanced-geometry svg:viewBox="0 0 430 154" draw:type="non-primitive" draw:enhanced-path="M 430 154  L 373 124  L 313 94  L 252 65  L 193 40  L 136 20  L 84 6  L 38 0  L 0 5  N"/>
            </draw:custom-shape>
            <draw:custom-shape draw:style-name="gr18" draw:text-style-name="P2" draw:layer="layout" svg:width="0.138cm" svg:height="0.071cm" svg:x="18.821cm" svg:y="16.913cm">
              <text:p/>
              <draw:enhanced-geometry svg:viewBox="0 0 200 105" draw:type="non-primitive" draw:enhanced-path="M 200 0  L 110 40  L 33 84  L 0 105  N"/>
            </draw:custom-shape>
            <draw:custom-shape draw:style-name="gr18" draw:text-style-name="P2" draw:layer="layout" svg:width="0.061cm" svg:height="0.127cm" svg:x="18.759cm" svg:y="16.857cm">
              <text:p/>
              <draw:enhanced-geometry svg:viewBox="0 0 86 183" draw:type="non-primitive" draw:enhanced-path="M 86 183  L 41 86  L 10 22  L 0 0  N"/>
            </draw:custom-shape>
            <draw:custom-shape draw:style-name="gr18" draw:text-style-name="P2" draw:layer="layout" svg:width="0.161cm" svg:height="0.412cm" svg:x="18.934cm" svg:y="16.94cm">
              <text:p/>
              <draw:enhanced-geometry svg:viewBox="0 0 235 600" draw:type="non-primitive" draw:enhanced-path="M 0 0  L 4 38  L 17 93  L 40 157  L 67 228  L 99 303  L 131 378  L 162 447  L 190 508  L 214 556  L 229 588  L 235 600  N"/>
            </draw:custom-shape>
            <draw:custom-shape draw:style-name="gr18" draw:text-style-name="P2" draw:layer="layout" svg:width="0.451cm" svg:height="0.092cm" svg:x="18.645cm" svg:y="17.26cm">
              <text:p/>
              <draw:enhanced-geometry svg:viewBox="0 0 653 136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18" draw:text-style-name="P2" draw:layer="layout" svg:width="0.051cm" svg:height="0.443cm" svg:x="18.649cm" svg:y="17.34cm">
              <text:p/>
              <draw:enhanced-geometry svg:viewBox="0 0 73 643" draw:type="non-primitive" draw:enhanced-path="M 0 0  L 12 54  L 23 119  L 32 192  L 41 270  L 49 348  L 56 424  L 63 494  L 67 554  L 70 601  L 72 632  L 73 643  N"/>
            </draw:custom-shape>
            <draw:custom-shape draw:style-name="gr18" draw:text-style-name="P2" draw:layer="layout" svg:width="0.55cm" svg:height="0.127cm" svg:x="18.149cm" svg:y="17.663cm">
              <text:p/>
              <draw:enhanced-geometry svg:viewBox="0 0 798 181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18" draw:text-style-name="P2" draw:layer="layout" svg:width="0.209cm" svg:height="0.168cm" svg:x="17.947cm" svg:y="17.621cm">
              <text:p/>
              <draw:enhanced-geometry svg:viewBox="0 0 306 244" draw:type="non-primitive" draw:enhanced-path="M 306 244  L 231 160  L 159 96  L 96 50  L 45 20  L 12 5  L 0 0  N"/>
            </draw:custom-shape>
            <draw:custom-shape draw:style-name="gr18" draw:text-style-name="P2" draw:layer="layout" svg:width="0.468cm" svg:height="0.251cm" svg:x="19.02cm" svg:y="17.363cm">
              <text:p/>
              <draw:enhanced-geometry svg:viewBox="0 0 676 364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18" draw:text-style-name="P2" draw:layer="layout" svg:width="0.134cm" svg:height="0.095cm" svg:x="18.886cm" svg:y="17.501cm">
              <text:p/>
              <draw:enhanced-geometry svg:viewBox="0 0 197 136" draw:type="non-primitive" draw:enhanced-path="M 197 136  L 80 79  L 21 41  L 0 16  L 2 3  L 6 0  N"/>
            </draw:custom-shape>
            <draw:custom-shape draw:style-name="gr18" draw:text-style-name="P2" draw:layer="layout" svg:width="0.052cm" svg:height="0.319cm" svg:x="18.889cm" svg:y="17.501cm">
              <text:p/>
              <draw:enhanced-geometry svg:viewBox="0 0 75 462" draw:type="non-primitive" draw:enhanced-path="M 0 0  L 28 74  L 50 140  L 65 201  L 72 258  L 75 311  L 69 362  L 57 412  L 36 462  N"/>
            </draw:custom-shape>
            <draw:custom-shape draw:style-name="gr18" draw:text-style-name="P2" draw:layer="layout" svg:width="0.299cm" svg:height="0.099cm" svg:x="18.913cm" svg:y="17.821cm">
              <text:p/>
              <draw:enhanced-geometry svg:viewBox="0 0 434 145" draw:type="non-primitive" draw:enhanced-path="M 0 0  L 76 0  L 142 1  L 199 5  L 251 14  L 299 31  L 343 57  L 387 95  L 434 145  N"/>
            </draw:custom-shape>
            <draw:custom-shape draw:style-name="gr18" draw:text-style-name="P2" draw:layer="layout" svg:width="0.365cm" svg:height="0.113cm" svg:x="17.165cm" svg:y="17.67cm">
              <text:p/>
              <draw:enhanced-geometry svg:viewBox="0 0 531 165" draw:type="non-primitive" draw:enhanced-path="M 531 162  L 452 165  L 375 162  L 303 155  L 236 145  L 175 131  L 122 114  L 77 94  L 40 73  L 15 49  L 1 25  L 0 0  N"/>
            </draw:custom-shape>
            <draw:custom-shape draw:style-name="gr18" draw:text-style-name="P2" draw:layer="layout" svg:width="0.185cm" svg:height="0.131cm" svg:x="17.599cm" svg:y="17.497cm">
              <text:p/>
              <draw:enhanced-geometry svg:viewBox="0 0 271 190" draw:type="non-primitive" draw:enhanced-path="M 0 0  L 55 33  L 119 67  L 179 102  L 231 136  L 264 165  L 271 190  N"/>
            </draw:custom-shape>
            <draw:custom-shape draw:style-name="gr18" draw:text-style-name="P2" draw:layer="layout" svg:width="0.554cm" svg:height="0.188cm" svg:x="18.232cm" svg:y="17.894cm">
              <text:p/>
              <draw:enhanced-geometry svg:viewBox="0 0 802 272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18" draw:text-style-name="P2" draw:layer="layout" svg:width="0.351cm" svg:height="0.106cm" svg:x="18.786cm" svg:y="17.876cm">
              <text:p/>
              <draw:enhanced-geometry svg:viewBox="0 0 514 155" draw:type="non-primitive" draw:enhanced-path="M 0 29  L 50 11  L 106 2  L 163 0  L 222 3  L 280 14  L 335 29  L 387 49  L 433 72  L 470 98  L 497 127  L 514 155  N"/>
            </draw:custom-shape>
            <draw:custom-shape draw:style-name="gr18" draw:text-style-name="P2" draw:layer="layout" svg:width="0.34cm" svg:height="0.051cm" svg:x="18.446cm" svg:y="16.603cm">
              <text:p/>
              <draw:enhanced-geometry svg:viewBox="0 0 495 73" draw:type="non-primitive" draw:enhanced-path="M 495 73  L 439 53  L 378 34  L 313 18  L 249 6  L 186 0  L 129 0  L 77 9  L 33 26  L 0 54  N"/>
            </draw:custom-shape>
            <draw:custom-shape draw:style-name="gr18" draw:text-style-name="P2" draw:layer="layout" svg:width="0.096cm" svg:height="0.123cm" svg:x="18.349cm" svg:y="16.517cm">
              <text:p/>
              <draw:enhanced-geometry svg:viewBox="0 0 136 180" draw:type="non-primitive" draw:enhanced-path="M 136 180  L 71 90  L 21 25  L 0 0  N"/>
            </draw:custom-shape>
            <draw:custom-shape draw:style-name="gr18" draw:text-style-name="P2" draw:layer="layout" svg:width="0.251cm" svg:height="0.127cm" svg:x="16.98cm" svg:y="17.858cm">
              <text:p/>
              <draw:enhanced-geometry svg:viewBox="0 0 365 187" draw:type="non-primitive" draw:enhanced-path="M 365 187  L 304 174  L 237 152  L 170 122  L 108 88  L 56 55  L 18 24  L 0 0  N"/>
            </draw:custom-shape>
            <draw:custom-shape draw:style-name="gr22" draw:text-style-name="P2" draw:layer="layout" svg:width="0.238cm" svg:height="0.099cm" svg:x="17.647cm" svg:y="17.363cm">
              <text:p/>
              <draw:enhanced-geometry svg:viewBox="0 0 344 145" draw:type="non-primitive" draw:enhanced-path="M 344 145  L 297 91  L 237 53  L 171 27  L 108 11  L 54 3  L 15 0  L 0 0  N"/>
            </draw:custom-shape>
            <draw:custom-shape draw:style-name="gr22" draw:text-style-name="P2" draw:layer="layout" svg:width="0.175cm" svg:height="0.127cm" svg:x="17.761cm" svg:y="17.264cm">
              <text:p/>
              <draw:enhanced-geometry svg:viewBox="0 0 254 181" draw:type="non-primitive" draw:enhanced-path="M 254 181  L 203 128  L 137 78  L 70 37  L 21 10  L 0 0  N"/>
            </draw:custom-shape>
            <draw:custom-shape draw:style-name="gr22" draw:text-style-name="P2" draw:layer="layout" svg:width="0.206cm" svg:height="0.089cm" svg:x="17.809cm" svg:y="17.201cm">
              <text:p/>
              <draw:enhanced-geometry svg:viewBox="0 0 297 126" draw:type="non-primitive" draw:enhanced-path="M 297 126  L 238 82  L 160 47  L 83 21  L 23 5  L 0 0  N"/>
            </draw:custom-shape>
            <draw:custom-shape draw:style-name="gr22" draw:text-style-name="P2" draw:layer="layout" svg:width="0.192cm" svg:height="0.113cm" svg:x="17.892cm" svg:y="17.109cm">
              <text:p/>
              <draw:enhanced-geometry svg:viewBox="0 0 279 161" draw:type="non-primitive" draw:enhanced-path="M 279 161  L 222 113  L 150 69  L 77 32  L 23 9  L 0 0  N"/>
            </draw:custom-shape>
            <draw:custom-shape draw:style-name="gr22" draw:text-style-name="P2" draw:layer="layout" svg:width="0.223cm" svg:height="0.092cm" svg:x="17.947cm" svg:y="17.037cm">
              <text:p/>
              <draw:enhanced-geometry svg:viewBox="0 0 324 135" draw:type="non-primitive" draw:enhanced-path="M 324 135  L 278 100  L 212 68  L 138 41  L 70 19  L 19 4  L 0 0  N"/>
            </draw:custom-shape>
            <draw:custom-shape draw:style-name="gr22" draw:text-style-name="P2" draw:layer="layout" svg:width="0.206cm" svg:height="0.099cm" svg:x="18.008cm" svg:y="16.971cm">
              <text:p/>
              <draw:enhanced-geometry svg:viewBox="0 0 300 145" draw:type="non-primitive" draw:enhanced-path="M 300 145  L 248 95  L 171 56  L 89 25  L 26 6  L 0 0  N"/>
            </draw:custom-shape>
            <draw:custom-shape draw:style-name="gr22" draw:text-style-name="P2" draw:layer="layout" svg:width="0.196cm" svg:height="0.095cm" svg:x="18.091cm" svg:y="16.889cm">
              <text:p/>
              <draw:enhanced-geometry svg:viewBox="0 0 287 138" draw:type="non-primitive" draw:enhanced-path="M 287 138  L 233 95  L 159 58  L 82 28  L 24 8  L 0 0  N"/>
            </draw:custom-shape>
            <draw:custom-shape draw:style-name="gr22" draw:text-style-name="P2" draw:layer="layout" svg:width="0.178cm" svg:height="0.088cm" svg:x="18.17cm" svg:y="16.81cm">
              <text:p/>
              <draw:enhanced-geometry svg:viewBox="0 0 263 127" draw:type="non-primitive" draw:enhanced-path="M 263 127  L 187 80  L 101 39  L 30 11  L 0 0  N"/>
            </draw:custom-shape>
            <draw:custom-shape draw:style-name="gr22" draw:text-style-name="P2" draw:layer="layout" svg:width="0.192cm" svg:height="0.082cm" svg:x="18.218cm" svg:y="16.733cm">
              <text:p/>
              <draw:enhanced-geometry svg:viewBox="0 0 279 117" draw:type="non-primitive" draw:enhanced-path="M 279 117  L 226 74  L 154 41  L 80 18  L 22 5  L 0 0  N"/>
            </draw:custom-shape>
            <draw:custom-shape draw:style-name="gr22" draw:text-style-name="P2" draw:layer="layout" svg:width="0.192cm" svg:height="0.092cm" svg:x="18.27cm" svg:y="16.654cm">
              <text:p/>
              <draw:enhanced-geometry svg:viewBox="0 0 281 135" draw:type="non-primitive" draw:enhanced-path="M 281 135  L 223 90  L 151 53  L 78 24  L 22 6  L 0 0  N"/>
            </draw:custom-shape>
            <draw:custom-shape draw:style-name="gr22" draw:text-style-name="P2" draw:layer="layout" svg:width="0.034cm" svg:height="0.543cm" svg:x="18.405cm" svg:y="16.61cm">
              <text:p/>
              <draw:enhanced-geometry svg:viewBox="0 0 49 788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22" draw:text-style-name="P2" draw:layer="layout" svg:width="0.141cm" svg:height="0.216cm" svg:x="18.263cm" svg:y="16.954cm">
              <text:p/>
              <draw:enhanced-geometry svg:viewBox="0 0 208 317" draw:type="non-primitive" draw:enhanced-path="M 208 290  L 182 310  L 155 317  L 126 310  L 97 290  L 70 257  L 45 211  L 25 153  L 9 83  L 0 0  N"/>
            </draw:custom-shape>
            <draw:custom-shape draw:style-name="gr22" draw:text-style-name="P2" draw:layer="layout" svg:width="0.099cm" svg:height="0.33cm" svg:x="18.263cm" svg:y="16.623cm">
              <text:p/>
              <draw:enhanced-geometry svg:viewBox="0 0 145 481" draw:type="non-primitive" draw:enhanced-path="M 0 481  L 1 395  L 11 315  L 31 240  L 53 172  L 79 114  L 104 67  L 126 31  L 140 8  L 145 0  N"/>
            </draw:custom-shape>
            <draw:custom-shape draw:style-name="gr22" draw:text-style-name="P2" draw:layer="layout" svg:width="0.268cm" svg:height="0.337cm" svg:x="18.095cm" svg:y="16.623cm">
              <text:p/>
              <draw:enhanced-geometry svg:viewBox="0 0 387 491" draw:type="non-primitive" draw:enhanced-path="M 387 0  L 355 61  L 324 121  L 292 179  L 259 234  L 227 286  L 195 334  L 162 377  L 129 414  L 97 445  L 64 469  L 32 484  L 0 491  N"/>
            </draw:custom-shape>
            <draw:custom-shape draw:style-name="gr22" draw:text-style-name="P2" draw:layer="layout" svg:width="0.086cm" svg:height="0.189cm" svg:x="18.008cm" svg:y="16.772cm">
              <text:p/>
              <draw:enhanced-geometry svg:viewBox="0 0 128 274" draw:type="non-primitive" draw:enhanced-path="M 128 274  L 78 269  L 41 247  L 14 212  L 0 168  L 1 116  L 16 59  L 46 0  N"/>
            </draw:custom-shape>
            <draw:custom-shape draw:style-name="gr22" draw:text-style-name="P2" draw:layer="layout" svg:width="0.316cm" svg:height="0.199cm" svg:x="18.039cm" svg:y="16.572cm">
              <text:p/>
              <draw:enhanced-geometry svg:viewBox="0 0 460 289" draw:type="non-primitive" draw:enhanced-path="M 0 289  L 39 244  L 94 199  L 159 155  L 229 113  L 298 77  L 360 45  L 412 21  L 447 5  L 460 0  N"/>
            </draw:custom-shape>
            <draw:custom-shape draw:style-name="gr22" draw:text-style-name="P2" draw:layer="layout" svg:width="0.202cm" svg:height="0.11cm" svg:x="18.046cm" svg:y="17.497cm">
              <text:p/>
              <draw:enhanced-geometry svg:viewBox="0 0 297 162" draw:type="non-primitive" draw:enhanced-path="M 297 162  L 253 112  L 192 71  L 125 40  L 63 17  L 18 4  L 0 0  N"/>
            </draw:custom-shape>
            <draw:custom-shape draw:style-name="gr22" draw:text-style-name="P2" draw:layer="layout" svg:width="0.178cm" svg:height="0.134cm" svg:x="18.17cm" svg:y="17.394cm">
              <text:p/>
              <draw:enhanced-geometry svg:viewBox="0 0 263 191" draw:type="non-primitive" draw:enhanced-path="M 263 191  L 184 119  L 112 64  L 54 28  L 14 7  L 0 0  N"/>
            </draw:custom-shape>
            <draw:custom-shape draw:style-name="gr22" draw:text-style-name="P2" draw:layer="layout" svg:width="0.206cm" svg:height="0.11cm" svg:x="18.263cm" svg:y="17.336cm">
              <text:p/>
              <draw:enhanced-geometry svg:viewBox="0 0 300 161" draw:type="non-primitive" draw:enhanced-path="M 300 161  L 243 107  L 166 62  L 87 28  L 25 7  L 0 0  N"/>
            </draw:custom-shape>
            <draw:custom-shape draw:style-name="gr22" draw:text-style-name="P2" draw:layer="layout" svg:width="0.202cm" svg:height="0.092cm" svg:x="18.346cm" svg:y="17.253cm">
              <text:p/>
              <draw:enhanced-geometry svg:viewBox="0 0 297 134" draw:type="non-primitive" draw:enhanced-path="M 297 134  L 228 82  L 149 44  L 76 19  L 21 4  L 0 0  N"/>
            </draw:custom-shape>
            <draw:custom-shape draw:style-name="gr22" draw:text-style-name="P2" draw:layer="layout" svg:width="0.161cm" svg:height="0.086cm" svg:x="18.449cm" svg:y="17.177cm">
              <text:p/>
              <draw:enhanced-geometry svg:viewBox="0 0 234 126" draw:type="non-primitive" draw:enhanced-path="M 234 126  L 170 75  L 94 35  L 27 9  L 0 0  N"/>
            </draw:custom-shape>
            <draw:custom-shape draw:style-name="gr22" draw:text-style-name="P2" draw:layer="layout" svg:width="0.161cm" svg:height="0.078cm" svg:x="18.532cm" svg:y="17.116cm">
              <text:p/>
              <draw:enhanced-geometry svg:viewBox="0 0 236 118" draw:type="non-primitive" draw:enhanced-path="M 236 118  L 176 70  L 98 32  L 30 8  L 0 0  N"/>
            </draw:custom-shape>
            <draw:custom-shape draw:style-name="gr22" draw:text-style-name="P2" draw:layer="layout" svg:width="0.178cm" svg:height="0.092cm" svg:x="18.6cm" svg:y="17.047cm">
              <text:p/>
              <draw:enhanced-geometry svg:viewBox="0 0 261 136" draw:type="non-primitive" draw:enhanced-path="M 261 136  L 185 84  L 99 41  L 29 11  L 0 0  N"/>
            </draw:custom-shape>
            <draw:custom-shape draw:style-name="gr22" draw:text-style-name="P2" draw:layer="layout" svg:width="0.202cm" svg:height="0.106cm" svg:x="18.656cm" svg:y="16.971cm">
              <text:p/>
              <draw:enhanced-geometry svg:viewBox="0 0 299 154" draw:type="non-primitive" draw:enhanced-path="M 299 154  L 237 103  L 159 60  L 82 29  L 23 7  L 0 0  N"/>
            </draw:custom-shape>
            <draw:custom-shape draw:style-name="gr22" draw:text-style-name="P2" draw:layer="layout" svg:width="0.041cm" svg:height="0.258cm" svg:x="18.525cm" svg:y="17.429cm">
              <text:p/>
              <draw:enhanced-geometry svg:viewBox="0 0 62 379" draw:type="non-primitive" draw:enhanced-path="M 0 379  L 23 333  L 40 271  L 51 201  L 59 127  L 62 58  L 62 0  N"/>
            </draw:custom-shape>
            <draw:custom-shape draw:style-name="gr22" draw:text-style-name="P2" draw:layer="layout" svg:width="0.213cm" svg:height="0.481cm" svg:x="18.566cm" svg:y="16.947cm">
              <text:p/>
              <draw:enhanced-geometry svg:viewBox="0 0 308 698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22" draw:text-style-name="P2" draw:layer="layout" svg:width="0.03cm" svg:height="0.522cm" svg:x="18.749cm" svg:y="16.947cm">
              <text:p/>
              <draw:enhanced-geometry svg:viewBox="0 0 45 762" draw:type="non-primitive" draw:enhanced-path="M 45 0  L 44 9  L 41 36  L 35 78  L 29 131  L 23 195  L 16 265  L 9 340  L 4 415  L 1 491  L 0 563  L 1 628  L 6 685  L 15 730  L 28 762  N"/>
            </draw:custom-shape>
            <draw:custom-shape draw:style-name="gr22" draw:text-style-name="P2" draw:layer="layout" svg:width="0.123cm" svg:height="0.106cm" svg:x="18.766cm" svg:y="17.394cm">
              <text:p/>
              <draw:enhanced-geometry svg:viewBox="0 0 179 154" draw:type="non-primitive" draw:enhanced-path="M 0 110  L 32 146  L 59 154  L 83 137  L 109 101  L 139 54  L 179 0  N"/>
            </draw:custom-shape>
            <draw:custom-shape draw:style-name="gr22" draw:text-style-name="P2" draw:layer="layout" svg:width="0.075cm" svg:height="0.464cm" svg:x="18.835cm" svg:y="16.93cm">
              <text:p/>
              <draw:enhanced-geometry svg:viewBox="0 0 111 679" draw:type="non-primitive" draw:enhanced-path="M 80 679  L 97 648  L 107 606  L 111 556  L 109 498  L 103 434  L 94 369  L 81 303  L 66 238  L 52 176  L 37 119  L 22 70  L 10 29  L 0 0  N"/>
            </draw:custom-shape>
            <draw:custom-shape draw:style-name="gr22" draw:text-style-name="P2" draw:layer="layout" svg:width="0.178cm" svg:height="0.062cm" svg:x="18.656cm" svg:y="16.867cm">
              <text:p/>
              <draw:enhanced-geometry svg:viewBox="0 0 263 86" draw:type="non-primitive" draw:enhanced-path="M 263 86  L 217 45  L 168 15  L 114 0  L 58 7  L 0 41  N"/>
            </draw:custom-shape>
            <draw:custom-shape draw:style-name="gr22" draw:text-style-name="P2" draw:layer="layout" svg:width="0.396cm" svg:height="0.409cm" svg:x="18.259cm" svg:y="16.899cm">
              <text:p/>
              <draw:enhanced-geometry svg:viewBox="0 0 571 598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22" draw:text-style-name="P2" draw:layer="layout" svg:width="0.206cm" svg:height="0.079cm" svg:x="18.263cm" svg:y="17.26cm">
              <text:p/>
              <draw:enhanced-geometry svg:viewBox="0 0 300 114" draw:type="non-primitive" draw:enhanced-path="M 0 72  L 31 96  L 75 112  L 127 114  L 184 99  L 243 63  L 300 0  N"/>
            </draw:custom-shape>
            <draw:custom-shape draw:style-name="gr22" draw:text-style-name="P2" draw:layer="layout" svg:width="0.258cm" svg:height="0.351cm" svg:x="18.469cm" svg:y="16.909cm">
              <text:p/>
              <draw:enhanced-geometry svg:viewBox="0 0 378 507" draw:type="non-primitive" draw:enhanced-path="M 0 507  L 33 460  L 72 406  L 115 347  L 161 286  L 207 225  L 251 166  L 291 113  L 326 67  L 353 32  L 371 8  L 378 0  N"/>
            </draw:custom-shape>
            <draw:custom-shape draw:style-name="gr22" draw:text-style-name="P2" draw:layer="layout" svg:width="0.247cm" svg:height="0.512cm" svg:x="18.48cm" svg:y="16.909cm">
              <text:p/>
              <draw:enhanced-geometry svg:viewBox="0 0 361 741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23" draw:text-style-name="P2" draw:layer="layout" svg:width="1.345cm" svg:height="1.699cm" svg:x="20.387cm" svg:y="15.636cm">
              <text:p/>
              <draw:enhanced-geometry svg:viewBox="0 0 1954 2472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24" draw:text-style-name="P2" draw:layer="layout" svg:width="2.887cm" svg:height="4.229cm" svg:x="21.866cm" svg:y="12.346cm">
              <text:p/>
              <draw:enhanced-geometry svg:viewBox="0 0 4193 6145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25" draw:text-style-name="P2" draw:layer="layout" svg:width="2.88cm" svg:height="4.229cm" svg:x="21.866cm" svg:y="12.346cm">
              <text:p/>
              <draw:enhanced-geometry svg:viewBox="0 0 4185 6145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15" draw:text-style-name="P2" draw:layer="layout" svg:width="0.302cm" svg:height="0.45cm" svg:x="23.845cm" svg:y="13.527cm">
              <text:p/>
              <draw:enhanced-geometry svg:viewBox="0 0 440 651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26" draw:text-style-name="P2" draw:layer="layout" svg:width="0.378cm" svg:height="0.117cm" svg:x="23.422cm" svg:y="16.093cm">
              <text:p/>
              <draw:enhanced-geometry svg:viewBox="0 0 550 167" draw:type="non-primitive" draw:enhanced-path="M 0 149  L 44 157  L 94 163  L 148 166  L 205 167  L 263 163  L 320 154  L 376 139  L 428 116  L 475 87  L 516 48  L 550 0  N"/>
            </draw:custom-shape>
            <draw:custom-shape draw:style-name="gr26" draw:text-style-name="P2" draw:layer="layout" svg:width="0.254cm" svg:height="0.206cm" svg:x="23.546cm" svg:y="16.093cm">
              <text:p/>
              <draw:enhanced-geometry svg:viewBox="0 0 372 300" draw:type="non-primitive" draw:enhanced-path="M 372 0  L 322 93  L 279 164  L 241 218  L 207 257  L 175 280  L 144 294  L 112 300  L 78 297  L 42 291  L 0 283  N"/>
            </draw:custom-shape>
            <draw:custom-shape draw:style-name="gr26" draw:text-style-name="P2" draw:layer="layout" svg:width="0.172cm" svg:height="0.072cm" svg:x="23.373cm" svg:y="16.218cm">
              <text:p/>
              <draw:enhanced-geometry svg:viewBox="0 0 252 103" draw:type="non-primitive" draw:enhanced-path="M 252 103  L 150 74  L 70 40  L 19 12  L 0 0  N"/>
            </draw:custom-shape>
            <draw:custom-shape draw:style-name="gr26" draw:text-style-name="P2" draw:layer="layout" svg:width="0.736cm" svg:height="0.11cm" svg:x="23.188cm" svg:y="15.859cm">
              <text:p/>
              <draw:enhanced-geometry svg:viewBox="0 0 1072 161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26" draw:text-style-name="P2" draw:layer="layout" svg:width="0.461cm" svg:height="0.158cm" svg:x="23.188cm" svg:y="15.959cm">
              <text:p/>
              <draw:enhanced-geometry svg:viewBox="0 0 669 228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26" draw:text-style-name="P2" draw:layer="layout" svg:width="0.234cm" svg:height="0.155cm" svg:x="23.649cm" svg:y="15.959cm">
              <text:p/>
              <draw:enhanced-geometry svg:viewBox="0 0 344 224" draw:type="non-primitive" draw:enhanced-path="M 0 224  L 58 203  L 121 166  L 186 123  L 247 79  L 297 40  L 332 11  L 344 0  N"/>
            </draw:custom-shape>
            <draw:custom-shape draw:style-name="gr26" draw:text-style-name="P2" draw:layer="layout" svg:width="0.213cm" svg:height="0.564cm" svg:x="22.544cm" svg:y="13.723cm">
              <text:p/>
              <draw:enhanced-geometry svg:viewBox="0 0 312 821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26" draw:text-style-name="P2" draw:layer="layout" svg:width="0.161cm" svg:height="0.454cm" svg:x="22.758cm" svg:y="13.269cm">
              <text:p/>
              <draw:enhanced-geometry svg:viewBox="0 0 237 656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26" draw:text-style-name="P2" draw:layer="layout" svg:width="0.264cm" svg:height="0.299cm" svg:x="23.085cm" svg:y="13.372cm">
              <text:p/>
              <draw:enhanced-geometry svg:viewBox="0 0 385 433" draw:type="non-primitive" draw:enhanced-path="M 385 0  L 332 52  L 278 109  L 224 167  L 173 223  L 126 278  L 84 328  L 50 371  L 23 403  L 6 425  L 0 433  N"/>
            </draw:custom-shape>
            <draw:custom-shape draw:style-name="gr26" draw:text-style-name="P2" draw:layer="layout" svg:width="0.234cm" svg:height="0.347cm" svg:x="22.85cm" svg:y="13.671cm">
              <text:p/>
              <draw:enhanced-geometry svg:viewBox="0 0 344 507" draw:type="non-primitive" draw:enhanced-path="M 344 0  L 312 84  L 279 158  L 246 224  L 214 282  L 181 331  L 150 374  L 119 411  L 89 442  L 58 467  L 29 489  L 0 507  N"/>
            </draw:custom-shape>
            <draw:custom-shape draw:style-name="gr26" draw:text-style-name="P2" draw:layer="layout" svg:width="0.571cm" svg:height="0.781cm" svg:x="22.882cm" svg:y="13.423cm">
              <text:p/>
              <draw:enhanced-geometry svg:viewBox="0 0 831 1134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26" draw:text-style-name="P2" draw:layer="layout" svg:width="0.778cm" svg:height="0.636cm" svg:x="22.104cm" svg:y="14.204cm">
              <text:p/>
              <draw:enhanced-geometry svg:viewBox="0 0 1132 925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26" draw:text-style-name="P2" draw:layer="layout" svg:width="0.051cm" svg:height="0.646cm" svg:x="22.203cm" svg:y="12.746cm">
              <text:p/>
              <draw:enhanced-geometry svg:viewBox="0 0 74 942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26" draw:text-style-name="P2" draw:layer="layout" svg:width="0.051cm" svg:height="0.389cm" svg:x="22.214cm" svg:y="12.357cm">
              <text:p/>
              <draw:enhanced-geometry svg:viewBox="0 0 71 566" draw:type="non-primitive" draw:enhanced-path="M 59 566  L 68 496  L 71 422  L 66 346  L 57 271  L 47 200  L 33 135  L 21 80  L 11 38  L 3 9  L 0 0  N"/>
            </draw:custom-shape>
            <draw:custom-shape draw:style-name="gr26" draw:text-style-name="P2" draw:layer="layout" svg:width="0.192cm" svg:height="0.902cm" svg:x="22.021cm" svg:y="12.357cm">
              <text:p/>
              <draw:enhanced-geometry svg:viewBox="0 0 282 1313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26" draw:text-style-name="P2" draw:layer="layout" svg:width="0.103cm" svg:height="0.348cm" svg:x="22.42cm" svg:y="12.625cm">
              <text:p/>
              <draw:enhanced-geometry svg:viewBox="0 0 148 507" draw:type="non-primitive" draw:enhanced-path="M 148 0  L 141 56  L 129 117  L 113 181  L 95 244  L 76 306  L 55 366  L 35 421  L 17 468  L 0 507  N"/>
            </draw:custom-shape>
            <draw:custom-shape draw:style-name="gr26" draw:text-style-name="P2" draw:layer="layout" svg:width="0.216cm" svg:height="0.491cm" svg:x="22.203cm" svg:y="12.973cm">
              <text:p/>
              <draw:enhanced-geometry svg:viewBox="0 0 313 715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26" draw:text-style-name="P2" draw:layer="layout" svg:width="0.124cm" svg:height="0.677cm" svg:x="22.203cm" svg:y="12.787cm">
              <text:p/>
              <draw:enhanced-geometry svg:viewBox="0 0 179 985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26" draw:text-style-name="P2" draw:layer="layout" svg:width="0.041cm" svg:height="0.316cm" svg:x="22.328cm" svg:y="12.47cm">
              <text:p/>
              <draw:enhanced-geometry svg:viewBox="0 0 59 463" draw:type="non-primitive" draw:enhanced-path="M 0 463  L 20 409  L 34 341  L 45 264  L 52 187  L 56 115  L 58 56  L 59 15  L 59 0  N"/>
            </draw:custom-shape>
            <draw:custom-shape draw:style-name="gr26" draw:text-style-name="P2" draw:layer="layout" svg:width="0.285cm" svg:height="0.305cm" svg:x="22.492cm" svg:y="13.149cm">
              <text:p/>
              <draw:enhanced-geometry svg:viewBox="0 0 417 448" draw:type="non-primitive" draw:enhanced-path="M 417 0  L 347 44  L 283 94  L 225 147  L 173 202  L 128 255  L 89 306  L 58 352  L 33 391  L 15 421  L 3 441  L 0 448  N"/>
            </draw:custom-shape>
            <draw:custom-shape draw:style-name="gr26" draw:text-style-name="P2" draw:layer="layout" svg:width="0.206cm" svg:height="0.175cm" svg:x="22.286cm" svg:y="13.454cm">
              <text:p/>
              <draw:enhanced-geometry svg:viewBox="0 0 298 254" draw:type="non-primitive" draw:enhanced-path="M 298 0  L 226 33  L 161 76  L 107 125  L 61 172  L 29 214  L 7 244  L 0 254  N"/>
            </draw:custom-shape>
            <draw:custom-shape draw:style-name="gr26" draw:text-style-name="P2" draw:layer="layout" svg:width="0.288cm" svg:height="0.615cm" svg:x="22.286cm" svg:y="13.014cm">
              <text:p/>
              <draw:enhanced-geometry svg:viewBox="0 0 418 895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26" draw:text-style-name="P2" draw:layer="layout" svg:width="0.385cm" svg:height="0.398cm" svg:x="23.415cm" svg:y="15.182cm">
              <text:p/>
              <draw:enhanced-geometry svg:viewBox="0 0 564 582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26" draw:text-style-name="P2" draw:layer="layout" svg:width="0.096cm" svg:height="1.019cm" svg:x="23.8cm" svg:y="14.163cm">
              <text:p/>
              <draw:enhanced-geometry svg:viewBox="0 0 139 1476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26" draw:text-style-name="P2" draw:layer="layout" svg:width="0.113cm" svg:height="0.945cm" svg:x="23.759cm" svg:y="13.217cm">
              <text:p/>
              <draw:enhanced-geometry svg:viewBox="0 0 167 1375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26" draw:text-style-name="P2" draw:layer="layout" svg:width="0.151cm" svg:height="0.227cm" svg:x="23.659cm" svg:y="13.186cm">
              <text:p/>
              <draw:enhanced-geometry svg:viewBox="0 0 221 331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26" draw:text-style-name="P2" draw:layer="layout" svg:width="0.007cm" svg:height="0.382cm" svg:x="23.652cm" svg:y="13.413cm">
              <text:p/>
              <draw:enhanced-geometry svg:viewBox="0 0 7 552" draw:type="non-primitive" draw:enhanced-path="M 7 0  L 2 42  L 0 106  L 0 183  L 0 268  L 1 351  L 4 428  L 5 493  L 6 536  L 7 552  N"/>
            </draw:custom-shape>
            <draw:custom-shape draw:style-name="gr26" draw:text-style-name="P2" draw:layer="layout" svg:width="0.106cm" svg:height="0.616cm" svg:x="23.614cm" svg:y="13.179cm">
              <text:p/>
              <draw:enhanced-geometry svg:viewBox="0 0 151 896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26" draw:text-style-name="P2" draw:layer="layout" svg:width="0.192cm" svg:height="0.853cm" svg:x="23.529cm" svg:y="13.179cm">
              <text:p/>
              <draw:enhanced-geometry svg:viewBox="0 0 279 1240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26" draw:text-style-name="P2" draw:layer="layout" svg:width="0.048cm" svg:height="0.598cm" svg:x="23.487cm" svg:y="13.434cm">
              <text:p/>
              <draw:enhanced-geometry svg:viewBox="0 0 73 867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26" draw:text-style-name="P2" draw:layer="layout" svg:width="0.227cm" svg:height="0.316cm" svg:x="23.494cm" svg:y="13.117cm">
              <text:p/>
              <draw:enhanced-geometry svg:viewBox="0 0 328 462" draw:type="non-primitive" draw:enhanced-path="M 0 462  L 17 428  L 47 380  L 85 324  L 129 261  L 176 198  L 222 137  L 264 83  L 297 40  L 320 10  L 328 0  N"/>
            </draw:custom-shape>
            <draw:custom-shape draw:style-name="gr26" draw:text-style-name="P2" draw:layer="layout" svg:width="0.749cm" svg:height="0.271cm" svg:x="22.94cm" svg:y="13.066cm">
              <text:p/>
              <draw:enhanced-geometry svg:viewBox="0 0 1086 396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26" draw:text-style-name="P2" draw:layer="layout" svg:width="0.144cm" svg:height="0.185cm" svg:x="24.293cm" svg:y="14.04cm">
              <text:p/>
              <draw:enhanced-geometry svg:viewBox="0 0 210 274" draw:type="non-primitive" draw:enhanced-path="M 210 274  L 176 196  L 149 130  L 127 77  L 104 37  L 78 11  L 44 0  L 0 4  N"/>
            </draw:custom-shape>
            <draw:custom-shape draw:style-name="gr26" draw:text-style-name="P2" draw:layer="layout" svg:width="0.162cm" svg:height="0.072cm" svg:x="24.13cm" svg:y="13.967cm">
              <text:p/>
              <draw:enhanced-geometry svg:viewBox="0 0 236 105" draw:type="non-primitive" draw:enhanced-path="M 236 105  L 149 101  L 73 63  L 20 20  L 0 0  N"/>
            </draw:custom-shape>
            <draw:custom-shape draw:style-name="gr26" draw:text-style-name="P2" draw:layer="layout" svg:width="0.306cm" svg:height="0.77cm" svg:x="23.903cm" svg:y="14.122cm">
              <text:p/>
              <draw:enhanced-geometry svg:viewBox="0 0 447 1118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26" draw:text-style-name="P2" draw:layer="layout" svg:width="0.185cm" svg:height="0.309cm" svg:x="23.903cm" svg:y="14.122cm">
              <text:p/>
              <draw:enhanced-geometry svg:viewBox="0 0 270 448" draw:type="non-primitive" draw:enhanced-path="M 0 0  L 48 68  L 86 130  L 116 188  L 138 239  L 158 285  L 176 327  L 193 364  L 213 396  L 238 423  L 270 448  N"/>
            </draw:custom-shape>
            <draw:custom-shape draw:style-name="gr26" draw:text-style-name="P2" draw:layer="layout" svg:width="0.203cm" svg:height="0.368cm" svg:x="24.089cm" svg:y="14.431cm">
              <text:p/>
              <draw:enhanced-geometry svg:viewBox="0 0 295 536" draw:type="non-primitive" draw:enhanced-path="M 0 0  L 31 25  L 62 59  L 92 101  L 122 149  L 150 202  L 177 257  L 203 315  L 228 373  L 252 430  L 275 485  L 295 536  N"/>
            </draw:custom-shape>
            <draw:custom-shape draw:style-name="gr27" draw:text-style-name="P2" draw:layer="layout" svg:width="3.709cm" svg:height="2.735cm" svg:x="20.885cm" svg:y="11.221cm">
              <text:p/>
              <draw:enhanced-geometry svg:viewBox="0 0 5391 3976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28" draw:text-style-name="P2" draw:layer="layout" svg:width="0.615cm" svg:height="0.619cm" svg:x="23.036cm" svg:y="12.632cm">
              <text:p/>
              <draw:enhanced-geometry svg:viewBox="0 0 899 900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29" draw:text-style-name="P2" draw:layer="layout" svg:width="0.54cm" svg:height="0.423cm" svg:x="23.036cm" svg:y="12.632cm">
              <text:p/>
              <draw:enhanced-geometry svg:viewBox="0 0 787 614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28" draw:text-style-name="P2" draw:layer="layout" svg:width="0.891cm" svg:height="0.925cm" svg:x="21.278cm" svg:y="12.051cm">
              <text:p/>
              <draw:enhanced-geometry svg:viewBox="0 0 1298 1344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30" draw:text-style-name="P2" draw:layer="layout" svg:width="0.451cm" svg:height="0.175cm" svg:x="23.8cm" svg:y="11.765cm">
              <text:p/>
              <draw:enhanced-geometry svg:viewBox="0 0 657 255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28" draw:text-style-name="P2" draw:layer="layout" svg:width="1.476cm" svg:height="0.498cm" svg:x="21.088cm" svg:y="11.624cm">
              <text:p/>
              <draw:enhanced-geometry svg:viewBox="0 0 2145 728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28" draw:text-style-name="P2" draw:layer="layout" svg:width="0.585cm" svg:height="0.674cm" svg:x="23.566cm" svg:y="11.951cm">
              <text:p/>
              <draw:enhanced-geometry svg:viewBox="0 0 851 977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29" draw:text-style-name="P2" draw:layer="layout" svg:width="0.038cm" svg:height="0.391cm" svg:x="23.566cm" svg:y="12.233cm">
              <text:p/>
              <draw:enhanced-geometry svg:viewBox="0 0 57 567" draw:type="non-primitive" draw:enhanced-path="M 0 567  L 0 502  L 3 439  L 5 377  L 10 317  L 14 259  L 21 202  L 29 148  L 37 96  L 47 46  L 57 0  N"/>
            </draw:custom-shape>
            <draw:custom-shape draw:style-name="gr28" draw:text-style-name="P2" draw:layer="layout" svg:width="0.675cm" svg:height="1.393cm" svg:x="23.71cm" svg:y="12.391cm">
              <text:p/>
              <draw:enhanced-geometry svg:viewBox="0 0 982 2025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29" draw:text-style-name="P2" draw:layer="layout" svg:width="0.085cm" svg:height="0.265cm" svg:x="22.544cm" svg:y="12.188cm">
              <text:p/>
              <draw:enhanced-geometry svg:viewBox="0 0 125 386" draw:type="non-primitive" draw:enhanced-path="M 0 386  L 29 309  L 59 235  L 86 166  L 107 105  L 122 54  L 125 19  L 115 0  N"/>
            </draw:custom-shape>
            <draw:custom-shape draw:style-name="gr31" draw:text-style-name="P2" draw:layer="layout" svg:width="0.127cm" svg:height="0.088cm" svg:x="22.496cm" svg:y="12.099cm">
              <text:p/>
              <draw:enhanced-geometry svg:viewBox="0 0 185 128" draw:type="non-primitive" draw:enhanced-path="M 185 128  L 151 74  L 89 34  L 27 9  L 0 0  N"/>
            </draw:custom-shape>
            <draw:custom-shape draw:style-name="gr31" draw:text-style-name="P2" draw:layer="layout" svg:width="0.375cm" svg:height="0.051cm" svg:x="22.775cm" svg:y="12.136cm">
              <text:p/>
              <draw:enhanced-geometry svg:viewBox="0 0 547 73" draw:type="non-primitive" draw:enhanced-path="M 0 31  L 75 15  L 148 5  L 217 0  L 280 1  L 340 6  L 394 15  L 443 26  L 485 40  L 520 56  L 547 73  N"/>
            </draw:custom-shape>
            <draw:custom-shape draw:style-name="gr32" draw:text-style-name="P2" draw:layer="layout" svg:width="0.288cm" svg:height="0.086cm" svg:x="22.792cm" svg:y="12.198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8" draw:text-style-name="P2" draw:layer="layout" svg:width="0.288cm" svg:height="0.086cm" svg:x="22.792cm" svg:y="12.198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29" draw:text-style-name="P2" draw:layer="layout" svg:width="0.12cm" svg:height="0.006cm" svg:x="22.63cm" svg:y="12.822cm">
              <text:p/>
              <draw:enhanced-geometry svg:viewBox="0 0 172 14" draw:type="non-primitive" draw:enhanced-path="M 172 14  L 92 11  L 27 3  L 0 0  N"/>
            </draw:custom-shape>
            <draw:custom-shape draw:style-name="gr29" draw:text-style-name="P2" draw:layer="layout" svg:width="0.199cm" svg:height="0.007cm" svg:x="22.626cm" svg:y="12.732cm">
              <text:p/>
              <draw:enhanced-geometry svg:viewBox="0 0 291 11" draw:type="non-primitive" draw:enhanced-path="M 0 0  L 81 10  L 176 11  L 257 9  L 291 8  N"/>
            </draw:custom-shape>
            <draw:custom-shape draw:style-name="gr29" draw:text-style-name="P2" draw:layer="layout" svg:width="0.078cm" svg:height="0.014cm" svg:x="22.623cm" svg:y="12.58cm">
              <text:p/>
              <draw:enhanced-geometry svg:viewBox="0 0 114 21" draw:type="non-primitive" draw:enhanced-path="M 114 21  L 68 0  L 22 7  L 0 15  N"/>
            </draw:custom-shape>
            <draw:custom-shape draw:style-name="gr29" draw:text-style-name="P2" draw:layer="layout" svg:width="0.065cm" svg:height="0.089cm" svg:x="22.709cm" svg:y="12.515cm">
              <text:p/>
              <draw:enhanced-geometry svg:viewBox="0 0 94 128" draw:type="non-primitive" draw:enhanced-path="M 0 0  L 69 33  L 94 76  L 58 128  N"/>
            </draw:custom-shape>
            <draw:custom-shape draw:style-name="gr29" draw:text-style-name="P2" draw:layer="layout" svg:width="0.137cm" svg:height="0.171cm" svg:x="22.792cm" svg:y="12.512cm">
              <text:p/>
              <draw:enhanced-geometry svg:viewBox="0 0 200 249" draw:type="non-primitive" draw:enhanced-path="M 0 0  L 63 39  L 121 92  L 166 151  L 196 207  L 200 249  N"/>
            </draw:custom-shape>
            <draw:custom-shape draw:style-name="gr29" draw:text-style-name="P2" draw:layer="layout" svg:width="0.071cm" svg:height="0.179cm" svg:x="22.857cm" svg:y="12.683cm">
              <text:p/>
              <draw:enhanced-geometry svg:viewBox="0 0 107 263" draw:type="non-primitive" draw:enhanced-path="M 107 0  L 83 64  L 47 152  L 14 230  L 0 263  N"/>
            </draw:custom-shape>
            <draw:custom-shape draw:style-name="gr33" draw:text-style-name="P2" draw:layer="layout" svg:width="1.634cm" svg:height="1.118cm" svg:x="22.462cm" svg:y="11.146cm">
              <text:p/>
              <draw:enhanced-geometry svg:viewBox="0 0 2374 1625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32" draw:text-style-name="P2" draw:layer="layout" svg:width="0.075cm" svg:height="0.095cm" svg:x="22.548cm" svg:y="12.178cm">
              <text:p/>
              <draw:enhanced-geometry svg:viewBox="0 0 107 141" draw:type="non-primitive" draw:enhanced-path="M 13 141  L 99 128  L 107 63  L 0 0  L 13 141  L 13 141  Z N"/>
            </draw:custom-shape>
            <draw:custom-shape draw:style-name="gr8" draw:text-style-name="P2" draw:layer="layout" svg:width="0.075cm" svg:height="0.095cm" svg:x="22.548cm" svg:y="12.178cm">
              <text:p/>
              <draw:enhanced-geometry svg:viewBox="0 0 107 141" draw:type="non-primitive" draw:enhanced-path="M 13 141  L 99 128  L 107 63  L 0 0  L 13 141  L 13 141  N"/>
            </draw:custom-shape>
            <draw:custom-shape draw:style-name="gr23" draw:text-style-name="P2" draw:layer="layout" svg:width="0.822cm" svg:height="1.262cm" svg:x="22.702cm" svg:y="15.719cm">
              <text:p/>
              <draw:enhanced-geometry svg:viewBox="0 0 1196 1834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34" draw:text-style-name="P2" draw:layer="layout" svg:width="4.972cm" svg:height="3.815cm" svg:x="18.48cm" svg:y="13.623cm">
              <text:p/>
              <draw:enhanced-geometry svg:viewBox="0 0 7225 5543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35" draw:text-style-name="P2" draw:layer="layout" svg:width="0.106cm" svg:height="0.168cm" svg:x="22.736cm" svg:y="15.705cm">
              <text:p/>
              <draw:enhanced-geometry svg:viewBox="0 0 156 247" draw:type="non-primitive" draw:enhanced-path="M 0 0  L 53 71  L 100 138  L 135 198  L 156 247  N"/>
            </draw:custom-shape>
            <draw:custom-shape draw:style-name="gr35" draw:text-style-name="P2" draw:layer="layout" svg:width="0.209cm" svg:height="0.309cm" svg:x="22.843cm" svg:y="15.873cm">
              <text:p/>
              <draw:enhanced-geometry svg:viewBox="0 0 307 451" draw:type="non-primitive" draw:enhanced-path="M 0 0  L 15 37  L 39 75  L 68 115  L 102 155  L 140 200  L 178 245  L 216 292  L 252 343  L 282 395  L 307 451  N"/>
            </draw:custom-shape>
            <draw:custom-shape draw:style-name="gr35" draw:text-style-name="P2" draw:layer="layout" svg:width="0.213cm" svg:height="0.554cm" svg:x="23.053cm" svg:y="16.183cm">
              <text:p/>
              <draw:enhanced-geometry svg:viewBox="0 0 308 806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35" draw:text-style-name="P2" draw:layer="layout" svg:width="0.185cm" svg:height="0.171cm" svg:x="23.267cm" svg:y="16.737cm">
              <text:p/>
              <draw:enhanced-geometry svg:viewBox="0 0 270 248" draw:type="non-primitive" draw:enhanced-path="M 0 0  L 80 46  L 148 100  L 201 154  L 238 201  L 262 235  L 270 248  N"/>
            </draw:custom-shape>
            <draw:custom-shape draw:style-name="gr35" draw:text-style-name="P2" draw:layer="layout" svg:width="0.406cm" svg:height="0.822cm" svg:x="21.164cm" svg:y="16.469cm">
              <text:p/>
              <draw:enhanced-geometry svg:viewBox="0 0 589 1195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35" draw:text-style-name="P2" draw:layer="layout" svg:width="0.316cm" svg:height="0.708cm" svg:x="20.848cm" svg:y="15.76cm">
              <text:p/>
              <draw:enhanced-geometry svg:viewBox="0 0 458 1029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35" draw:text-style-name="P2" draw:layer="layout" svg:width="0.526cm" svg:height="0.546cm" svg:x="20.321cm" svg:y="15.76cm">
              <text:p/>
              <draw:enhanced-geometry svg:viewBox="0 0 768 793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23" draw:text-style-name="P2" draw:layer="layout" svg:width="1.84cm" svg:height="2.55cm" svg:x="18.828cm" svg:y="14.026cm">
              <text:p/>
              <draw:enhanced-geometry svg:viewBox="0 0 2677 3703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35" draw:text-style-name="P2" draw:layer="layout" svg:width="0.444cm" svg:height="0.399cm" svg:x="20.224cm" svg:y="14.026cm">
              <text:p/>
              <draw:enhanced-geometry svg:viewBox="0 0 648 579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35" draw:text-style-name="P2" draw:layer="layout" svg:width="0.35cm" svg:height="0.584cm" svg:x="19.874cm" svg:y="14.425cm">
              <text:p/>
              <draw:enhanced-geometry svg:viewBox="0 0 508 850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35" draw:text-style-name="P2" draw:layer="layout" svg:width="0.389cm" svg:height="0.612cm" svg:x="19.485cm" svg:y="15.01cm">
              <text:p/>
              <draw:enhanced-geometry svg:viewBox="0 0 565 888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35" draw:text-style-name="P2" draw:layer="layout" svg:width="0.22cm" svg:height="0.447cm" svg:x="19.265cm" svg:y="15.622cm">
              <text:p/>
              <draw:enhanced-geometry svg:viewBox="0 0 319 651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35" draw:text-style-name="P2" draw:layer="layout" svg:width="0.185cm" svg:height="0.209cm" svg:x="19.079cm" svg:y="16.069cm">
              <text:p/>
              <draw:enhanced-geometry svg:viewBox="0 0 270 307" draw:type="non-primitive" draw:enhanced-path="M 270 0  L 241 65  L 206 118  L 165 164  L 122 203  L 79 238  L 37 272  L 0 307  N"/>
            </draw:custom-shape>
            <draw:custom-shape draw:style-name="gr35" draw:text-style-name="P2" draw:layer="layout" svg:width="0.137cm" svg:height="0.296cm" svg:x="18.942cm" svg:y="16.279cm">
              <text:p/>
              <draw:enhanced-geometry svg:viewBox="0 0 200 428" draw:type="non-primitive" draw:enhanced-path="M 200 0  L 168 42  L 134 102  L 100 172  L 69 245  L 42 315  L 19 373  L 5 412  L 0 428  N"/>
            </draw:custom-shape>
            <draw:custom-shape draw:style-name="gr36" draw:text-style-name="P2" draw:layer="layout" svg:width="2.783cm" svg:height="1.743cm" svg:x="20.304cm" svg:y="14.552cm">
              <text:p/>
              <draw:enhanced-geometry svg:viewBox="0 0 4042 2535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37" draw:text-style-name="P2" draw:layer="layout" svg:width="0.316cm" svg:height="0.237cm" svg:x="23.095cm" svg:y="16.118cm">
              <text:p/>
              <draw:enhanced-geometry svg:viewBox="0 0 459 343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35" draw:text-style-name="P2" draw:layer="layout" svg:width="0.333cm" svg:height="0.258cm" svg:x="22.826cm" svg:y="15.842cm">
              <text:p/>
              <draw:enhanced-geometry svg:viewBox="0 0 483 377" draw:type="non-primitive" draw:enhanced-path="M 0 0  L 86 44  L 164 87  L 234 130  L 296 171  L 349 210  L 395 246  L 430 280  L 457 309  L 475 336  L 483 359  L 482 377  N"/>
            </draw:custom-shape>
            <draw:custom-shape draw:style-name="gr35" draw:text-style-name="P2" draw:layer="layout" svg:width="0.131cm" svg:height="0.099cm" svg:x="23.029cm" svg:y="16.015cm">
              <text:p/>
              <draw:enhanced-geometry svg:viewBox="0 0 189 148" draw:type="non-primitive" draw:enhanced-path="M 189 129  L 169 148  L 139 137  L 100 104  L 53 55  L 0 0  N"/>
            </draw:custom-shape>
            <draw:custom-shape draw:style-name="gr35" draw:text-style-name="P2" draw:layer="layout" svg:width="0.168cm" svg:height="0.117cm" svg:x="22.861cm" svg:y="15.898cm">
              <text:p/>
              <draw:enhanced-geometry svg:viewBox="0 0 246 166" draw:type="non-primitive" draw:enhanced-path="M 246 166  L 168 99  L 87 47  L 25 12  L 0 0  N"/>
            </draw:custom-shape>
            <draw:custom-shape draw:style-name="gr35" draw:text-style-name="P2" draw:layer="layout" svg:width="0.227cm" svg:height="0.302cm" svg:x="23.07cm" svg:y="16.524cm">
              <text:p/>
              <draw:enhanced-geometry svg:viewBox="0 0 330 439" draw:type="non-primitive" draw:enhanced-path="M 330 439  L 295 399  L 253 353  L 208 301  L 161 246  L 116 191  L 75 137  L 40 86  L 14 39  L 0 0  N"/>
            </draw:custom-shape>
            <draw:custom-shape draw:style-name="gr35" draw:text-style-name="P2" draw:layer="layout" svg:width="0.058cm" svg:height="0.089cm" svg:x="23.012cm" svg:y="16.445cm">
              <text:p/>
              <draw:enhanced-geometry svg:viewBox="0 0 83 130" draw:type="non-primitive" draw:enhanced-path="M 83 117  L 71 78  L 55 43  L 38 16  L 21 1  L 8 0  L 0 19  L 1 61  L 12 130  N"/>
            </draw:custom-shape>
            <draw:custom-shape draw:style-name="gr35" draw:text-style-name="P2" draw:layer="layout" svg:width="0.203cm" svg:height="0.333cm" svg:x="23.022cm" svg:y="16.534cm">
              <text:p/>
              <draw:enhanced-geometry svg:viewBox="0 0 296 486" draw:type="non-primitive" draw:enhanced-path="M 0 0  L 14 61  L 30 119  L 49 176  L 69 230  L 92 281  L 118 327  L 146 370  L 179 408  L 214 439  L 254 465  L 296 486  N"/>
            </draw:custom-shape>
            <draw:custom-shape draw:style-name="gr35" draw:text-style-name="P2" draw:layer="layout" svg:width="0.302cm" svg:height="0.037cm" svg:x="23.053cm" svg:y="16.964cm">
              <text:p/>
              <draw:enhanced-geometry svg:viewBox="0 0 437 54" draw:type="non-primitive" draw:enhanced-path="M 437 0  L 367 23  L 296 40  L 230 50  L 165 54  L 104 51  L 50 42  L 0 25  N"/>
            </draw:custom-shape>
            <draw:custom-shape draw:style-name="gr35" draw:text-style-name="P2" draw:layer="layout" svg:width="0.147cm" svg:height="0.192cm" svg:x="23.25cm" svg:y="16.152cm">
              <text:p/>
              <draw:enhanced-geometry svg:viewBox="0 0 214 284" draw:type="non-primitive" draw:enhanced-path="M 0 0  L 68 59  L 119 110  L 156 155  L 182 197  L 200 239  L 214 284  N"/>
            </draw:custom-shape>
            <draw:custom-shape draw:style-name="gr35" draw:text-style-name="P2" draw:layer="layout" svg:width="0.021cm" svg:height="0.326cm" svg:x="23.397cm" svg:y="16.345cm">
              <text:p/>
              <draw:enhanced-geometry svg:viewBox="0 0 34 473" draw:type="non-primitive" draw:enhanced-path="M 0 0  L 8 48  L 14 115  L 20 192  L 25 273  L 29 349  L 31 414  L 32 458  L 34 473  N"/>
            </draw:custom-shape>
            <draw:custom-shape draw:style-name="gr35" draw:text-style-name="P2" draw:layer="layout" svg:width="0.082cm" svg:height="0.45cm" svg:x="21.398cm" svg:y="14.921cm">
              <text:p/>
              <draw:enhanced-geometry svg:viewBox="0 0 119 651" draw:type="non-primitive" draw:enhanced-path="M 0 0  L 23 33  L 45 74  L 63 120  L 79 171  L 92 227  L 103 286  L 111 346  L 117 408  L 119 470  L 119 532  L 115 592  L 108 651  N"/>
            </draw:custom-shape>
            <draw:custom-shape draw:style-name="gr35" draw:text-style-name="P2" draw:layer="layout" svg:width="0.082cm" svg:height="1.073cm" svg:x="21.391cm" svg:y="15.371cm">
              <text:p/>
              <draw:enhanced-geometry svg:viewBox="0 0 120 1561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35" draw:text-style-name="P2" draw:layer="layout" svg:width="0.202cm" svg:height="0.853cm" svg:x="20.304cm" svg:y="14.614cm">
              <text:p/>
              <draw:enhanced-geometry svg:viewBox="0 0 294 1241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35" draw:text-style-name="P2" draw:layer="layout" svg:width="0.072cm" svg:height="0.364cm" svg:x="20.231cm" svg:y="15.468cm">
              <text:p/>
              <draw:enhanced-geometry svg:viewBox="0 0 107 533" draw:type="non-primitive" draw:enhanced-path="M 107 0  L 93 53  L 78 121  L 63 196  L 47 276  L 32 354  L 20 424  L 9 481  L 3 518  L 0 533  N"/>
            </draw:custom-shape>
            <draw:custom-shape draw:style-name="gr35" draw:text-style-name="P2" draw:layer="layout" svg:width="0.048cm" svg:height="0.43cm" svg:x="19.609cm" svg:y="16.379cm">
              <text:p/>
              <draw:enhanced-geometry svg:viewBox="0 0 73 626" draw:type="non-primitive" draw:enhanced-path="M 0 626  L 10 571  L 22 517  L 33 462  L 44 406  L 54 351  L 62 294  L 69 238  L 73 180  L 71 121  L 67 61  L 57 0  N"/>
            </draw:custom-shape>
            <draw:custom-shape draw:style-name="gr35" draw:text-style-name="P2" draw:layer="layout" svg:width="0.289cm" svg:height="0.942cm" svg:x="19.643cm" svg:y="15.436cm">
              <text:p/>
              <draw:enhanced-geometry svg:viewBox="0 0 418 1372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35" draw:text-style-name="P2" draw:layer="layout" svg:width="0.178cm" svg:height="0.419cm" svg:x="20.084cm" svg:y="14.459cm">
              <text:p/>
              <draw:enhanced-geometry svg:viewBox="0 0 260 613" draw:type="non-primitive" draw:enhanced-path="M 260 0  L 252 32  L 242 61  L 228 92  L 211 122  L 192 157  L 171 197  L 146 242  L 120 295  L 92 358  L 63 430  L 33 515  L 0 613  N"/>
            </draw:custom-shape>
            <draw:custom-shape draw:style-name="gr35" draw:text-style-name="P2" draw:layer="layout" svg:width="0.55cm" svg:height="1.221cm" svg:x="19.533cm" svg:y="14.879cm">
              <text:p/>
              <draw:enhanced-geometry svg:viewBox="0 0 801 1775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35" draw:text-style-name="P2" draw:layer="layout" svg:width="0.178cm" svg:height="0.475cm" svg:x="19.354cm" svg:y="16.1cm">
              <text:p/>
              <draw:enhanced-geometry svg:viewBox="0 0 262 688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35" draw:text-style-name="P2" draw:layer="layout" svg:width="0.082cm" svg:height="0.291cm" svg:x="19.275cm" svg:y="16.576cm">
              <text:p/>
              <draw:enhanced-geometry svg:viewBox="0 0 123 426" draw:type="non-primitive" draw:enhanced-path="M 118 0  L 123 107  L 122 193  L 115 258  L 102 310  L 84 349  L 61 378  L 33 403  L 0 426  N"/>
            </draw:custom-shape>
            <draw:custom-shape draw:style-name="gr35" draw:text-style-name="P2" draw:layer="layout" svg:width="0.041cm" svg:height="0.244cm" svg:x="19.275cm" svg:y="16.623cm">
              <text:p/>
              <draw:enhanced-geometry svg:viewBox="0 0 63 356" draw:type="non-primitive" draw:enhanced-path="M 0 356  L 22 300  L 43 237  L 58 169  L 63 102  L 56 44  L 36 0  N"/>
            </draw:custom-shape>
            <draw:custom-shape draw:style-name="gr35" draw:text-style-name="P2" draw:layer="layout" svg:width="0.096cm" svg:height="0.161cm" svg:x="19.897cm" svg:y="16.803cm">
              <text:p/>
              <draw:enhanced-geometry svg:viewBox="0 0 141 236" draw:type="non-primitive" draw:enhanced-path="M 0 236  L 64 167  L 110 119  L 136 83  L 141 47  L 119 0  N"/>
            </draw:custom-shape>
            <draw:custom-shape draw:style-name="gr35" draw:text-style-name="P2" draw:layer="layout" svg:width="0.075cm" svg:height="0.251cm" svg:x="19.97cm" svg:y="16.551cm">
              <text:p/>
              <draw:enhanced-geometry svg:viewBox="0 0 106 367" draw:type="non-primitive" draw:enhanced-path="M 13 367  L 0 317  L 5 253  L 24 183  L 50 115  L 78 56  L 98 16  L 106 0  N"/>
            </draw:custom-shape>
            <draw:custom-shape draw:style-name="gr35" draw:text-style-name="P2" draw:layer="layout" svg:width="0.151cm" svg:height="0.251cm" svg:x="19.894cm" svg:y="16.551cm">
              <text:p/>
              <draw:enhanced-geometry svg:viewBox="0 0 220 367" draw:type="non-primitive" draw:enhanced-path="M 220 0  L 159 69  L 108 125  L 66 173  L 34 215  L 13 252  L 1 287  L 0 326  L 8 367  N"/>
            </draw:custom-shape>
            <draw:custom-shape draw:style-name="gr35" draw:text-style-name="P2" draw:layer="layout" svg:width="0.168cm" svg:height="0.178cm" svg:x="19.729cm" svg:y="16.803cm">
              <text:p/>
              <draw:enhanced-geometry svg:viewBox="0 0 248 261" draw:type="non-primitive" draw:enhanced-path="M 248 0  L 246 52  L 215 104  L 166 152  L 109 195  L 56 230  L 16 253  L 0 261  N"/>
            </draw:custom-shape>
            <draw:custom-shape draw:style-name="gr35" draw:text-style-name="P2" draw:layer="layout" svg:width="0.088cm" svg:height="0.433cm" svg:x="19.379cm" svg:y="16.517cm">
              <text:p/>
              <draw:enhanced-geometry svg:viewBox="0 0 131 628" draw:type="non-primitive" draw:enhanced-path="M 0 628  L 28 576  L 51 513  L 71 442  L 88 367  L 100 290  L 110 215  L 118 147  L 124 89  L 128 42  L 131 12  L 131 0  N"/>
            </draw:custom-shape>
            <draw:custom-shape draw:style-name="gr35" draw:text-style-name="P2" draw:layer="layout" svg:width="0.072cm" svg:height="0.447cm" svg:x="19.443cm" svg:y="16.517cm">
              <text:p/>
              <draw:enhanced-geometry svg:viewBox="0 0 105 651" draw:type="non-primitive" draw:enhanced-path="M 34 0  L 60 57  L 80 115  L 94 173  L 101 233  L 105 292  L 104 351  L 97 407  L 88 460  L 74 508  L 58 554  L 40 592  L 21 625  L 0 651  N"/>
            </draw:custom-shape>
            <draw:custom-shape draw:style-name="gr35" draw:text-style-name="P2" draw:layer="layout" svg:width="0.099cm" svg:height="0.22cm" svg:x="19.165cm" svg:y="16.576cm">
              <text:p/>
              <draw:enhanced-geometry svg:viewBox="0 0 146 318" draw:type="non-primitive" draw:enhanced-path="M 146 0  L 81 23  L 37 58  L 11 103  L 0 152  L 0 200  L 7 246  L 16 283  L 25 309  L 29 318  N"/>
            </draw:custom-shape>
            <draw:custom-shape draw:style-name="gr35" draw:text-style-name="P2" draw:layer="layout" svg:width="0.078cm" svg:height="0.22cm" svg:x="19.186cm" svg:y="16.576cm">
              <text:p/>
              <draw:enhanced-geometry svg:viewBox="0 0 117 318" draw:type="non-primitive" draw:enhanced-path="M 0 318  L 21 231  L 52 145  L 83 71  L 108 19  L 117 0  N"/>
            </draw:custom-shape>
            <draw:custom-shape draw:style-name="gr35" draw:text-style-name="P2" draw:layer="layout" svg:width="0.062cm" svg:height="0.178cm" svg:x="19.058cm" svg:y="16.541cm">
              <text:p/>
              <draw:enhanced-geometry svg:viewBox="0 0 88 261" draw:type="non-primitive" draw:enhanced-path="M 52 261  L 28 221  L 11 195  L 1 178  L 0 162  L 6 143  L 22 114  L 49 68  L 88 0  N"/>
            </draw:custom-shape>
            <draw:custom-shape draw:style-name="gr35" draw:text-style-name="P2" draw:layer="layout" svg:width="0.227cm" svg:height="0.43cm" svg:x="19.12cm" svg:y="16.111cm">
              <text:p/>
              <draw:enhanced-geometry svg:viewBox="0 0 330 627" draw:type="non-primitive" draw:enhanced-path="M 0 627  L 30 574  L 62 520  L 94 465  L 125 409  L 157 355  L 188 300  L 217 247  L 244 194  L 270 143  L 293 93  L 313 46  L 330 0  N"/>
            </draw:custom-shape>
            <draw:custom-shape draw:style-name="gr35" draw:text-style-name="P2" draw:layer="layout" svg:width="0.154cm" svg:height="0.357cm" svg:x="19.347cm" svg:y="15.753cm">
              <text:p/>
              <draw:enhanced-geometry svg:viewBox="0 0 223 521" draw:type="non-primitive" draw:enhanced-path="M 0 521  L 23 456  L 52 383  L 84 308  L 118 231  L 150 159  L 179 96  L 202 45  L 217 12  L 223 0  N"/>
            </draw:custom-shape>
            <draw:custom-shape draw:style-name="gr35" draw:text-style-name="P2" draw:layer="layout" svg:width="0.041cm" svg:height="0.195cm" svg:x="20.287cm" svg:y="14.108cm">
              <text:p/>
              <draw:enhanced-geometry svg:viewBox="0 0 60 284" draw:type="non-primitive" draw:enhanced-path="M 60 284  L 20 199  L 3 106  L 0 30  L 1 0  N"/>
            </draw:custom-shape>
            <draw:custom-shape draw:style-name="gr35" draw:text-style-name="P2" draw:layer="layout" svg:width="0.027cm" svg:height="0.203cm" svg:x="20.173cm" svg:y="14.239cm">
              <text:p/>
              <draw:enhanced-geometry svg:viewBox="0 0 36 295" draw:type="non-primitive" draw:enhanced-path="M 36 295  L 16 205  L 4 107  L 1 31  L 0 0  N"/>
            </draw:custom-shape>
            <draw:custom-shape draw:style-name="gr35" draw:text-style-name="P2" draw:layer="layout" svg:width="0.031cm" svg:height="0.582cm" svg:x="20.029cm" svg:y="14.163cm">
              <text:p/>
              <draw:enhanced-geometry svg:viewBox="0 0 44 841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35" draw:text-style-name="P2" draw:layer="layout" svg:width="0.055cm" svg:height="0.488cm" svg:x="19.746cm" svg:y="14.573cm">
              <text:p/>
              <draw:enhanced-geometry svg:viewBox="0 0 79 710" draw:type="non-primitive" draw:enhanced-path="M 31 710  L 14 655  L 4 594  L 0 526  L 1 455  L 6 383  L 15 311  L 26 241  L 38 177  L 51 119  L 61 70  L 71 33  L 77 9  L 79 0  N"/>
            </draw:custom-shape>
            <draw:custom-shape draw:style-name="gr35" draw:text-style-name="P2" draw:layer="layout" svg:width="0.178cm" svg:height="0.698cm" svg:x="19.437cm" svg:y="14.948cm">
              <text:p/>
              <draw:enhanced-geometry svg:viewBox="0 0 259 1016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35" draw:text-style-name="P2" draw:layer="layout" svg:width="0.041cm" svg:height="0.326cm" svg:x="19.24cm" svg:y="15.695cm">
              <text:p/>
              <draw:enhanced-geometry svg:viewBox="0 0 60 473" draw:type="non-primitive" draw:enhanced-path="M 60 0  L 44 116  L 31 214  L 21 296  L 13 361  L 7 411  L 4 446  L 1 467  L 0 473  N"/>
            </draw:custom-shape>
            <draw:custom-shape draw:style-name="gr35" draw:text-style-name="P2" draw:layer="layout" svg:width="0.234cm" svg:height="0.234cm" svg:x="19.006cm" svg:y="16.022cm">
              <text:p/>
              <draw:enhanced-geometry svg:viewBox="0 0 340 343" draw:type="non-primitive" draw:enhanced-path="M 340 0  L 269 73  L 203 138  L 144 197  L 95 247  L 54 288  L 25 318  L 5 338  L 0 343  N"/>
            </draw:custom-shape>
            <draw:custom-shape draw:style-name="gr35" draw:text-style-name="P2" draw:layer="layout" svg:width="0.12cm" svg:height="0.213cm" svg:x="18.886cm" svg:y="16.256cm">
              <text:p/>
              <draw:enhanced-geometry svg:viewBox="0 0 177 308" draw:type="non-primitive" draw:enhanced-path="M 177 0  L 149 73  L 126 135  L 102 189  L 76 236  L 43 275  L 0 308  N"/>
            </draw:custom-shape>
            <draw:custom-shape draw:style-name="gr35" draw:text-style-name="P2" draw:layer="layout" svg:width="0.238cm" svg:height="0.546cm" svg:x="19.192cm" svg:y="14.115cm">
              <text:p/>
              <draw:enhanced-geometry svg:viewBox="0 0 343 795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35" draw:text-style-name="P2" draw:layer="layout" svg:width="0.347cm" svg:height="0.788cm" svg:x="18.845cm" svg:y="14.662cm">
              <text:p/>
              <draw:enhanced-geometry svg:viewBox="0 0 506 1145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35" draw:text-style-name="P2" draw:layer="layout" svg:width="0.127cm" svg:height="0.124cm" svg:x="20.841cm" svg:y="15.646cm">
              <text:p/>
              <draw:enhanced-geometry svg:viewBox="0 0 188 178" draw:type="non-primitive" draw:enhanced-path="M 0 178  L 34 127  L 56 93  L 69 70  L 83 54  L 102 42  L 135 25  L 188 0  N"/>
            </draw:custom-shape>
            <draw:custom-shape draw:style-name="gr35" draw:text-style-name="P2" draw:layer="layout" svg:width="0.227cm" svg:height="0.251cm" svg:x="20.968cm" svg:y="15.395cm">
              <text:p/>
              <draw:enhanced-geometry svg:viewBox="0 0 330 366" draw:type="non-primitive" draw:enhanced-path="M 0 366  L 58 331  L 115 279  L 171 219  L 222 157  L 266 98  L 300 47  L 323 13  L 330 0  N"/>
            </draw:custom-shape>
            <draw:custom-shape draw:style-name="gr35" draw:text-style-name="P2" draw:layer="layout" svg:width="0.089cm" svg:height="0.852cm" svg:x="21.116cm" svg:y="14.542cm">
              <text:p/>
              <draw:enhanced-geometry svg:viewBox="0 0 133 1241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35" draw:text-style-name="P2" draw:layer="layout" svg:width="0.068cm" svg:height="0.326cm" svg:x="21.182cm" svg:y="15.254cm">
            <text:p/>
            <draw:enhanced-geometry svg:viewBox="0 0 100 473" draw:type="non-primitive" draw:enhanced-path="M 83 0  L 96 84  L 100 157  L 98 222  L 89 280  L 74 334  L 53 382  L 28 429  L 0 473  N"/>
          </draw:custom-shape>
          <draw:custom-shape draw:style-name="gr35" draw:text-style-name="P2" draw:layer="layout" svg:width="0.099cm" svg:height="0.244cm" svg:x="21.082cm" svg:y="15.581cm">
            <text:p/>
            <draw:enhanced-geometry svg:viewBox="0 0 142 355" draw:type="non-primitive" draw:enhanced-path="M 142 0  L 112 53  L 94 110  L 80 167  L 69 223  L 54 274  L 33 319  L 0 355  N"/>
          </draw:custom-shape>
          <draw:custom-shape draw:style-name="gr35" draw:text-style-name="P2" draw:layer="layout" svg:width="0.227cm" svg:height="0.044cm" svg:x="20.855cm" svg:y="15.795cm">
            <text:p/>
            <draw:enhanced-geometry svg:viewBox="0 0 329 68" draw:type="non-primitive" draw:enhanced-path="M 329 47  L 273 68  L 202 65  L 129 50  L 63 27  L 17 8  L 0 0  N"/>
          </draw:custom-shape>
          <draw:custom-shape draw:style-name="gr35" draw:text-style-name="P2" draw:layer="layout" svg:width="0.034cm" svg:height="0.429cm" svg:x="21.53cm" svg:y="15.241cm">
            <text:p/>
            <draw:enhanced-geometry svg:viewBox="0 0 51 626" draw:type="non-primitive" draw:enhanced-path="M 0 0  L 13 83  L 24 154  L 34 214  L 42 267  L 49 316  L 51 361  L 51 405  L 48 452  L 41 503  L 29 559  L 12 626  N"/>
          </draw:custom-shape>
          <draw:custom-shape draw:style-name="gr35" draw:text-style-name="P2" draw:layer="layout" svg:width="0.113cm" svg:height="0.725cm" svg:x="21.423cm" svg:y="15.671cm">
            <text:p/>
            <draw:enhanced-geometry svg:viewBox="0 0 164 1053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36" draw:text-style-name="P2" draw:layer="layout" svg:width="0.729cm" svg:height="1.211cm" svg:x="19.502cm" svg:y="15.819cm">
            <text:p/>
            <draw:enhanced-geometry svg:viewBox="0 0 1061 1763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35" draw:text-style-name="P2" draw:layer="layout" svg:width="0.405cm" svg:height="1.211cm" svg:x="19.282cm" svg:y="14.216cm">
            <text:p/>
            <draw:enhanced-geometry svg:viewBox="0 0 590 1760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35" draw:text-style-name="P2" draw:layer="layout" svg:width="0.471cm" svg:height="0.66cm" svg:x="18.811cm" svg:y="15.427cm">
            <text:p/>
            <draw:enhanced-geometry svg:viewBox="0 0 683 959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35" draw:text-style-name="P2" draw:layer="layout" svg:width="0.113cm" svg:height="0.351cm" svg:x="18.697cm" svg:y="16.087cm">
            <text:p/>
            <draw:enhanced-geometry svg:viewBox="0 0 167 509" draw:type="non-primitive" draw:enhanced-path="M 167 0  L 121 47  L 85 103  L 58 168  L 37 236  L 22 304  L 12 367  L 5 424  L 3 468  L 2 497  L 0 509  N"/>
          </draw:custom-shape>
          <draw:custom-shape draw:style-name="gr35" draw:text-style-name="P2" draw:layer="layout" svg:width="0.082cm" svg:height="0.474cm" svg:x="18.697cm" svg:y="15.964cm">
            <text:p/>
            <draw:enhanced-geometry svg:viewBox="0 0 120 686" draw:type="non-primitive" draw:enhanced-path="M 1 686  L 0 623  L 0 562  L 3 500  L 6 440  L 13 380  L 21 321  L 32 263  L 44 208  L 60 153  L 77 100  L 98 50  L 120 0  N"/>
          </draw:custom-shape>
          <draw:custom-shape draw:style-name="gr35" draw:text-style-name="P2" draw:layer="layout" svg:width="0.423cm" svg:height="0.763cm" svg:x="18.779cm" svg:y="15.2cm">
            <text:p/>
            <draw:enhanced-geometry svg:viewBox="0 0 615 1113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35" draw:text-style-name="P2" draw:layer="layout" svg:width="0.251cm" svg:height="0.722cm" svg:x="19.203cm" svg:y="14.477cm">
            <text:p/>
            <draw:enhanced-geometry svg:viewBox="0 0 364 1051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35" draw:text-style-name="P2" draw:layer="layout" svg:width="0.341cm" svg:height="0.794cm" svg:x="19.113cm" svg:y="14.477cm">
            <text:p/>
            <draw:enhanced-geometry svg:viewBox="0 0 495 1159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35" draw:text-style-name="P2" draw:layer="layout" svg:width="0.375cm" svg:height="0.643cm" svg:x="18.738cm" svg:y="15.272cm">
            <text:p/>
            <draw:enhanced-geometry svg:viewBox="0 0 543 932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35" draw:text-style-name="P2" draw:layer="layout" svg:width="0.103cm" svg:height="0.405cm" svg:x="18.635cm" svg:y="15.915cm">
            <text:p/>
            <draw:enhanced-geometry svg:viewBox="0 0 152 592" draw:type="non-primitive" draw:enhanced-path="M 152 0  L 128 53  L 105 107  L 83 160  L 65 214  L 48 270  L 34 324  L 21 378  L 12 433  L 5 487  L 1 540  L 0 592  N"/>
          </draw:custom-shape>
          <draw:custom-shape draw:style-name="gr33" draw:text-style-name="P2" draw:layer="layout" svg:width="0.095cm" svg:height="0.082cm" svg:x="22.831cm" svg:y="12.199cm">
            <text:p/>
            <draw:enhanced-geometry svg:viewBox="0 0 139 122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33" draw:text-style-name="P2" draw:layer="layout" svg:width="0.051cm" svg:height="0.081cm" svg:x="22.541cm" svg:y="12.192cm">
            <text:p/>
            <draw:enhanced-geometry svg:viewBox="0 0 75 120" draw:type="non-primitive" draw:enhanced-path="M 63 14  L 74 46  L 75 86  L 64 117  L 64 117  L 43 119  L 28 120  L 22 120  L 22 120  L 0 67  L 5 21  L 13 0  L 13 0  L 41 4  L 57 10  L 63 14  L 63 14  L 63 14  Z N"/>
          </draw:custom-shape>
        </draw:g>
        <draw:line draw:style-name="gr13" draw:text-style-name="P7" draw:layer="layout" svg:x1="25.36cm" svg:y1="10.526cm" svg:x2="19.16cm" svg:y2="10.526cm">
          <text:p/>
        </draw:line>
        <draw:line draw:style-name="gr13" draw:text-style-name="P7" draw:layer="layout" svg:x1="25.36cm" svg:y1="7.126cm" svg:x2="19.16cm" svg:y2="7.126cm">
          <text:p/>
        </draw:line>
        <presentation:notes draw:style-name="dp2">
          <draw:page-thumbnail draw:layer="layout" svg:width="13.472cm" svg:height="9.327cm" svg:x="3.126cm" svg:y="1.896cm" draw:page-number="9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answe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answer</text:p>
          </draw:text-box>
        </draw:frame>
        <draw:frame presentation:style-name="pr3" draw:text-style-name="P2" draw:layer="layout" svg:width="23.363cm" svg:height="16.934cm" svg:x="3.597cm" svg:y="1.058cm" presentation:class="outline" presentation:user-transformed="true">
          <draw:text-box>
            <text:list text:style-name="L3">
              <text:list-item>
                <text:p text:style-name="P4">neither are conforming!</text:p>
              </text:list-item>
            </text:list>
          </draw:text-box>
        </draw:frame>
        <draw:custom-shape draw:style-name="gr2" draw:text-style-name="P2" draw:layer="layout" svg:width="16.404cm" svg:height="1.069cm" svg:x="5.755cm" svg:y="3.726cm">
          <text:p text:style-name="P6"><text:span text:style-name="T6">typedef struct </text:span><text:span text:style-name="T15">wibble wibble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17cm" svg:height="2.787cm" svg:x="18.957cm" svg:y="5.508cm">
          <text:p text:style-name="P9"><text:span text:style-name="T16">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8.798cm" svg:height="1.955cm" svg:x="5.764cm" svg:y="13.926cm">
          <text:p text:style-name="P9"><text:span text:style-name="T17">Incomplete arrays can be incomplete in their size </text:span><text:span text:style-name="T17"><text:line-break/></text:span><text:span text:style-name="T18">but not</text:span><text:span text:style-name="T17"> in their element type</text:span></text:p>
          <draw:enhanced-geometry svg:viewBox="0 0 21600 21600" draw:type="mso-spt202" draw:enhanced-path="M 0 0 L 21600 0 21600 21600 0 21600 0 0 Z N"/>
        </draw:custom-shape>
        <draw:custom-shape draw:style-name="gr42" draw:text-style-name="P2" draw:layer="layout" svg:width="1.367cm" svg:height="1.997cm" svg:x="4.158cm" svg:y="13.525cm">
          <text:p/>
          <draw:enhanced-geometry svg:viewBox="0 0 3099 4329" draw:type="non-primitive" draw:enhanced-path="M 560 4145  L 531 4097  L 510 4048  L 495 3998  L 487 3947  L 486 3896  L 490 3845  L 501 3792  L 516 3741  L 0 3741  L 0 3641  L 559 3641  L 584 3599  L 610 3557  L 641 3516  L 673 3476  L 746 3399  L 826 3326  L 913 3260  L 1005 3202  L 1101 3152  L 1198 3110  L 1296 3080  L 1393 3060  L 1441 3055  L 1488 3053  L 1534 3054  L 1578 3059  L 1623 3067  L 1665 3080  L 1705 3095  L 1743 3116  L 1778 3139  L 1812 3168  L 1844 3201  L 1873 3238  L 1873 0  L 1947 0  L 1974 59  L 2004 115  L 2075 224  L 2155 329  L 2242 430  L 2432 632  L 2529 735  L 2626 842  L 2719 955  L 2806 1075  L 2848 1138  L 2887 1204  L 2924 1271  L 2958 1343  L 2989 1417  L 3016 1494  L 3041 1575  L 3062 1659  L 3078 1748  L 3089 1840  L 3097 1937  L 3099 2038  L 3097 2112  L 3092 2187  L 3072 2336  L 3038 2483  L 2992 2627  L 2964 2698  L 2934 2766  L 2902 2834  L 2867 2900  L 2789 3026  L 2703 3144  L 2754 3034  L 2799 2929  L 2838 2826  L 2872 2727  L 2899 2632  L 2922 2538  L 2939 2449  L 2951 2362  L 2958 2278  L 2959 2196  L 2956 2116  L 2949 2038  L 2935 1963  L 2918 1889  L 2896 1818  L 2871 1748  L 2840 1679  L 2805 1612  L 2767 1547  L 2724 1481  L 2628 1353  L 2517 1228  L 2393 1104  L 2255 980  L 2107 853  L 1947 726  L 1947 3475  L 1945 3517  L 1939 3558  L 1917 3641  L 2433 3641  L 2433 3741  L 1874 3741  L 1823 3825  L 1792 3866  L 1760 3906  L 1687 3983  L 1607 4055  L 1520 4121  L 1428 4179  L 1332 4230  L 1235 4272  L 1136 4303  L 1040 4322  L 992 4327  L 945 4329  L 898 4328  L 854 4324  L 810 4315  L 768 4304  L 728 4287  L 690 4268  L 654 4243  L 621 4214  L 589 4182  L 560 4145  Z N"/>
        </draw:custom-shape>
        <draw:custom-shape draw:style-name="gr2" draw:text-style-name="P2" draw:layer="layout" svg:width="12.801cm" svg:height="2.693cm" svg:x="5.755cm" svg:y="5.706cm">
          <text:p text:style-name="P6"><text:span text:style-name="T7"><text:s text:c="8"/></text:span><text:span text:style-name="T7">wibble w1[42];</text:span></text:p>
          <text:p text:style-name="P6"><text:span text:style-name="T6">extern</text:span><text:span text:style-name="T7"> <text:s/>wibble w2[42];</text:span></text:p>
          <text:p text:style-name="P6"><text:span text:style-name="T6">typedef</text:span><text:span text:style-name="T7"> wibble w3[42]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801cm" svg:height="2.693cm" svg:x="5.755cm" svg:y="9.305cm">
          <text:p text:style-name="P6"><text:span text:style-name="T7"><text:s text:c="8"/></text:span><text:span text:style-name="T7">wibble w1[];</text:span></text:p>
          <text:p text:style-name="P6"><text:span text:style-name="T6">extern</text:span><text:span text:style-name="T7"> <text:s/>wibble w2[];</text:span></text:p>
          <text:p text:style-name="P6"><text:span text:style-name="T6">typedef</text:span><text:span text:style-name="T7"> wibble w3[]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17cm" svg:height="2.787cm" svg:x="18.957cm" svg:y="9.309cm">
          <text:p text:style-name="P9"><text:span text:style-name="T16">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5.76cm" svg:y1="1.923cm" svg:x2="26.361cm" svg:y2="1.923cm">
          <text:p/>
        </draw:line>
        <draw:line draw:style-name="gr4" draw:text-style-name="P7" draw:layer="layout" svg:x1="26.361cm" svg:y1="1.923cm" svg:x2="26.361cm" svg:y2="14.927cm">
          <text:p/>
        </draw:line>
        <draw:line draw:style-name="gr13" draw:text-style-name="P7" draw:layer="layout" svg:x1="26.361cm" svg:y1="14.927cm" svg:x2="24.761cm" svg:y2="14.927cm">
          <text:p/>
        </draw:line>
        <presentation:notes draw:style-name="dp2">
          <draw:page-thumbnail draw:layer="layout" svg:width="13.472cm" svg:height="9.327cm" svg:x="3.126cm" svg:y="1.896cm" draw:page-number="10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exercise</text:p>
          </draw:text-box>
        </draw:frame>
        <draw:frame presentation:style-name="pr3" draw:text-style-name="P2" draw:layer="layout" svg:width="23.363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6.7.5.2 Array declarators</text:span></text:p>
                <text:list text:style-name="L4">
                  <text:list-item>
                    <text:p text:style-name="P5"><text:span text:style-name="T3">para 1 – the element type shall not be an incomplete type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4"><text:span text:style-name="T3">are these fragments conforming or not?</text:span></text:p>
              </text:list-item>
            </text:list>
          </draw:text-box>
        </draw:frame>
        <draw:custom-shape draw:style-name="gr2" draw:text-style-name="P2" draw:layer="layout" svg:width="16.405cm" svg:height="5.941cm" svg:x="5.106cm" svg:y="7.792cm">
          <text:p text:style-name="P6"><text:span text:style-name="T6">typedef struct </text:span><text:span text:style-name="T15">wibble wibble;</text:span></text:p>
          <text:p text:style-name="P6"><text:span text:style-name="T7"/></text:p>
          <text:p text:style-name="P6"><text:span text:style-name="T6">void</text:span><text:span text:style-name="T7"> f(wibble x[4]);</text:span></text:p>
          <text:p text:style-name="P6"><text:span text:style-name="T7"/></text:p>
          <text:p text:style-name="P6"><text:span text:style-name="T6">void</text:span><text:span text:style-name="T7"> f(wibble x[]);</text:span></text:p>
          <text:p text:style-name="P6"><text:span text:style-name="T7"/></text:p>
          <text:p text:style-name="P6"><text:span text:style-name="T6">void</text:span><text:span text:style-name="T7"> f(wibble * ptr);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23.958cm" svg:y1="6.659cm" svg:x2="25.36cm" svg:y2="6.659cm">
          <text:p/>
        </draw:line>
        <draw:line draw:style-name="gr4" draw:text-style-name="P7" draw:layer="layout" svg:x1="25.36cm" svg:y1="13.057cm" svg:x2="25.36cm" svg:y2="6.659cm">
          <text:p/>
        </draw:line>
        <draw:line draw:style-name="gr13" draw:text-style-name="P7" draw:layer="layout" svg:x1="25.359cm" svg:y1="9.86cm" svg:x2="16.558cm" svg:y2="9.86cm">
          <text:p/>
        </draw:line>
        <draw:line draw:style-name="gr13" draw:text-style-name="P7" draw:layer="layout" svg:x1="25.359cm" svg:y1="11.461cm" svg:x2="16.558cm" svg:y2="11.461cm">
          <text:p/>
        </draw:line>
        <draw:line draw:style-name="gr13" draw:text-style-name="P7" draw:layer="layout" svg:x1="25.359cm" svg:y1="13.062cm" svg:x2="16.558cm" svg:y2="13.062cm">
          <text:p/>
        </draw:line>
        <draw:g>
          <draw:rect draw:style-name="gr14" draw:text-style-name="P7" draw:layer="layout" svg:width="7.201cm" svg:height="6.765cm" svg:x="17.158cm" svg:y="11.725cm">
            <text:p/>
          </draw:rect>
          <draw:g>
            <draw:custom-shape draw:style-name="gr15" draw:text-style-name="P2" draw:layer="layout" svg:width="0.257cm" svg:height="0.321cm" svg:x="21.662cm" svg:y="13.388cm">
              <text:p/>
              <draw:enhanced-geometry svg:viewBox="0 0 402 505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16" draw:text-style-name="P2" draw:layer="layout" svg:width="0.19cm" svg:height="0.162cm" svg:x="18.478cm" svg:y="16.542cm">
              <text:p/>
              <draw:enhanced-geometry svg:viewBox="0 0 301 254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17" draw:text-style-name="P2" draw:layer="layout" svg:width="1.023cm" svg:height="0.822cm" svg:x="18.513cm" svg:y="16.479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18" draw:text-style-name="P2" draw:layer="layout" svg:width="1.023cm" svg:height="0.822cm" svg:x="18.513cm" svg:y="16.479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19" draw:text-style-name="P7" draw:layer="layout" svg:x1="18.9cm" svg:y1="16.691cm" svg:x2="18.818cm" svg:y2="16.773cm">
              <text:p/>
            </draw:line>
            <draw:custom-shape draw:style-name="gr20" draw:text-style-name="P2" draw:layer="layout" svg:width="2.325cm" svg:height="1.915cm" svg:x="17.167cm" svg:y="16.564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18" draw:text-style-name="P2" draw:layer="layout" svg:width="2.325cm" svg:height="1.915cm" svg:x="17.167cm" svg:y="16.564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21" draw:text-style-name="P2" draw:layer="layout" svg:width="1.48cm" svg:height="1.314cm" svg:x="17.383cm" svg:y="16.809cm">
              <text:p/>
              <draw:enhanced-geometry svg:viewBox="0 0 2328 2071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18" draw:text-style-name="P2" draw:layer="layout" svg:width="0.308cm" svg:height="0.221cm" svg:x="19.136cm" svg:y="17.842cm">
              <text:p/>
              <draw:enhanced-geometry svg:viewBox="0 0 486 353" draw:type="non-primitive" draw:enhanced-path="M 486 0  L 459 30  L 424 62  L 380 97  L 331 135  L 277 173  L 220 212  L 163 250  L 105 288  L 51 322  L 0 353  N"/>
            </draw:custom-shape>
            <draw:custom-shape draw:style-name="gr18" draw:text-style-name="P2" draw:layer="layout" svg:width="0.705cm" svg:height="0.289cm" svg:x="18.431cm" svg:y="18.063cm">
              <text:p/>
              <draw:enhanced-geometry svg:viewBox="0 0 1111 453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18" draw:text-style-name="P2" draw:layer="layout" svg:width="0.626cm" svg:height="0.028cm" svg:x="17.805cm" svg:y="18.337cm">
              <text:p/>
              <draw:enhanced-geometry svg:viewBox="0 0 982 46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18" draw:text-style-name="P2" draw:layer="layout" svg:width="0.406cm" svg:height="0.197cm" svg:x="17.398cm" svg:y="18.14cm">
              <text:p/>
              <draw:enhanced-geometry svg:viewBox="0 0 641 307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18" draw:text-style-name="P2" draw:layer="layout" svg:width="0.342cm" svg:height="0.336cm" svg:x="19.123cm" svg:y="17.276cm">
              <text:p/>
              <draw:enhanced-geometry svg:viewBox="0 0 541 528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18" draw:text-style-name="P2" draw:layer="layout" svg:width="0.333cm" svg:height="0.164cm" svg:x="18.79cm" svg:y="17.445cm">
              <text:p/>
              <draw:enhanced-geometry svg:viewBox="0 0 524 264" draw:type="non-primitive" draw:enhanced-path="M 524 264  L 469 249  L 407 225  L 338 195  L 269 159  L 200 121  L 137 85  L 82 52  L 38 25  L 10 7  L 0 0  N"/>
            </draw:custom-shape>
            <draw:custom-shape draw:style-name="gr18" draw:text-style-name="P2" draw:layer="layout" svg:width="0.095cm" svg:height="0.504cm" svg:x="18.79cm" svg:y="17.445cm">
              <text:p/>
              <draw:enhanced-geometry svg:viewBox="0 0 148 798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18" draw:text-style-name="P2" draw:layer="layout" svg:width="0.428cm" svg:height="0.121cm" svg:x="18.361cm" svg:y="17.844cm">
              <text:p/>
              <draw:enhanced-geometry svg:viewBox="0 0 678 190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18" draw:text-style-name="P2" draw:layer="layout" svg:width="0.092cm" svg:height="0.288cm" svg:x="18.345cm" svg:y="17.844cm">
              <text:p/>
              <draw:enhanced-geometry svg:viewBox="0 0 145 454" draw:type="non-primitive" draw:enhanced-path="M 26 0  L 63 45  L 94 93  L 118 142  L 135 191  L 144 240  L 145 286  L 140 329  L 127 368  L 106 401  L 78 427  L 43 445  L 0 454  N"/>
            </draw:custom-shape>
            <draw:custom-shape draw:style-name="gr18" draw:text-style-name="P2" draw:layer="layout" svg:width="0.581cm" svg:height="0.022cm" svg:x="17.764cm" svg:y="18.128cm">
              <text:p/>
              <draw:enhanced-geometry svg:viewBox="0 0 912 32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18" draw:text-style-name="P2" draw:layer="layout" svg:width="0.152cm" svg:height="0.146cm" svg:x="17.611cm" svg:y="17.981cm">
              <text:p/>
              <draw:enhanced-geometry svg:viewBox="0 0 242 234" draw:type="non-primitive" draw:enhanced-path="M 242 234  L 181 204  L 128 172  L 80 134  L 43 94  L 16 48  L 0 0  N"/>
            </draw:custom-shape>
            <draw:custom-shape draw:style-name="gr18" draw:text-style-name="P2" draw:layer="layout" svg:width="0.152cm" svg:height="0.229cm" svg:x="18.068cm" svg:y="17.8cm">
              <text:p/>
              <draw:enhanced-geometry svg:viewBox="0 0 242 362" draw:type="non-primitive" draw:enhanced-path="M 0 0  L 46 42  L 92 82  L 137 123  L 175 163  L 208 202  L 231 238  L 242 274  L 241 306  L 225 336  L 191 362  N"/>
            </draw:custom-shape>
            <draw:custom-shape draw:style-name="gr18" draw:text-style-name="P2" draw:layer="layout" svg:width="0.448cm" svg:height="0.085cm" svg:x="17.741cm" svg:y="18.029cm">
              <text:p/>
              <draw:enhanced-geometry svg:viewBox="0 0 705 131" draw:type="non-primitive" draw:enhanced-path="M 705 0  L 669 19  L 628 37  L 584 53  L 536 69  L 485 84  L 431 96  L 375 107  L 316 116  L 255 124  L 192 129  L 129 131  L 66 131  L 0 128  N"/>
            </draw:custom-shape>
            <draw:custom-shape draw:style-name="gr18" draw:text-style-name="P2" draw:layer="layout" svg:width="0.273cm" svg:height="0.095cm" svg:x="19.003cm" svg:y="17.063cm">
              <text:p/>
              <draw:enhanced-geometry svg:viewBox="0 0 430 154" draw:type="non-primitive" draw:enhanced-path="M 430 154  L 373 124  L 313 94  L 252 65  L 193 40  L 136 20  L 84 6  L 38 0  L 0 5  N"/>
            </draw:custom-shape>
            <draw:custom-shape draw:style-name="gr18" draw:text-style-name="P2" draw:layer="layout" svg:width="0.127cm" svg:height="0.066cm" svg:x="18.875cm" svg:y="17.066cm">
              <text:p/>
              <draw:enhanced-geometry svg:viewBox="0 0 200 105" draw:type="non-primitive" draw:enhanced-path="M 200 0  L 110 40  L 33 84  L 0 105  N"/>
            </draw:custom-shape>
            <draw:custom-shape draw:style-name="gr18" draw:text-style-name="P2" draw:layer="layout" svg:width="0.056cm" svg:height="0.117cm" svg:x="18.818cm" svg:y="17.015cm">
              <text:p/>
              <draw:enhanced-geometry svg:viewBox="0 0 86 183" draw:type="non-primitive" draw:enhanced-path="M 86 183  L 41 86  L 10 22  L 0 0  N"/>
            </draw:custom-shape>
            <draw:custom-shape draw:style-name="gr18" draw:text-style-name="P2" draw:layer="layout" svg:width="0.149cm" svg:height="0.381cm" svg:x="18.981cm" svg:y="17.092cm">
              <text:p/>
              <draw:enhanced-geometry svg:viewBox="0 0 235 600" draw:type="non-primitive" draw:enhanced-path="M 0 0  L 4 38  L 17 93  L 40 157  L 67 228  L 99 303  L 131 378  L 162 447  L 190 508  L 214 556  L 229 588  L 235 600  N"/>
            </draw:custom-shape>
            <draw:custom-shape draw:style-name="gr18" draw:text-style-name="P2" draw:layer="layout" svg:width="0.416cm" svg:height="0.085cm" svg:x="18.713cm" svg:y="17.387cm">
              <text:p/>
              <draw:enhanced-geometry svg:viewBox="0 0 653 136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18" draw:text-style-name="P2" draw:layer="layout" svg:width="0.047cm" svg:height="0.409cm" svg:x="18.717cm" svg:y="17.461cm">
              <text:p/>
              <draw:enhanced-geometry svg:viewBox="0 0 73 643" draw:type="non-primitive" draw:enhanced-path="M 0 0  L 12 54  L 23 119  L 32 192  L 41 270  L 49 348  L 56 424  L 63 494  L 67 554  L 70 601  L 72 632  L 73 643  N"/>
            </draw:custom-shape>
            <draw:custom-shape draw:style-name="gr18" draw:text-style-name="P2" draw:layer="layout" svg:width="0.508cm" svg:height="0.117cm" svg:x="18.256cm" svg:y="17.759cm">
              <text:p/>
              <draw:enhanced-geometry svg:viewBox="0 0 798 181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18" draw:text-style-name="P2" draw:layer="layout" svg:width="0.193cm" svg:height="0.155cm" svg:x="18.068cm" svg:y="17.721cm">
              <text:p/>
              <draw:enhanced-geometry svg:viewBox="0 0 306 244" draw:type="non-primitive" draw:enhanced-path="M 306 244  L 231 160  L 159 96  L 96 50  L 45 20  L 12 5  L 0 0  N"/>
            </draw:custom-shape>
            <draw:custom-shape draw:style-name="gr18" draw:text-style-name="P2" draw:layer="layout" svg:width="0.432cm" svg:height="0.231cm" svg:x="19.06cm" svg:y="17.482cm">
              <text:p/>
              <draw:enhanced-geometry svg:viewBox="0 0 676 364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18" draw:text-style-name="P2" draw:layer="layout" svg:width="0.123cm" svg:height="0.088cm" svg:x="18.936cm" svg:y="17.61cm">
              <text:p/>
              <draw:enhanced-geometry svg:viewBox="0 0 197 136" draw:type="non-primitive" draw:enhanced-path="M 197 136  L 80 79  L 21 41  L 0 16  L 2 3  L 6 0  N"/>
            </draw:custom-shape>
            <draw:custom-shape draw:style-name="gr18" draw:text-style-name="P2" draw:layer="layout" svg:width="0.048cm" svg:height="0.295cm" svg:x="18.939cm" svg:y="17.61cm">
              <text:p/>
              <draw:enhanced-geometry svg:viewBox="0 0 75 462" draw:type="non-primitive" draw:enhanced-path="M 0 0  L 28 74  L 50 140  L 65 201  L 72 258  L 75 311  L 69 362  L 57 412  L 36 462  N"/>
            </draw:custom-shape>
            <draw:custom-shape draw:style-name="gr18" draw:text-style-name="P2" draw:layer="layout" svg:width="0.276cm" svg:height="0.092cm" svg:x="18.961cm" svg:y="17.905cm">
              <text:p/>
              <draw:enhanced-geometry svg:viewBox="0 0 434 145" draw:type="non-primitive" draw:enhanced-path="M 0 0  L 76 0  L 142 1  L 199 5  L 251 14  L 299 31  L 343 57  L 387 95  L 434 145  N"/>
            </draw:custom-shape>
            <draw:custom-shape draw:style-name="gr18" draw:text-style-name="P2" draw:layer="layout" svg:width="0.337cm" svg:height="0.104cm" svg:x="17.347cm" svg:y="17.765cm">
              <text:p/>
              <draw:enhanced-geometry svg:viewBox="0 0 531 165" draw:type="non-primitive" draw:enhanced-path="M 531 162  L 452 165  L 375 162  L 303 155  L 236 145  L 175 131  L 122 114  L 77 94  L 40 73  L 15 49  L 1 25  L 0 0  N"/>
            </draw:custom-shape>
            <draw:custom-shape draw:style-name="gr18" draw:text-style-name="P2" draw:layer="layout" svg:width="0.171cm" svg:height="0.121cm" svg:x="17.748cm" svg:y="17.606cm">
              <text:p/>
              <draw:enhanced-geometry svg:viewBox="0 0 271 190" draw:type="non-primitive" draw:enhanced-path="M 0 0  L 55 33  L 119 67  L 179 102  L 231 136  L 264 165  L 271 190  N"/>
            </draw:custom-shape>
            <draw:custom-shape draw:style-name="gr18" draw:text-style-name="P2" draw:layer="layout" svg:width="0.511cm" svg:height="0.174cm" svg:x="18.332cm" svg:y="17.972cm">
              <text:p/>
              <draw:enhanced-geometry svg:viewBox="0 0 802 272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18" draw:text-style-name="P2" draw:layer="layout" svg:width="0.324cm" svg:height="0.097cm" svg:x="18.844cm" svg:y="17.956cm">
              <text:p/>
              <draw:enhanced-geometry svg:viewBox="0 0 514 155" draw:type="non-primitive" draw:enhanced-path="M 0 29  L 50 11  L 106 2  L 163 0  L 222 3  L 280 14  L 335 29  L 387 49  L 433 72  L 470 98  L 497 127  L 514 155  N"/>
            </draw:custom-shape>
            <draw:custom-shape draw:style-name="gr18" draw:text-style-name="P2" draw:layer="layout" svg:width="0.314cm" svg:height="0.047cm" svg:x="18.53cm" svg:y="16.781cm">
              <text:p/>
              <draw:enhanced-geometry svg:viewBox="0 0 495 73" draw:type="non-primitive" draw:enhanced-path="M 495 73  L 439 53  L 378 34  L 313 18  L 249 6  L 186 0  L 129 0  L 77 9  L 33 26  L 0 54  N"/>
            </draw:custom-shape>
            <draw:custom-shape draw:style-name="gr18" draw:text-style-name="P2" draw:layer="layout" svg:width="0.089cm" svg:height="0.113cm" svg:x="18.44cm" svg:y="16.701cm">
              <text:p/>
              <draw:enhanced-geometry svg:viewBox="0 0 136 180" draw:type="non-primitive" draw:enhanced-path="M 136 180  L 71 90  L 21 25  L 0 0  N"/>
            </draw:custom-shape>
            <draw:custom-shape draw:style-name="gr18" draw:text-style-name="P2" draw:layer="layout" svg:width="0.231cm" svg:height="0.118cm" svg:x="17.176cm" svg:y="17.94cm">
              <text:p/>
              <draw:enhanced-geometry svg:viewBox="0 0 365 187" draw:type="non-primitive" draw:enhanced-path="M 365 187  L 304 174  L 237 152  L 170 122  L 108 88  L 56 55  L 18 24  L 0 0  N"/>
            </draw:custom-shape>
            <draw:custom-shape draw:style-name="gr22" draw:text-style-name="P2" draw:layer="layout" svg:width="0.219cm" svg:height="0.092cm" svg:x="17.792cm" svg:y="17.482cm">
              <text:p/>
              <draw:enhanced-geometry svg:viewBox="0 0 344 145" draw:type="non-primitive" draw:enhanced-path="M 344 145  L 297 91  L 237 53  L 171 27  L 108 11  L 54 3  L 15 0  L 0 0  N"/>
            </draw:custom-shape>
            <draw:custom-shape draw:style-name="gr22" draw:text-style-name="P2" draw:layer="layout" svg:width="0.162cm" svg:height="0.117cm" svg:x="17.897cm" svg:y="17.391cm">
              <text:p/>
              <draw:enhanced-geometry svg:viewBox="0 0 254 181" draw:type="non-primitive" draw:enhanced-path="M 254 181  L 203 128  L 137 78  L 70 37  L 21 10  L 0 0  N"/>
            </draw:custom-shape>
            <draw:custom-shape draw:style-name="gr22" draw:text-style-name="P2" draw:layer="layout" svg:width="0.19cm" svg:height="0.082cm" svg:x="17.942cm" svg:y="17.333cm">
              <text:p/>
              <draw:enhanced-geometry svg:viewBox="0 0 297 126" draw:type="non-primitive" draw:enhanced-path="M 297 126  L 238 82  L 160 47  L 83 21  L 23 5  L 0 0  N"/>
            </draw:custom-shape>
            <draw:custom-shape draw:style-name="gr22" draw:text-style-name="P2" draw:layer="layout" svg:width="0.177cm" svg:height="0.105cm" svg:x="18.018cm" svg:y="17.247cm">
              <text:p/>
              <draw:enhanced-geometry svg:viewBox="0 0 279 161" draw:type="non-primitive" draw:enhanced-path="M 279 161  L 222 113  L 150 69  L 77 32  L 23 9  L 0 0  N"/>
            </draw:custom-shape>
            <draw:custom-shape draw:style-name="gr22" draw:text-style-name="P2" draw:layer="layout" svg:width="0.206cm" svg:height="0.085cm" svg:x="18.068cm" svg:y="17.181cm">
              <text:p/>
              <draw:enhanced-geometry svg:viewBox="0 0 324 135" draw:type="non-primitive" draw:enhanced-path="M 324 135  L 278 100  L 212 68  L 138 41  L 70 19  L 19 4  L 0 0  N"/>
            </draw:custom-shape>
            <draw:custom-shape draw:style-name="gr22" draw:text-style-name="P2" draw:layer="layout" svg:width="0.19cm" svg:height="0.092cm" svg:x="18.125cm" svg:y="17.121cm">
              <text:p/>
              <draw:enhanced-geometry svg:viewBox="0 0 300 145" draw:type="non-primitive" draw:enhanced-path="M 300 145  L 248 95  L 171 56  L 89 25  L 26 6  L 0 0  N"/>
            </draw:custom-shape>
            <draw:custom-shape draw:style-name="gr22" draw:text-style-name="P2" draw:layer="layout" svg:width="0.181cm" svg:height="0.088cm" svg:x="18.202cm" svg:y="17.044cm">
              <text:p/>
              <draw:enhanced-geometry svg:viewBox="0 0 287 138" draw:type="non-primitive" draw:enhanced-path="M 287 138  L 233 95  L 159 58  L 82 28  L 24 8  L 0 0  N"/>
            </draw:custom-shape>
            <draw:custom-shape draw:style-name="gr22" draw:text-style-name="P2" draw:layer="layout" svg:width="0.164cm" svg:height="0.082cm" svg:x="18.275cm" svg:y="16.971cm">
              <text:p/>
              <draw:enhanced-geometry svg:viewBox="0 0 263 127" draw:type="non-primitive" draw:enhanced-path="M 263 127  L 187 80  L 101 39  L 30 11  L 0 0  N"/>
            </draw:custom-shape>
            <draw:custom-shape draw:style-name="gr22" draw:text-style-name="P2" draw:layer="layout" svg:width="0.177cm" svg:height="0.076cm" svg:x="18.319cm" svg:y="16.901cm">
              <text:p/>
              <draw:enhanced-geometry svg:viewBox="0 0 279 117" draw:type="non-primitive" draw:enhanced-path="M 279 117  L 226 74  L 154 41  L 80 18  L 22 5  L 0 0  N"/>
            </draw:custom-shape>
            <draw:custom-shape draw:style-name="gr22" draw:text-style-name="P2" draw:layer="layout" svg:width="0.177cm" svg:height="0.085cm" svg:x="18.367cm" svg:y="16.828cm">
              <text:p/>
              <draw:enhanced-geometry svg:viewBox="0 0 281 135" draw:type="non-primitive" draw:enhanced-path="M 281 135  L 223 90  L 151 53  L 78 24  L 22 6  L 0 0  N"/>
            </draw:custom-shape>
            <draw:custom-shape draw:style-name="gr22" draw:text-style-name="P2" draw:layer="layout" svg:width="0.031cm" svg:height="0.501cm" svg:x="18.491cm" svg:y="16.787cm">
              <text:p/>
              <draw:enhanced-geometry svg:viewBox="0 0 49 788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22" draw:text-style-name="P2" draw:layer="layout" svg:width="0.13cm" svg:height="0.2cm" svg:x="18.361cm" svg:y="17.105cm">
              <text:p/>
              <draw:enhanced-geometry svg:viewBox="0 0 208 317" draw:type="non-primitive" draw:enhanced-path="M 208 290  L 182 310  L 155 317  L 126 310  L 97 290  L 70 257  L 45 211  L 25 153  L 9 83  L 0 0  N"/>
            </draw:custom-shape>
            <draw:custom-shape draw:style-name="gr22" draw:text-style-name="P2" draw:layer="layout" svg:width="0.092cm" svg:height="0.305cm" svg:x="18.361cm" svg:y="16.799cm">
              <text:p/>
              <draw:enhanced-geometry svg:viewBox="0 0 145 481" draw:type="non-primitive" draw:enhanced-path="M 0 481  L 1 395  L 11 315  L 31 240  L 53 172  L 79 114  L 104 67  L 126 31  L 140 8  L 145 0  N"/>
            </draw:custom-shape>
            <draw:custom-shape draw:style-name="gr22" draw:text-style-name="P2" draw:layer="layout" svg:width="0.247cm" svg:height="0.311cm" svg:x="18.205cm" svg:y="16.799cm">
              <text:p/>
              <draw:enhanced-geometry svg:viewBox="0 0 387 491" draw:type="non-primitive" draw:enhanced-path="M 387 0  L 355 61  L 324 121  L 292 179  L 259 234  L 227 286  L 195 334  L 162 377  L 129 414  L 97 445  L 64 469  L 32 484  L 0 491  N"/>
            </draw:custom-shape>
            <draw:custom-shape draw:style-name="gr22" draw:text-style-name="P2" draw:layer="layout" svg:width="0.079cm" svg:height="0.175cm" svg:x="18.125cm" svg:y="16.936cm">
              <text:p/>
              <draw:enhanced-geometry svg:viewBox="0 0 128 274" draw:type="non-primitive" draw:enhanced-path="M 128 274  L 78 269  L 41 247  L 14 212  L 0 168  L 1 116  L 16 59  L 46 0  N"/>
            </draw:custom-shape>
            <draw:custom-shape draw:style-name="gr22" draw:text-style-name="P2" draw:layer="layout" svg:width="0.292cm" svg:height="0.184cm" svg:x="18.154cm" svg:y="16.752cm">
              <text:p/>
              <draw:enhanced-geometry svg:viewBox="0 0 460 289" draw:type="non-primitive" draw:enhanced-path="M 0 289  L 39 244  L 94 199  L 159 155  L 229 113  L 298 77  L 360 45  L 412 21  L 447 5  L 460 0  N"/>
            </draw:custom-shape>
            <draw:custom-shape draw:style-name="gr22" draw:text-style-name="P2" draw:layer="layout" svg:width="0.187cm" svg:height="0.102cm" svg:x="18.161cm" svg:y="17.606cm">
              <text:p/>
              <draw:enhanced-geometry svg:viewBox="0 0 297 162" draw:type="non-primitive" draw:enhanced-path="M 297 162  L 253 112  L 192 71  L 125 40  L 63 17  L 18 4  L 0 0  N"/>
            </draw:custom-shape>
            <draw:custom-shape draw:style-name="gr22" draw:text-style-name="P2" draw:layer="layout" svg:width="0.164cm" svg:height="0.123cm" svg:x="18.275cm" svg:y="17.511cm">
              <text:p/>
              <draw:enhanced-geometry svg:viewBox="0 0 263 191" draw:type="non-primitive" draw:enhanced-path="M 263 191  L 184 119  L 112 64  L 54 28  L 14 7  L 0 0  N"/>
            </draw:custom-shape>
            <draw:custom-shape draw:style-name="gr22" draw:text-style-name="P2" draw:layer="layout" svg:width="0.19cm" svg:height="0.101cm" svg:x="18.361cm" svg:y="17.457cm">
              <text:p/>
              <draw:enhanced-geometry svg:viewBox="0 0 300 161" draw:type="non-primitive" draw:enhanced-path="M 300 161  L 243 107  L 166 62  L 87 28  L 25 7  L 0 0  N"/>
            </draw:custom-shape>
            <draw:custom-shape draw:style-name="gr22" draw:text-style-name="P2" draw:layer="layout" svg:width="0.187cm" svg:height="0.085cm" svg:x="18.437cm" svg:y="17.381cm">
              <text:p/>
              <draw:enhanced-geometry svg:viewBox="0 0 297 134" draw:type="non-primitive" draw:enhanced-path="M 297 134  L 228 82  L 149 44  L 76 19  L 21 4  L 0 0  N"/>
            </draw:custom-shape>
            <draw:custom-shape draw:style-name="gr22" draw:text-style-name="P2" draw:layer="layout" svg:width="0.149cm" svg:height="0.079cm" svg:x="18.532cm" svg:y="17.311cm">
              <text:p/>
              <draw:enhanced-geometry svg:viewBox="0 0 234 126" draw:type="non-primitive" draw:enhanced-path="M 234 126  L 170 75  L 94 35  L 27 9  L 0 0  N"/>
            </draw:custom-shape>
            <draw:custom-shape draw:style-name="gr22" draw:text-style-name="P2" draw:layer="layout" svg:width="0.149cm" svg:height="0.072cm" svg:x="18.609cm" svg:y="17.254cm">
              <text:p/>
              <draw:enhanced-geometry svg:viewBox="0 0 236 118" draw:type="non-primitive" draw:enhanced-path="M 236 118  L 176 70  L 98 32  L 30 8  L 0 0  N"/>
            </draw:custom-shape>
            <draw:custom-shape draw:style-name="gr22" draw:text-style-name="P2" draw:layer="layout" svg:width="0.164cm" svg:height="0.085cm" svg:x="18.672cm" svg:y="17.19cm">
              <text:p/>
              <draw:enhanced-geometry svg:viewBox="0 0 261 136" draw:type="non-primitive" draw:enhanced-path="M 261 136  L 185 84  L 99 41  L 29 11  L 0 0  N"/>
            </draw:custom-shape>
            <draw:custom-shape draw:style-name="gr22" draw:text-style-name="P2" draw:layer="layout" svg:width="0.187cm" svg:height="0.097cm" svg:x="18.723cm" svg:y="17.121cm">
              <text:p/>
              <draw:enhanced-geometry svg:viewBox="0 0 299 154" draw:type="non-primitive" draw:enhanced-path="M 299 154  L 237 103  L 159 60  L 82 29  L 23 7  L 0 0  N"/>
            </draw:custom-shape>
            <draw:custom-shape draw:style-name="gr22" draw:text-style-name="P2" draw:layer="layout" svg:width="0.038cm" svg:height="0.238cm" svg:x="18.602cm" svg:y="17.543cm">
              <text:p/>
              <draw:enhanced-geometry svg:viewBox="0 0 62 379" draw:type="non-primitive" draw:enhanced-path="M 0 379  L 23 333  L 40 271  L 51 201  L 59 127  L 62 58  L 62 0  N"/>
            </draw:custom-shape>
            <draw:custom-shape draw:style-name="gr22" draw:text-style-name="P2" draw:layer="layout" svg:width="0.196cm" svg:height="0.444cm" svg:x="18.64cm" svg:y="17.098cm">
              <text:p/>
              <draw:enhanced-geometry svg:viewBox="0 0 308 698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22" draw:text-style-name="P2" draw:layer="layout" svg:width="0.028cm" svg:height="0.482cm" svg:x="18.809cm" svg:y="17.098cm">
              <text:p/>
              <draw:enhanced-geometry svg:viewBox="0 0 45 762" draw:type="non-primitive" draw:enhanced-path="M 45 0  L 44 9  L 41 36  L 35 78  L 29 131  L 23 195  L 16 265  L 9 340  L 4 415  L 1 491  L 0 563  L 1 628  L 6 685  L 15 730  L 28 762  N"/>
            </draw:custom-shape>
            <draw:custom-shape draw:style-name="gr22" draw:text-style-name="P2" draw:layer="layout" svg:width="0.113cm" svg:height="0.098cm" svg:x="18.825cm" svg:y="17.511cm">
              <text:p/>
              <draw:enhanced-geometry svg:viewBox="0 0 179 154" draw:type="non-primitive" draw:enhanced-path="M 0 110  L 32 146  L 59 154  L 83 137  L 109 101  L 139 54  L 179 0  N"/>
            </draw:custom-shape>
            <draw:custom-shape draw:style-name="gr22" draw:text-style-name="P2" draw:layer="layout" svg:width="0.069cm" svg:height="0.428cm" svg:x="18.888cm" svg:y="17.082cm">
              <text:p/>
              <draw:enhanced-geometry svg:viewBox="0 0 111 679" draw:type="non-primitive" draw:enhanced-path="M 80 679  L 97 648  L 107 606  L 111 556  L 109 498  L 103 434  L 94 369  L 81 303  L 66 238  L 52 176  L 37 119  L 22 70  L 10 29  L 0 0  N"/>
            </draw:custom-shape>
            <draw:custom-shape draw:style-name="gr22" draw:text-style-name="P2" draw:layer="layout" svg:width="0.164cm" svg:height="0.057cm" svg:x="18.723cm" svg:y="17.025cm">
              <text:p/>
              <draw:enhanced-geometry svg:viewBox="0 0 263 86" draw:type="non-primitive" draw:enhanced-path="M 263 86  L 217 45  L 168 15  L 114 0  L 58 7  L 0 41  N"/>
            </draw:custom-shape>
            <draw:custom-shape draw:style-name="gr22" draw:text-style-name="P2" draw:layer="layout" svg:width="0.365cm" svg:height="0.378cm" svg:x="18.357cm" svg:y="17.054cm">
              <text:p/>
              <draw:enhanced-geometry svg:viewBox="0 0 571 598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22" draw:text-style-name="P2" draw:layer="layout" svg:width="0.19cm" svg:height="0.073cm" svg:x="18.361cm" svg:y="17.387cm">
              <text:p/>
              <draw:enhanced-geometry svg:viewBox="0 0 300 114" draw:type="non-primitive" draw:enhanced-path="M 0 72  L 31 96  L 75 112  L 127 114  L 184 99  L 243 63  L 300 0  N"/>
            </draw:custom-shape>
            <draw:custom-shape draw:style-name="gr22" draw:text-style-name="P2" draw:layer="layout" svg:width="0.238cm" svg:height="0.324cm" svg:x="18.551cm" svg:y="17.063cm">
              <text:p/>
              <draw:enhanced-geometry svg:viewBox="0 0 378 507" draw:type="non-primitive" draw:enhanced-path="M 0 507  L 33 460  L 72 406  L 115 347  L 161 286  L 207 225  L 251 166  L 291 113  L 326 67  L 353 32  L 371 8  L 378 0  N"/>
            </draw:custom-shape>
            <draw:custom-shape draw:style-name="gr22" draw:text-style-name="P2" draw:layer="layout" svg:width="0.228cm" svg:height="0.473cm" svg:x="18.561cm" svg:y="17.063cm">
              <text:p/>
              <draw:enhanced-geometry svg:viewBox="0 0 361 741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23" draw:text-style-name="P2" draw:layer="layout" svg:width="1.242cm" svg:height="1.568cm" svg:x="20.321cm" svg:y="15.888cm">
              <text:p/>
              <draw:enhanced-geometry svg:viewBox="0 0 1954 2472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24" draw:text-style-name="P2" draw:layer="layout" svg:width="2.665cm" svg:height="3.904cm" svg:x="21.687cm" svg:y="12.851cm">
              <text:p/>
              <draw:enhanced-geometry svg:viewBox="0 0 4193 6145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25" draw:text-style-name="P2" draw:layer="layout" svg:width="2.659cm" svg:height="3.904cm" svg:x="21.687cm" svg:y="12.851cm">
              <text:p/>
              <draw:enhanced-geometry svg:viewBox="0 0 4185 6145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15" draw:text-style-name="P2" draw:layer="layout" svg:width="0.279cm" svg:height="0.415cm" svg:x="23.513cm" svg:y="13.941cm">
              <text:p/>
              <draw:enhanced-geometry svg:viewBox="0 0 440 651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26" draw:text-style-name="P2" draw:layer="layout" svg:width="0.349cm" svg:height="0.108cm" svg:x="23.123cm" svg:y="16.31cm">
              <text:p/>
              <draw:enhanced-geometry svg:viewBox="0 0 550 167" draw:type="non-primitive" draw:enhanced-path="M 0 149  L 44 157  L 94 163  L 148 166  L 205 167  L 263 163  L 320 154  L 376 139  L 428 116  L 475 87  L 516 48  L 550 0  N"/>
            </draw:custom-shape>
            <draw:custom-shape draw:style-name="gr26" draw:text-style-name="P2" draw:layer="layout" svg:width="0.234cm" svg:height="0.19cm" svg:x="23.238cm" svg:y="16.31cm">
              <text:p/>
              <draw:enhanced-geometry svg:viewBox="0 0 372 300" draw:type="non-primitive" draw:enhanced-path="M 372 0  L 322 93  L 279 164  L 241 218  L 207 257  L 175 280  L 144 294  L 112 300  L 78 297  L 42 291  L 0 283  N"/>
            </draw:custom-shape>
            <draw:custom-shape draw:style-name="gr26" draw:text-style-name="P2" draw:layer="layout" svg:width="0.159cm" svg:height="0.066cm" svg:x="23.078cm" svg:y="16.425cm">
              <text:p/>
              <draw:enhanced-geometry svg:viewBox="0 0 252 103" draw:type="non-primitive" draw:enhanced-path="M 252 103  L 150 74  L 70 40  L 19 12  L 0 0  N"/>
            </draw:custom-shape>
            <draw:custom-shape draw:style-name="gr26" draw:text-style-name="P2" draw:layer="layout" svg:width="0.68cm" svg:height="0.102cm" svg:x="22.907cm" svg:y="16.094cm">
              <text:p/>
              <draw:enhanced-geometry svg:viewBox="0 0 1072 161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26" draw:text-style-name="P2" draw:layer="layout" svg:width="0.425cm" svg:height="0.146cm" svg:x="22.907cm" svg:y="16.186cm">
              <text:p/>
              <draw:enhanced-geometry svg:viewBox="0 0 669 228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26" draw:text-style-name="P2" draw:layer="layout" svg:width="0.216cm" svg:height="0.143cm" svg:x="23.333cm" svg:y="16.186cm">
              <text:p/>
              <draw:enhanced-geometry svg:viewBox="0 0 344 224" draw:type="non-primitive" draw:enhanced-path="M 0 224  L 58 203  L 121 166  L 186 123  L 247 79  L 297 40  L 332 11  L 344 0  N"/>
            </draw:custom-shape>
            <draw:custom-shape draw:style-name="gr26" draw:text-style-name="P2" draw:layer="layout" svg:width="0.196cm" svg:height="0.52cm" svg:x="22.313cm" svg:y="14.122cm">
              <text:p/>
              <draw:enhanced-geometry svg:viewBox="0 0 312 821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26" draw:text-style-name="P2" draw:layer="layout" svg:width="0.149cm" svg:height="0.419cm" svg:x="22.51cm" svg:y="13.703cm">
              <text:p/>
              <draw:enhanced-geometry svg:viewBox="0 0 237 656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26" draw:text-style-name="P2" draw:layer="layout" svg:width="0.244cm" svg:height="0.276cm" svg:x="22.812cm" svg:y="13.798cm">
              <text:p/>
              <draw:enhanced-geometry svg:viewBox="0 0 385 433" draw:type="non-primitive" draw:enhanced-path="M 385 0  L 332 52  L 278 109  L 224 167  L 173 223  L 126 278  L 84 328  L 50 371  L 23 403  L 6 425  L 0 433  N"/>
            </draw:custom-shape>
            <draw:custom-shape draw:style-name="gr26" draw:text-style-name="P2" draw:layer="layout" svg:width="0.216cm" svg:height="0.32cm" svg:x="22.596cm" svg:y="14.074cm">
              <text:p/>
              <draw:enhanced-geometry svg:viewBox="0 0 344 507" draw:type="non-primitive" draw:enhanced-path="M 344 0  L 312 84  L 279 158  L 246 224  L 214 282  L 181 331  L 150 374  L 119 411  L 89 442  L 58 467  L 29 489  L 0 507  N"/>
            </draw:custom-shape>
            <draw:custom-shape draw:style-name="gr26" draw:text-style-name="P2" draw:layer="layout" svg:width="0.527cm" svg:height="0.721cm" svg:x="22.624cm" svg:y="13.845cm">
              <text:p/>
              <draw:enhanced-geometry svg:viewBox="0 0 831 1134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26" draw:text-style-name="P2" draw:layer="layout" svg:width="0.718cm" svg:height="0.587cm" svg:x="21.906cm" svg:y="14.566cm">
              <text:p/>
              <draw:enhanced-geometry svg:viewBox="0 0 1132 925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26" draw:text-style-name="P2" draw:layer="layout" svg:width="0.047cm" svg:height="0.597cm" svg:x="21.998cm" svg:y="13.22cm">
              <text:p/>
              <draw:enhanced-geometry svg:viewBox="0 0 74 942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26" draw:text-style-name="P2" draw:layer="layout" svg:width="0.047cm" svg:height="0.359cm" svg:x="22.008cm" svg:y="12.86cm">
              <text:p/>
              <draw:enhanced-geometry svg:viewBox="0 0 71 566" draw:type="non-primitive" draw:enhanced-path="M 59 566  L 68 496  L 71 422  L 66 346  L 57 271  L 47 200  L 33 135  L 21 80  L 11 38  L 3 9  L 0 0  N"/>
            </draw:custom-shape>
            <draw:custom-shape draw:style-name="gr26" draw:text-style-name="P2" draw:layer="layout" svg:width="0.177cm" svg:height="0.832cm" svg:x="21.83cm" svg:y="12.86cm">
              <text:p/>
              <draw:enhanced-geometry svg:viewBox="0 0 282 1313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26" draw:text-style-name="P2" draw:layer="layout" svg:width="0.095cm" svg:height="0.321cm" svg:x="22.199cm" svg:y="13.108cm">
              <text:p/>
              <draw:enhanced-geometry svg:viewBox="0 0 148 507" draw:type="non-primitive" draw:enhanced-path="M 148 0  L 141 56  L 129 117  L 113 181  L 95 244  L 76 306  L 55 366  L 35 421  L 17 468  L 0 507  N"/>
            </draw:custom-shape>
            <draw:custom-shape draw:style-name="gr26" draw:text-style-name="P2" draw:layer="layout" svg:width="0.2cm" svg:height="0.453cm" svg:x="21.998cm" svg:y="13.43cm">
              <text:p/>
              <draw:enhanced-geometry svg:viewBox="0 0 313 715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26" draw:text-style-name="P2" draw:layer="layout" svg:width="0.114cm" svg:height="0.625cm" svg:x="21.998cm" svg:y="13.258cm">
              <text:p/>
              <draw:enhanced-geometry svg:viewBox="0 0 179 985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26" draw:text-style-name="P2" draw:layer="layout" svg:width="0.038cm" svg:height="0.292cm" svg:x="22.113cm" svg:y="12.966cm">
              <text:p/>
              <draw:enhanced-geometry svg:viewBox="0 0 59 463" draw:type="non-primitive" draw:enhanced-path="M 0 463  L 20 409  L 34 341  L 45 264  L 52 187  L 56 115  L 58 56  L 59 15  L 59 0  N"/>
            </draw:custom-shape>
            <draw:custom-shape draw:style-name="gr26" draw:text-style-name="P2" draw:layer="layout" svg:width="0.263cm" svg:height="0.282cm" svg:x="22.265cm" svg:y="13.592cm">
              <text:p/>
              <draw:enhanced-geometry svg:viewBox="0 0 417 448" draw:type="non-primitive" draw:enhanced-path="M 417 0  L 347 44  L 283 94  L 225 147  L 173 202  L 128 255  L 89 306  L 58 352  L 33 391  L 15 421  L 3 441  L 0 448  N"/>
            </draw:custom-shape>
            <draw:custom-shape draw:style-name="gr26" draw:text-style-name="P2" draw:layer="layout" svg:width="0.19cm" svg:height="0.162cm" svg:x="22.075cm" svg:y="13.874cm">
              <text:p/>
              <draw:enhanced-geometry svg:viewBox="0 0 298 254" draw:type="non-primitive" draw:enhanced-path="M 298 0  L 226 33  L 161 76  L 107 125  L 61 172  L 29 214  L 7 244  L 0 254  N"/>
            </draw:custom-shape>
            <draw:custom-shape draw:style-name="gr26" draw:text-style-name="P2" draw:layer="layout" svg:width="0.266cm" svg:height="0.568cm" svg:x="22.075cm" svg:y="13.468cm">
              <text:p/>
              <draw:enhanced-geometry svg:viewBox="0 0 418 895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26" draw:text-style-name="P2" draw:layer="layout" svg:width="0.355cm" svg:height="0.368cm" svg:x="23.117cm" svg:y="15.469cm">
              <text:p/>
              <draw:enhanced-geometry svg:viewBox="0 0 564 582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26" draw:text-style-name="P2" draw:layer="layout" svg:width="0.089cm" svg:height="0.94cm" svg:x="23.472cm" svg:y="14.528cm">
              <text:p/>
              <draw:enhanced-geometry svg:viewBox="0 0 139 1476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26" draw:text-style-name="P2" draw:layer="layout" svg:width="0.105cm" svg:height="0.873cm" svg:x="23.434cm" svg:y="13.655cm">
              <text:p/>
              <draw:enhanced-geometry svg:viewBox="0 0 167 1375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26" draw:text-style-name="P2" draw:layer="layout" svg:width="0.139cm" svg:height="0.209cm" svg:x="23.342cm" svg:y="13.626cm">
              <text:p/>
              <draw:enhanced-geometry svg:viewBox="0 0 221 331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26" draw:text-style-name="P2" draw:layer="layout" svg:width="0.006cm" svg:height="0.352cm" svg:x="23.336cm" svg:y="13.836cm">
              <text:p/>
              <draw:enhanced-geometry svg:viewBox="0 0 7 552" draw:type="non-primitive" draw:enhanced-path="M 7 0  L 2 42  L 0 106  L 0 183  L 0 268  L 1 351  L 4 428  L 5 493  L 6 536  L 7 552  N"/>
            </draw:custom-shape>
            <draw:custom-shape draw:style-name="gr26" draw:text-style-name="P2" draw:layer="layout" svg:width="0.098cm" svg:height="0.569cm" svg:x="23.301cm" svg:y="13.62cm">
              <text:p/>
              <draw:enhanced-geometry svg:viewBox="0 0 151 896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26" draw:text-style-name="P2" draw:layer="layout" svg:width="0.177cm" svg:height="0.788cm" svg:x="23.222cm" svg:y="13.62cm">
              <text:p/>
              <draw:enhanced-geometry svg:viewBox="0 0 279 1240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26" draw:text-style-name="P2" draw:layer="layout" svg:width="0.044cm" svg:height="0.552cm" svg:x="23.184cm" svg:y="13.855cm">
              <text:p/>
              <draw:enhanced-geometry svg:viewBox="0 0 73 867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26" draw:text-style-name="P2" draw:layer="layout" svg:width="0.209cm" svg:height="0.292cm" svg:x="23.19cm" svg:y="13.563cm">
              <text:p/>
              <draw:enhanced-geometry svg:viewBox="0 0 328 462" draw:type="non-primitive" draw:enhanced-path="M 0 462  L 17 428  L 47 380  L 85 324  L 129 261  L 176 198  L 222 137  L 264 83  L 297 40  L 320 10  L 328 0  N"/>
            </draw:custom-shape>
            <draw:custom-shape draw:style-name="gr26" draw:text-style-name="P2" draw:layer="layout" svg:width="0.692cm" svg:height="0.25cm" svg:x="22.679cm" svg:y="13.515cm">
              <text:p/>
              <draw:enhanced-geometry svg:viewBox="0 0 1086 396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26" draw:text-style-name="P2" draw:layer="layout" svg:width="0.133cm" svg:height="0.171cm" svg:x="23.927cm" svg:y="14.414cm">
              <text:p/>
              <draw:enhanced-geometry svg:viewBox="0 0 210 274" draw:type="non-primitive" draw:enhanced-path="M 210 274  L 176 196  L 149 130  L 127 77  L 104 37  L 78 11  L 44 0  L 0 4  N"/>
            </draw:custom-shape>
            <draw:custom-shape draw:style-name="gr26" draw:text-style-name="P2" draw:layer="layout" svg:width="0.149cm" svg:height="0.066cm" svg:x="23.777cm" svg:y="14.347cm">
              <text:p/>
              <draw:enhanced-geometry svg:viewBox="0 0 236 105" draw:type="non-primitive" draw:enhanced-path="M 236 105  L 149 101  L 73 63  L 20 20  L 0 0  N"/>
            </draw:custom-shape>
            <draw:custom-shape draw:style-name="gr26" draw:text-style-name="P2" draw:layer="layout" svg:width="0.283cm" svg:height="0.71cm" svg:x="23.568cm" svg:y="14.491cm">
              <text:p/>
              <draw:enhanced-geometry svg:viewBox="0 0 447 1118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26" draw:text-style-name="P2" draw:layer="layout" svg:width="0.171cm" svg:height="0.285cm" svg:x="23.568cm" svg:y="14.491cm">
              <text:p/>
              <draw:enhanced-geometry svg:viewBox="0 0 270 448" draw:type="non-primitive" draw:enhanced-path="M 0 0  L 48 68  L 86 130  L 116 188  L 138 239  L 158 285  L 176 327  L 193 364  L 213 396  L 238 423  L 270 448  N"/>
            </draw:custom-shape>
            <draw:custom-shape draw:style-name="gr26" draw:text-style-name="P2" draw:layer="layout" svg:width="0.188cm" svg:height="0.339cm" svg:x="23.739cm" svg:y="14.776cm">
              <text:p/>
              <draw:enhanced-geometry svg:viewBox="0 0 295 536" draw:type="non-primitive" draw:enhanced-path="M 0 0  L 31 25  L 62 59  L 92 101  L 122 149  L 150 202  L 177 257  L 203 315  L 228 373  L 252 430  L 275 485  L 295 536  N"/>
            </draw:custom-shape>
            <draw:custom-shape draw:style-name="gr27" draw:text-style-name="P2" draw:layer="layout" svg:width="3.424cm" svg:height="2.525cm" svg:x="20.782cm" svg:y="11.812cm">
              <text:p/>
              <draw:enhanced-geometry svg:viewBox="0 0 5391 3976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28" draw:text-style-name="P2" draw:layer="layout" svg:width="0.568cm" svg:height="0.571cm" svg:x="22.767cm" svg:y="13.115cm">
              <text:p/>
              <draw:enhanced-geometry svg:viewBox="0 0 899 900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29" draw:text-style-name="P2" draw:layer="layout" svg:width="0.498cm" svg:height="0.391cm" svg:x="22.767cm" svg:y="13.115cm">
              <text:p/>
              <draw:enhanced-geometry svg:viewBox="0 0 787 614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28" draw:text-style-name="P2" draw:layer="layout" svg:width="0.822cm" svg:height="0.854cm" svg:x="21.144cm" svg:y="12.578cm">
              <text:p/>
              <draw:enhanced-geometry svg:viewBox="0 0 1298 1344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30" draw:text-style-name="P2" draw:layer="layout" svg:width="0.416cm" svg:height="0.162cm" svg:x="23.472cm" svg:y="12.314cm">
              <text:p/>
              <draw:enhanced-geometry svg:viewBox="0 0 657 255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28" draw:text-style-name="P2" draw:layer="layout" svg:width="1.363cm" svg:height="0.46cm" svg:x="20.969cm" svg:y="12.184cm">
              <text:p/>
              <draw:enhanced-geometry svg:viewBox="0 0 2145 728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28" draw:text-style-name="P2" draw:layer="layout" svg:width="0.54cm" svg:height="0.622cm" svg:x="23.256cm" svg:y="12.486cm">
              <text:p/>
              <draw:enhanced-geometry svg:viewBox="0 0 851 977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29" draw:text-style-name="P2" draw:layer="layout" svg:width="0.035cm" svg:height="0.361cm" svg:x="23.256cm" svg:y="12.747cm">
              <text:p/>
              <draw:enhanced-geometry svg:viewBox="0 0 57 567" draw:type="non-primitive" draw:enhanced-path="M 0 567  L 0 502  L 3 439  L 5 377  L 10 317  L 14 259  L 21 202  L 29 148  L 37 96  L 47 46  L 57 0  N"/>
            </draw:custom-shape>
            <draw:custom-shape draw:style-name="gr28" draw:text-style-name="P2" draw:layer="layout" svg:width="0.623cm" svg:height="1.286cm" svg:x="23.39cm" svg:y="12.892cm">
              <text:p/>
              <draw:enhanced-geometry svg:viewBox="0 0 982 2025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29" draw:text-style-name="P2" draw:layer="layout" svg:width="0.079cm" svg:height="0.244cm" svg:x="22.313cm" svg:y="12.705cm">
              <text:p/>
              <draw:enhanced-geometry svg:viewBox="0 0 125 386" draw:type="non-primitive" draw:enhanced-path="M 0 386  L 29 309  L 59 235  L 86 166  L 107 105  L 122 54  L 125 19  L 115 0  N"/>
            </draw:custom-shape>
            <draw:custom-shape draw:style-name="gr31" draw:text-style-name="P2" draw:layer="layout" svg:width="0.117cm" svg:height="0.082cm" svg:x="22.269cm" svg:y="12.623cm">
              <text:p/>
              <draw:enhanced-geometry svg:viewBox="0 0 185 128" draw:type="non-primitive" draw:enhanced-path="M 185 128  L 151 74  L 89 34  L 27 9  L 0 0  N"/>
            </draw:custom-shape>
            <draw:custom-shape draw:style-name="gr31" draw:text-style-name="P2" draw:layer="layout" svg:width="0.346cm" svg:height="0.047cm" svg:x="22.526cm" svg:y="12.657cm">
              <text:p/>
              <draw:enhanced-geometry svg:viewBox="0 0 547 73" draw:type="non-primitive" draw:enhanced-path="M 0 31  L 75 15  L 148 5  L 217 0  L 280 1  L 340 6  L 394 15  L 443 26  L 485 40  L 520 56  L 547 73  N"/>
            </draw:custom-shape>
            <draw:custom-shape draw:style-name="gr32" draw:text-style-name="P2" draw:layer="layout" svg:width="0.266cm" svg:height="0.079cm" svg:x="22.542cm" svg:y="12.714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8" draw:text-style-name="P2" draw:layer="layout" svg:width="0.266cm" svg:height="0.079cm" svg:x="22.542cm" svg:y="12.714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29" draw:text-style-name="P2" draw:layer="layout" svg:width="0.11cm" svg:height="0.005cm" svg:x="22.392cm" svg:y="13.29cm">
              <text:p/>
              <draw:enhanced-geometry svg:viewBox="0 0 172 14" draw:type="non-primitive" draw:enhanced-path="M 172 14  L 92 11  L 27 3  L 0 0  N"/>
            </draw:custom-shape>
            <draw:custom-shape draw:style-name="gr29" draw:text-style-name="P2" draw:layer="layout" svg:width="0.184cm" svg:height="0.006cm" svg:x="22.389cm" svg:y="13.207cm">
              <text:p/>
              <draw:enhanced-geometry svg:viewBox="0 0 291 11" draw:type="non-primitive" draw:enhanced-path="M 0 0  L 81 10  L 176 11  L 257 9  L 291 8  N"/>
            </draw:custom-shape>
            <draw:custom-shape draw:style-name="gr29" draw:text-style-name="P2" draw:layer="layout" svg:width="0.072cm" svg:height="0.012cm" svg:x="22.386cm" svg:y="13.067cm">
              <text:p/>
              <draw:enhanced-geometry svg:viewBox="0 0 114 21" draw:type="non-primitive" draw:enhanced-path="M 114 21  L 68 0  L 22 7  L 0 15  N"/>
            </draw:custom-shape>
            <draw:custom-shape draw:style-name="gr29" draw:text-style-name="P2" draw:layer="layout" svg:width="0.06cm" svg:height="0.082cm" svg:x="22.465cm" svg:y="13.007cm">
              <text:p/>
              <draw:enhanced-geometry svg:viewBox="0 0 94 128" draw:type="non-primitive" draw:enhanced-path="M 0 0  L 69 33  L 94 76  L 58 128  N"/>
            </draw:custom-shape>
            <draw:custom-shape draw:style-name="gr29" draw:text-style-name="P2" draw:layer="layout" svg:width="0.126cm" svg:height="0.158cm" svg:x="22.542cm" svg:y="13.004cm">
              <text:p/>
              <draw:enhanced-geometry svg:viewBox="0 0 200 249" draw:type="non-primitive" draw:enhanced-path="M 0 0  L 63 39  L 121 92  L 166 151  L 196 207  L 200 249  N"/>
            </draw:custom-shape>
            <draw:custom-shape draw:style-name="gr29" draw:text-style-name="P2" draw:layer="layout" svg:width="0.066cm" svg:height="0.165cm" svg:x="22.602cm" svg:y="13.162cm">
              <text:p/>
              <draw:enhanced-geometry svg:viewBox="0 0 107 263" draw:type="non-primitive" draw:enhanced-path="M 107 0  L 83 64  L 47 152  L 14 230  L 0 263  N"/>
            </draw:custom-shape>
            <draw:custom-shape draw:style-name="gr33" draw:text-style-name="P2" draw:layer="layout" svg:width="1.508cm" svg:height="1.032cm" svg:x="22.237cm" svg:y="11.743cm">
              <text:p/>
              <draw:enhanced-geometry svg:viewBox="0 0 2374 1625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32" draw:text-style-name="P2" draw:layer="layout" svg:width="0.069cm" svg:height="0.088cm" svg:x="22.316cm" svg:y="12.696cm">
              <text:p/>
              <draw:enhanced-geometry svg:viewBox="0 0 107 141" draw:type="non-primitive" draw:enhanced-path="M 13 141  L 99 128  L 107 63  L 0 0  L 13 141  L 13 141  Z N"/>
            </draw:custom-shape>
            <draw:custom-shape draw:style-name="gr8" draw:text-style-name="P2" draw:layer="layout" svg:width="0.069cm" svg:height="0.088cm" svg:x="22.316cm" svg:y="12.696cm">
              <text:p/>
              <draw:enhanced-geometry svg:viewBox="0 0 107 141" draw:type="non-primitive" draw:enhanced-path="M 13 141  L 99 128  L 107 63  L 0 0  L 13 141  L 13 141  N"/>
            </draw:custom-shape>
            <draw:custom-shape draw:style-name="gr23" draw:text-style-name="P2" draw:layer="layout" svg:width="0.759cm" svg:height="1.165cm" svg:x="22.459cm" svg:y="15.964cm">
              <text:p/>
              <draw:enhanced-geometry svg:viewBox="0 0 1196 1834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34" draw:text-style-name="P2" draw:layer="layout" svg:width="4.59cm" svg:height="3.522cm" svg:x="18.561cm" svg:y="14.03cm">
              <text:p/>
              <draw:enhanced-geometry svg:viewBox="0 0 7225 5543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35" draw:text-style-name="P2" draw:layer="layout" svg:width="0.098cm" svg:height="0.155cm" svg:x="22.49cm" svg:y="15.951cm">
              <text:p/>
              <draw:enhanced-geometry svg:viewBox="0 0 156 247" draw:type="non-primitive" draw:enhanced-path="M 0 0  L 53 71  L 100 138  L 135 198  L 156 247  N"/>
            </draw:custom-shape>
            <draw:custom-shape draw:style-name="gr35" draw:text-style-name="P2" draw:layer="layout" svg:width="0.193cm" svg:height="0.285cm" svg:x="22.589cm" svg:y="16.107cm">
              <text:p/>
              <draw:enhanced-geometry svg:viewBox="0 0 307 451" draw:type="non-primitive" draw:enhanced-path="M 0 0  L 15 37  L 39 75  L 68 115  L 102 155  L 140 200  L 178 245  L 216 292  L 252 343  L 282 395  L 307 451  N"/>
            </draw:custom-shape>
            <draw:custom-shape draw:style-name="gr35" draw:text-style-name="P2" draw:layer="layout" svg:width="0.197cm" svg:height="0.511cm" svg:x="22.783cm" svg:y="16.393cm">
              <text:p/>
              <draw:enhanced-geometry svg:viewBox="0 0 308 806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35" draw:text-style-name="P2" draw:layer="layout" svg:width="0.171cm" svg:height="0.158cm" svg:x="22.98cm" svg:y="16.904cm">
              <text:p/>
              <draw:enhanced-geometry svg:viewBox="0 0 270 248" draw:type="non-primitive" draw:enhanced-path="M 0 0  L 80 46  L 148 100  L 201 154  L 238 201  L 262 235  L 270 248  N"/>
            </draw:custom-shape>
            <draw:custom-shape draw:style-name="gr35" draw:text-style-name="P2" draw:layer="layout" svg:width="0.375cm" svg:height="0.759cm" svg:x="21.039cm" svg:y="16.657cm">
              <text:p/>
              <draw:enhanced-geometry svg:viewBox="0 0 589 1195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35" draw:text-style-name="P2" draw:layer="layout" svg:width="0.291cm" svg:height="0.654cm" svg:x="20.747cm" svg:y="16.003cm">
              <text:p/>
              <draw:enhanced-geometry svg:viewBox="0 0 458 1029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35" draw:text-style-name="P2" draw:layer="layout" svg:width="0.486cm" svg:height="0.504cm" svg:x="20.261cm" svg:y="16.003cm">
              <text:p/>
              <draw:enhanced-geometry svg:viewBox="0 0 768 793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23" draw:text-style-name="P2" draw:layer="layout" svg:width="1.699cm" svg:height="2.354cm" svg:x="18.882cm" svg:y="14.401cm">
              <text:p/>
              <draw:enhanced-geometry svg:viewBox="0 0 2677 3703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35" draw:text-style-name="P2" draw:layer="layout" svg:width="0.409cm" svg:height="0.368cm" svg:x="20.171cm" svg:y="14.401cm">
              <text:p/>
              <draw:enhanced-geometry svg:viewBox="0 0 648 579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35" draw:text-style-name="P2" draw:layer="layout" svg:width="0.323cm" svg:height="0.539cm" svg:x="19.848cm" svg:y="14.77cm">
              <text:p/>
              <draw:enhanced-geometry svg:viewBox="0 0 508 850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35" draw:text-style-name="P2" draw:layer="layout" svg:width="0.359cm" svg:height="0.565cm" svg:x="19.488cm" svg:y="15.31cm">
              <text:p/>
              <draw:enhanced-geometry svg:viewBox="0 0 565 888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35" draw:text-style-name="P2" draw:layer="layout" svg:width="0.203cm" svg:height="0.412cm" svg:x="19.285cm" svg:y="15.875cm">
              <text:p/>
              <draw:enhanced-geometry svg:viewBox="0 0 319 651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35" draw:text-style-name="P2" draw:layer="layout" svg:width="0.171cm" svg:height="0.193cm" svg:x="19.114cm" svg:y="16.288cm">
              <text:p/>
              <draw:enhanced-geometry svg:viewBox="0 0 270 307" draw:type="non-primitive" draw:enhanced-path="M 270 0  L 241 65  L 206 118  L 165 164  L 122 203  L 79 238  L 37 272  L 0 307  N"/>
            </draw:custom-shape>
            <draw:custom-shape draw:style-name="gr35" draw:text-style-name="P2" draw:layer="layout" svg:width="0.126cm" svg:height="0.273cm" svg:x="18.987cm" svg:y="16.482cm">
              <text:p/>
              <draw:enhanced-geometry svg:viewBox="0 0 200 428" draw:type="non-primitive" draw:enhanced-path="M 200 0  L 168 42  L 134 102  L 100 172  L 69 245  L 42 315  L 19 373  L 5 412  L 0 428  N"/>
            </draw:custom-shape>
            <draw:custom-shape draw:style-name="gr36" draw:text-style-name="P2" draw:layer="layout" svg:width="2.569cm" svg:height="1.609cm" svg:x="20.245cm" svg:y="14.887cm">
              <text:p/>
              <draw:enhanced-geometry svg:viewBox="0 0 4042 2535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37" draw:text-style-name="P2" draw:layer="layout" svg:width="0.292cm" svg:height="0.218cm" svg:x="22.821cm" svg:y="16.332cm">
              <text:p/>
              <draw:enhanced-geometry svg:viewBox="0 0 459 343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35" draw:text-style-name="P2" draw:layer="layout" svg:width="0.308cm" svg:height="0.238cm" svg:x="22.573cm" svg:y="16.078cm">
              <text:p/>
              <draw:enhanced-geometry svg:viewBox="0 0 483 377" draw:type="non-primitive" draw:enhanced-path="M 0 0  L 86 44  L 164 87  L 234 130  L 296 171  L 349 210  L 395 246  L 430 280  L 457 309  L 475 336  L 483 359  L 482 377  N"/>
            </draw:custom-shape>
            <draw:custom-shape draw:style-name="gr35" draw:text-style-name="P2" draw:layer="layout" svg:width="0.121cm" svg:height="0.092cm" svg:x="22.761cm" svg:y="16.237cm">
              <text:p/>
              <draw:enhanced-geometry svg:viewBox="0 0 189 148" draw:type="non-primitive" draw:enhanced-path="M 189 129  L 169 148  L 139 137  L 100 104  L 53 55  L 0 0  N"/>
            </draw:custom-shape>
            <draw:custom-shape draw:style-name="gr35" draw:text-style-name="P2" draw:layer="layout" svg:width="0.155cm" svg:height="0.108cm" svg:x="22.605cm" svg:y="16.129cm">
              <text:p/>
              <draw:enhanced-geometry svg:viewBox="0 0 246 166" draw:type="non-primitive" draw:enhanced-path="M 246 166  L 168 99  L 87 47  L 25 12  L 0 0  N"/>
            </draw:custom-shape>
            <draw:custom-shape draw:style-name="gr35" draw:text-style-name="P2" draw:layer="layout" svg:width="0.209cm" svg:height="0.279cm" svg:x="22.799cm" svg:y="16.708cm">
              <text:p/>
              <draw:enhanced-geometry svg:viewBox="0 0 330 439" draw:type="non-primitive" draw:enhanced-path="M 330 439  L 295 399  L 253 353  L 208 301  L 161 246  L 116 191  L 75 137  L 40 86  L 14 39  L 0 0  N"/>
            </draw:custom-shape>
            <draw:custom-shape draw:style-name="gr35" draw:text-style-name="P2" draw:layer="layout" svg:width="0.054cm" svg:height="0.082cm" svg:x="22.745cm" svg:y="16.634cm">
              <text:p/>
              <draw:enhanced-geometry svg:viewBox="0 0 83 130" draw:type="non-primitive" draw:enhanced-path="M 83 117  L 71 78  L 55 43  L 38 16  L 21 1  L 8 0  L 0 19  L 1 61  L 12 130  N"/>
            </draw:custom-shape>
            <draw:custom-shape draw:style-name="gr35" draw:text-style-name="P2" draw:layer="layout" svg:width="0.188cm" svg:height="0.307cm" svg:x="22.754cm" svg:y="16.717cm">
              <text:p/>
              <draw:enhanced-geometry svg:viewBox="0 0 296 486" draw:type="non-primitive" draw:enhanced-path="M 0 0  L 14 61  L 30 119  L 49 176  L 69 230  L 92 281  L 118 327  L 146 370  L 179 408  L 214 439  L 254 465  L 296 486  N"/>
            </draw:custom-shape>
            <draw:custom-shape draw:style-name="gr35" draw:text-style-name="P2" draw:layer="layout" svg:width="0.279cm" svg:height="0.034cm" svg:x="22.783cm" svg:y="17.114cm">
              <text:p/>
              <draw:enhanced-geometry svg:viewBox="0 0 437 54" draw:type="non-primitive" draw:enhanced-path="M 437 0  L 367 23  L 296 40  L 230 50  L 165 54  L 104 51  L 50 42  L 0 25  N"/>
            </draw:custom-shape>
            <draw:custom-shape draw:style-name="gr35" draw:text-style-name="P2" draw:layer="layout" svg:width="0.136cm" svg:height="0.177cm" svg:x="22.965cm" svg:y="16.364cm">
              <text:p/>
              <draw:enhanced-geometry svg:viewBox="0 0 214 284" draw:type="non-primitive" draw:enhanced-path="M 0 0  L 68 59  L 119 110  L 156 155  L 182 197  L 200 239  L 214 284  N"/>
            </draw:custom-shape>
            <draw:custom-shape draw:style-name="gr35" draw:text-style-name="P2" draw:layer="layout" svg:width="0.019cm" svg:height="0.301cm" svg:x="23.101cm" svg:y="16.542cm">
              <text:p/>
              <draw:enhanced-geometry svg:viewBox="0 0 34 473" draw:type="non-primitive" draw:enhanced-path="M 0 0  L 8 48  L 14 115  L 20 192  L 25 273  L 29 349  L 31 414  L 32 458  L 34 473  N"/>
            </draw:custom-shape>
            <draw:custom-shape draw:style-name="gr35" draw:text-style-name="P2" draw:layer="layout" svg:width="0.076cm" svg:height="0.415cm" svg:x="21.255cm" svg:y="15.227cm">
              <text:p/>
              <draw:enhanced-geometry svg:viewBox="0 0 119 651" draw:type="non-primitive" draw:enhanced-path="M 0 0  L 23 33  L 45 74  L 63 120  L 79 171  L 92 227  L 103 286  L 111 346  L 117 408  L 119 470  L 119 532  L 115 592  L 108 651  N"/>
            </draw:custom-shape>
            <draw:custom-shape draw:style-name="gr35" draw:text-style-name="P2" draw:layer="layout" svg:width="0.076cm" svg:height="0.991cm" svg:x="21.248cm" svg:y="15.643cm">
              <text:p/>
              <draw:enhanced-geometry svg:viewBox="0 0 120 1561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35" draw:text-style-name="P2" draw:layer="layout" svg:width="0.187cm" svg:height="0.788cm" svg:x="20.245cm" svg:y="14.944cm">
              <text:p/>
              <draw:enhanced-geometry svg:viewBox="0 0 294 1241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35" draw:text-style-name="P2" draw:layer="layout" svg:width="0.066cm" svg:height="0.336cm" svg:x="20.178cm" svg:y="15.732cm">
              <text:p/>
              <draw:enhanced-geometry svg:viewBox="0 0 107 533" draw:type="non-primitive" draw:enhanced-path="M 107 0  L 93 53  L 78 121  L 63 196  L 47 276  L 32 354  L 20 424  L 9 481  L 3 518  L 0 533  N"/>
            </draw:custom-shape>
            <draw:custom-shape draw:style-name="gr35" draw:text-style-name="P2" draw:layer="layout" svg:width="0.044cm" svg:height="0.397cm" svg:x="19.603cm" svg:y="16.574cm">
              <text:p/>
              <draw:enhanced-geometry svg:viewBox="0 0 73 626" draw:type="non-primitive" draw:enhanced-path="M 0 626  L 10 571  L 22 517  L 33 462  L 44 406  L 54 351  L 62 294  L 69 238  L 73 180  L 71 121  L 67 61  L 57 0  N"/>
            </draw:custom-shape>
            <draw:custom-shape draw:style-name="gr35" draw:text-style-name="P2" draw:layer="layout" svg:width="0.267cm" svg:height="0.87cm" svg:x="19.635cm" svg:y="15.704cm">
              <text:p/>
              <draw:enhanced-geometry svg:viewBox="0 0 418 1372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35" draw:text-style-name="P2" draw:layer="layout" svg:width="0.164cm" svg:height="0.387cm" svg:x="20.042cm" svg:y="14.802cm">
              <text:p/>
              <draw:enhanced-geometry svg:viewBox="0 0 260 613" draw:type="non-primitive" draw:enhanced-path="M 260 0  L 252 32  L 242 61  L 228 92  L 211 122  L 192 157  L 171 197  L 146 242  L 120 295  L 92 358  L 63 430  L 33 515  L 0 613  N"/>
            </draw:custom-shape>
            <draw:custom-shape draw:style-name="gr35" draw:text-style-name="P2" draw:layer="layout" svg:width="0.508cm" svg:height="1.127cm" svg:x="19.533cm" svg:y="15.189cm">
              <text:p/>
              <draw:enhanced-geometry svg:viewBox="0 0 801 1775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35" draw:text-style-name="P2" draw:layer="layout" svg:width="0.164cm" svg:height="0.438cm" svg:x="19.368cm" svg:y="16.317cm">
              <text:p/>
              <draw:enhanced-geometry svg:viewBox="0 0 262 688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35" draw:text-style-name="P2" draw:layer="layout" svg:width="0.076cm" svg:height="0.269cm" svg:x="19.295cm" svg:y="16.755cm">
              <text:p/>
              <draw:enhanced-geometry svg:viewBox="0 0 123 426" draw:type="non-primitive" draw:enhanced-path="M 118 0  L 123 107  L 122 193  L 115 258  L 102 310  L 84 349  L 61 378  L 33 403  L 0 426  N"/>
            </draw:custom-shape>
            <draw:custom-shape draw:style-name="gr35" draw:text-style-name="P2" draw:layer="layout" svg:width="0.038cm" svg:height="0.225cm" svg:x="19.295cm" svg:y="16.799cm">
              <text:p/>
              <draw:enhanced-geometry svg:viewBox="0 0 63 356" draw:type="non-primitive" draw:enhanced-path="M 0 356  L 22 300  L 43 237  L 58 169  L 63 102  L 56 44  L 36 0  N"/>
            </draw:custom-shape>
            <draw:custom-shape draw:style-name="gr35" draw:text-style-name="P2" draw:layer="layout" svg:width="0.089cm" svg:height="0.149cm" svg:x="19.87cm" svg:y="16.965cm">
              <text:p/>
              <draw:enhanced-geometry svg:viewBox="0 0 141 236" draw:type="non-primitive" draw:enhanced-path="M 0 236  L 64 167  L 110 119  L 136 83  L 141 47  L 119 0  N"/>
            </draw:custom-shape>
            <draw:custom-shape draw:style-name="gr35" draw:text-style-name="P2" draw:layer="layout" svg:width="0.069cm" svg:height="0.231cm" svg:x="19.937cm" svg:y="16.733cm">
              <text:p/>
              <draw:enhanced-geometry svg:viewBox="0 0 106 367" draw:type="non-primitive" draw:enhanced-path="M 13 367  L 0 317  L 5 253  L 24 183  L 50 115  L 78 56  L 98 16  L 106 0  N"/>
            </draw:custom-shape>
            <draw:custom-shape draw:style-name="gr35" draw:text-style-name="P2" draw:layer="layout" svg:width="0.139cm" svg:height="0.231cm" svg:x="19.867cm" svg:y="16.733cm">
              <text:p/>
              <draw:enhanced-geometry svg:viewBox="0 0 220 367" draw:type="non-primitive" draw:enhanced-path="M 220 0  L 159 69  L 108 125  L 66 173  L 34 215  L 13 252  L 1 287  L 0 326  L 8 367  N"/>
            </draw:custom-shape>
            <draw:custom-shape draw:style-name="gr35" draw:text-style-name="P2" draw:layer="layout" svg:width="0.155cm" svg:height="0.164cm" svg:x="19.714cm" svg:y="16.965cm">
              <text:p/>
              <draw:enhanced-geometry svg:viewBox="0 0 248 261" draw:type="non-primitive" draw:enhanced-path="M 248 0  L 246 52  L 215 104  L 166 152  L 109 195  L 56 230  L 16 253  L 0 261  N"/>
            </draw:custom-shape>
            <draw:custom-shape draw:style-name="gr35" draw:text-style-name="P2" draw:layer="layout" svg:width="0.082cm" svg:height="0.399cm" svg:x="19.39cm" svg:y="16.701cm">
              <text:p/>
              <draw:enhanced-geometry svg:viewBox="0 0 131 628" draw:type="non-primitive" draw:enhanced-path="M 0 628  L 28 576  L 51 513  L 71 442  L 88 367  L 100 290  L 110 215  L 118 147  L 124 89  L 128 42  L 131 12  L 131 0  N"/>
            </draw:custom-shape>
            <draw:custom-shape draw:style-name="gr35" draw:text-style-name="P2" draw:layer="layout" svg:width="0.066cm" svg:height="0.412cm" svg:x="19.45cm" svg:y="16.701cm">
              <text:p/>
              <draw:enhanced-geometry svg:viewBox="0 0 105 651" draw:type="non-primitive" draw:enhanced-path="M 34 0  L 60 57  L 80 115  L 94 173  L 101 233  L 105 292  L 104 351  L 97 407  L 88 460  L 74 508  L 58 554  L 40 592  L 21 625  L 0 651  N"/>
            </draw:custom-shape>
            <draw:custom-shape draw:style-name="gr35" draw:text-style-name="P2" draw:layer="layout" svg:width="0.092cm" svg:height="0.203cm" svg:x="19.193cm" svg:y="16.755cm">
              <text:p/>
              <draw:enhanced-geometry svg:viewBox="0 0 146 318" draw:type="non-primitive" draw:enhanced-path="M 146 0  L 81 23  L 37 58  L 11 103  L 0 152  L 0 200  L 7 246  L 16 283  L 25 309  L 29 318  N"/>
            </draw:custom-shape>
            <draw:custom-shape draw:style-name="gr35" draw:text-style-name="P2" draw:layer="layout" svg:width="0.072cm" svg:height="0.203cm" svg:x="19.213cm" svg:y="16.755cm">
              <text:p/>
              <draw:enhanced-geometry svg:viewBox="0 0 117 318" draw:type="non-primitive" draw:enhanced-path="M 0 318  L 21 231  L 52 145  L 83 71  L 108 19  L 117 0  N"/>
            </draw:custom-shape>
            <draw:custom-shape draw:style-name="gr35" draw:text-style-name="P2" draw:layer="layout" svg:width="0.057cm" svg:height="0.164cm" svg:x="19.094cm" svg:y="16.724cm">
              <text:p/>
              <draw:enhanced-geometry svg:viewBox="0 0 88 261" draw:type="non-primitive" draw:enhanced-path="M 52 261  L 28 221  L 11 195  L 1 178  L 0 162  L 6 143  L 22 114  L 49 68  L 88 0  N"/>
            </draw:custom-shape>
            <draw:custom-shape draw:style-name="gr35" draw:text-style-name="P2" draw:layer="layout" svg:width="0.209cm" svg:height="0.397cm" svg:x="19.152cm" svg:y="16.326cm">
              <text:p/>
              <draw:enhanced-geometry svg:viewBox="0 0 330 627" draw:type="non-primitive" draw:enhanced-path="M 0 627  L 30 574  L 62 520  L 94 465  L 125 409  L 157 355  L 188 300  L 217 247  L 244 194  L 270 143  L 293 93  L 313 46  L 330 0  N"/>
            </draw:custom-shape>
            <draw:custom-shape draw:style-name="gr35" draw:text-style-name="P2" draw:layer="layout" svg:width="0.142cm" svg:height="0.329cm" svg:x="19.362cm" svg:y="15.996cm">
              <text:p/>
              <draw:enhanced-geometry svg:viewBox="0 0 223 521" draw:type="non-primitive" draw:enhanced-path="M 0 521  L 23 456  L 52 383  L 84 308  L 118 231  L 150 159  L 179 96  L 202 45  L 217 12  L 223 0  N"/>
            </draw:custom-shape>
            <draw:custom-shape draw:style-name="gr35" draw:text-style-name="P2" draw:layer="layout" svg:width="0.038cm" svg:height="0.18cm" svg:x="20.229cm" svg:y="14.478cm">
              <text:p/>
              <draw:enhanced-geometry svg:viewBox="0 0 60 284" draw:type="non-primitive" draw:enhanced-path="M 60 284  L 20 199  L 3 106  L 0 30  L 1 0  N"/>
            </draw:custom-shape>
            <draw:custom-shape draw:style-name="gr35" draw:text-style-name="P2" draw:layer="layout" svg:width="0.025cm" svg:height="0.188cm" svg:x="20.124cm" svg:y="14.598cm">
              <text:p/>
              <draw:enhanced-geometry svg:viewBox="0 0 36 295" draw:type="non-primitive" draw:enhanced-path="M 36 295  L 16 205  L 4 107  L 1 31  L 0 0  N"/>
            </draw:custom-shape>
            <draw:custom-shape draw:style-name="gr35" draw:text-style-name="P2" draw:layer="layout" svg:width="0.028cm" svg:height="0.537cm" svg:x="19.991cm" svg:y="14.528cm">
              <text:p/>
              <draw:enhanced-geometry svg:viewBox="0 0 44 841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35" draw:text-style-name="P2" draw:layer="layout" svg:width="0.051cm" svg:height="0.45cm" svg:x="19.73cm" svg:y="14.906cm">
              <text:p/>
              <draw:enhanced-geometry svg:viewBox="0 0 79 710" draw:type="non-primitive" draw:enhanced-path="M 31 710  L 14 655  L 4 594  L 0 526  L 1 455  L 6 383  L 15 311  L 26 241  L 38 177  L 51 119  L 61 70  L 71 33  L 77 9  L 79 0  N"/>
            </draw:custom-shape>
            <draw:custom-shape draw:style-name="gr35" draw:text-style-name="P2" draw:layer="layout" svg:width="0.164cm" svg:height="0.644cm" svg:x="19.444cm" svg:y="15.253cm">
              <text:p/>
              <draw:enhanced-geometry svg:viewBox="0 0 259 1016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35" draw:text-style-name="P2" draw:layer="layout" svg:width="0.038cm" svg:height="0.301cm" svg:x="19.263cm" svg:y="15.942cm">
              <text:p/>
              <draw:enhanced-geometry svg:viewBox="0 0 60 473" draw:type="non-primitive" draw:enhanced-path="M 60 0  L 44 116  L 31 214  L 21 296  L 13 361  L 7 411  L 4 446  L 1 467  L 0 473  N"/>
            </draw:custom-shape>
            <draw:custom-shape draw:style-name="gr35" draw:text-style-name="P2" draw:layer="layout" svg:width="0.216cm" svg:height="0.216cm" svg:x="19.047cm" svg:y="16.244cm">
              <text:p/>
              <draw:enhanced-geometry svg:viewBox="0 0 340 343" draw:type="non-primitive" draw:enhanced-path="M 340 0  L 269 73  L 203 138  L 144 197  L 95 247  L 54 288  L 25 318  L 5 338  L 0 343  N"/>
            </draw:custom-shape>
            <draw:custom-shape draw:style-name="gr35" draw:text-style-name="P2" draw:layer="layout" svg:width="0.11cm" svg:height="0.196cm" svg:x="18.936cm" svg:y="16.46cm">
              <text:p/>
              <draw:enhanced-geometry svg:viewBox="0 0 177 308" draw:type="non-primitive" draw:enhanced-path="M 177 0  L 149 73  L 126 135  L 102 189  L 76 236  L 43 275  L 0 308  N"/>
            </draw:custom-shape>
            <draw:custom-shape draw:style-name="gr35" draw:text-style-name="P2" draw:layer="layout" svg:width="0.219cm" svg:height="0.504cm" svg:x="19.218cm" svg:y="14.484cm">
              <text:p/>
              <draw:enhanced-geometry svg:viewBox="0 0 343 795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35" draw:text-style-name="P2" draw:layer="layout" svg:width="0.32cm" svg:height="0.727cm" svg:x="18.898cm" svg:y="14.989cm">
              <text:p/>
              <draw:enhanced-geometry svg:viewBox="0 0 506 1145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35" draw:text-style-name="P2" draw:layer="layout" svg:width="0.117cm" svg:height="0.114cm" svg:x="20.741cm" svg:y="15.897cm">
              <text:p/>
              <draw:enhanced-geometry svg:viewBox="0 0 188 178" draw:type="non-primitive" draw:enhanced-path="M 0 178  L 34 127  L 56 93  L 69 70  L 83 54  L 102 42  L 135 25  L 188 0  N"/>
            </draw:custom-shape>
            <draw:custom-shape draw:style-name="gr35" draw:text-style-name="P2" draw:layer="layout" svg:width="0.209cm" svg:height="0.231cm" svg:x="20.858cm" svg:y="15.665cm">
              <text:p/>
              <draw:enhanced-geometry svg:viewBox="0 0 330 366" draw:type="non-primitive" draw:enhanced-path="M 0 366  L 58 331  L 115 279  L 171 219  L 222 157  L 266 98  L 300 47  L 323 13  L 330 0  N"/>
            </draw:custom-shape>
            <draw:custom-shape draw:style-name="gr35" draw:text-style-name="P2" draw:layer="layout" svg:width="0.082cm" svg:height="0.787cm" svg:x="20.994cm" svg:y="14.878cm">
              <text:p/>
              <draw:enhanced-geometry svg:viewBox="0 0 133 1241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35" draw:text-style-name="P2" draw:layer="layout" svg:width="0.063cm" svg:height="0.301cm" svg:x="21.055cm" svg:y="15.536cm">
            <text:p/>
            <draw:enhanced-geometry svg:viewBox="0 0 100 473" draw:type="non-primitive" draw:enhanced-path="M 83 0  L 96 84  L 100 157  L 98 222  L 89 280  L 74 334  L 53 382  L 28 429  L 0 473  N"/>
          </draw:custom-shape>
          <draw:custom-shape draw:style-name="gr35" draw:text-style-name="P2" draw:layer="layout" svg:width="0.092cm" svg:height="0.225cm" svg:x="20.963cm" svg:y="15.838cm">
            <text:p/>
            <draw:enhanced-geometry svg:viewBox="0 0 142 355" draw:type="non-primitive" draw:enhanced-path="M 142 0  L 112 53  L 94 110  L 80 167  L 69 223  L 54 274  L 33 319  L 0 355  N"/>
          </draw:custom-shape>
          <draw:custom-shape draw:style-name="gr35" draw:text-style-name="P2" draw:layer="layout" svg:width="0.209cm" svg:height="0.041cm" svg:x="20.753cm" svg:y="16.035cm">
            <text:p/>
            <draw:enhanced-geometry svg:viewBox="0 0 329 68" draw:type="non-primitive" draw:enhanced-path="M 329 47  L 273 68  L 202 65  L 129 50  L 63 27  L 17 8  L 0 0  N"/>
          </draw:custom-shape>
          <draw:custom-shape draw:style-name="gr35" draw:text-style-name="P2" draw:layer="layout" svg:width="0.031cm" svg:height="0.396cm" svg:x="21.376cm" svg:y="15.523cm">
            <text:p/>
            <draw:enhanced-geometry svg:viewBox="0 0 51 626" draw:type="non-primitive" draw:enhanced-path="M 0 0  L 13 83  L 24 154  L 34 214  L 42 267  L 49 316  L 51 361  L 51 405  L 48 452  L 41 503  L 29 559  L 12 626  N"/>
          </draw:custom-shape>
          <draw:custom-shape draw:style-name="gr35" draw:text-style-name="P2" draw:layer="layout" svg:width="0.104cm" svg:height="0.669cm" svg:x="21.278cm" svg:y="15.92cm">
            <text:p/>
            <draw:enhanced-geometry svg:viewBox="0 0 164 1053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36" draw:text-style-name="P2" draw:layer="layout" svg:width="0.673cm" svg:height="1.117cm" svg:x="19.505cm" svg:y="16.057cm">
            <text:p/>
            <draw:enhanced-geometry svg:viewBox="0 0 1061 1763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35" draw:text-style-name="P2" draw:layer="layout" svg:width="0.374cm" svg:height="1.117cm" svg:x="19.301cm" svg:y="14.577cm">
            <text:p/>
            <draw:enhanced-geometry svg:viewBox="0 0 590 1760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35" draw:text-style-name="P2" draw:layer="layout" svg:width="0.435cm" svg:height="0.609cm" svg:x="18.866cm" svg:y="15.695cm">
            <text:p/>
            <draw:enhanced-geometry svg:viewBox="0 0 683 959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35" draw:text-style-name="P2" draw:layer="layout" svg:width="0.105cm" svg:height="0.324cm" svg:x="18.761cm" svg:y="16.304cm">
            <text:p/>
            <draw:enhanced-geometry svg:viewBox="0 0 167 509" draw:type="non-primitive" draw:enhanced-path="M 167 0  L 121 47  L 85 103  L 58 168  L 37 236  L 22 304  L 12 367  L 5 424  L 3 468  L 2 497  L 0 509  N"/>
          </draw:custom-shape>
          <draw:custom-shape draw:style-name="gr35" draw:text-style-name="P2" draw:layer="layout" svg:width="0.076cm" svg:height="0.437cm" svg:x="18.761cm" svg:y="16.191cm">
            <text:p/>
            <draw:enhanced-geometry svg:viewBox="0 0 120 686" draw:type="non-primitive" draw:enhanced-path="M 1 686  L 0 623  L 0 562  L 3 500  L 6 440  L 13 380  L 21 321  L 32 263  L 44 208  L 60 153  L 77 100  L 98 50  L 120 0  N"/>
          </draw:custom-shape>
          <draw:custom-shape draw:style-name="gr35" draw:text-style-name="P2" draw:layer="layout" svg:width="0.391cm" svg:height="0.705cm" svg:x="18.838cm" svg:y="15.485cm">
            <text:p/>
            <draw:enhanced-geometry svg:viewBox="0 0 615 1113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35" draw:text-style-name="P2" draw:layer="layout" svg:width="0.231cm" svg:height="0.667cm" svg:x="19.229cm" svg:y="14.818cm">
            <text:p/>
            <draw:enhanced-geometry svg:viewBox="0 0 364 1051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35" draw:text-style-name="P2" draw:layer="layout" svg:width="0.314cm" svg:height="0.733cm" svg:x="19.146cm" svg:y="14.818cm">
            <text:p/>
            <draw:enhanced-geometry svg:viewBox="0 0 495 1159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35" draw:text-style-name="P2" draw:layer="layout" svg:width="0.346cm" svg:height="0.594cm" svg:x="18.799cm" svg:y="15.552cm">
            <text:p/>
            <draw:enhanced-geometry svg:viewBox="0 0 543 932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35" draw:text-style-name="P2" draw:layer="layout" svg:width="0.095cm" svg:height="0.374cm" svg:x="18.704cm" svg:y="16.146cm">
            <text:p/>
            <draw:enhanced-geometry svg:viewBox="0 0 152 592" draw:type="non-primitive" draw:enhanced-path="M 152 0  L 128 53  L 105 107  L 83 160  L 65 214  L 48 270  L 34 324  L 21 378  L 12 433  L 5 487  L 1 540  L 0 592  N"/>
          </draw:custom-shape>
          <draw:custom-shape draw:style-name="gr33" draw:text-style-name="P2" draw:layer="layout" svg:width="0.088cm" svg:height="0.076cm" svg:x="22.577cm" svg:y="12.715cm">
            <text:p/>
            <draw:enhanced-geometry svg:viewBox="0 0 139 122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33" draw:text-style-name="P2" draw:layer="layout" svg:width="0.047cm" svg:height="0.075cm" svg:x="22.31cm" svg:y="12.709cm">
            <text:p/>
            <draw:enhanced-geometry svg:viewBox="0 0 75 120" draw:type="non-primitive" draw:enhanced-path="M 63 14  L 74 46  L 75 86  L 64 117  L 64 117  L 43 119  L 28 120  L 22 120  L 22 120  L 0 67  L 5 21  L 13 0  L 13 0  L 41 4  L 57 10  L 63 14  L 63 14  L 63 14  Z N"/>
          </draw:custom-shape>
        </draw:g>
        <presentation:notes draw:style-name="dp2">
          <draw:page-thumbnail draw:layer="layout" svg:width="13.472cm" svg:height="9.327cm" svg:x="3.126cm" svg:y="1.896cm" draw:page-number="11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answer</text:p>
          </draw:text-box>
        </draw:frame>
        <draw:frame presentation:style-name="pr5" draw:layer="layout" svg:width="23.363cm" svg:height="17.185cm" svg:x="3.597cm" svg:y="1.058cm" presentation:class="outline" presentation:placeholder="true" presentation:user-transformed="true">
          <draw:text-box/>
        </draw:frame>
        <draw:custom-shape draw:style-name="gr2" draw:text-style-name="P2" draw:layer="layout" svg:width="16.405cm" svg:height="5.941cm" svg:x="5.106cm" svg:y="6.857cm">
          <text:p text:style-name="P6"><text:span text:style-name="T6">typedef struct </text:span><text:span text:style-name="T15">wibble wibble;</text:span></text:p>
          <text:p text:style-name="P6"><text:span text:style-name="T7"/></text:p>
          <text:p text:style-name="P6"><text:span text:style-name="T6">void</text:span><text:span text:style-name="T7"> f(wibble x[4]);</text:span></text:p>
          <text:p text:style-name="P6"><text:span text:style-name="T7"/></text:p>
          <text:p text:style-name="P6"><text:span text:style-name="T6">void</text:span><text:span text:style-name="T7"> f(wibble x[]);</text:span></text:p>
          <text:p text:style-name="P6"><text:span text:style-name="T7"/></text:p>
          <text:p text:style-name="P6"><text:span text:style-name="T6">void</text:span><text:span text:style-name="T7"> f(wibble * ptr);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22.507cm" svg:y1="12.259cm" svg:x2="16.109cm" svg:y2="12.259cm">
          <text:p/>
        </draw:line>
        <draw:custom-shape draw:style-name="gr6" draw:text-style-name="P2" draw:layer="layout" svg:width="2.416cm" svg:height="2.787cm" svg:x="22.309cm" svg:y="7.673cm">
          <text:p text:style-name="P9"><text:span text:style-name="T16">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01cm" svg:height="3.295cm" svg:x="22.106cm" svg:y="10.433cm">
          <text:p text:style-name="P9"><text:span text:style-name="T19">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6cm" svg:height="2.787cm" svg:x="22.309cm" svg:y="9.274cm">
          <text:p text:style-name="P9"><text:span text:style-name="T16">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2.357cm" svg:y1="10.526cm" svg:x2="15.959cm" svg:y2="10.526cm">
          <text:p/>
        </draw:line>
        <draw:line draw:style-name="gr4" draw:text-style-name="P7" draw:layer="layout" svg:x1="22.357cm" svg:y1="8.925cm" svg:x2="15.959cm" svg:y2="8.925cm">
          <text:p/>
        </draw:line>
        <presentation:notes draw:style-name="dp2">
          <draw:page-thumbnail draw:layer="layout" svg:width="13.472cm" svg:height="9.327cm" svg:x="3.126cm" svg:y="1.896cm" draw:page-number="12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exercise</text:p>
          </draw:text-box>
        </draw:frame>
        <draw:frame presentation:style-name="pr3" draw:text-style-name="P2" draw:layer="layout" svg:width="23.363cm" svg:height="16.934cm" svg:x="3.597cm" svg:y="1.058cm" presentation:class="outline" presentation:user-transformed="true">
          <draw:text-box>
            <text:list text:style-name="L3">
              <text:list-item>
                <text:p text:style-name="P4">are these code fragments conforming?</text:p>
              </text:list-item>
              <text:list-item>
                <text:p text:style-name="P4">if not, why not?</text:p>
              </text:list-item>
            </text:list>
          </draw:text-box>
        </draw:frame>
        <draw:custom-shape draw:style-name="gr2" draw:text-style-name="P2" draw:layer="layout" svg:width="10.8cm" svg:height="4.317cm" svg:x="7.558cm" svg:y="11.126cm">
          <text:p text:style-name="P6"><text:span text:style-name="T6">int </text:span><text:span text:style-name="T15">table[][] = </text:span></text:p>
          <text:p text:style-name="P6"><text:span text:style-name="T15">{ </text:span></text:p>
          <text:p text:style-name="P6"><text:span text:style-name="T15"><text:s text:c="3"/></text:span><text:span text:style-name="T15">{ 1, 2, 3 },</text:span></text:p>
          <text:p text:style-name="P6"><text:span text:style-name="T15"><text:s text:c="3"/></text:span><text:span text:style-name="T15">{ 4, 5, 6 } </text:span></text:p>
          <text:p text:style-name="P6"><text:span text:style-name="T15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8cm" svg:height="4.317cm" svg:x="7.558cm" svg:y="5.724cm">
          <text:p text:style-name="P6"><text:span text:style-name="T6">int </text:span><text:span text:style-name="T15">table[] = </text:span></text:p>
          <text:p text:style-name="P6"><text:span text:style-name="T15">{ </text:span></text:p>
          <text:p text:style-name="P6"><text:span text:style-name="T15"><text:s text:c="3"/></text:span><text:span text:style-name="T15">1, 2, 3,</text:span></text:p>
          <text:p text:style-name="P6"><text:span text:style-name="T15"><text:s text:c="3"/></text:span><text:span text:style-name="T15">4, 5, 6 </text:span></text:p>
          <text:p text:style-name="P6"><text:span text:style-name="T15">};</text:span></text:p>
          <draw:enhanced-geometry svg:viewBox="0 0 21600 21600" draw:type="mso-spt202" draw:enhanced-path="M 0 0 L 21600 0 21600 21600 0 21600 0 0 Z N"/>
        </draw:custom-shape>
        <draw:g>
          <draw:rect draw:style-name="gr14" draw:text-style-name="P7" draw:layer="layout" svg:width="9.203cm" svg:height="8.648cm" svg:x="15.959cm" svg:y="8.925cm">
            <text:p/>
          </draw:rect>
          <draw:g>
            <draw:custom-shape draw:style-name="gr15" draw:text-style-name="P2" draw:layer="layout" svg:width="0.328cm" svg:height="0.41cm" svg:x="21.714cm" svg:y="11.051cm">
              <text:p/>
              <draw:enhanced-geometry svg:viewBox="0 0 402 505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16" draw:text-style-name="P2" draw:layer="layout" svg:width="0.243cm" svg:height="0.207cm" svg:x="17.646cm" svg:y="15.083cm">
              <text:p/>
              <draw:enhanced-geometry svg:viewBox="0 0 301 254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17" draw:text-style-name="P2" draw:layer="layout" svg:width="1.307cm" svg:height="1.051cm" svg:x="17.69cm" svg:y="15.002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18" draw:text-style-name="P2" draw:layer="layout" svg:width="1.307cm" svg:height="1.051cm" svg:x="17.69cm" svg:y="15.002cm">
              <text:p/>
              <draw:enhanced-geometry svg:viewBox="0 0 1608 1291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19" draw:text-style-name="P7" draw:layer="layout" svg:x1="18.184cm" svg:y1="15.273cm" svg:x2="18.08cm" svg:y2="15.378cm">
              <text:p/>
            </draw:line>
            <draw:custom-shape draw:style-name="gr20" draw:text-style-name="P2" draw:layer="layout" svg:width="2.971cm" svg:height="2.448cm" svg:x="15.97cm" svg:y="15.111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18" draw:text-style-name="P2" draw:layer="layout" svg:width="2.971cm" svg:height="2.448cm" svg:x="15.97cm" svg:y="15.111cm">
              <text:p/>
              <draw:enhanced-geometry svg:viewBox="0 0 3659 3016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21" draw:text-style-name="P2" draw:layer="layout" svg:width="1.891cm" svg:height="1.68cm" svg:x="16.246cm" svg:y="15.424cm">
              <text:p/>
              <draw:enhanced-geometry svg:viewBox="0 0 2328 2071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18" draw:text-style-name="P2" draw:layer="layout" svg:width="0.394cm" svg:height="0.283cm" svg:x="18.486cm" svg:y="16.744cm">
              <text:p/>
              <draw:enhanced-geometry svg:viewBox="0 0 486 353" draw:type="non-primitive" draw:enhanced-path="M 486 0  L 459 30  L 424 62  L 380 97  L 331 135  L 277 173  L 220 212  L 163 250  L 105 288  L 51 322  L 0 353  N"/>
            </draw:custom-shape>
            <draw:custom-shape draw:style-name="gr18" draw:text-style-name="P2" draw:layer="layout" svg:width="0.901cm" svg:height="0.37cm" svg:x="17.585cm" svg:y="17.027cm">
              <text:p/>
              <draw:enhanced-geometry svg:viewBox="0 0 1111 453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18" draw:text-style-name="P2" draw:layer="layout" svg:width="0.8cm" svg:height="0.035cm" svg:x="16.785cm" svg:y="17.377cm">
              <text:p/>
              <draw:enhanced-geometry svg:viewBox="0 0 982 46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18" draw:text-style-name="P2" draw:layer="layout" svg:width="0.519cm" svg:height="0.252cm" svg:x="16.266cm" svg:y="17.125cm">
              <text:p/>
              <draw:enhanced-geometry svg:viewBox="0 0 641 307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18" draw:text-style-name="P2" draw:layer="layout" svg:width="0.438cm" svg:height="0.43cm" svg:x="18.47cm" svg:y="16.021cm">
              <text:p/>
              <draw:enhanced-geometry svg:viewBox="0 0 541 528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18" draw:text-style-name="P2" draw:layer="layout" svg:width="0.426cm" svg:height="0.21cm" svg:x="18.044cm" svg:y="16.236cm">
              <text:p/>
              <draw:enhanced-geometry svg:viewBox="0 0 524 264" draw:type="non-primitive" draw:enhanced-path="M 524 264  L 469 249  L 407 225  L 338 195  L 269 159  L 200 121  L 137 85  L 82 52  L 38 25  L 10 7  L 0 0  N"/>
            </draw:custom-shape>
            <draw:custom-shape draw:style-name="gr18" draw:text-style-name="P2" draw:layer="layout" svg:width="0.121cm" svg:height="0.645cm" svg:x="18.044cm" svg:y="16.236cm">
              <text:p/>
              <draw:enhanced-geometry svg:viewBox="0 0 148 798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18" draw:text-style-name="P2" draw:layer="layout" svg:width="0.547cm" svg:height="0.154cm" svg:x="17.496cm" svg:y="16.747cm">
              <text:p/>
              <draw:enhanced-geometry svg:viewBox="0 0 678 190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18" draw:text-style-name="P2" draw:layer="layout" svg:width="0.117cm" svg:height="0.369cm" svg:x="17.476cm" svg:y="16.747cm">
              <text:p/>
              <draw:enhanced-geometry svg:viewBox="0 0 145 454" draw:type="non-primitive" draw:enhanced-path="M 26 0  L 63 45  L 94 93  L 118 142  L 135 191  L 144 240  L 145 286  L 140 329  L 127 368  L 106 401  L 78 427  L 43 445  L 0 454  N"/>
            </draw:custom-shape>
            <draw:custom-shape draw:style-name="gr18" draw:text-style-name="P2" draw:layer="layout" svg:width="0.742cm" svg:height="0.028cm" svg:x="16.733cm" svg:y="17.109cm">
              <text:p/>
              <draw:enhanced-geometry svg:viewBox="0 0 912 32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18" draw:text-style-name="P2" draw:layer="layout" svg:width="0.195cm" svg:height="0.186cm" svg:x="16.538cm" svg:y="16.922cm">
              <text:p/>
              <draw:enhanced-geometry svg:viewBox="0 0 242 234" draw:type="non-primitive" draw:enhanced-path="M 242 234  L 181 204  L 128 172  L 80 134  L 43 94  L 16 48  L 0 0  N"/>
            </draw:custom-shape>
            <draw:custom-shape draw:style-name="gr18" draw:text-style-name="P2" draw:layer="layout" svg:width="0.195cm" svg:height="0.292cm" svg:x="17.122cm" svg:y="16.69cm">
              <text:p/>
              <draw:enhanced-geometry svg:viewBox="0 0 242 362" draw:type="non-primitive" draw:enhanced-path="M 0 0  L 46 42  L 92 82  L 137 123  L 175 163  L 208 202  L 231 238  L 242 274  L 241 306  L 225 336  L 191 362  N"/>
            </draw:custom-shape>
            <draw:custom-shape draw:style-name="gr18" draw:text-style-name="P2" draw:layer="layout" svg:width="0.572cm" svg:height="0.109cm" svg:x="16.704cm" svg:y="16.983cm">
              <text:p/>
              <draw:enhanced-geometry svg:viewBox="0 0 705 131" draw:type="non-primitive" draw:enhanced-path="M 705 0  L 669 19  L 628 37  L 584 53  L 536 69  L 485 84  L 431 96  L 375 107  L 316 116  L 255 124  L 192 129  L 129 131  L 66 131  L 0 128  N"/>
            </draw:custom-shape>
            <draw:custom-shape draw:style-name="gr18" draw:text-style-name="P2" draw:layer="layout" svg:width="0.348cm" svg:height="0.122cm" svg:x="18.316cm" svg:y="15.748cm">
              <text:p/>
              <draw:enhanced-geometry svg:viewBox="0 0 430 154" draw:type="non-primitive" draw:enhanced-path="M 430 154  L 373 124  L 313 94  L 252 65  L 193 40  L 136 20  L 84 6  L 38 0  L 0 5  N"/>
            </draw:custom-shape>
            <draw:custom-shape draw:style-name="gr18" draw:text-style-name="P2" draw:layer="layout" svg:width="0.162cm" svg:height="0.084cm" svg:x="18.153cm" svg:y="15.753cm">
              <text:p/>
              <draw:enhanced-geometry svg:viewBox="0 0 200 105" draw:type="non-primitive" draw:enhanced-path="M 200 0  L 110 40  L 33 84  L 0 105  N"/>
            </draw:custom-shape>
            <draw:custom-shape draw:style-name="gr18" draw:text-style-name="P2" draw:layer="layout" svg:width="0.072cm" svg:height="0.15cm" svg:x="18.08cm" svg:y="15.688cm">
              <text:p/>
              <draw:enhanced-geometry svg:viewBox="0 0 86 183" draw:type="non-primitive" draw:enhanced-path="M 86 183  L 41 86  L 10 22  L 0 0  N"/>
            </draw:custom-shape>
            <draw:custom-shape draw:style-name="gr18" draw:text-style-name="P2" draw:layer="layout" svg:width="0.19cm" svg:height="0.487cm" svg:x="18.288cm" svg:y="15.785cm">
              <text:p/>
              <draw:enhanced-geometry svg:viewBox="0 0 235 600" draw:type="non-primitive" draw:enhanced-path="M 0 0  L 4 38  L 17 93  L 40 157  L 67 228  L 99 303  L 131 378  L 162 447  L 190 508  L 214 556  L 229 588  L 235 600  N"/>
            </draw:custom-shape>
            <draw:custom-shape draw:style-name="gr18" draw:text-style-name="P2" draw:layer="layout" svg:width="0.532cm" svg:height="0.109cm" svg:x="17.946cm" svg:y="16.163cm">
              <text:p/>
              <draw:enhanced-geometry svg:viewBox="0 0 653 136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18" draw:text-style-name="P2" draw:layer="layout" svg:width="0.06cm" svg:height="0.523cm" svg:x="17.951cm" svg:y="16.257cm">
              <text:p/>
              <draw:enhanced-geometry svg:viewBox="0 0 73 643" draw:type="non-primitive" draw:enhanced-path="M 0 0  L 12 54  L 23 119  L 32 192  L 41 270  L 49 348  L 56 424  L 63 494  L 67 554  L 70 601  L 72 632  L 73 643  N"/>
            </draw:custom-shape>
            <draw:custom-shape draw:style-name="gr18" draw:text-style-name="P2" draw:layer="layout" svg:width="0.649cm" svg:height="0.15cm" svg:x="17.361cm" svg:y="16.638cm">
              <text:p/>
              <draw:enhanced-geometry svg:viewBox="0 0 798 181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18" draw:text-style-name="P2" draw:layer="layout" svg:width="0.247cm" svg:height="0.198cm" svg:x="17.122cm" svg:y="16.589cm">
              <text:p/>
              <draw:enhanced-geometry svg:viewBox="0 0 306 244" draw:type="non-primitive" draw:enhanced-path="M 306 244  L 231 160  L 159 96  L 96 50  L 45 20  L 12 5  L 0 0  N"/>
            </draw:custom-shape>
            <draw:custom-shape draw:style-name="gr18" draw:text-style-name="P2" draw:layer="layout" svg:width="0.552cm" svg:height="0.296cm" svg:x="18.389cm" svg:y="16.284cm">
              <text:p/>
              <draw:enhanced-geometry svg:viewBox="0 0 676 364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18" draw:text-style-name="P2" draw:layer="layout" svg:width="0.158cm" svg:height="0.113cm" svg:x="18.231cm" svg:y="16.447cm">
              <text:p/>
              <draw:enhanced-geometry svg:viewBox="0 0 197 136" draw:type="non-primitive" draw:enhanced-path="M 197 136  L 80 79  L 21 41  L 0 16  L 2 3  L 6 0  N"/>
            </draw:custom-shape>
            <draw:custom-shape draw:style-name="gr18" draw:text-style-name="P2" draw:layer="layout" svg:width="0.061cm" svg:height="0.377cm" svg:x="18.234cm" svg:y="16.447cm">
              <text:p/>
              <draw:enhanced-geometry svg:viewBox="0 0 75 462" draw:type="non-primitive" draw:enhanced-path="M 0 0  L 28 74  L 50 140  L 65 201  L 72 258  L 75 311  L 69 362  L 57 412  L 36 462  N"/>
            </draw:custom-shape>
            <draw:custom-shape draw:style-name="gr18" draw:text-style-name="P2" draw:layer="layout" svg:width="0.353cm" svg:height="0.117cm" svg:x="18.263cm" svg:y="16.825cm">
              <text:p/>
              <draw:enhanced-geometry svg:viewBox="0 0 434 145" draw:type="non-primitive" draw:enhanced-path="M 0 0  L 76 0  L 142 1  L 199 5  L 251 14  L 299 31  L 343 57  L 387 95  L 434 145  N"/>
            </draw:custom-shape>
            <draw:custom-shape draw:style-name="gr18" draw:text-style-name="P2" draw:layer="layout" svg:width="0.43cm" svg:height="0.133cm" svg:x="16.201cm" svg:y="16.646cm">
              <text:p/>
              <draw:enhanced-geometry svg:viewBox="0 0 531 165" draw:type="non-primitive" draw:enhanced-path="M 531 162  L 452 165  L 375 162  L 303 155  L 236 145  L 175 131  L 122 114  L 77 94  L 40 73  L 15 49  L 1 25  L 0 0  N"/>
            </draw:custom-shape>
            <draw:custom-shape draw:style-name="gr18" draw:text-style-name="P2" draw:layer="layout" svg:width="0.219cm" svg:height="0.154cm" svg:x="16.712cm" svg:y="16.443cm">
              <text:p/>
              <draw:enhanced-geometry svg:viewBox="0 0 271 190" draw:type="non-primitive" draw:enhanced-path="M 0 0  L 55 33  L 119 67  L 179 102  L 231 136  L 264 165  L 271 190  N"/>
            </draw:custom-shape>
            <draw:custom-shape draw:style-name="gr18" draw:text-style-name="P2" draw:layer="layout" svg:width="0.653cm" svg:height="0.222cm" svg:x="17.459cm" svg:y="16.91cm">
              <text:p/>
              <draw:enhanced-geometry svg:viewBox="0 0 802 272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18" draw:text-style-name="P2" draw:layer="layout" svg:width="0.414cm" svg:height="0.125cm" svg:x="18.113cm" svg:y="16.89cm">
              <text:p/>
              <draw:enhanced-geometry svg:viewBox="0 0 514 155" draw:type="non-primitive" draw:enhanced-path="M 0 29  L 50 11  L 106 2  L 163 0  L 222 3  L 280 14  L 335 29  L 387 49  L 433 72  L 470 98  L 497 127  L 514 155  N"/>
            </draw:custom-shape>
            <draw:custom-shape draw:style-name="gr18" draw:text-style-name="P2" draw:layer="layout" svg:width="0.401cm" svg:height="0.06cm" svg:x="17.711cm" svg:y="15.387cm">
              <text:p/>
              <draw:enhanced-geometry svg:viewBox="0 0 495 73" draw:type="non-primitive" draw:enhanced-path="M 495 73  L 439 53  L 378 34  L 313 18  L 249 6  L 186 0  L 129 0  L 77 9  L 33 26  L 0 54  N"/>
            </draw:custom-shape>
            <draw:custom-shape draw:style-name="gr18" draw:text-style-name="P2" draw:layer="layout" svg:width="0.114cm" svg:height="0.145cm" svg:x="17.597cm" svg:y="15.286cm">
              <text:p/>
              <draw:enhanced-geometry svg:viewBox="0 0 136 180" draw:type="non-primitive" draw:enhanced-path="M 136 180  L 71 90  L 21 25  L 0 0  N"/>
            </draw:custom-shape>
            <draw:custom-shape draw:style-name="gr18" draw:text-style-name="P2" draw:layer="layout" svg:width="0.296cm" svg:height="0.151cm" svg:x="15.981cm" svg:y="16.869cm">
              <text:p/>
              <draw:enhanced-geometry svg:viewBox="0 0 365 187" draw:type="non-primitive" draw:enhanced-path="M 365 187  L 304 174  L 237 152  L 170 122  L 108 88  L 56 55  L 18 24  L 0 0  N"/>
            </draw:custom-shape>
            <draw:custom-shape draw:style-name="gr22" draw:text-style-name="P2" draw:layer="layout" svg:width="0.28cm" svg:height="0.117cm" svg:x="16.769cm" svg:y="16.284cm">
              <text:p/>
              <draw:enhanced-geometry svg:viewBox="0 0 344 145" draw:type="non-primitive" draw:enhanced-path="M 344 145  L 297 91  L 237 53  L 171 27  L 108 11  L 54 3  L 15 0  L 0 0  N"/>
            </draw:custom-shape>
            <draw:custom-shape draw:style-name="gr22" draw:text-style-name="P2" draw:layer="layout" svg:width="0.207cm" svg:height="0.15cm" svg:x="16.903cm" svg:y="16.167cm">
              <text:p/>
              <draw:enhanced-geometry svg:viewBox="0 0 254 181" draw:type="non-primitive" draw:enhanced-path="M 254 181  L 203 128  L 137 78  L 70 37  L 21 10  L 0 0  N"/>
            </draw:custom-shape>
            <draw:custom-shape draw:style-name="gr22" draw:text-style-name="P2" draw:layer="layout" svg:width="0.243cm" svg:height="0.105cm" svg:x="16.96cm" svg:y="16.094cm">
              <text:p/>
              <draw:enhanced-geometry svg:viewBox="0 0 297 126" draw:type="non-primitive" draw:enhanced-path="M 297 126  L 238 82  L 160 47  L 83 21  L 23 5  L 0 0  N"/>
            </draw:custom-shape>
            <draw:custom-shape draw:style-name="gr22" draw:text-style-name="P2" draw:layer="layout" svg:width="0.227cm" svg:height="0.134cm" svg:x="17.058cm" svg:y="15.984cm">
              <text:p/>
              <draw:enhanced-geometry svg:viewBox="0 0 279 161" draw:type="non-primitive" draw:enhanced-path="M 279 161  L 222 113  L 150 69  L 77 32  L 23 9  L 0 0  N"/>
            </draw:custom-shape>
            <draw:custom-shape draw:style-name="gr22" draw:text-style-name="P2" draw:layer="layout" svg:width="0.264cm" svg:height="0.109cm" svg:x="17.122cm" svg:y="15.899cm">
              <text:p/>
              <draw:enhanced-geometry svg:viewBox="0 0 324 135" draw:type="non-primitive" draw:enhanced-path="M 324 135  L 278 100  L 212 68  L 138 41  L 70 19  L 19 4  L 0 0  N"/>
            </draw:custom-shape>
            <draw:custom-shape draw:style-name="gr22" draw:text-style-name="P2" draw:layer="layout" svg:width="0.243cm" svg:height="0.117cm" svg:x="17.195cm" svg:y="15.822cm">
              <text:p/>
              <draw:enhanced-geometry svg:viewBox="0 0 300 145" draw:type="non-primitive" draw:enhanced-path="M 300 145  L 248 95  L 171 56  L 89 25  L 26 6  L 0 0  N"/>
            </draw:custom-shape>
            <draw:custom-shape draw:style-name="gr22" draw:text-style-name="P2" draw:layer="layout" svg:width="0.231cm" svg:height="0.113cm" svg:x="17.292cm" svg:y="15.724cm">
              <text:p/>
              <draw:enhanced-geometry svg:viewBox="0 0 287 138" draw:type="non-primitive" draw:enhanced-path="M 287 138  L 233 95  L 159 58  L 82 28  L 24 8  L 0 0  N"/>
            </draw:custom-shape>
            <draw:custom-shape draw:style-name="gr22" draw:text-style-name="P2" draw:layer="layout" svg:width="0.21cm" svg:height="0.104cm" svg:x="17.386cm" svg:y="15.631cm">
              <text:p/>
              <draw:enhanced-geometry svg:viewBox="0 0 263 127" draw:type="non-primitive" draw:enhanced-path="M 263 127  L 187 80  L 101 39  L 30 11  L 0 0  N"/>
            </draw:custom-shape>
            <draw:custom-shape draw:style-name="gr22" draw:text-style-name="P2" draw:layer="layout" svg:width="0.227cm" svg:height="0.097cm" svg:x="17.442cm" svg:y="15.541cm">
              <text:p/>
              <draw:enhanced-geometry svg:viewBox="0 0 279 117" draw:type="non-primitive" draw:enhanced-path="M 279 117  L 226 74  L 154 41  L 80 18  L 22 5  L 0 0  N"/>
            </draw:custom-shape>
            <draw:custom-shape draw:style-name="gr22" draw:text-style-name="P2" draw:layer="layout" svg:width="0.227cm" svg:height="0.109cm" svg:x="17.504cm" svg:y="15.448cm">
              <text:p/>
              <draw:enhanced-geometry svg:viewBox="0 0 281 135" draw:type="non-primitive" draw:enhanced-path="M 281 135  L 223 90  L 151 53  L 78 24  L 22 6  L 0 0  N"/>
            </draw:custom-shape>
            <draw:custom-shape draw:style-name="gr22" draw:text-style-name="P2" draw:layer="layout" svg:width="0.04cm" svg:height="0.64cm" svg:x="17.663cm" svg:y="15.396cm">
              <text:p/>
              <draw:enhanced-geometry svg:viewBox="0 0 49 788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22" draw:text-style-name="P2" draw:layer="layout" svg:width="0.166cm" svg:height="0.255cm" svg:x="17.496cm" svg:y="15.802cm">
              <text:p/>
              <draw:enhanced-geometry svg:viewBox="0 0 208 317" draw:type="non-primitive" draw:enhanced-path="M 208 290  L 182 310  L 155 317  L 126 310  L 97 290  L 70 257  L 45 211  L 25 153  L 9 83  L 0 0  N"/>
            </draw:custom-shape>
            <draw:custom-shape draw:style-name="gr22" draw:text-style-name="P2" draw:layer="layout" svg:width="0.117cm" svg:height="0.39cm" svg:x="17.496cm" svg:y="15.411cm">
              <text:p/>
              <draw:enhanced-geometry svg:viewBox="0 0 145 481" draw:type="non-primitive" draw:enhanced-path="M 0 481  L 1 395  L 11 315  L 31 240  L 53 172  L 79 114  L 104 67  L 126 31  L 140 8  L 145 0  N"/>
            </draw:custom-shape>
            <draw:custom-shape draw:style-name="gr22" draw:text-style-name="P2" draw:layer="layout" svg:width="0.316cm" svg:height="0.398cm" svg:x="17.297cm" svg:y="15.411cm">
              <text:p/>
              <draw:enhanced-geometry svg:viewBox="0 0 387 491" draw:type="non-primitive" draw:enhanced-path="M 387 0  L 355 61  L 324 121  L 292 179  L 259 234  L 227 286  L 195 334  L 162 377  L 129 414  L 97 445  L 64 469  L 32 484  L 0 491  N"/>
            </draw:custom-shape>
            <draw:custom-shape draw:style-name="gr22" draw:text-style-name="P2" draw:layer="layout" svg:width="0.102cm" svg:height="0.223cm" svg:x="17.195cm" svg:y="15.586cm">
              <text:p/>
              <draw:enhanced-geometry svg:viewBox="0 0 128 274" draw:type="non-primitive" draw:enhanced-path="M 128 274  L 78 269  L 41 247  L 14 212  L 0 168  L 1 116  L 16 59  L 46 0  N"/>
            </draw:custom-shape>
            <draw:custom-shape draw:style-name="gr22" draw:text-style-name="P2" draw:layer="layout" svg:width="0.373cm" svg:height="0.235cm" svg:x="17.232cm" svg:y="15.351cm">
              <text:p/>
              <draw:enhanced-geometry svg:viewBox="0 0 460 289" draw:type="non-primitive" draw:enhanced-path="M 0 289  L 39 244  L 94 199  L 159 155  L 229 113  L 298 77  L 360 45  L 412 21  L 447 5  L 460 0  N"/>
            </draw:custom-shape>
            <draw:custom-shape draw:style-name="gr22" draw:text-style-name="P2" draw:layer="layout" svg:width="0.239cm" svg:height="0.13cm" svg:x="17.24cm" svg:y="16.443cm">
              <text:p/>
              <draw:enhanced-geometry svg:viewBox="0 0 297 162" draw:type="non-primitive" draw:enhanced-path="M 297 162  L 253 112  L 192 71  L 125 40  L 63 17  L 18 4  L 0 0  N"/>
            </draw:custom-shape>
            <draw:custom-shape draw:style-name="gr22" draw:text-style-name="P2" draw:layer="layout" svg:width="0.21cm" svg:height="0.158cm" svg:x="17.386cm" svg:y="16.321cm">
              <text:p/>
              <draw:enhanced-geometry svg:viewBox="0 0 263 191" draw:type="non-primitive" draw:enhanced-path="M 263 191  L 184 119  L 112 64  L 54 28  L 14 7  L 0 0  N"/>
            </draw:custom-shape>
            <draw:custom-shape draw:style-name="gr22" draw:text-style-name="P2" draw:layer="layout" svg:width="0.243cm" svg:height="0.129cm" svg:x="17.496cm" svg:y="16.252cm">
              <text:p/>
              <draw:enhanced-geometry svg:viewBox="0 0 300 161" draw:type="non-primitive" draw:enhanced-path="M 300 161  L 243 107  L 166 62  L 87 28  L 25 7  L 0 0  N"/>
            </draw:custom-shape>
            <draw:custom-shape draw:style-name="gr22" draw:text-style-name="P2" draw:layer="layout" svg:width="0.239cm" svg:height="0.109cm" svg:x="17.593cm" svg:y="16.154cm">
              <text:p/>
              <draw:enhanced-geometry svg:viewBox="0 0 297 134" draw:type="non-primitive" draw:enhanced-path="M 297 134  L 228 82  L 149 44  L 76 19  L 21 4  L 0 0  N"/>
            </draw:custom-shape>
            <draw:custom-shape draw:style-name="gr22" draw:text-style-name="P2" draw:layer="layout" svg:width="0.19cm" svg:height="0.102cm" svg:x="17.715cm" svg:y="16.065cm">
              <text:p/>
              <draw:enhanced-geometry svg:viewBox="0 0 234 126" draw:type="non-primitive" draw:enhanced-path="M 234 126  L 170 75  L 94 35  L 27 9  L 0 0  N"/>
            </draw:custom-shape>
            <draw:custom-shape draw:style-name="gr22" draw:text-style-name="P2" draw:layer="layout" svg:width="0.19cm" svg:height="0.092cm" svg:x="17.813cm" svg:y="15.992cm">
              <text:p/>
              <draw:enhanced-geometry svg:viewBox="0 0 236 118" draw:type="non-primitive" draw:enhanced-path="M 236 118  L 176 70  L 98 32  L 30 8  L 0 0  N"/>
            </draw:custom-shape>
            <draw:custom-shape draw:style-name="gr22" draw:text-style-name="P2" draw:layer="layout" svg:width="0.21cm" svg:height="0.109cm" svg:x="17.894cm" svg:y="15.911cm">
              <text:p/>
              <draw:enhanced-geometry svg:viewBox="0 0 261 136" draw:type="non-primitive" draw:enhanced-path="M 261 136  L 185 84  L 99 41  L 29 11  L 0 0  N"/>
            </draw:custom-shape>
            <draw:custom-shape draw:style-name="gr22" draw:text-style-name="P2" draw:layer="layout" svg:width="0.239cm" svg:height="0.125cm" svg:x="17.959cm" svg:y="15.822cm">
              <text:p/>
              <draw:enhanced-geometry svg:viewBox="0 0 299 154" draw:type="non-primitive" draw:enhanced-path="M 299 154  L 237 103  L 159 60  L 82 29  L 23 7  L 0 0  N"/>
            </draw:custom-shape>
            <draw:custom-shape draw:style-name="gr22" draw:text-style-name="P2" draw:layer="layout" svg:width="0.048cm" svg:height="0.304cm" svg:x="17.804cm" svg:y="16.362cm">
              <text:p/>
              <draw:enhanced-geometry svg:viewBox="0 0 62 379" draw:type="non-primitive" draw:enhanced-path="M 0 379  L 23 333  L 40 271  L 51 201  L 59 127  L 62 58  L 62 0  N"/>
            </draw:custom-shape>
            <draw:custom-shape draw:style-name="gr22" draw:text-style-name="P2" draw:layer="layout" svg:width="0.251cm" svg:height="0.568cm" svg:x="17.853cm" svg:y="15.794cm">
              <text:p/>
              <draw:enhanced-geometry svg:viewBox="0 0 308 698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22" draw:text-style-name="P2" draw:layer="layout" svg:width="0.035cm" svg:height="0.616cm" svg:x="18.068cm" svg:y="15.794cm">
              <text:p/>
              <draw:enhanced-geometry svg:viewBox="0 0 45 762" draw:type="non-primitive" draw:enhanced-path="M 45 0  L 44 9  L 41 36  L 35 78  L 29 131  L 23 195  L 16 265  L 9 340  L 4 415  L 1 491  L 0 563  L 1 628  L 6 685  L 15 730  L 28 762  N"/>
            </draw:custom-shape>
            <draw:custom-shape draw:style-name="gr22" draw:text-style-name="P2" draw:layer="layout" svg:width="0.145cm" svg:height="0.126cm" svg:x="18.089cm" svg:y="16.321cm">
              <text:p/>
              <draw:enhanced-geometry svg:viewBox="0 0 179 154" draw:type="non-primitive" draw:enhanced-path="M 0 110  L 32 146  L 59 154  L 83 137  L 109 101  L 139 54  L 179 0  N"/>
            </draw:custom-shape>
            <draw:custom-shape draw:style-name="gr22" draw:text-style-name="P2" draw:layer="layout" svg:width="0.089cm" svg:height="0.547cm" svg:x="18.17cm" svg:y="15.773cm">
              <text:p/>
              <draw:enhanced-geometry svg:viewBox="0 0 111 679" draw:type="non-primitive" draw:enhanced-path="M 80 679  L 97 648  L 107 606  L 111 556  L 109 498  L 103 434  L 94 369  L 81 303  L 66 238  L 52 176  L 37 119  L 22 70  L 10 29  L 0 0  N"/>
            </draw:custom-shape>
            <draw:custom-shape draw:style-name="gr22" draw:text-style-name="P2" draw:layer="layout" svg:width="0.21cm" svg:height="0.073cm" svg:x="17.959cm" svg:y="15.7cm">
              <text:p/>
              <draw:enhanced-geometry svg:viewBox="0 0 263 86" draw:type="non-primitive" draw:enhanced-path="M 263 86  L 217 45  L 168 15  L 114 0  L 58 7  L 0 41  N"/>
            </draw:custom-shape>
            <draw:custom-shape draw:style-name="gr22" draw:text-style-name="P2" draw:layer="layout" svg:width="0.467cm" svg:height="0.483cm" svg:x="17.491cm" svg:y="15.736cm">
              <text:p/>
              <draw:enhanced-geometry svg:viewBox="0 0 571 598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22" draw:text-style-name="P2" draw:layer="layout" svg:width="0.243cm" svg:height="0.093cm" svg:x="17.496cm" svg:y="16.163cm">
              <text:p/>
              <draw:enhanced-geometry svg:viewBox="0 0 300 114" draw:type="non-primitive" draw:enhanced-path="M 0 72  L 31 96  L 75 112  L 127 114  L 184 99  L 243 63  L 300 0  N"/>
            </draw:custom-shape>
            <draw:custom-shape draw:style-name="gr22" draw:text-style-name="P2" draw:layer="layout" svg:width="0.304cm" svg:height="0.414cm" svg:x="17.739cm" svg:y="15.748cm">
              <text:p/>
              <draw:enhanced-geometry svg:viewBox="0 0 378 507" draw:type="non-primitive" draw:enhanced-path="M 0 507  L 33 460  L 72 406  L 115 347  L 161 286  L 207 225  L 251 166  L 291 113  L 326 67  L 353 32  L 371 8  L 378 0  N"/>
            </draw:custom-shape>
            <draw:custom-shape draw:style-name="gr22" draw:text-style-name="P2" draw:layer="layout" svg:width="0.291cm" svg:height="0.604cm" svg:x="17.752cm" svg:y="15.748cm">
              <text:p/>
              <draw:enhanced-geometry svg:viewBox="0 0 361 741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23" draw:text-style-name="P2" draw:layer="layout" svg:width="1.587cm" svg:height="2.005cm" svg:x="20.001cm" svg:y="14.247cm">
              <text:p/>
              <draw:enhanced-geometry svg:viewBox="0 0 1954 2472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24" draw:text-style-name="P2" draw:layer="layout" svg:width="3.406cm" svg:height="4.99cm" svg:x="21.746cm" svg:y="10.365cm">
              <text:p/>
              <draw:enhanced-geometry svg:viewBox="0 0 4193 6145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25" draw:text-style-name="P2" draw:layer="layout" svg:width="3.397cm" svg:height="4.99cm" svg:x="21.746cm" svg:y="10.365cm">
              <text:p/>
              <draw:enhanced-geometry svg:viewBox="0 0 4185 6145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15" draw:text-style-name="P2" draw:layer="layout" svg:width="0.357cm" svg:height="0.531cm" svg:x="24.08cm" svg:y="11.758cm">
              <text:p/>
              <draw:enhanced-geometry svg:viewBox="0 0 440 651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26" draw:text-style-name="P2" draw:layer="layout" svg:width="0.446cm" svg:height="0.138cm" svg:x="23.581cm" svg:y="14.786cm">
              <text:p/>
              <draw:enhanced-geometry svg:viewBox="0 0 550 167" draw:type="non-primitive" draw:enhanced-path="M 0 149  L 44 157  L 94 163  L 148 166  L 205 167  L 263 163  L 320 154  L 376 139  L 428 116  L 475 87  L 516 48  L 550 0  N"/>
            </draw:custom-shape>
            <draw:custom-shape draw:style-name="gr26" draw:text-style-name="P2" draw:layer="layout" svg:width="0.3cm" svg:height="0.244cm" svg:x="23.727cm" svg:y="14.786cm">
              <text:p/>
              <draw:enhanced-geometry svg:viewBox="0 0 372 300" draw:type="non-primitive" draw:enhanced-path="M 372 0  L 322 93  L 279 164  L 241 218  L 207 257  L 175 280  L 144 294  L 112 300  L 78 297  L 42 291  L 0 283  N"/>
            </draw:custom-shape>
            <draw:custom-shape draw:style-name="gr26" draw:text-style-name="P2" draw:layer="layout" svg:width="0.203cm" svg:height="0.085cm" svg:x="23.524cm" svg:y="14.933cm">
              <text:p/>
              <draw:enhanced-geometry svg:viewBox="0 0 252 103" draw:type="non-primitive" draw:enhanced-path="M 252 103  L 150 74  L 70 40  L 19 12  L 0 0  N"/>
            </draw:custom-shape>
            <draw:custom-shape draw:style-name="gr26" draw:text-style-name="P2" draw:layer="layout" svg:width="0.869cm" svg:height="0.13cm" svg:x="23.305cm" svg:y="14.51cm">
              <text:p/>
              <draw:enhanced-geometry svg:viewBox="0 0 1072 161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26" draw:text-style-name="P2" draw:layer="layout" svg:width="0.544cm" svg:height="0.186cm" svg:x="23.305cm" svg:y="14.628cm">
              <text:p/>
              <draw:enhanced-geometry svg:viewBox="0 0 669 228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26" draw:text-style-name="P2" draw:layer="layout" svg:width="0.276cm" svg:height="0.183cm" svg:x="23.849cm" svg:y="14.628cm">
              <text:p/>
              <draw:enhanced-geometry svg:viewBox="0 0 344 224" draw:type="non-primitive" draw:enhanced-path="M 0 224  L 58 203  L 121 166  L 186 123  L 247 79  L 297 40  L 332 11  L 344 0  N"/>
            </draw:custom-shape>
            <draw:custom-shape draw:style-name="gr26" draw:text-style-name="P2" draw:layer="layout" svg:width="0.251cm" svg:height="0.665cm" svg:x="22.546cm" svg:y="11.989cm">
              <text:p/>
              <draw:enhanced-geometry svg:viewBox="0 0 312 821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26" draw:text-style-name="P2" draw:layer="layout" svg:width="0.19cm" svg:height="0.535cm" svg:x="22.798cm" svg:y="11.453cm">
              <text:p/>
              <draw:enhanced-geometry svg:viewBox="0 0 237 656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26" draw:text-style-name="P2" draw:layer="layout" svg:width="0.312cm" svg:height="0.353cm" svg:x="23.183cm" svg:y="11.574cm">
              <text:p/>
              <draw:enhanced-geometry svg:viewBox="0 0 385 433" draw:type="non-primitive" draw:enhanced-path="M 385 0  L 332 52  L 278 109  L 224 167  L 173 223  L 126 278  L 84 328  L 50 371  L 23 403  L 6 425  L 0 433  N"/>
            </draw:custom-shape>
            <draw:custom-shape draw:style-name="gr26" draw:text-style-name="P2" draw:layer="layout" svg:width="0.276cm" svg:height="0.409cm" svg:x="22.907cm" svg:y="11.928cm">
              <text:p/>
              <draw:enhanced-geometry svg:viewBox="0 0 344 507" draw:type="non-primitive" draw:enhanced-path="M 344 0  L 312 84  L 279 158  L 246 224  L 214 282  L 181 331  L 150 374  L 119 411  L 89 442  L 58 467  L 29 489  L 0 507  N"/>
            </draw:custom-shape>
            <draw:custom-shape draw:style-name="gr26" draw:text-style-name="P2" draw:layer="layout" svg:width="0.673cm" svg:height="0.921cm" svg:x="22.944cm" svg:y="11.635cm">
              <text:p/>
              <draw:enhanced-geometry svg:viewBox="0 0 831 1134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26" draw:text-style-name="P2" draw:layer="layout" svg:width="0.917cm" svg:height="0.751cm" svg:x="22.026cm" svg:y="12.557cm">
              <text:p/>
              <draw:enhanced-geometry svg:viewBox="0 0 1132 925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26" draw:text-style-name="P2" draw:layer="layout" svg:width="0.06cm" svg:height="0.763cm" svg:x="22.144cm" svg:y="10.836cm">
              <text:p/>
              <draw:enhanced-geometry svg:viewBox="0 0 74 942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26" draw:text-style-name="P2" draw:layer="layout" svg:width="0.06cm" svg:height="0.459cm" svg:x="22.156cm" svg:y="10.377cm">
              <text:p/>
              <draw:enhanced-geometry svg:viewBox="0 0 71 566" draw:type="non-primitive" draw:enhanced-path="M 59 566  L 68 496  L 71 422  L 66 346  L 57 271  L 47 200  L 33 135  L 21 80  L 11 38  L 3 9  L 0 0  N"/>
            </draw:custom-shape>
            <draw:custom-shape draw:style-name="gr26" draw:text-style-name="P2" draw:layer="layout" svg:width="0.227cm" svg:height="1.064cm" svg:x="21.929cm" svg:y="10.377cm">
              <text:p/>
              <draw:enhanced-geometry svg:viewBox="0 0 282 1313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26" draw:text-style-name="P2" draw:layer="layout" svg:width="0.121cm" svg:height="0.41cm" svg:x="22.4cm" svg:y="10.693cm">
              <text:p/>
              <draw:enhanced-geometry svg:viewBox="0 0 148 507" draw:type="non-primitive" draw:enhanced-path="M 148 0  L 141 56  L 129 117  L 113 181  L 95 244  L 76 306  L 55 366  L 35 421  L 17 468  L 0 507  N"/>
            </draw:custom-shape>
            <draw:custom-shape draw:style-name="gr26" draw:text-style-name="P2" draw:layer="layout" svg:width="0.255cm" svg:height="0.58cm" svg:x="22.144cm" svg:y="11.104cm">
              <text:p/>
              <draw:enhanced-geometry svg:viewBox="0 0 313 715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26" draw:text-style-name="P2" draw:layer="layout" svg:width="0.146cm" svg:height="0.799cm" svg:x="22.144cm" svg:y="10.885cm">
              <text:p/>
              <draw:enhanced-geometry svg:viewBox="0 0 179 985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26" draw:text-style-name="P2" draw:layer="layout" svg:width="0.048cm" svg:height="0.373cm" svg:x="22.29cm" svg:y="10.511cm">
              <text:p/>
              <draw:enhanced-geometry svg:viewBox="0 0 59 463" draw:type="non-primitive" draw:enhanced-path="M 0 463  L 20 409  L 34 341  L 45 264  L 52 187  L 56 115  L 58 56  L 59 15  L 59 0  N"/>
            </draw:custom-shape>
            <draw:custom-shape draw:style-name="gr26" draw:text-style-name="P2" draw:layer="layout" svg:width="0.336cm" svg:height="0.36cm" svg:x="22.485cm" svg:y="11.311cm">
              <text:p/>
              <draw:enhanced-geometry svg:viewBox="0 0 417 448" draw:type="non-primitive" draw:enhanced-path="M 417 0  L 347 44  L 283 94  L 225 147  L 173 202  L 128 255  L 89 306  L 58 352  L 33 391  L 15 421  L 3 441  L 0 448  N"/>
            </draw:custom-shape>
            <draw:custom-shape draw:style-name="gr26" draw:text-style-name="P2" draw:layer="layout" svg:width="0.243cm" svg:height="0.207cm" svg:x="22.242cm" svg:y="11.672cm">
              <text:p/>
              <draw:enhanced-geometry svg:viewBox="0 0 298 254" draw:type="non-primitive" draw:enhanced-path="M 298 0  L 226 33  L 161 76  L 107 125  L 61 172  L 29 214  L 7 244  L 0 254  N"/>
            </draw:custom-shape>
            <draw:custom-shape draw:style-name="gr26" draw:text-style-name="P2" draw:layer="layout" svg:width="0.34cm" svg:height="0.726cm" svg:x="22.242cm" svg:y="11.153cm">
              <text:p/>
              <draw:enhanced-geometry svg:viewBox="0 0 418 895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26" draw:text-style-name="P2" draw:layer="layout" svg:width="0.454cm" svg:height="0.47cm" svg:x="23.573cm" svg:y="13.711cm">
              <text:p/>
              <draw:enhanced-geometry svg:viewBox="0 0 564 582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26" draw:text-style-name="P2" draw:layer="layout" svg:width="0.114cm" svg:height="1.202cm" svg:x="24.028cm" svg:y="12.508cm">
              <text:p/>
              <draw:enhanced-geometry svg:viewBox="0 0 139 1476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26" draw:text-style-name="P2" draw:layer="layout" svg:width="0.134cm" svg:height="1.115cm" svg:x="23.979cm" svg:y="11.392cm">
              <text:p/>
              <draw:enhanced-geometry svg:viewBox="0 0 167 1375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26" draw:text-style-name="P2" draw:layer="layout" svg:width="0.178cm" svg:height="0.267cm" svg:x="23.861cm" svg:y="11.355cm">
              <text:p/>
              <draw:enhanced-geometry svg:viewBox="0 0 221 331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26" draw:text-style-name="P2" draw:layer="layout" svg:width="0.008cm" svg:height="0.451cm" svg:x="23.853cm" svg:y="11.623cm">
              <text:p/>
              <draw:enhanced-geometry svg:viewBox="0 0 7 552" draw:type="non-primitive" draw:enhanced-path="M 7 0  L 2 42  L 0 106  L 0 183  L 0 268  L 1 351  L 4 428  L 5 493  L 6 536  L 7 552  N"/>
            </draw:custom-shape>
            <draw:custom-shape draw:style-name="gr26" draw:text-style-name="P2" draw:layer="layout" svg:width="0.126cm" svg:height="0.727cm" svg:x="23.808cm" svg:y="11.347cm">
              <text:p/>
              <draw:enhanced-geometry svg:viewBox="0 0 151 896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26" draw:text-style-name="P2" draw:layer="layout" svg:width="0.227cm" svg:height="1.007cm" svg:x="23.707cm" svg:y="11.347cm">
              <text:p/>
              <draw:enhanced-geometry svg:viewBox="0 0 279 1240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26" draw:text-style-name="P2" draw:layer="layout" svg:width="0.057cm" svg:height="0.706cm" svg:x="23.658cm" svg:y="11.648cm">
              <text:p/>
              <draw:enhanced-geometry svg:viewBox="0 0 73 867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26" draw:text-style-name="P2" draw:layer="layout" svg:width="0.267cm" svg:height="0.373cm" svg:x="23.667cm" svg:y="11.274cm">
              <text:p/>
              <draw:enhanced-geometry svg:viewBox="0 0 328 462" draw:type="non-primitive" draw:enhanced-path="M 0 462  L 17 428  L 47 380  L 85 324  L 129 261  L 176 198  L 222 137  L 264 83  L 297 40  L 320 10  L 328 0  N"/>
            </draw:custom-shape>
            <draw:custom-shape draw:style-name="gr26" draw:text-style-name="P2" draw:layer="layout" svg:width="0.884cm" svg:height="0.32cm" svg:x="23.013cm" svg:y="11.214cm">
              <text:p/>
              <draw:enhanced-geometry svg:viewBox="0 0 1086 396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26" draw:text-style-name="P2" draw:layer="layout" svg:width="0.17cm" svg:height="0.219cm" svg:x="24.608cm" svg:y="12.363cm">
              <text:p/>
              <draw:enhanced-geometry svg:viewBox="0 0 210 274" draw:type="non-primitive" draw:enhanced-path="M 210 274  L 176 196  L 149 130  L 127 77  L 104 37  L 78 11  L 44 0  L 0 4  N"/>
            </draw:custom-shape>
            <draw:custom-shape draw:style-name="gr26" draw:text-style-name="P2" draw:layer="layout" svg:width="0.191cm" svg:height="0.085cm" svg:x="24.417cm" svg:y="12.277cm">
              <text:p/>
              <draw:enhanced-geometry svg:viewBox="0 0 236 105" draw:type="non-primitive" draw:enhanced-path="M 236 105  L 149 101  L 73 63  L 20 20  L 0 0  N"/>
            </draw:custom-shape>
            <draw:custom-shape draw:style-name="gr26" draw:text-style-name="P2" draw:layer="layout" svg:width="0.361cm" svg:height="0.908cm" svg:x="24.149cm" svg:y="12.46cm">
              <text:p/>
              <draw:enhanced-geometry svg:viewBox="0 0 447 1118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26" draw:text-style-name="P2" draw:layer="layout" svg:width="0.219cm" svg:height="0.364cm" svg:x="24.149cm" svg:y="12.46cm">
              <text:p/>
              <draw:enhanced-geometry svg:viewBox="0 0 270 448" draw:type="non-primitive" draw:enhanced-path="M 0 0  L 48 68  L 86 130  L 116 188  L 138 239  L 158 285  L 176 327  L 193 364  L 213 396  L 238 423  L 270 448  N"/>
            </draw:custom-shape>
            <draw:custom-shape draw:style-name="gr26" draw:text-style-name="P2" draw:layer="layout" svg:width="0.24cm" svg:height="0.434cm" svg:x="24.368cm" svg:y="12.825cm">
              <text:p/>
              <draw:enhanced-geometry svg:viewBox="0 0 295 536" draw:type="non-primitive" draw:enhanced-path="M 0 0  L 31 25  L 62 59  L 92 101  L 122 149  L 150 202  L 177 257  L 203 315  L 228 373  L 252 430  L 275 485  L 295 536  N"/>
            </draw:custom-shape>
            <draw:custom-shape draw:style-name="gr27" draw:text-style-name="P2" draw:layer="layout" svg:width="4.376cm" svg:height="3.228cm" svg:x="20.589cm" svg:y="9.037cm">
              <text:p/>
              <draw:enhanced-geometry svg:viewBox="0 0 5391 3976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28" draw:text-style-name="P2" draw:layer="layout" svg:width="0.726cm" svg:height="0.731cm" svg:x="23.126cm" svg:y="10.702cm">
              <text:p/>
              <draw:enhanced-geometry svg:viewBox="0 0 899 900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29" draw:text-style-name="P2" draw:layer="layout" svg:width="0.637cm" svg:height="0.499cm" svg:x="23.126cm" svg:y="10.702cm">
              <text:p/>
              <draw:enhanced-geometry svg:viewBox="0 0 787 614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28" draw:text-style-name="P2" draw:layer="layout" svg:width="1.051cm" svg:height="1.092cm" svg:x="21.052cm" svg:y="10.016cm">
              <text:p/>
              <draw:enhanced-geometry svg:viewBox="0 0 1298 1344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30" draw:text-style-name="P2" draw:layer="layout" svg:width="0.532cm" svg:height="0.207cm" svg:x="24.028cm" svg:y="9.679cm">
              <text:p/>
              <draw:enhanced-geometry svg:viewBox="0 0 657 255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28" draw:text-style-name="P2" draw:layer="layout" svg:width="1.741cm" svg:height="0.588cm" svg:x="20.828cm" svg:y="9.512cm">
              <text:p/>
              <draw:enhanced-geometry svg:viewBox="0 0 2145 728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28" draw:text-style-name="P2" draw:layer="layout" svg:width="0.69cm" svg:height="0.795cm" svg:x="23.751cm" svg:y="9.898cm">
              <text:p/>
              <draw:enhanced-geometry svg:viewBox="0 0 851 977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29" draw:text-style-name="P2" draw:layer="layout" svg:width="0.045cm" svg:height="0.462cm" svg:x="23.751cm" svg:y="10.231cm">
              <text:p/>
              <draw:enhanced-geometry svg:viewBox="0 0 57 567" draw:type="non-primitive" draw:enhanced-path="M 0 567  L 0 502  L 3 439  L 5 377  L 10 317  L 14 259  L 21 202  L 29 148  L 37 96  L 47 46  L 57 0  N"/>
            </draw:custom-shape>
            <draw:custom-shape draw:style-name="gr28" draw:text-style-name="P2" draw:layer="layout" svg:width="0.796cm" svg:height="1.644cm" svg:x="23.922cm" svg:y="10.417cm">
              <text:p/>
              <draw:enhanced-geometry svg:viewBox="0 0 982 2025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29" draw:text-style-name="P2" draw:layer="layout" svg:width="0.101cm" svg:height="0.313cm" svg:x="22.546cm" svg:y="10.178cm">
              <text:p/>
              <draw:enhanced-geometry svg:viewBox="0 0 125 386" draw:type="non-primitive" draw:enhanced-path="M 0 386  L 29 309  L 59 235  L 86 166  L 107 105  L 122 54  L 125 19  L 115 0  N"/>
            </draw:custom-shape>
            <draw:custom-shape draw:style-name="gr31" draw:text-style-name="P2" draw:layer="layout" svg:width="0.15cm" svg:height="0.104cm" svg:x="22.489cm" svg:y="10.073cm">
              <text:p/>
              <draw:enhanced-geometry svg:viewBox="0 0 185 128" draw:type="non-primitive" draw:enhanced-path="M 185 128  L 151 74  L 89 34  L 27 9  L 0 0  N"/>
            </draw:custom-shape>
            <draw:custom-shape draw:style-name="gr31" draw:text-style-name="P2" draw:layer="layout" svg:width="0.442cm" svg:height="0.06cm" svg:x="22.818cm" svg:y="10.117cm">
              <text:p/>
              <draw:enhanced-geometry svg:viewBox="0 0 547 73" draw:type="non-primitive" draw:enhanced-path="M 0 31  L 75 15  L 148 5  L 217 0  L 280 1  L 340 6  L 394 15  L 443 26  L 485 40  L 520 56  L 547 73  N"/>
            </draw:custom-shape>
            <draw:custom-shape draw:style-name="gr32" draw:text-style-name="P2" draw:layer="layout" svg:width="0.34cm" svg:height="0.102cm" svg:x="22.838cm" svg:y="10.19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8" draw:text-style-name="P2" draw:layer="layout" svg:width="0.34cm" svg:height="0.102cm" svg:x="22.838cm" svg:y="10.19cm">
              <text:p/>
              <draw:enhanced-geometry svg:viewBox="0 0 420 128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29" draw:text-style-name="P2" draw:layer="layout" svg:width="0.141cm" svg:height="0.007cm" svg:x="22.648cm" svg:y="10.925cm">
              <text:p/>
              <draw:enhanced-geometry svg:viewBox="0 0 172 14" draw:type="non-primitive" draw:enhanced-path="M 172 14  L 92 11  L 27 3  L 0 0  N"/>
            </draw:custom-shape>
            <draw:custom-shape draw:style-name="gr29" draw:text-style-name="P2" draw:layer="layout" svg:width="0.235cm" svg:height="0.008cm" svg:x="22.643cm" svg:y="10.819cm">
              <text:p/>
              <draw:enhanced-geometry svg:viewBox="0 0 291 11" draw:type="non-primitive" draw:enhanced-path="M 0 0  L 81 10  L 176 11  L 257 9  L 291 8  N"/>
            </draw:custom-shape>
            <draw:custom-shape draw:style-name="gr29" draw:text-style-name="P2" draw:layer="layout" svg:width="0.092cm" svg:height="0.016cm" svg:x="22.639cm" svg:y="10.641cm">
              <text:p/>
              <draw:enhanced-geometry svg:viewBox="0 0 114 21" draw:type="non-primitive" draw:enhanced-path="M 114 21  L 68 0  L 22 7  L 0 15  N"/>
            </draw:custom-shape>
            <draw:custom-shape draw:style-name="gr29" draw:text-style-name="P2" draw:layer="layout" svg:width="0.077cm" svg:height="0.105cm" svg:x="22.741cm" svg:y="10.563cm">
              <text:p/>
              <draw:enhanced-geometry svg:viewBox="0 0 94 128" draw:type="non-primitive" draw:enhanced-path="M 0 0  L 69 33  L 94 76  L 58 128  N"/>
            </draw:custom-shape>
            <draw:custom-shape draw:style-name="gr29" draw:text-style-name="P2" draw:layer="layout" svg:width="0.162cm" svg:height="0.202cm" svg:x="22.838cm" svg:y="10.56cm">
              <text:p/>
              <draw:enhanced-geometry svg:viewBox="0 0 200 249" draw:type="non-primitive" draw:enhanced-path="M 0 0  L 63 39  L 121 92  L 166 151  L 196 207  L 200 249  N"/>
            </draw:custom-shape>
            <draw:custom-shape draw:style-name="gr29" draw:text-style-name="P2" draw:layer="layout" svg:width="0.084cm" svg:height="0.211cm" svg:x="22.915cm" svg:y="10.762cm">
              <text:p/>
              <draw:enhanced-geometry svg:viewBox="0 0 107 263" draw:type="non-primitive" draw:enhanced-path="M 107 0  L 83 64  L 47 152  L 14 230  L 0 263  N"/>
            </draw:custom-shape>
            <draw:custom-shape draw:style-name="gr33" draw:text-style-name="P2" draw:layer="layout" svg:width="1.927cm" svg:height="1.319cm" svg:x="22.449cm" svg:y="8.948cm">
              <text:p/>
              <draw:enhanced-geometry svg:viewBox="0 0 2374 1625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32" draw:text-style-name="P2" draw:layer="layout" svg:width="0.089cm" svg:height="0.113cm" svg:x="22.55cm" svg:y="10.166cm">
              <text:p/>
              <draw:enhanced-geometry svg:viewBox="0 0 107 141" draw:type="non-primitive" draw:enhanced-path="M 13 141  L 99 128  L 107 63  L 0 0  L 13 141  L 13 141  Z N"/>
            </draw:custom-shape>
            <draw:custom-shape draw:style-name="gr8" draw:text-style-name="P2" draw:layer="layout" svg:width="0.089cm" svg:height="0.113cm" svg:x="22.55cm" svg:y="10.166cm">
              <text:p/>
              <draw:enhanced-geometry svg:viewBox="0 0 107 141" draw:type="non-primitive" draw:enhanced-path="M 13 141  L 99 128  L 107 63  L 0 0  L 13 141  L 13 141  N"/>
            </draw:custom-shape>
            <draw:custom-shape draw:style-name="gr23" draw:text-style-name="P2" draw:layer="layout" svg:width="0.97cm" svg:height="1.489cm" svg:x="22.732cm" svg:y="14.344cm">
              <text:p/>
              <draw:enhanced-geometry svg:viewBox="0 0 1196 1834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34" draw:text-style-name="P2" draw:layer="layout" svg:width="5.866cm" svg:height="4.502cm" svg:x="17.752cm" svg:y="11.871cm">
              <text:p/>
              <draw:enhanced-geometry svg:viewBox="0 0 7225 5543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35" draw:text-style-name="P2" draw:layer="layout" svg:width="0.126cm" svg:height="0.198cm" svg:x="22.773cm" svg:y="14.328cm">
              <text:p/>
              <draw:enhanced-geometry svg:viewBox="0 0 156 247" draw:type="non-primitive" draw:enhanced-path="M 0 0  L 53 71  L 100 138  L 135 198  L 156 247  N"/>
            </draw:custom-shape>
            <draw:custom-shape draw:style-name="gr35" draw:text-style-name="P2" draw:layer="layout" svg:width="0.247cm" svg:height="0.365cm" svg:x="22.899cm" svg:y="14.527cm">
              <text:p/>
              <draw:enhanced-geometry svg:viewBox="0 0 307 451" draw:type="non-primitive" draw:enhanced-path="M 0 0  L 15 37  L 39 75  L 68 115  L 102 155  L 140 200  L 178 245  L 216 292  L 252 343  L 282 395  L 307 451  N"/>
            </draw:custom-shape>
            <draw:custom-shape draw:style-name="gr35" draw:text-style-name="P2" draw:layer="layout" svg:width="0.252cm" svg:height="0.653cm" svg:x="23.147cm" svg:y="14.892cm">
              <text:p/>
              <draw:enhanced-geometry svg:viewBox="0 0 308 806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35" draw:text-style-name="P2" draw:layer="layout" svg:width="0.219cm" svg:height="0.202cm" svg:x="23.399cm" svg:y="15.546cm">
              <text:p/>
              <draw:enhanced-geometry svg:viewBox="0 0 270 248" draw:type="non-primitive" draw:enhanced-path="M 0 0  L 80 46  L 148 100  L 201 154  L 238 201  L 262 235  L 270 248  N"/>
            </draw:custom-shape>
            <draw:custom-shape draw:style-name="gr35" draw:text-style-name="P2" draw:layer="layout" svg:width="0.479cm" svg:height="0.97cm" svg:x="20.918cm" svg:y="15.229cm">
              <text:p/>
              <draw:enhanced-geometry svg:viewBox="0 0 589 1195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35" draw:text-style-name="P2" draw:layer="layout" svg:width="0.372cm" svg:height="0.836cm" svg:x="20.545cm" svg:y="14.393cm">
              <text:p/>
              <draw:enhanced-geometry svg:viewBox="0 0 458 1029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35" draw:text-style-name="P2" draw:layer="layout" svg:width="0.621cm" svg:height="0.645cm" svg:x="19.924cm" svg:y="14.393cm">
              <text:p/>
              <draw:enhanced-geometry svg:viewBox="0 0 768 793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23" draw:text-style-name="P2" draw:layer="layout" svg:width="2.171cm" svg:height="3.009cm" svg:x="18.161cm" svg:y="12.346cm">
              <text:p/>
              <draw:enhanced-geometry svg:viewBox="0 0 2677 3703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35" draw:text-style-name="P2" draw:layer="layout" svg:width="0.523cm" svg:height="0.471cm" svg:x="19.809cm" svg:y="12.346cm">
              <text:p/>
              <draw:enhanced-geometry svg:viewBox="0 0 648 579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35" draw:text-style-name="P2" draw:layer="layout" svg:width="0.413cm" svg:height="0.689cm" svg:x="19.396cm" svg:y="12.818cm">
              <text:p/>
              <draw:enhanced-geometry svg:viewBox="0 0 508 850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35" draw:text-style-name="P2" draw:layer="layout" svg:width="0.459cm" svg:height="0.722cm" svg:x="18.937cm" svg:y="13.507cm">
              <text:p/>
              <draw:enhanced-geometry svg:viewBox="0 0 565 888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35" draw:text-style-name="P2" draw:layer="layout" svg:width="0.259cm" svg:height="0.527cm" svg:x="18.677cm" svg:y="14.23cm">
              <text:p/>
              <draw:enhanced-geometry svg:viewBox="0 0 319 651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35" draw:text-style-name="P2" draw:layer="layout" svg:width="0.219cm" svg:height="0.247cm" svg:x="18.458cm" svg:y="14.758cm">
              <text:p/>
              <draw:enhanced-geometry svg:viewBox="0 0 270 307" draw:type="non-primitive" draw:enhanced-path="M 270 0  L 241 65  L 206 118  L 165 164  L 122 203  L 79 238  L 37 272  L 0 307  N"/>
            </draw:custom-shape>
            <draw:custom-shape draw:style-name="gr35" draw:text-style-name="P2" draw:layer="layout" svg:width="0.162cm" svg:height="0.349cm" svg:x="18.296cm" svg:y="15.005cm">
              <text:p/>
              <draw:enhanced-geometry svg:viewBox="0 0 200 428" draw:type="non-primitive" draw:enhanced-path="M 200 0  L 168 42  L 134 102  L 100 172  L 69 245  L 42 315  L 19 373  L 5 412  L 0 428  N"/>
            </draw:custom-shape>
            <draw:custom-shape draw:style-name="gr36" draw:text-style-name="P2" draw:layer="layout" svg:width="3.283cm" svg:height="2.057cm" svg:x="19.903cm" svg:y="12.968cm">
              <text:p/>
              <draw:enhanced-geometry svg:viewBox="0 0 4042 2535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37" draw:text-style-name="P2" draw:layer="layout" svg:width="0.373cm" svg:height="0.279cm" svg:x="23.195cm" svg:y="14.815cm">
              <text:p/>
              <draw:enhanced-geometry svg:viewBox="0 0 459 343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35" draw:text-style-name="P2" draw:layer="layout" svg:width="0.394cm" svg:height="0.304cm" svg:x="22.879cm" svg:y="14.49cm">
              <text:p/>
              <draw:enhanced-geometry svg:viewBox="0 0 483 377" draw:type="non-primitive" draw:enhanced-path="M 0 0  L 86 44  L 164 87  L 234 130  L 296 171  L 349 210  L 395 246  L 430 280  L 457 309  L 475 336  L 483 359  L 482 377  N"/>
            </draw:custom-shape>
            <draw:custom-shape draw:style-name="gr35" draw:text-style-name="P2" draw:layer="layout" svg:width="0.154cm" svg:height="0.117cm" svg:x="23.118cm" svg:y="14.693cm">
              <text:p/>
              <draw:enhanced-geometry svg:viewBox="0 0 189 148" draw:type="non-primitive" draw:enhanced-path="M 189 129  L 169 148  L 139 137  L 100 104  L 53 55  L 0 0  N"/>
            </draw:custom-shape>
            <draw:custom-shape draw:style-name="gr35" draw:text-style-name="P2" draw:layer="layout" svg:width="0.198cm" svg:height="0.138cm" svg:x="22.919cm" svg:y="14.555cm">
              <text:p/>
              <draw:enhanced-geometry svg:viewBox="0 0 246 166" draw:type="non-primitive" draw:enhanced-path="M 246 166  L 168 99  L 87 47  L 25 12  L 0 0  N"/>
            </draw:custom-shape>
            <draw:custom-shape draw:style-name="gr35" draw:text-style-name="P2" draw:layer="layout" svg:width="0.267cm" svg:height="0.357cm" svg:x="23.167cm" svg:y="15.294cm">
              <text:p/>
              <draw:enhanced-geometry svg:viewBox="0 0 330 439" draw:type="non-primitive" draw:enhanced-path="M 330 439  L 295 399  L 253 353  L 208 301  L 161 246  L 116 191  L 75 137  L 40 86  L 14 39  L 0 0  N"/>
            </draw:custom-shape>
            <draw:custom-shape draw:style-name="gr35" draw:text-style-name="P2" draw:layer="layout" svg:width="0.069cm" svg:height="0.105cm" svg:x="23.098cm" svg:y="15.201cm">
              <text:p/>
              <draw:enhanced-geometry svg:viewBox="0 0 83 130" draw:type="non-primitive" draw:enhanced-path="M 83 117  L 71 78  L 55 43  L 38 16  L 21 1  L 8 0  L 0 19  L 1 61  L 12 130  N"/>
            </draw:custom-shape>
            <draw:custom-shape draw:style-name="gr35" draw:text-style-name="P2" draw:layer="layout" svg:width="0.24cm" svg:height="0.393cm" svg:x="23.11cm" svg:y="15.306cm">
              <text:p/>
              <draw:enhanced-geometry svg:viewBox="0 0 296 486" draw:type="non-primitive" draw:enhanced-path="M 0 0  L 14 61  L 30 119  L 49 176  L 69 230  L 92 281  L 118 327  L 146 370  L 179 408  L 214 439  L 254 465  L 296 486  N"/>
            </draw:custom-shape>
            <draw:custom-shape draw:style-name="gr35" draw:text-style-name="P2" draw:layer="layout" svg:width="0.357cm" svg:height="0.044cm" svg:x="23.147cm" svg:y="15.814cm">
              <text:p/>
              <draw:enhanced-geometry svg:viewBox="0 0 437 54" draw:type="non-primitive" draw:enhanced-path="M 437 0  L 367 23  L 296 40  L 230 50  L 165 54  L 104 51  L 50 42  L 0 25  N"/>
            </draw:custom-shape>
            <draw:custom-shape draw:style-name="gr35" draw:text-style-name="P2" draw:layer="layout" svg:width="0.173cm" svg:height="0.227cm" svg:x="23.379cm" svg:y="14.855cm">
              <text:p/>
              <draw:enhanced-geometry svg:viewBox="0 0 214 284" draw:type="non-primitive" draw:enhanced-path="M 0 0  L 68 59  L 119 110  L 156 155  L 182 197  L 200 239  L 214 284  N"/>
            </draw:custom-shape>
            <draw:custom-shape draw:style-name="gr35" draw:text-style-name="P2" draw:layer="layout" svg:width="0.024cm" svg:height="0.385cm" svg:x="23.553cm" svg:y="15.083cm">
              <text:p/>
              <draw:enhanced-geometry svg:viewBox="0 0 34 473" draw:type="non-primitive" draw:enhanced-path="M 0 0  L 8 48  L 14 115  L 20 192  L 25 273  L 29 349  L 31 414  L 32 458  L 34 473  N"/>
            </draw:custom-shape>
            <draw:custom-shape draw:style-name="gr35" draw:text-style-name="P2" draw:layer="layout" svg:width="0.097cm" svg:height="0.531cm" svg:x="21.194cm" svg:y="13.402cm">
              <text:p/>
              <draw:enhanced-geometry svg:viewBox="0 0 119 651" draw:type="non-primitive" draw:enhanced-path="M 0 0  L 23 33  L 45 74  L 63 120  L 79 171  L 92 227  L 103 286  L 111 346  L 117 408  L 119 470  L 119 532  L 115 592  L 108 651  N"/>
            </draw:custom-shape>
            <draw:custom-shape draw:style-name="gr35" draw:text-style-name="P2" draw:layer="layout" svg:width="0.097cm" svg:height="1.266cm" svg:x="21.186cm" svg:y="13.934cm">
              <text:p/>
              <draw:enhanced-geometry svg:viewBox="0 0 120 1561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35" draw:text-style-name="P2" draw:layer="layout" svg:width="0.239cm" svg:height="1.007cm" svg:x="19.903cm" svg:y="13.04cm">
              <text:p/>
              <draw:enhanced-geometry svg:viewBox="0 0 294 1241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35" draw:text-style-name="P2" draw:layer="layout" svg:width="0.085cm" svg:height="0.43cm" svg:x="19.818cm" svg:y="14.048cm">
              <text:p/>
              <draw:enhanced-geometry svg:viewBox="0 0 107 533" draw:type="non-primitive" draw:enhanced-path="M 107 0  L 93 53  L 78 121  L 63 196  L 47 276  L 32 354  L 20 424  L 9 481  L 3 518  L 0 533  N"/>
            </draw:custom-shape>
            <draw:custom-shape draw:style-name="gr35" draw:text-style-name="P2" draw:layer="layout" svg:width="0.057cm" svg:height="0.508cm" svg:x="19.083cm" svg:y="15.123cm">
              <text:p/>
              <draw:enhanced-geometry svg:viewBox="0 0 73 626" draw:type="non-primitive" draw:enhanced-path="M 0 626  L 10 571  L 22 517  L 33 462  L 44 406  L 54 351  L 62 294  L 69 238  L 73 180  L 71 121  L 67 61  L 57 0  N"/>
            </draw:custom-shape>
            <draw:custom-shape draw:style-name="gr35" draw:text-style-name="P2" draw:layer="layout" svg:width="0.341cm" svg:height="1.112cm" svg:x="19.124cm" svg:y="14.011cm">
              <text:p/>
              <draw:enhanced-geometry svg:viewBox="0 0 418 1372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35" draw:text-style-name="P2" draw:layer="layout" svg:width="0.21cm" svg:height="0.495cm" svg:x="19.644cm" svg:y="12.858cm">
              <text:p/>
              <draw:enhanced-geometry svg:viewBox="0 0 260 613" draw:type="non-primitive" draw:enhanced-path="M 260 0  L 252 32  L 242 61  L 228 92  L 211 122  L 192 157  L 171 197  L 146 242  L 120 295  L 92 358  L 63 430  L 33 515  L 0 613  N"/>
            </draw:custom-shape>
            <draw:custom-shape draw:style-name="gr35" draw:text-style-name="P2" draw:layer="layout" svg:width="0.649cm" svg:height="1.441cm" svg:x="18.994cm" svg:y="13.353cm">
              <text:p/>
              <draw:enhanced-geometry svg:viewBox="0 0 801 1775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35" draw:text-style-name="P2" draw:layer="layout" svg:width="0.21cm" svg:height="0.56cm" svg:x="18.783cm" svg:y="14.794cm">
              <text:p/>
              <draw:enhanced-geometry svg:viewBox="0 0 262 688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35" draw:text-style-name="P2" draw:layer="layout" svg:width="0.097cm" svg:height="0.344cm" svg:x="18.689cm" svg:y="15.355cm">
              <text:p/>
              <draw:enhanced-geometry svg:viewBox="0 0 123 426" draw:type="non-primitive" draw:enhanced-path="M 118 0  L 123 107  L 122 193  L 115 258  L 102 310  L 84 349  L 61 378  L 33 403  L 0 426  N"/>
            </draw:custom-shape>
            <draw:custom-shape draw:style-name="gr35" draw:text-style-name="P2" draw:layer="layout" svg:width="0.048cm" svg:height="0.288cm" svg:x="18.689cm" svg:y="15.411cm">
              <text:p/>
              <draw:enhanced-geometry svg:viewBox="0 0 63 356" draw:type="non-primitive" draw:enhanced-path="M 0 356  L 22 300  L 43 237  L 58 169  L 63 102  L 56 44  L 36 0  N"/>
            </draw:custom-shape>
            <draw:custom-shape draw:style-name="gr35" draw:text-style-name="P2" draw:layer="layout" svg:width="0.114cm" svg:height="0.19cm" svg:x="19.424cm" svg:y="15.623cm">
              <text:p/>
              <draw:enhanced-geometry svg:viewBox="0 0 141 236" draw:type="non-primitive" draw:enhanced-path="M 0 236  L 64 167  L 110 119  L 136 83  L 141 47  L 119 0  N"/>
            </draw:custom-shape>
            <draw:custom-shape draw:style-name="gr35" draw:text-style-name="P2" draw:layer="layout" svg:width="0.089cm" svg:height="0.296cm" svg:x="19.509cm" svg:y="15.327cm">
              <text:p/>
              <draw:enhanced-geometry svg:viewBox="0 0 106 367" draw:type="non-primitive" draw:enhanced-path="M 13 367  L 0 317  L 5 253  L 24 183  L 50 115  L 78 56  L 98 16  L 106 0  N"/>
            </draw:custom-shape>
            <draw:custom-shape draw:style-name="gr35" draw:text-style-name="P2" draw:layer="layout" svg:width="0.178cm" svg:height="0.296cm" svg:x="19.42cm" svg:y="15.327cm">
              <text:p/>
              <draw:enhanced-geometry svg:viewBox="0 0 220 367" draw:type="non-primitive" draw:enhanced-path="M 220 0  L 159 69  L 108 125  L 66 173  L 34 215  L 13 252  L 1 287  L 0 326  L 8 367  N"/>
            </draw:custom-shape>
            <draw:custom-shape draw:style-name="gr35" draw:text-style-name="P2" draw:layer="layout" svg:width="0.198cm" svg:height="0.21cm" svg:x="19.225cm" svg:y="15.623cm">
              <text:p/>
              <draw:enhanced-geometry svg:viewBox="0 0 248 261" draw:type="non-primitive" draw:enhanced-path="M 248 0  L 246 52  L 215 104  L 166 152  L 109 195  L 56 230  L 16 253  L 0 261  N"/>
            </draw:custom-shape>
            <draw:custom-shape draw:style-name="gr35" draw:text-style-name="P2" draw:layer="layout" svg:width="0.104cm" svg:height="0.511cm" svg:x="18.811cm" svg:y="15.286cm">
              <text:p/>
              <draw:enhanced-geometry svg:viewBox="0 0 131 628" draw:type="non-primitive" draw:enhanced-path="M 0 628  L 28 576  L 51 513  L 71 442  L 88 367  L 100 290  L 110 215  L 118 147  L 124 89  L 128 42  L 131 12  L 131 0  N"/>
            </draw:custom-shape>
            <draw:custom-shape draw:style-name="gr35" draw:text-style-name="P2" draw:layer="layout" svg:width="0.085cm" svg:height="0.527cm" svg:x="18.888cm" svg:y="15.286cm">
              <text:p/>
              <draw:enhanced-geometry svg:viewBox="0 0 105 651" draw:type="non-primitive" draw:enhanced-path="M 34 0  L 60 57  L 80 115  L 94 173  L 101 233  L 105 292  L 104 351  L 97 407  L 88 460  L 74 508  L 58 554  L 40 592  L 21 625  L 0 651  N"/>
            </draw:custom-shape>
            <draw:custom-shape draw:style-name="gr35" draw:text-style-name="P2" draw:layer="layout" svg:width="0.117cm" svg:height="0.259cm" svg:x="18.559cm" svg:y="15.355cm">
              <text:p/>
              <draw:enhanced-geometry svg:viewBox="0 0 146 318" draw:type="non-primitive" draw:enhanced-path="M 146 0  L 81 23  L 37 58  L 11 103  L 0 152  L 0 200  L 7 246  L 16 283  L 25 309  L 29 318  N"/>
            </draw:custom-shape>
            <draw:custom-shape draw:style-name="gr35" draw:text-style-name="P2" draw:layer="layout" svg:width="0.092cm" svg:height="0.259cm" svg:x="18.584cm" svg:y="15.355cm">
              <text:p/>
              <draw:enhanced-geometry svg:viewBox="0 0 117 318" draw:type="non-primitive" draw:enhanced-path="M 0 318  L 21 231  L 52 145  L 83 71  L 108 19  L 117 0  N"/>
            </draw:custom-shape>
            <draw:custom-shape draw:style-name="gr35" draw:text-style-name="P2" draw:layer="layout" svg:width="0.073cm" svg:height="0.21cm" svg:x="18.433cm" svg:y="15.315cm">
              <text:p/>
              <draw:enhanced-geometry svg:viewBox="0 0 88 261" draw:type="non-primitive" draw:enhanced-path="M 52 261  L 28 221  L 11 195  L 1 178  L 0 162  L 6 143  L 22 114  L 49 68  L 88 0  N"/>
            </draw:custom-shape>
            <draw:custom-shape draw:style-name="gr35" draw:text-style-name="P2" draw:layer="layout" svg:width="0.267cm" svg:height="0.508cm" svg:x="18.507cm" svg:y="14.806cm">
              <text:p/>
              <draw:enhanced-geometry svg:viewBox="0 0 330 627" draw:type="non-primitive" draw:enhanced-path="M 0 627  L 30 574  L 62 520  L 94 465  L 125 409  L 157 355  L 188 300  L 217 247  L 244 194  L 270 143  L 293 93  L 313 46  L 330 0  N"/>
            </draw:custom-shape>
            <draw:custom-shape draw:style-name="gr35" draw:text-style-name="P2" draw:layer="layout" svg:width="0.182cm" svg:height="0.421cm" svg:x="18.775cm" svg:y="14.385cm">
              <text:p/>
              <draw:enhanced-geometry svg:viewBox="0 0 223 521" draw:type="non-primitive" draw:enhanced-path="M 0 521  L 23 456  L 52 383  L 84 308  L 118 231  L 150 159  L 179 96  L 202 45  L 217 12  L 223 0  N"/>
            </draw:custom-shape>
            <draw:custom-shape draw:style-name="gr35" draw:text-style-name="P2" draw:layer="layout" svg:width="0.048cm" svg:height="0.231cm" svg:x="19.883cm" svg:y="12.444cm">
              <text:p/>
              <draw:enhanced-geometry svg:viewBox="0 0 60 284" draw:type="non-primitive" draw:enhanced-path="M 60 284  L 20 199  L 3 106  L 0 30  L 1 0  N"/>
            </draw:custom-shape>
            <draw:custom-shape draw:style-name="gr35" draw:text-style-name="P2" draw:layer="layout" svg:width="0.032cm" svg:height="0.24cm" svg:x="19.749cm" svg:y="12.597cm">
              <text:p/>
              <draw:enhanced-geometry svg:viewBox="0 0 36 295" draw:type="non-primitive" draw:enhanced-path="M 36 295  L 16 205  L 4 107  L 1 31  L 0 0  N"/>
            </draw:custom-shape>
            <draw:custom-shape draw:style-name="gr35" draw:text-style-name="P2" draw:layer="layout" svg:width="0.036cm" svg:height="0.686cm" svg:x="19.578cm" svg:y="12.508cm">
              <text:p/>
              <draw:enhanced-geometry svg:viewBox="0 0 44 841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35" draw:text-style-name="P2" draw:layer="layout" svg:width="0.065cm" svg:height="0.576cm" svg:x="19.245cm" svg:y="12.992cm">
              <text:p/>
              <draw:enhanced-geometry svg:viewBox="0 0 79 710" draw:type="non-primitive" draw:enhanced-path="M 31 710  L 14 655  L 4 594  L 0 526  L 1 455  L 6 383  L 15 311  L 26 241  L 38 177  L 51 119  L 61 70  L 71 33  L 77 9  L 79 0  N"/>
            </draw:custom-shape>
            <draw:custom-shape draw:style-name="gr35" draw:text-style-name="P2" draw:layer="layout" svg:width="0.21cm" svg:height="0.824cm" svg:x="18.88cm" svg:y="13.434cm">
              <text:p/>
              <draw:enhanced-geometry svg:viewBox="0 0 259 1016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35" draw:text-style-name="P2" draw:layer="layout" svg:width="0.048cm" svg:height="0.385cm" svg:x="18.648cm" svg:y="14.316cm">
              <text:p/>
              <draw:enhanced-geometry svg:viewBox="0 0 60 473" draw:type="non-primitive" draw:enhanced-path="M 60 0  L 44 116  L 31 214  L 21 296  L 13 361  L 7 411  L 4 446  L 1 467  L 0 473  N"/>
            </draw:custom-shape>
            <draw:custom-shape draw:style-name="gr35" draw:text-style-name="P2" draw:layer="layout" svg:width="0.276cm" svg:height="0.276cm" svg:x="18.372cm" svg:y="14.701cm">
              <text:p/>
              <draw:enhanced-geometry svg:viewBox="0 0 340 343" draw:type="non-primitive" draw:enhanced-path="M 340 0  L 269 73  L 203 138  L 144 197  L 95 247  L 54 288  L 25 318  L 5 338  L 0 343  N"/>
            </draw:custom-shape>
            <draw:custom-shape draw:style-name="gr35" draw:text-style-name="P2" draw:layer="layout" svg:width="0.141cm" svg:height="0.251cm" svg:x="18.231cm" svg:y="14.978cm">
              <text:p/>
              <draw:enhanced-geometry svg:viewBox="0 0 177 308" draw:type="non-primitive" draw:enhanced-path="M 177 0  L 149 73  L 126 135  L 102 189  L 76 236  L 43 275  L 0 308  N"/>
            </draw:custom-shape>
            <draw:custom-shape draw:style-name="gr35" draw:text-style-name="P2" draw:layer="layout" svg:width="0.28cm" svg:height="0.645cm" svg:x="18.591cm" svg:y="12.452cm">
              <text:p/>
              <draw:enhanced-geometry svg:viewBox="0 0 343 795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35" draw:text-style-name="P2" draw:layer="layout" svg:width="0.409cm" svg:height="0.929cm" svg:x="18.182cm" svg:y="13.097cm">
              <text:p/>
              <draw:enhanced-geometry svg:viewBox="0 0 506 1145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35" draw:text-style-name="P2" draw:layer="layout" svg:width="0.15cm" svg:height="0.146cm" svg:x="20.537cm" svg:y="14.259cm">
              <text:p/>
              <draw:enhanced-geometry svg:viewBox="0 0 188 178" draw:type="non-primitive" draw:enhanced-path="M 0 178  L 34 127  L 56 93  L 69 70  L 83 54  L 102 42  L 135 25  L 188 0  N"/>
            </draw:custom-shape>
            <draw:custom-shape draw:style-name="gr35" draw:text-style-name="P2" draw:layer="layout" svg:width="0.267cm" svg:height="0.296cm" svg:x="20.687cm" svg:y="13.962cm">
              <text:p/>
              <draw:enhanced-geometry svg:viewBox="0 0 330 366" draw:type="non-primitive" draw:enhanced-path="M 0 366  L 58 331  L 115 279  L 171 219  L 222 157  L 266 98  L 300 47  L 323 13  L 330 0  N"/>
            </draw:custom-shape>
            <draw:custom-shape draw:style-name="gr35" draw:text-style-name="P2" draw:layer="layout" svg:width="0.105cm" svg:height="1.006cm" svg:x="20.861cm" svg:y="12.956cm">
              <text:p/>
              <draw:enhanced-geometry svg:viewBox="0 0 133 1241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35" draw:text-style-name="P2" draw:layer="layout" svg:width="0.081cm" svg:height="0.385cm" svg:x="20.939cm" svg:y="13.796cm">
            <text:p/>
            <draw:enhanced-geometry svg:viewBox="0 0 100 473" draw:type="non-primitive" draw:enhanced-path="M 83 0  L 96 84  L 100 157  L 98 222  L 89 280  L 74 334  L 53 382  L 28 429  L 0 473  N"/>
          </draw:custom-shape>
          <draw:custom-shape draw:style-name="gr35" draw:text-style-name="P2" draw:layer="layout" svg:width="0.117cm" svg:height="0.288cm" svg:x="20.822cm" svg:y="14.182cm">
            <text:p/>
            <draw:enhanced-geometry svg:viewBox="0 0 142 355" draw:type="non-primitive" draw:enhanced-path="M 142 0  L 112 53  L 94 110  L 80 167  L 69 223  L 54 274  L 33 319  L 0 355  N"/>
          </draw:custom-shape>
          <draw:custom-shape draw:style-name="gr35" draw:text-style-name="P2" draw:layer="layout" svg:width="0.267cm" svg:height="0.052cm" svg:x="20.554cm" svg:y="14.435cm">
            <text:p/>
            <draw:enhanced-geometry svg:viewBox="0 0 329 68" draw:type="non-primitive" draw:enhanced-path="M 329 47  L 273 68  L 202 65  L 129 50  L 63 27  L 17 8  L 0 0  N"/>
          </draw:custom-shape>
          <draw:custom-shape draw:style-name="gr35" draw:text-style-name="P2" draw:layer="layout" svg:width="0.04cm" svg:height="0.507cm" svg:x="21.35cm" svg:y="13.781cm">
            <text:p/>
            <draw:enhanced-geometry svg:viewBox="0 0 51 626" draw:type="non-primitive" draw:enhanced-path="M 0 0  L 13 83  L 24 154  L 34 214  L 42 267  L 49 316  L 51 361  L 51 405  L 48 452  L 41 503  L 29 559  L 12 626  N"/>
          </draw:custom-shape>
          <draw:custom-shape draw:style-name="gr35" draw:text-style-name="P2" draw:layer="layout" svg:width="0.133cm" svg:height="0.856cm" svg:x="21.224cm" svg:y="14.288cm">
            <text:p/>
            <draw:enhanced-geometry svg:viewBox="0 0 164 1053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36" draw:text-style-name="P2" draw:layer="layout" svg:width="0.86cm" svg:height="1.429cm" svg:x="18.958cm" svg:y="14.463cm">
            <text:p/>
            <draw:enhanced-geometry svg:viewBox="0 0 1061 1763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35" draw:text-style-name="P2" draw:layer="layout" svg:width="0.478cm" svg:height="1.429cm" svg:x="18.698cm" svg:y="12.571cm">
            <text:p/>
            <draw:enhanced-geometry svg:viewBox="0 0 590 1760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35" draw:text-style-name="P2" draw:layer="layout" svg:width="0.556cm" svg:height="0.778cm" svg:x="18.142cm" svg:y="14cm">
            <text:p/>
            <draw:enhanced-geometry svg:viewBox="0 0 683 959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35" draw:text-style-name="P2" draw:layer="layout" svg:width="0.134cm" svg:height="0.414cm" svg:x="18.008cm" svg:y="14.779cm">
            <text:p/>
            <draw:enhanced-geometry svg:viewBox="0 0 167 509" draw:type="non-primitive" draw:enhanced-path="M 167 0  L 121 47  L 85 103  L 58 168  L 37 236  L 22 304  L 12 367  L 5 424  L 3 468  L 2 497  L 0 509  N"/>
          </draw:custom-shape>
          <draw:custom-shape draw:style-name="gr35" draw:text-style-name="P2" draw:layer="layout" svg:width="0.097cm" svg:height="0.559cm" svg:x="18.008cm" svg:y="14.633cm">
            <text:p/>
            <draw:enhanced-geometry svg:viewBox="0 0 120 686" draw:type="non-primitive" draw:enhanced-path="M 1 686  L 0 623  L 0 562  L 3 500  L 6 440  L 13 380  L 21 321  L 32 263  L 44 208  L 60 153  L 77 100  L 98 50  L 120 0  N"/>
          </draw:custom-shape>
          <draw:custom-shape draw:style-name="gr35" draw:text-style-name="P2" draw:layer="layout" svg:width="0.499cm" svg:height="0.901cm" svg:x="18.106cm" svg:y="13.732cm">
            <text:p/>
            <draw:enhanced-geometry svg:viewBox="0 0 615 1113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35" draw:text-style-name="P2" draw:layer="layout" svg:width="0.296cm" svg:height="0.852cm" svg:x="18.605cm" svg:y="12.879cm">
            <text:p/>
            <draw:enhanced-geometry svg:viewBox="0 0 364 1051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35" draw:text-style-name="P2" draw:layer="layout" svg:width="0.402cm" svg:height="0.937cm" svg:x="18.5cm" svg:y="12.879cm">
            <text:p/>
            <draw:enhanced-geometry svg:viewBox="0 0 495 1159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35" draw:text-style-name="P2" draw:layer="layout" svg:width="0.442cm" svg:height="0.759cm" svg:x="18.057cm" svg:y="13.817cm">
            <text:p/>
            <draw:enhanced-geometry svg:viewBox="0 0 543 932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35" draw:text-style-name="P2" draw:layer="layout" svg:width="0.121cm" svg:height="0.478cm" svg:x="17.935cm" svg:y="14.576cm">
            <text:p/>
            <draw:enhanced-geometry svg:viewBox="0 0 152 592" draw:type="non-primitive" draw:enhanced-path="M 152 0  L 128 53  L 105 107  L 83 160  L 65 214  L 48 270  L 34 324  L 21 378  L 12 433  L 5 487  L 1 540  L 0 592  N"/>
          </draw:custom-shape>
          <draw:custom-shape draw:style-name="gr33" draw:text-style-name="P2" draw:layer="layout" svg:width="0.113cm" svg:height="0.097cm" svg:x="22.885cm" svg:y="10.191cm">
            <text:p/>
            <draw:enhanced-geometry svg:viewBox="0 0 139 122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33" draw:text-style-name="P2" draw:layer="layout" svg:width="0.06cm" svg:height="0.096cm" svg:x="22.543cm" svg:y="10.183cm">
            <text:p/>
            <draw:enhanced-geometry svg:viewBox="0 0 75 120" draw:type="non-primitive" draw:enhanced-path="M 63 14  L 74 46  L 75 86  L 64 117  L 64 117  L 43 119  L 28 120  L 22 120  L 22 120  L 0 67  L 5 21  L 13 0  L 13 0  L 41 4  L 57 10  L 63 14  L 63 14  L 63 14  Z N"/>
          </draw:custom-shape>
        </draw:g>
        <presentation:notes draw:style-name="dp2">
          <draw:page-thumbnail draw:layer="layout" svg:width="13.472cm" svg:height="9.327cm" svg:x="3.126cm" svg:y="1.896cm" draw:page-number="13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answer</text:p>
          </draw:text-box>
        </draw:frame>
        <draw:frame presentation:style-name="pr5" draw:layer="layout" svg:width="23.363cm" svg:height="17.185cm" svg:x="3.597cm" svg:y="1.058cm" presentation:class="outline" presentation:placeholder="true" presentation:user-transformed="true">
          <draw:text-box/>
        </draw:frame>
        <draw:custom-shape draw:style-name="gr6" draw:text-style-name="P2" draw:layer="layout" svg:width="3.202cm" svg:height="3.295cm" svg:x="3.757cm" svg:y="4.123cm">
          <text:p text:style-name="P9"><text:span text:style-name="T19">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9cm" svg:height="4.317cm" svg:x="6.156cm" svg:y="11.615cm">
          <text:p text:style-name="P6"><text:span text:style-name="T6">int </text:span><text:span text:style-name="T15">table[][] = </text:span></text:p>
          <text:p text:style-name="P6"><text:span text:style-name="T15">{ </text:span></text:p>
          <text:p text:style-name="P6"><text:span text:style-name="T15"><text:s text:c="3"/></text:span><text:span text:style-name="T15">{ 1, 2, 3 },</text:span></text:p>
          <text:p text:style-name="P6"><text:span text:style-name="T15"><text:s text:c="3"/></text:span><text:span text:style-name="T15">{ 4, 5, 6 } </text:span></text:p>
          <text:p text:style-name="P6"><text:span text:style-name="T15">}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17cm" svg:height="2.787cm" svg:x="3.942cm" svg:y="12.219cm">
          <text:p text:style-name="P9"><text:span text:style-name="T16">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9cm" svg:height="4.317cm" svg:x="6.156cm" svg:y="3.722cm">
          <text:p text:style-name="P6"><text:span text:style-name="T6">int </text:span><text:span text:style-name="T15">table[] = </text:span></text:p>
          <text:p text:style-name="P6"><text:span text:style-name="T15">{ </text:span></text:p>
          <text:p text:style-name="P6"><text:span text:style-name="T15"><text:s text:c="3"/></text:span><text:span text:style-name="T15">1, 2, 3,</text:span></text:p>
          <text:p text:style-name="P6"><text:span text:style-name="T15"><text:s text:c="3"/></text:span><text:span text:style-name="T15">4, 5, 6 </text:span></text:p>
          <text:p text:style-name="P6"><text:span text:style-name="T15">};</text:span></text:p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7.854cm" svg:height="1.273cm" svg:x="17.152cm" svg:y="3.726cm">
          <text:p text:style-name="P9"><text:span text:style-name="T14">this is conforming</text:span></text:p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9.407cm" svg:height="1.273cm" svg:x="17.348cm" svg:y="11.615cm">
          <text:p text:style-name="P9"><text:span text:style-name="T14">this is not conforming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0.76cm" svg:y1="10.526cm" svg:x2="11.558cm" svg:y2="11.725cm">
          <text:p/>
        </draw:line>
        <draw:line draw:style-name="gr13" draw:text-style-name="P7" draw:layer="layout" svg:x1="13.357cm" svg:y1="10.526cm" svg:x2="12.559cm" svg:y2="11.725cm">
          <text:p/>
        </draw:line>
        <draw:custom-shape draw:style-name="gr6" draw:text-style-name="P2" draw:layer="layout" svg:width="3.201cm" svg:height="1.94cm" svg:x="9.556cm" svg:y="9.587cm">
          <text:p text:style-name="P9"><text:span text:style-name="T20">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6cm" svg:height="1.94cm" svg:x="13.159cm" svg:y="9.587cm">
          <text:p text:style-name="P9"><text:span text:style-name="T21">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4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function declarator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2">function declarator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<text:span text:style-name="T3">6.7.5.3 Function declarators</text:span></text:p>
                <text:list text:style-name="L4">
                  <text:list-item>
                    <text:p text:style-name="P5"><text:span text:style-name="T3">para 12 - If the function declarator is not part of a definition of that function, parameters may have incomplete types…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draw:custom-shape draw:style-name="gr2" draw:text-style-name="P2" draw:layer="layout" svg:width="12.802cm" svg:height="8.174cm" svg:x="8.356cm" svg:y="8.158cm">
          <text:p text:style-name="P6"><text:span text:style-name="T23"/></text:p>
          <text:p text:style-name="P6"><text:span text:style-name="T23"/></text:p>
          <text:p text:style-name="P6"><text:span text:style-name="T24">typedef</text:span><text:span text:style-name="T23"> </text:span><text:span text:style-name="T24">struct</text:span><text:span text:style-name="T23"> wibble wibble;</text:span></text:p>
          <text:p text:style-name="P6"><text:span text:style-name="T23"/></text:p>
          <text:p text:style-name="P6"><text:span text:style-name="T23">wibble value_return(</text:span><text:span text:style-name="T24">void</text:span><text:span text:style-name="T23">);</text:span></text:p>
          <text:p text:style-name="P6"><text:span text:style-name="T23"/></text:p>
          <text:p text:style-name="P6"><text:span text:style-name="T23">wibble * ptr_return(</text:span><text:span text:style-name="T24">void</text:span><text:span text:style-name="T23">);</text:span></text:p>
          <text:p text:style-name="P6"><text:span text:style-name="T23"/></text:p>
          <text:p text:style-name="P6"><text:span text:style-name="T23"/></text:p>
          <text:p text:style-name="P6"><text:span text:style-name="T24">void</text:span><text:span text:style-name="T23"> value_parameter(wibble);</text:span></text:p>
          <text:p text:style-name="P6"><text:span text:style-name="T24"/></text:p>
          <text:p text:style-name="P6"><text:span text:style-name="T24">void</text:span><text:span text:style-name="T23"> <text:s text:c="2"/>ptr_parameter(wibble *);</text:span></text:p>
          <text:p text:style-name="P6"><text:span text:style-name="T23"/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201cm" svg:height="3.295cm" svg:x="21.758cm" svg:y="9.212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93cm" svg:height="2.801cm" svg:x="23.561cm" svg:y="9.406cm">
          <text:p text:style-name="P8"><text:span text:style-name="T10">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401cm" svg:height="1.023cm" svg:x="3.757cm" svg:y="7.907cm">
          <text:p text:style-name="P9"><text:span text:style-name="T8">no #include 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7.757cm" svg:y1="8.506cm" svg:x2="9.357cm" svg:y2="8.506cm">
          <text:p/>
        </draw:line>
        <draw:custom-shape draw:style-name="gr5" draw:text-style-name="P2" draw:layer="layout" svg:width="6.804cm" svg:height="1.023cm" svg:x="9.155cm" svg:y="6.107cm">
          <text:p text:style-name="P9"><text:span text:style-name="T8">forward declaration 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4.958cm" svg:y1="6.707cm" svg:x2="16.559cm" svg:y2="6.707cm">
          <text:p/>
        </draw:line>
        <draw:line draw:style-name="gr13" draw:text-style-name="P7" draw:layer="layout" svg:x1="16.559cm" svg:y1="6.707cm" svg:x2="16.559cm" svg:y2="9.507cm">
          <text:p/>
        </draw:line>
        <draw:line draw:style-name="gr13" draw:text-style-name="P7" draw:layer="layout" svg:x1="18.759cm" svg:y1="11.108cm" svg:x2="21.956cm" svg:y2="11.108cm">
          <text:p/>
        </draw:line>
        <draw:line draw:style-name="gr13" draw:text-style-name="P7" draw:layer="layout" svg:x1="19.76cm" svg:y1="14.107cm" svg:x2="21.956cm" svg:y2="14.107cm">
          <text:p/>
        </draw:line>
        <draw:custom-shape draw:style-name="gr6" draw:text-style-name="P2" draw:layer="layout" svg:width="3.201cm" svg:height="3.295cm" svg:x="21.758cm" svg:y="12.215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93cm" svg:height="2.801cm" svg:x="23.561cm" svg:y="12.409cm">
          <text:p text:style-name="P8"><text:span text:style-name="T10">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401cm" svg:height="1.023cm" svg:x="8.356cm" svg:y="16.528cm">
          <text:p text:style-name="P9"><text:span text:style-name="T11">wibble.h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7cm" svg:height="9.327cm" svg:x="3.126cm" svg:y="1.896cm" draw:page-number="15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dependencie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2">dependencie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4">manage dependencies aggressively</text:p>
                <text:list text:style-name="L4">
                  <text:list-item>
                    <text:p text:style-name="P5">both physically and logically</text:p>
                  </text:list-item>
                </text:list>
              </text:list-item>
            </text:list>
          </draw:text-box>
        </draw:frame>
        <draw:custom-shape draw:style-name="gr41" draw:text-style-name="P2" draw:layer="layout" svg:width="17.202cm" svg:height="3.309cm" svg:x="6.156cm" svg:y="9.124cm">
          <text:p text:style-name="P9"><text:span text:style-name="T24">struct </text:span><text:span text:style-name="T23">wibble;</text:span></text:p>
          <text:p text:style-name="P9"><text:span text:style-name="T24"/></text:p>
          <text:p text:style-name="P9"><text:span text:style-name="T24">void</text:span><text:span text:style-name="T23"> many_includes(</text:span><text:span text:style-name="T24">struct</text:span><text:span text:style-name="T23"> wibble * ptr);</text:span></text:p>
          <text:p text:style-name="P9"><text:span text:style-name="T24">void</text:span><text:span text:style-name="T23"> are_unnecessary(</text:span><text:span text:style-name="T24">struct</text:span><text:span text:style-name="T23"> wibble value);</text:span></text:p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17.202cm" svg:height="3.309cm" svg:x="6.156cm" svg:y="4.524cm">
          <text:p text:style-name="P9"><text:span text:style-name="T25">#include "wibble.h"</text:span></text:p>
          <text:p text:style-name="P9"><text:span text:style-name="T25"/></text:p>
          <text:p text:style-name="P9"><text:span text:style-name="T24">void</text:span><text:span text:style-name="T23"> many_includes(wibble * ptr);</text:span></text:p>
          <text:p text:style-name="P9"><text:span text:style-name="T24">void</text:span><text:span text:style-name="T23"> are_unnecessary(wibble value);</text:span></text:p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17.202cm" svg:height="3.309cm" svg:x="6.156cm" svg:y="14.089cm">
          <text:p text:style-name="P9"><text:span text:style-name="T24">typedef struct </text:span><text:span text:style-name="T23">wibble wibble;</text:span></text:p>
          <text:p text:style-name="P9"><text:span text:style-name="T24"/></text:p>
          <text:p text:style-name="P9"><text:span text:style-name="T24">void</text:span><text:span text:style-name="T23"> many_includes(wibble * ptr);</text:span></text:p>
          <text:p text:style-name="P9"><text:span text:style-name="T24">void</text:span><text:span text:style-name="T23"> are_unnecessary(wibble value);</text:span></text:p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1.6cm" svg:height="2.456cm" svg:x="22.556cm" svg:y="6.1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202cm" svg:height="3.295cm" svg:x="24.156cm" svg:y="8.925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02cm" svg:height="3.295cm" svg:x="24.156cm" svg:y="13.538cm">
          <text:p text:style-name="P9"><text:span text:style-name="T9">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3.956cm" svg:y1="5.124cm" svg:x2="6.156cm" svg:y2="5.124cm">
          <text:p/>
        </draw:line>
        <draw:custom-shape draw:style-name="gr40" draw:text-style-name="P2" draw:layer="layout" svg:width="1.453cm" svg:height="2.797cm" svg:x="24.155cm" svg:y="4.524cm">
          <text:p text:style-name="P3"><text:span text:style-name="T26">?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3.956cm" svg:y1="9.723cm" svg:x2="6.156cm" svg:y2="9.723cm">
          <text:p/>
        </draw:line>
        <draw:line draw:style-name="gr13" draw:text-style-name="P7" draw:layer="layout" svg:x1="3.956cm" svg:y1="14.631cm" svg:x2="6.156cm" svg:y2="14.631cm">
          <text:p/>
        </draw:line>
        <presentation:notes draw:style-name="dp2">
          <draw:page-thumbnail draw:layer="layout" svg:width="13.472cm" svg:height="9.327cm" svg:x="3.126cm" svg:y="1.896cm" draw:page-number="16" presentation:class="page"/>
          <draw:frame presentation:style-name="pr6" draw:text-style-name="P2" draw:layer="layout" svg:width="14.394cm" svg:height="11.242cm" svg:x="2.963cm" svg:y="11.86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axial" draw:start-color="#3333cc" draw:end-color="#191965" draw:start-intensity="100%" draw:end-intensity="100%" draw:angle="0" draw:border="0%"/>
    <draw:marker draw:name="Arrow" svg:viewBox="0 0 20 30" svg:d="m10 0-10 30h20z"/>
    <draw:marker draw:name="msArrowEnd_20_8" draw:display-name="msArrowEnd 8" svg:viewBox="0 0 355 213" svg:d="m178 0 177 213h-355z"/>
    <draw:marker draw:name="msArrowOpenEnd_20_5" draw:display-name="msArrowOpenEnd 5" svg:viewBox="0 0 320 320" svg:d="m160 0 160 291-48 29-112-205-112 205-48-2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333cc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8cm" fo:padding-bottom="0.128cm" fo:padding-left="0.256cm" fo:padding-right="0.256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2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78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18cm"/>
          <style:tab-stop style:position="6.27cm"/>
          <style:tab-stop style:position="8.36cm"/>
          <style:tab-stop style:position="10.451cm"/>
          <style:tab-stop style:position="12.541cm"/>
          <style:tab-stop style:position="14.631cm"/>
          <style:tab-stop style:position="16.721cm"/>
          <style:tab-stop style:position="18.811cm"/>
          <style:tab-stop style:position="20.902cm"/>
          <style:tab-stop style:position="22.992cm"/>
          <style:tab-stop style:position="25.082cm"/>
          <style:tab-stop style:position="27.172cm"/>
          <style:tab-stop style:position="29.26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">
            <style:list-level-properties text:min-label-width="0.952cm"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">
            <style:list-level-properties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00" style:text-outline="false" style:text-line-through-style="none" style:text-position="0% 100%" fo:font-family="Arial" style:font-pitch="variable" fo:font-size="44pt" fo:font-style="normal" fo:text-shadow="1pt 1pt" style:text-underline-style="none" fo:font-weight="bold" style:font-family-asian="Arial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4.98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gradient" draw:fill-color="#3333cc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49cm"/>
    </style:style>
    <style:style style:name="Mgr3" style:family="graphic">
      <style:graphic-properties draw:stroke="solid" svg:stroke-width="0.026cm" svg:stroke-color="#969696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center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969696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5cm" fo:min-width="0cm" fo:padding-top="0cm" fo:padding-bottom="0cm" fo:padding-left="0.053cm" fo:padding-right="0.053cm" fo:wrap-option="wrap" draw:shadow="hidden" draw:shadow-color="#969696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166cm" fo:min-width="0cm" fo:padding-top="0cm" fo:padding-bottom="0cm" fo:padding-left="0.053cm" fo:padding-right="0.053cm" fo:wrap-option="wrap" draw:shadow="hidden" draw:shadow-color="#969696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0.91cm" fo:min-width="0cm" fo:padding-top="0cm" fo:padding-bottom="0cm" fo:padding-left="0.053cm" fo:padding-right="0.053cm" fo:wrap-option="wrap" draw:shadow="hidden" draw:shadow-color="#969696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family="Arial" style:font-pitch="variable" fo:font-size="16pt" fo:language="en" fo:country="GB" fo:text-shadow="1pt 1pt" fo:font-weight="bold" style:font-size-asian="16pt" style:font-weight-asian="bold" style:font-size-complex="16pt" style:font-weight-complex="bold"/>
    </style:style>
    <style:style style:name="MT2" style:family="text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MT3" style:family="text">
      <style:text-properties fo:font-size="8pt" fo:language="en" fo:country="GB" fo:font-style="italic" style:font-size-asian="8pt" style:font-style-asian="italic" style:font-size-complex="8pt" style:font-style-complex="italic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5.789cm" svg:x="1cm" svg:y="2.434cm" draw:page-number="1"/>
      <draw:page-thumbnail draw:layer="backgroundobjects" svg:width="8.364cm" svg:height="5.789cm" svg:x="1cm" svg:y="9.594cm" draw:page-number="2"/>
      <draw:page-thumbnail draw:layer="backgroundobjects" svg:width="8.364cm" svg:height="5.789cm" svg:x="1cm" svg:y="16.754cm" draw:page-number="3"/>
      <draw:page-thumbnail draw:layer="backgroundobjects" svg:width="8.364cm" svg:height="5.789cm" svg:x="10.365cm" svg:y="2.434cm" draw:page-number="4"/>
      <draw:page-thumbnail draw:layer="backgroundobjects" svg:width="8.364cm" svg:height="5.789cm" svg:x="10.365cm" svg:y="9.594cm" draw:page-number="5"/>
      <draw:page-thumbnail draw:layer="backgroundobjects" svg:width="8.364cm" svg:height="5.789cm" svg:x="10.365cm" svg:y="16.754cm" draw:page-number="6"/>
      <draw:frame draw:style-name="Mgr1" draw:text-style-name="MP1" draw:layer="backgroundobjects" svg:width="8.561cm" svg:height="1.24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61cm" svg:height="1.248cm" svg:x="11.16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61cm" svg:height="1.248cm" svg:x="0cm" svg:y="23.73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61cm" svg:height="1.248cm" svg:x="11.168cm" svg:y="23.73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77cm" svg:height="2.329cm" svg:x="1.057cm" svg:y="2.752cm" presentation:class="title" presentation:placeholder="true">
        <draw:text-box/>
      </draw:frame>
      <draw:frame presentation:style-name="Default-outline1" draw:layer="backgroundobjects" svg:width="22.649cm" svg:height="16.934cm" svg:x="3.597cm" svg:y="1.058cm" presentation:class="outline" presentation:placeholder="true">
        <draw:text-box/>
      </draw:frame>
      <draw:frame presentation:style-name="Mpr1" draw:text-style-name="MP4" draw:layer="backgroundobjects" svg:width="2.117cm" svg:height="1.271cm" svg:x="1.057cm" svg:y="1.058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3.387cm" svg:y1="17.992cm" svg:x2="3.387cm" svg:y2="1.058cm">
        <text:p/>
      </draw:line>
      <presentation:notes style:page-layout-name="PM0">
        <draw:rect draw:style-name="Mgr4" draw:text-style-name="MP6" draw:layer="backgroundobjects" svg:width="19.73cm" svg:height="24.98cm" svg:x="0cm" svg:y="0cm">
          <text:p/>
        </draw:rect>
        <draw:frame presentation:style-name="Mpr2" draw:text-style-name="MP8" draw:layer="backgroundobjects" svg:width="8.546cm" svg:height="1.24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" draw:text-style-name="MP10" draw:layer="backgroundobjects" svg:width="8.546cm" svg:height="1.249cm" svg:x="11.183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13.472cm" svg:height="9.328cm" svg:x="3.126cm" svg:y="1.895cm" presentation:class="page"/>
        <draw:frame presentation:style-name="Default-notes" draw:layer="backgroundobjects" svg:width="14.394cm" svg:height="11.242cm" svg:x="2.963cm" svg:y="11.861cm" presentation:class="notes" presentation:placeholder="true">
          <draw:text-box/>
        </draw:frame>
        <draw:frame presentation:style-name="Mpr3" draw:text-style-name="MP8" draw:layer="backgroundobjects" svg:width="8.551cm" svg:height="1.165cm" svg:x="0.528cm" svg:y="23.472cm" presentation:class="footer">
          <draw:text-box>
            <text:p text:style-name="MP7"><text:span text:style-name="MT2"><presentation:footer/></text:span></text:p>
          </draw:text-box>
        </draw:frame>
        <draw:frame presentation:style-name="Mpr4" draw:text-style-name="MP10" draw:layer="backgroundobjects" svg:width="8.335cm" svg:height="0.909cm" svg:x="11.12cm" svg:y="23.728cm" presentation:class="page-number">
          <draw:text-box>
            <text:p text:style-name="MP9"><text:span text:style-name="MT3">Page </text:span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# Programming - Namespaces</dc:title>
    <meta:initial-creator>Jon Jagger</meta:initial-creator>
    <meta:creation-date>1996-09-18T10:28:26</meta:creation-date>
    <dc:creator>Jon Jagger</dc:creator>
    <dc:date>2009-11-04T17:26:00</dc:date>
    <meta:print-date>1999-08-14T10:11:44</meta:print-date>
    <meta:editing-cycles>2727</meta:editing-cycles>
    <meta:editing-duration>PT576H15M39S</meta:editing-duration>
    <meta:document-statistic meta:object-count="1863"/>
    <meta:generator>NeoOffice/3.1.2$Unix OpenOffice.org_project/Patch 0</meta:generator>
  </office:meta>
</office:document-meta>
</file>